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3.492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ssuer Adressen - 03.07.202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Asset Name </text:p>
          </table:table-cell>
          <table:table-cell table:style-name="ce3" office:value-type="string" calcext:value-type="string">
            <text:p>Issuer Address</text:p>
          </table:table-cell>
          <table:table-cell table:style-name="ce3" table:number-columns-repeated="16381"/>
        </table:table-row>
        <table:table-row table:style-name="ro2">
          <table:table-cell office:value-type="string" calcext:value-type="string">
            <text:p>04/11/2022</text:p>
          </table:table-cell>
          <table:table-cell office:value-type="string" calcext:value-type="string">
            <text:p>AMAALA </text:p>
          </table:table-cell>
          <table:table-cell office:value-type="string" calcext:value-type="string">
            <text:p>GA5BHTY5U3MVZYFFWE5SJ2JDTXNFNXOXIGCNRWBN5NFXH7FSXRDESOJ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1/2022</text:p>
          </table:table-cell>
          <table:table-cell office:value-type="string" calcext:value-type="string">
            <text:p>USTN </text:p>
          </table:table-cell>
          <table:table-cell office:value-type="string" calcext:value-type="string">
            <text:p>GAY5J4GAS3TGHY257URPV3T5V5MSV37I2ZVO33DAEU2LXC2BDJPK7LD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1/2022</text:p>
          </table:table-cell>
          <table:table-cell office:value-type="string" calcext:value-type="string">
            <text:p>CEER </text:p>
          </table:table-cell>
          <table:table-cell office:value-type="string" calcext:value-type="string">
            <text:p>GB6CQIZECGU46GCCT6YWTRDXEX3IDB2ZZM36EMUCUD4PH3KWREY5XBU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2</text:p>
          </table:table-cell>
          <table:table-cell office:value-type="string" calcext:value-type="string">
            <text:p>SAV </text:p>
          </table:table-cell>
          <table:table-cell office:value-type="string" calcext:value-type="string">
            <text:p>GAHECHGWSD32XJQICGYRQMWM7BZ7CYNHJLOMZWOT6ZPW4O55HTRY2NB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1/2022</text:p>
          </table:table-cell>
          <table:table-cell office:value-type="string" calcext:value-type="string">
            <text:p>QATAR </text:p>
          </table:table-cell>
          <table:table-cell office:value-type="string" calcext:value-type="string">
            <text:p>GCYQ7X2XOL7KB5RCCFAZAND4CXEMNKZZPNZNHFBZZJZQINFRB4P4KKN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1/2022</text:p>
          </table:table-cell>
          <table:table-cell office:value-type="string" calcext:value-type="string">
            <text:p>ATOM </text:p>
          </table:table-cell>
          <table:table-cell office:value-type="string" calcext:value-type="string">
            <text:p>GA5PZDLJOJDDI7K52E54RL2C3SSY2F4DX3C52HB5AZ3LUWJHONSN5L5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1/2022</text:p>
          </table:table-cell>
          <table:table-cell office:value-type="string" calcext:value-type="string">
            <text:p>CORDA </text:p>
          </table:table-cell>
          <table:table-cell office:value-type="string" calcext:value-type="string">
            <text:p>GBM5KSB7H2C7CHHB4JLMV3D5PBO7OLGWKGYLVXTWPMSOVDKHXVRMRJQ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GC46PJQORITQGXBC5JFAVWFNBAZDNCOYQUPMZVYB4CLP6AXUEGZQ57H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HMMC </text:p>
          </table:table-cell>
          <table:table-cell office:value-type="string" calcext:value-type="string">
            <text:p>GBRYUM4VAR3ZVR5UJREOEX5NQJRUD7CJD5EK7GWVFYI4FBD4JPZJ4E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UASC </text:p>
          </table:table-cell>
          <table:table-cell office:value-type="string" calcext:value-type="string">
            <text:p>GBRYUM4VAR3ZVR5UJREOEX5NQJRUD7CJD5EK7GWVFYI4FBD4JPZJ4E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EVERGREEN </text:p>
          </table:table-cell>
          <table:table-cell office:value-type="string" calcext:value-type="string">
            <text:p>GDDFSKDRLH46WYXRXAIBTNEY4QS3NDXW7Z2TK6HDS7U7XKWU4T3CFFY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OOCL </text:p>
          </table:table-cell>
          <table:table-cell office:value-type="string" calcext:value-type="string">
            <text:p>GBRYUM4VAR3ZVR5UJREOEX5NQJRUD7CJD5EK7GWVFYI4FBD4JPZJ4E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PILC </text:p>
          </table:table-cell>
          <table:table-cell office:value-type="string" calcext:value-type="string">
            <text:p>GBRYUM4VAR3ZVR5UJREOEX5NQJRUD7CJD5EK7GWVFYI4FBD4JPZJ4E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HSD </text:p>
          </table:table-cell>
          <table:table-cell office:value-type="string" calcext:value-type="string">
            <text:p>GDDFSKDRLH46WYXRXAIBTNEY4QS3NDXW7Z2TK6HDS7U7XKWU4T3CFFY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2</text:p>
          </table:table-cell>
          <table:table-cell office:value-type="string" calcext:value-type="string">
            <text:p>YANGMING </text:p>
          </table:table-cell>
          <table:table-cell office:value-type="string" calcext:value-type="string">
            <text:p>GDDFSKDRLH46WYXRXAIBTNEY4QS3NDXW7Z2TK6HDS7U7XKWU4T3CFFY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2/2022</text:p>
          </table:table-cell>
          <table:table-cell office:value-type="string" calcext:value-type="string">
            <text:p>CMACGM </text:p>
          </table:table-cell>
          <table:table-cell office:value-type="string" calcext:value-type="string">
            <text:p>GBRYUM4VAR3ZVR5UJREOEX5NQJRUD7CJD5EK7GWVFYI4FBD4JPZJ4E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2/2022</text:p>
          </table:table-cell>
          <table:table-cell office:value-type="string" calcext:value-type="string">
            <text:p>CIPS </text:p>
          </table:table-cell>
          <table:table-cell office:value-type="string" calcext:value-type="string">
            <text:p>GDAHZFA3TNANGBSYREDKCB62Z23P2B5YX7FWOR7CGZLYFF4OCVA273X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2</text:p>
          </table:table-cell>
          <table:table-cell office:value-type="string" calcext:value-type="string">
            <text:p>SPFS </text:p>
          </table:table-cell>
          <table:table-cell office:value-type="string" calcext:value-type="string">
            <text:p>GCBWMZBZB2RPHJPSKQVTSAIWOTOXAU2RPWJJXKEGVNA4C2ZKDNR3WAN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2</text:p>
          </table:table-cell>
          <table:table-cell office:value-type="string" calcext:value-type="string">
            <text:p>NPCI </text:p>
          </table:table-cell>
          <table:table-cell office:value-type="string" calcext:value-type="string">
            <text:p>GCMV4PJ2P5SBLI2DVANFG6OCCLY4YXYCZYALPPWVORFSFHD7JYMCT2W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2/2022</text:p>
          </table:table-cell>
          <table:table-cell office:value-type="string" calcext:value-type="string">
            <text:p>MNW </text:p>
          </table:table-cell>
          <table:table-cell office:value-type="string" calcext:value-type="string">
            <text:p>GB5PO2OOWEVVK6MIAO5XGJEIYX2FP675JHOCTXAUQRRRRC5ULXYUMR2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2/2022</text:p>
          </table:table-cell>
          <table:table-cell office:value-type="string" calcext:value-type="string">
            <text:p>SFMS </text:p>
          </table:table-cell>
          <table:table-cell office:value-type="string" calcext:value-type="string">
            <text:p>GDOISRM5PBXLZZ5ESJNZTD7TDJSQOKOPX5APIXX4NOPEVEGXBRHWYKK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2</text:p>
          </table:table-cell>
          <table:table-cell office:value-type="string" calcext:value-type="string">
            <text:p>EBA </text:p>
          </table:table-cell>
          <table:table-cell office:value-type="string" calcext:value-type="string">
            <text:p>GCLKSHSQPIEXBUAEAP6MIISHKDBOK32KG644DPSLCCB7OSZIPZO746Q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1/2023</text:p>
          </table:table-cell>
          <table:table-cell office:value-type="string" calcext:value-type="string">
            <text:p>MEXPLATINUM </text:p>
          </table:table-cell>
          <table:table-cell office:value-type="string" calcext:value-type="string">
            <text:p>GDQTNINU46XPQIF67YDV5RNBT2QYVN2BYYQOFB7BK3RVM2FL5PXX646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1/2023</text:p>
          </table:table-cell>
          <table:table-cell office:value-type="string" calcext:value-type="string">
            <text:p>BFASILVER </text:p>
          </table:table-cell>
          <table:table-cell office:value-type="string" calcext:value-type="string">
            <text:p>GDLGWIAOF3XAUAS3FYGHKNMQG5AJ3HNUBFYLICRHCX4GXPYTPSFVTKN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1/2023</text:p>
          </table:table-cell>
          <table:table-cell office:value-type="string" calcext:value-type="string">
            <text:p>BFAGOLD </text:p>
          </table:table-cell>
          <table:table-cell office:value-type="string" calcext:value-type="string">
            <text:p>GDLGWIAOF3XAUAS3FYGHKNMQG5AJ3HNUBFYLICRHCX4GXPYTPSFVTKN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1/2023</text:p>
          </table:table-cell>
          <table:table-cell office:value-type="string" calcext:value-type="string">
            <text:p>BFAPLATINUM </text:p>
          </table:table-cell>
          <table:table-cell office:value-type="string" calcext:value-type="string">
            <text:p>GDLGWIAOF3XAUAS3FYGHKNMQG5AJ3HNUBFYLICRHCX4GXPYTPSFVTKN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1/2023</text:p>
          </table:table-cell>
          <table:table-cell office:value-type="string" calcext:value-type="string">
            <text:p>AUDT </text:p>
          </table:table-cell>
          <table:table-cell office:value-type="string" calcext:value-type="string">
            <text:p>GCWQR7HLCYE2IIKNJRRZBXIOLYMNYMHW3K7ZYYD27VNOSA2PZU2GE3E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1/2023</text:p>
          </table:table-cell>
          <table:table-cell office:value-type="string" calcext:value-type="string">
            <text:p>IRLGOLD </text:p>
          </table:table-cell>
          <table:table-cell office:value-type="string" calcext:value-type="string">
            <text:p>GCPNZSVFDN2ZIALIQVVCHGX6KZCIA2YJBNA4RRD344FLIG2HPVNMYYV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1/2023</text:p>
          </table:table-cell>
          <table:table-cell office:value-type="string" calcext:value-type="string">
            <text:p>GINGOLD </text:p>
          </table:table-cell>
          <table:table-cell office:value-type="string" calcext:value-type="string">
            <text:p>GBRRRWNLEJLTCOKJOB3JQONKGXZ4PYZD72KYS4ELQHYFURLGYXI7XTM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1/2023</text:p>
          </table:table-cell>
          <table:table-cell office:value-type="string" calcext:value-type="string">
            <text:p>GINSILVER </text:p>
          </table:table-cell>
          <table:table-cell office:value-type="string" calcext:value-type="string">
            <text:p>GBRRRWNLEJLTCOKJOB3JQONKGXZ4PYZD72KYS4ELQHYFURLGYXI7XTM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1/2023</text:p>
          </table:table-cell>
          <table:table-cell office:value-type="string" calcext:value-type="string">
            <text:p>CIVGOLD </text:p>
          </table:table-cell>
          <table:table-cell office:value-type="string" calcext:value-type="string">
            <text:p>GDVNYMCNHHKPUORYMUEXNPK3PED2WOETAR3AGOEN47IISBZTYCFQAF6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1/2023</text:p>
          </table:table-cell>
          <table:table-cell office:value-type="string" calcext:value-type="string">
            <text:p>SDNSILVER </text:p>
          </table:table-cell>
          <table:table-cell office:value-type="string" calcext:value-type="string">
            <text:p>GBULBQHTFTPCPC4PH6I6MY2WTWY72XALXYRMHIF7CBRD3P2BFDFUABV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1/2023</text:p>
          </table:table-cell>
          <table:table-cell office:value-type="string" calcext:value-type="string">
            <text:p>SDNPLATINUM </text:p>
          </table:table-cell>
          <table:table-cell office:value-type="string" calcext:value-type="string">
            <text:p>GBULBQHTFTPCPC4PH6I6MY2WTWY72XALXYRMHIF7CBRD3P2BFDFUABV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1/2023</text:p>
          </table:table-cell>
          <table:table-cell office:value-type="string" calcext:value-type="string">
            <text:p>IAMGOLD </text:p>
          </table:table-cell>
          <table:table-cell office:value-type="string" calcext:value-type="string">
            <text:p>GBYGUAQ66X2FE55A2CSRX33UCAUIUFKINTCOMIIFUCHNBWA7N235DR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1/2023</text:p>
          </table:table-cell>
          <table:table-cell office:value-type="string" calcext:value-type="string">
            <text:p>SURGOLD </text:p>
          </table:table-cell>
          <table:table-cell office:value-type="string" calcext:value-type="string">
            <text:p>GBYGUAQ66X2FE55A2CSRX33UCAUIUFKINTCOMIIFUCHNBWA7N235DR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1/2023</text:p>
          </table:table-cell>
          <table:table-cell office:value-type="string" calcext:value-type="string">
            <text:p>PERPLATINUM </text:p>
          </table:table-cell>
          <table:table-cell office:value-type="string" calcext:value-type="string">
            <text:p>GB74WJWZMRWIO6QEJWNMLKFHYYNMA5KNCG6QY5T2IJ3DIZFRUUIKU2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1/2023</text:p>
          </table:table-cell>
          <table:table-cell office:value-type="string" calcext:value-type="string">
            <text:p>ECUGOLD </text:p>
          </table:table-cell>
          <table:table-cell office:value-type="string" calcext:value-type="string">
            <text:p>GBWSRSOVGGNHAYNHSTY2V4EENRPMYWZFLIC63EK7VRTDGT7FNCBCDLI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1/2023</text:p>
          </table:table-cell>
          <table:table-cell office:value-type="string" calcext:value-type="string">
            <text:p>CHLGOLD </text:p>
          </table:table-cell>
          <table:table-cell office:value-type="string" calcext:value-type="string">
            <text:p>GDTPURKNV725ONMTDP73KZZDTDP2LMJSKARQEHNQFTTSJWHK4ZBMBSV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1/2023</text:p>
          </table:table-cell>
          <table:table-cell office:value-type="string" calcext:value-type="string">
            <text:p>GUYGOLD </text:p>
          </table:table-cell>
          <table:table-cell office:value-type="string" calcext:value-type="string">
            <text:p>GAJ4RV4ZHAN4OZVOGWXV4P7PZQ37ZEZ6TJGSRFD6EPRTU4TPXSGUQFX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3</text:p>
          </table:table-cell>
          <table:table-cell office:value-type="string" calcext:value-type="string">
            <text:p>LBRGOLD </text:p>
          </table:table-cell>
          <table:table-cell office:value-type="string" calcext:value-type="string">
            <text:p>GA3W3W2VZAVYGKAQNHD2QJGT27YKZQ5IVUNCKK5WA6HJGPNUE5ZSWY7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3</text:p>
          </table:table-cell>
          <table:table-cell office:value-type="string" calcext:value-type="string">
            <text:p>MDGGOLD </text:p>
          </table:table-cell>
          <table:table-cell office:value-type="string" calcext:value-type="string">
            <text:p>GDMZZRYAJC3QWUVGT4NCYR32JZPQ6W5Y5WOATSQFMXSNUDQGBIXYY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3</text:p>
          </table:table-cell>
          <table:table-cell office:value-type="string" calcext:value-type="string">
            <text:p>SENGOLD </text:p>
          </table:table-cell>
          <table:table-cell office:value-type="string" calcext:value-type="string">
            <text:p>GAKMXLUWGIHHFAQHGYPGHK6IFZRM6O2I4OCLIAHDVBC6FNOJZP6W4MF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3</text:p>
          </table:table-cell>
          <table:table-cell office:value-type="string" calcext:value-type="string">
            <text:p>DOMGOLD </text:p>
          </table:table-cell>
          <table:table-cell office:value-type="string" calcext:value-type="string">
            <text:p>GAAETEUUZKRCO53BQ7OWZVAIW6B66HSG7SWC5MW3WWPUHIXMYVHXKJA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1/2023</text:p>
          </table:table-cell>
          <table:table-cell office:value-type="string" calcext:value-type="string">
            <text:p>BOLGOLD </text:p>
          </table:table-cell>
          <table:table-cell office:value-type="string" calcext:value-type="string">
            <text:p>GD3VQPGXCO5VY43Q3CD4CEFPX25C4CHUVYMG6DSE3EAERGWSVNTRZQG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3</text:p>
          </table:table-cell>
          <table:table-cell office:value-type="string" calcext:value-type="string">
            <text:p>COLSILVER </text:p>
          </table:table-cell>
          <table:table-cell office:value-type="string" calcext:value-type="string">
            <text:p>GBI6TIRHPJKBY4QYOLGB3KHIEXQRWNY7NUORC6Q7K6A427RA7KGOGK5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3</text:p>
          </table:table-cell>
          <table:table-cell office:value-type="string" calcext:value-type="string">
            <text:p>ECOPETROL </text:p>
          </table:table-cell>
          <table:table-cell office:value-type="string" calcext:value-type="string">
            <text:p>GBI6TIRHPJKBY4QYOLGB3KHIEXQRWNY7NUORC6Q7K6A427RA7KGOGK5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1/2023</text:p>
          </table:table-cell>
          <table:table-cell office:value-type="string" calcext:value-type="string">
            <text:p>COLGOLD </text:p>
          </table:table-cell>
          <table:table-cell office:value-type="string" calcext:value-type="string">
            <text:p>GBI6TIRHPJKBY4QYOLGB3KHIEXQRWNY7NUORC6Q7K6A427RA7KGOGK5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1/2023</text:p>
          </table:table-cell>
          <table:table-cell office:value-type="string" calcext:value-type="string">
            <text:p>MLISILVER </text:p>
          </table:table-cell>
          <table:table-cell office:value-type="string" calcext:value-type="string">
            <text:p>GBCNTG3ETVWUMZO6N3I3KHBKENVJNCXNDNMFIGFEPPXA5VJBXGWHZW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3</text:p>
          </table:table-cell>
          <table:table-cell office:value-type="string" calcext:value-type="string">
            <text:p>MLIPLATINUM </text:p>
          </table:table-cell>
          <table:table-cell office:value-type="string" calcext:value-type="string">
            <text:p>GBCNTG3ETVWUMZO6N3I3KHBKENVJNCXNDNMFIGFEPPXA5VJBXGWHZW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3</text:p>
          </table:table-cell>
          <table:table-cell office:value-type="string" calcext:value-type="string">
            <text:p>TZAGOLD </text:p>
          </table:table-cell>
          <table:table-cell office:value-type="string" calcext:value-type="string">
            <text:p>GDX72WUBVLOPDNTUHQEYV5GKXY5CKLUJMRWCR6ZDAZKTFHUB5PAFAU6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3</text:p>
          </table:table-cell>
          <table:table-cell office:value-type="string" calcext:value-type="string">
            <text:p>TZASILVER </text:p>
          </table:table-cell>
          <table:table-cell office:value-type="string" calcext:value-type="string">
            <text:p>GDX72WUBVLOPDNTUHQEYV5GKXY5CKLUJMRWCR6ZDAZKTFHUB5PAFAU6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1/2023</text:p>
          </table:table-cell>
          <table:table-cell office:value-type="string" calcext:value-type="string">
            <text:p>CODSILVER </text:p>
          </table:table-cell>
          <table:table-cell office:value-type="string" calcext:value-type="string">
            <text:p>GDY7HZXYFGPPPEMOD7T6MSKCCS3UR74SOW7A5GAW5VWGAPIDSRUKIRP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1/2023</text:p>
          </table:table-cell>
          <table:table-cell office:value-type="string" calcext:value-type="string">
            <text:p>CODGOLD </text:p>
          </table:table-cell>
          <table:table-cell office:value-type="string" calcext:value-type="string">
            <text:p>GDY7HZXYFGPPPEMOD7T6MSKCCS3UR74SOW7A5GAW5VWGAPIDSRUKIRP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1/2023</text:p>
          </table:table-cell>
          <table:table-cell office:value-type="string" calcext:value-type="string">
            <text:p>MLIGOLD </text:p>
          </table:table-cell>
          <table:table-cell office:value-type="string" calcext:value-type="string">
            <text:p>GBCNTG3ETVWUMZO6N3I3KHBKENVJNCXNDNMFIGFEPPXA5VJBXGWHZW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3</text:p>
          </table:table-cell>
          <table:table-cell office:value-type="string" calcext:value-type="string">
            <text:p>CODPLATINUM </text:p>
          </table:table-cell>
          <table:table-cell office:value-type="string" calcext:value-type="string">
            <text:p>GDY7HZXYFGPPPEMOD7T6MSKCCS3UR74SOW7A5GAW5VWGAPIDSRUKIRP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3</text:p>
          </table:table-cell>
          <table:table-cell office:value-type="string" calcext:value-type="string">
            <text:p>TRUST </text:p>
          </table:table-cell>
          <table:table-cell office:value-type="string" calcext:value-type="string">
            <text:p>GDIQY4HXUPOGUD7GINHUNK5ZEOPGNF7MJJNTRWKTVMM63ACNQHERWI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3</text:p>
          </table:table-cell>
          <table:table-cell office:value-type="string" calcext:value-type="string">
            <text:p>SIMBA </text:p>
          </table:table-cell>
          <table:table-cell office:value-type="string" calcext:value-type="string">
            <text:p>GDNW6APMRMMZJM7MBSAVOMNYV6DURVBFTDI457ALXIXZAFAOX4VS3IQ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3</text:p>
          </table:table-cell>
          <table:table-cell office:value-type="string" calcext:value-type="string">
            <text:p>MOJALOOP </text:p>
          </table:table-cell>
          <table:table-cell office:value-type="string" calcext:value-type="string">
            <text:p>GA6EOTBFA3JXKAED7LT7TZSTFED6IGEBWSO3VXT5MJQFXEYQP55Y3IW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3</text:p>
          </table:table-cell>
          <table:table-cell office:value-type="string" calcext:value-type="string">
            <text:p>SMART </text:p>
          </table:table-cell>
          <table:table-cell office:value-type="string" calcext:value-type="string">
            <text:p>GAOJYG6TWRU7MQFDFYZMURNJP6O4M2XNXNLPXFMNMKJ6WFN4TBDUM7I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3</text:p>
          </table:table-cell>
          <table:table-cell office:value-type="string" calcext:value-type="string">
            <text:p>DBW </text:p>
          </table:table-cell>
          <table:table-cell office:value-type="string" calcext:value-type="string">
            <text:p>GBU4MCJQBRY2QNJWHLNNPVW77DFUIZYGMWTIMEPSFZGGQPTDK2IKSS3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2/2023</text:p>
          </table:table-cell>
          <table:table-cell office:value-type="string" calcext:value-type="string">
            <text:p>AFRICASPIA </text:p>
          </table:table-cell>
          <table:table-cell office:value-type="string" calcext:value-type="string">
            <text:p>GD27BRWADMSSFHZOXSAXIR66BKDNQQ67GD6MKQQJKUYUPLQZBF2XOJW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2/2023</text:p>
          </table:table-cell>
          <table:table-cell office:value-type="string" calcext:value-type="string">
            <text:p>EMAAR </text:p>
          </table:table-cell>
          <table:table-cell office:value-type="string" calcext:value-type="string">
            <text:p>GDLQA65DJ4ZCKWR3FS75H6ESLNYGNHX7PXZOMBIX7EHTU4AH7MZVUEG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2/2023</text:p>
          </table:table-cell>
          <table:table-cell office:value-type="string" calcext:value-type="string">
            <text:p>SPIAEUROPE </text:p>
          </table:table-cell>
          <table:table-cell office:value-type="string" calcext:value-type="string">
            <text:p>GD27BRWADMSSFHZOXSAXIR66BKDNQQ67GD6MKQQJKUYUPLQZBF2XOJW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2/2023</text:p>
          </table:table-cell>
          <table:table-cell office:value-type="string" calcext:value-type="string">
            <text:p>JLL </text:p>
          </table:table-cell>
          <table:table-cell office:value-type="string" calcext:value-type="string">
            <text:p>GCXJYBG6ER5QR3IDEJ6VFV4XIZDWVKOILK2IWI65U2GI2CBV2IB5XRT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2/2023</text:p>
          </table:table-cell>
          <table:table-cell office:value-type="string" calcext:value-type="string">
            <text:p>QATARINVEST </text:p>
          </table:table-cell>
          <table:table-cell office:value-type="string" calcext:value-type="string">
            <text:p>GDKWAIDVK4J5GIHEMOBIOXNLSC322QN5UPXJKO5KZ6BURK2HXNE5EJ7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2/2023</text:p>
          </table:table-cell>
          <table:table-cell office:value-type="string" calcext:value-type="string">
            <text:p>JEBEL </text:p>
          </table:table-cell>
          <table:table-cell office:value-type="string" calcext:value-type="string">
            <text:p>GAWTLF3L3N55L2QYDQS7QNQMTLTFQG4DIUKLORB7WKRUCNV5XDG6Q7N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3/2023</text:p>
          </table:table-cell>
          <table:table-cell office:value-type="string" calcext:value-type="string">
            <text:p>LINE </text:p>
          </table:table-cell>
          <table:table-cell office:value-type="string" calcext:value-type="string">
            <text:p>GAMOUSYFXJJM4EIIBQK377QJNNPEB5NJHKMAAWYQJFA7M7HTYNS3Z5V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3</text:p>
          </table:table-cell>
          <table:table-cell office:value-type="string" calcext:value-type="string">
            <text:p>BUSAN </text:p>
          </table:table-cell>
          <table:table-cell office:value-type="string" calcext:value-type="string">
            <text:p>GDPYWP7VSTQJDTX7WUKMMC4PVKZNRMJTRRFNK3LGMZ7L4XHT76WFPL2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3/2023</text:p>
          </table:table-cell>
          <table:table-cell office:value-type="string" calcext:value-type="string">
            <text:p>BAYUT </text:p>
          </table:table-cell>
          <table:table-cell office:value-type="string" calcext:value-type="string">
            <text:p>GAUMPXFFO7KVOVJRFPWVPLAQ3Z3JXIVYEPNKRZI3M3WOOO2USQXXP33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3/2023</text:p>
          </table:table-cell>
          <table:table-cell office:value-type="string" calcext:value-type="string">
            <text:p>SGBG </text:p>
          </table:table-cell>
          <table:table-cell office:value-type="string" calcext:value-type="string">
            <text:p>GAYGPIJWQVEQ7OR24QRGG7PFP5YEZWOL4ZDPACF6A32L6C32QYDY4SL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3/2023</text:p>
          </table:table-cell>
          <table:table-cell office:value-type="string" calcext:value-type="string">
            <text:p>SPIA </text:p>
          </table:table-cell>
          <table:table-cell office:value-type="string" calcext:value-type="string">
            <text:p>GD27BRWADMSSFHZOXSAXIR66BKDNQQ67GD6MKQQJKUYUPLQZBF2XOJW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3/2023</text:p>
          </table:table-cell>
          <table:table-cell office:value-type="string" calcext:value-type="string">
            <text:p>ROMANOV </text:p>
          </table:table-cell>
          <table:table-cell office:value-type="string" calcext:value-type="string">
            <text:p>GB4XG43IUADFDXBCKYUPXI5YNSOIOOOKMIWX7HJYFAQAP5FQVSQLAA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3/2023</text:p>
          </table:table-cell>
          <table:table-cell office:value-type="string" calcext:value-type="string">
            <text:p>ORYX </text:p>
          </table:table-cell>
          <table:table-cell office:value-type="string" calcext:value-type="string">
            <text:p>GCZT2IVU2PC7V62NXCKLSGL73HOWMKRPAEZ2XMXZJBJA3TQIP4RRQ3Y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3/2023</text:p>
          </table:table-cell>
          <table:table-cell office:value-type="string" calcext:value-type="string">
            <text:p>SAND </text:p>
          </table:table-cell>
          <table:table-cell office:value-type="string" calcext:value-type="string">
            <text:p>GDH7LGWF2BCPFJNMK7Q7YHYCC47NW2M2P3GOZZQ2FS3DNNNBJU77VY6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3/2023</text:p>
          </table:table-cell>
          <table:table-cell office:value-type="string" calcext:value-type="string">
            <text:p>CHPT </text:p>
          </table:table-cell>
          <table:table-cell office:value-type="string" calcext:value-type="string">
            <text:p>GCVGCPFRTZXKLKZYO4FUGBHNJQA3R6BEOGSZ7Z2ECYXXSU3ADS72YXO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3/2023</text:p>
          </table:table-cell>
          <table:table-cell office:value-type="string" calcext:value-type="string">
            <text:p>BLACKROCK </text:p>
          </table:table-cell>
          <table:table-cell office:value-type="string" calcext:value-type="string">
            <text:p>GB2Y32F4PXQ7GAEPALSL6ZJMER3DMW7IRCZRYZDYZW4PB6YTHBPJTOM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3</text:p>
          </table:table-cell>
          <table:table-cell office:value-type="string" calcext:value-type="string">
            <text:p>ALPHABET </text:p>
          </table:table-cell>
          <table:table-cell office:value-type="string" calcext:value-type="string">
            <text:p>GDNPINFWO2TUZKKH3CYI4UKDXSHU527UJXLC5X6MREFU25CR44P2EOS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3</text:p>
          </table:table-cell>
          <table:table-cell office:value-type="string" calcext:value-type="string">
            <text:p>ARMC </text:p>
          </table:table-cell>
          <table:table-cell office:value-type="string" calcext:value-type="string">
            <text:p>GDDJHOGCY7WPMTKRV3BQUQBG2JK47Y7PV3RSUVBVNIQM76CD4FIJC6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4/2023</text:p>
          </table:table-cell>
          <table:table-cell office:value-type="string" calcext:value-type="string">
            <text:p>AMAZON </text:p>
          </table:table-cell>
          <table:table-cell office:value-type="string" calcext:value-type="string">
            <text:p>GDBDQW5LLIB3BM5ZZSHMDMAK27SMAUARSBTDWM3CNL6CCWMTPG7JI3S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3</text:p>
          </table:table-cell>
          <table:table-cell office:value-type="string" calcext:value-type="string">
            <text:p>META </text:p>
          </table:table-cell>
          <table:table-cell office:value-type="string" calcext:value-type="string">
            <text:p>GCZSRHDNJ3WXW2DVQ3OOECHNSBGZSYA6UVR4MEIBXBNXPSKWO4IWPE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3</text:p>
          </table:table-cell>
          <table:table-cell office:value-type="string" calcext:value-type="string">
            <text:p>MCD </text:p>
          </table:table-cell>
          <table:table-cell office:value-type="string" calcext:value-type="string">
            <text:p>GDDJHOGCY7WPMTKRV3BQUQBG2JK47Y7PV3RSUVBVNIQM76CD4FIJC6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3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GDF52DEPC5J5QA7TAFRP4DKOCGVY4JZONE3Z6BLZYANWC3Q5K7PFVEZ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3</text:p>
          </table:table-cell>
          <table:table-cell office:value-type="string" calcext:value-type="string">
            <text:p>TAMADOGE </text:p>
          </table:table-cell>
          <table:table-cell office:value-type="string" calcext:value-type="string">
            <text:p>GD5VGYOWUOJZZUCZUW4NE5S6CGW23Z4MXPDRX7YMVOHKXLYIMZWSJX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3</text:p>
          </table:table-cell>
          <table:table-cell office:value-type="string" calcext:value-type="string">
            <text:p>APPLE </text:p>
          </table:table-cell>
          <table:table-cell office:value-type="string" calcext:value-type="string">
            <text:p>GAHPNHRI5ZCZ3DZWBXM6YWYO2NBPGRQ2MOAAC47SRZ3BHQXI4HUSYD2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4/2023</text:p>
          </table:table-cell>
          <table:table-cell office:value-type="string" calcext:value-type="string">
            <text:p>XCORP </text:p>
          </table:table-cell>
          <table:table-cell office:value-type="string" calcext:value-type="string">
            <text:p>GB2NBRD72S23VSQFESAVYBYSVC4GHNWG4BPB4MLJWEWR4ZXNWVMZIZ2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4/2023</text:p>
          </table:table-cell>
          <table:table-cell office:value-type="string" calcext:value-type="string">
            <text:p>PROJECTONE </text:p>
          </table:table-cell>
          <table:table-cell office:value-type="string" calcext:value-type="string">
            <text:p>GDNM53RGIHINJQ4IL5MOPTSPXOG2UY5IV6OQAK7TIJ2LGT27NVAJC3S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3</text:p>
          </table:table-cell>
          <table:table-cell office:value-type="string" calcext:value-type="string">
            <text:p>TWITTER </text:p>
          </table:table-cell>
          <table:table-cell office:value-type="string" calcext:value-type="string">
            <text:p>GAPTZPTCU2L4BSLR4T4KIHILXF54GVG75RVBR5X2GS7UTBOSPA2VXC5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3</text:p>
          </table:table-cell>
          <table:table-cell office:value-type="string" calcext:value-type="string">
            <text:p>RAMA </text:p>
          </table:table-cell>
          <table:table-cell office:value-type="string" calcext:value-type="string">
            <text:p>GBVTXVVPCTZZM5JDMQPFW2TXSWX4CTK2BXLCND3HID5UKG3TULWOEJ3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4/2023</text:p>
          </table:table-cell>
          <table:table-cell office:value-type="string" calcext:value-type="string">
            <text:p>ITER </text:p>
          </table:table-cell>
          <table:table-cell office:value-type="string" calcext:value-type="string">
            <text:p>GAMBFWVDR2AL5PNRW5I36T2UAQZ2DESLCSGJK7QECPDOC2GEAULMZP7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4/2023</text:p>
          </table:table-cell>
          <table:table-cell office:value-type="string" calcext:value-type="string">
            <text:p>MICROSOFT </text:p>
          </table:table-cell>
          <table:table-cell office:value-type="string" calcext:value-type="string">
            <text:p>GC3JJP2OUM36T5ZP657RPTWEYGYPBBPGRSVZ4PYR223FLSJPAUN2Y4J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3</text:p>
          </table:table-cell>
          <table:table-cell office:value-type="string" calcext:value-type="string">
            <text:p>SPACEX </text:p>
          </table:table-cell>
          <table:table-cell office:value-type="string" calcext:value-type="string">
            <text:p>GCHZXJ3EFNXWY73GNSJWUAVWWRQRFUZKCDUQIXQX3T3A2JNLNSMJ5U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3</text:p>
          </table:table-cell>
          <table:table-cell office:value-type="string" calcext:value-type="string">
            <text:p>DUBAILAND </text:p>
          </table:table-cell>
          <table:table-cell office:value-type="string" calcext:value-type="string">
            <text:p>GCMQ7T3JTO2DQP2WTP7D2TVEWXX7PG262TF3GUTANKJGSIB3AAZJRKN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3</text:p>
          </table:table-cell>
          <table:table-cell office:value-type="string" calcext:value-type="string">
            <text:p>EMIRATES </text:p>
          </table:table-cell>
          <table:table-cell office:value-type="string" calcext:value-type="string">
            <text:p>GDRZTDIJFXE7WUJ2P67O3ET5FTYMJJ2KWGA32IPK7SPZJ67QYL3ZPXZ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3</text:p>
          </table:table-cell>
          <table:table-cell office:value-type="string" calcext:value-type="string">
            <text:p>LUKOIL </text:p>
          </table:table-cell>
          <table:table-cell office:value-type="string" calcext:value-type="string">
            <text:p>GABLU7ZRBY2CDXRLA4R2KZ7FQOKIRKKRSMWMRJ2KJ25GPGGBC5CMJ3W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3</text:p>
          </table:table-cell>
          <table:table-cell office:value-type="string" calcext:value-type="string">
            <text:p>TESLA </text:p>
          </table:table-cell>
          <table:table-cell office:value-type="string" calcext:value-type="string">
            <text:p>GCJLC4BJDTDQ4LGUOW2CPSFT5BHCYSLSNDIPR2VGIIZEOGEW7I4NMZ7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3</text:p>
          </table:table-cell>
          <table:table-cell office:value-type="string" calcext:value-type="string">
            <text:p>CHLSILVER </text:p>
          </table:table-cell>
          <table:table-cell office:value-type="string" calcext:value-type="string">
            <text:p>GDTPURKNV725ONMTDP73KZZDTDP2LMJSKARQEHNQFTTSJWHK4ZBMBSV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3</text:p>
          </table:table-cell>
          <table:table-cell office:value-type="string" calcext:value-type="string">
            <text:p>TWOPEN </text:p>
          </table:table-cell>
          <table:table-cell office:value-type="string" calcext:value-type="string">
            <text:p>GDVLJHN44CCYQDNA5V34SMGKUDUR6IKD5SMF7Z4S6P4DSMED2FB2PEN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3</text:p>
          </table:table-cell>
          <table:table-cell office:value-type="string" calcext:value-type="string">
            <text:p>ECUPLATINUM </text:p>
          </table:table-cell>
          <table:table-cell office:value-type="string" calcext:value-type="string">
            <text:p>GBWSRSOVGGNHAYNHSTY2V4EENRPMYWZFLIC63EK7VRTDGT7FNCBCDLI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3</text:p>
          </table:table-cell>
          <table:table-cell office:value-type="string" calcext:value-type="string">
            <text:p>NVIDIA </text:p>
          </table:table-cell>
          <table:table-cell office:value-type="string" calcext:value-type="string">
            <text:p>GCKFDHECHRORBEYZSIRGBR4X2APPFDZPJIIXO3SHVQGALNKRQXGZO7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3</text:p>
          </table:table-cell>
          <table:table-cell office:value-type="string" calcext:value-type="string">
            <text:p>VISA </text:p>
          </table:table-cell>
          <table:table-cell office:value-type="string" calcext:value-type="string">
            <text:p>GAJ7IBQT2264I3YLWOKFHOFZFG43KGBMW4ZPP3ZVD6SRAE2724D6O5D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3</text:p>
          </table:table-cell>
          <table:table-cell office:value-type="string" calcext:value-type="string">
            <text:p>BORING </text:p>
          </table:table-cell>
          <table:table-cell office:value-type="string" calcext:value-type="string">
            <text:p>GAAYANRDYRQ7BRQB5QZF4X36TDXTFQ2CWAMSQL2NIZLMYBUIZJT436K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4/2023</text:p>
          </table:table-cell>
          <table:table-cell office:value-type="string" calcext:value-type="string">
            <text:p>SENPLATINUM </text:p>
          </table:table-cell>
          <table:table-cell office:value-type="string" calcext:value-type="string">
            <text:p>GCLNK23AJNNVVUECPQ75AMO4XPJMY3IJCIYDP3WVV5WAIW3H63JMMKE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4/2023</text:p>
          </table:table-cell>
          <table:table-cell office:value-type="string" calcext:value-type="string">
            <text:p>Franklin </text:p>
          </table:table-cell>
          <table:table-cell office:value-type="string" calcext:value-type="string">
            <text:p>GDUVHMSUO3VRZLVKEUQUTR3ERTFQU5OWQKQ6PG52BX73AZH2LYEVZTJ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4/2023</text:p>
          </table:table-cell>
          <table:table-cell office:value-type="string" calcext:value-type="string">
            <text:p>PHLSILVER </text:p>
          </table:table-cell>
          <table:table-cell office:value-type="string" calcext:value-type="string">
            <text:p>GBFOKVYJ3DTWBLQRPRELUTW752DHAFKLYME4YHWBHDU6QYU7GHVUEHV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4/2023</text:p>
          </table:table-cell>
          <table:table-cell office:value-type="string" calcext:value-type="string">
            <text:p>MASTERCARD </text:p>
          </table:table-cell>
          <table:table-cell office:value-type="string" calcext:value-type="string">
            <text:p>GA3NLPJIWIZTN3B6XKV7FLGDJWOWVQ5U46SZGPDK2PF3BNOZA2IR3Y3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3</text:p>
          </table:table-cell>
          <table:table-cell office:value-type="string" calcext:value-type="string">
            <text:p>ETISALAT </text:p>
          </table:table-cell>
          <table:table-cell office:value-type="string" calcext:value-type="string">
            <text:p>GBSJTPLIBY4CKDQEWNTIQ2E7VLH7XWZ5W3ZBTFKTBETKRSPDXWDOIMO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3</text:p>
          </table:table-cell>
          <table:table-cell office:value-type="string" calcext:value-type="string">
            <text:p>ISHARES </text:p>
          </table:table-cell>
          <table:table-cell office:value-type="string" calcext:value-type="string">
            <text:p>GCH3XLRHE7IWDT7VEEKGJFGCIPYFP5O74WLSTY6JY33UJTB34KZE4J2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3</text:p>
          </table:table-cell>
          <table:table-cell office:value-type="string" calcext:value-type="string">
            <text:p>EVERGRANDE </text:p>
          </table:table-cell>
          <table:table-cell office:value-type="string" calcext:value-type="string">
            <text:p>GCU6UVNUDS6QD2V5YKRG3SZBI6EJD5ECZJQGLUCBMCRPA53KG4K5PI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4/2023</text:p>
          </table:table-cell>
          <table:table-cell office:value-type="string" calcext:value-type="string">
            <text:p>NEURALINK </text:p>
          </table:table-cell>
          <table:table-cell office:value-type="string" calcext:value-type="string">
            <text:p>GAAKEO3R74ZKHVNQNC3DE2M545DF5KA6IPYHZVIV6XVYJWGTFFFXW7C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3</text:p>
          </table:table-cell>
          <table:table-cell office:value-type="string" calcext:value-type="string">
            <text:p>SPACEPEN </text:p>
          </table:table-cell>
          <table:table-cell office:value-type="string" calcext:value-type="string">
            <text:p>GBDRLV3323VRROFMU5I4R76LOZN6TOUQTGQ2JKFZUNBEIEVJM5JFSP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3</text:p>
          </table:table-cell>
          <table:table-cell office:value-type="string" calcext:value-type="string">
            <text:p>LDEX </text:p>
          </table:table-cell>
          <table:table-cell office:value-type="string" calcext:value-type="string">
            <text:p>GCTAWY73CNMLONWUID7TMJT55NW4MS2MHMW26O222UGG2PRFE6ZXEH7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3</text:p>
          </table:table-cell>
          <table:table-cell office:value-type="string" calcext:value-type="string">
            <text:p>INDSILVER </text:p>
          </table:table-cell>
          <table:table-cell office:value-type="string" calcext:value-type="string">
            <text:p>GAUG7EXB5COCEMAEKTXWRELHNTPLVXD4X2ZWVPK54JEZGZIKSPG6UOF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5/2023</text:p>
          </table:table-cell>
          <table:table-cell office:value-type="string" calcext:value-type="string">
            <text:p>NERPLATINUM </text:p>
          </table:table-cell>
          <table:table-cell office:value-type="string" calcext:value-type="string">
            <text:p>GDFCR2CY6HODYQTZYW36F5565ZM4A7KYATLDMFKS6V2GSAK4MJV3E4S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5/2023</text:p>
          </table:table-cell>
          <table:table-cell office:value-type="string" calcext:value-type="string">
            <text:p>VANGUARD </text:p>
          </table:table-cell>
          <table:table-cell office:value-type="string" calcext:value-type="string">
            <text:p>GDIC7AK6G5UNJUT5NKFSZGHEYMOK2EDNQAZJ6QTXO5IC2W7A2T5M3WJ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5/2023</text:p>
          </table:table-cell>
          <table:table-cell office:value-type="string" calcext:value-type="string">
            <text:p>VELO </text:p>
          </table:table-cell>
          <table:table-cell office:value-type="string" calcext:value-type="string">
            <text:p>GDIC5NYFCN7VYSF5GNKZCUNMYDXBM64KR43G3M56VUGYZ4PHHRBD4X6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3</text:p>
          </table:table-cell>
          <table:table-cell office:value-type="string" calcext:value-type="string">
            <text:p>SOLARCITY </text:p>
          </table:table-cell>
          <table:table-cell office:value-type="string" calcext:value-type="string">
            <text:p>GDTCAGQXRNRGRNVISDZXQA23XWHAPDKK4VUWIRWLLD5BARBEXS7F7M7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3</text:p>
          </table:table-cell>
          <table:table-cell office:value-type="string" calcext:value-type="string">
            <text:p>SILK </text:p>
          </table:table-cell>
          <table:table-cell office:value-type="string" calcext:value-type="string">
            <text:p>GBDVFMLNWIWISLANXNWHW7BCDPKOYWMDA3MYGAFSJVBUO5JEVEJR4Q7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3</text:p>
          </table:table-cell>
          <table:table-cell office:value-type="string" calcext:value-type="string">
            <text:p>AUSSILVER </text:p>
          </table:table-cell>
          <table:table-cell office:value-type="string" calcext:value-type="string">
            <text:p>GCY3R6QW2YIBZKTURHLWOWRV6G3BFKLJEMVC4OPLPIGKHXAOJO75M3Z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3</text:p>
          </table:table-cell>
          <table:table-cell office:value-type="string" calcext:value-type="string">
            <text:p>BFAVANADIUM </text:p>
          </table:table-cell>
          <table:table-cell office:value-type="string" calcext:value-type="string">
            <text:p>GA5O24MBAKBNJT3KNYXBVJN637VG6MHZWLSRAQCWC7H2PFB26GBIHIU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3</text:p>
          </table:table-cell>
          <table:table-cell office:value-type="string" calcext:value-type="string">
            <text:p>SOIUZ </text:p>
          </table:table-cell>
          <table:table-cell office:value-type="string" calcext:value-type="string">
            <text:p>GC4SEDZWOUZKW6MF3HV7MBYCNEZA2BNNT3G6NB5JXPMCLBFTGDYPDJV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3</text:p>
          </table:table-cell>
          <table:table-cell office:value-type="string" calcext:value-type="string">
            <text:p>OPENAI </text:p>
          </table:table-cell>
          <table:table-cell office:value-type="string" calcext:value-type="string">
            <text:p>GD7CBXIXKP5CTPUAIYBNZ2CXRT37UXRNCNSQ4NUSL66HYL33KUPOZWX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5/2023</text:p>
          </table:table-cell>
          <table:table-cell office:value-type="string" calcext:value-type="string">
            <text:p>WESTERNUNION </text:p>
          </table:table-cell>
          <table:table-cell office:value-type="string" calcext:value-type="string">
            <text:p>GAPYXZO6NTNHJUJ3H4M6M6HPUGDZ4N5YO522DICOAN4IP5S2DEXSEJL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3</text:p>
          </table:table-cell>
          <table:table-cell office:value-type="string" calcext:value-type="string">
            <text:p>PAYPAL </text:p>
          </table:table-cell>
          <table:table-cell office:value-type="string" calcext:value-type="string">
            <text:p>GCZEGNEETNHF5KQQ5VLWYMLAY6IQCWCAWWHMO2MJIP2TJ44HG2UHNUU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3</text:p>
          </table:table-cell>
          <table:table-cell office:value-type="string" calcext:value-type="string">
            <text:p>VaticanBank </text:p>
          </table:table-cell>
          <table:table-cell office:value-type="string" calcext:value-type="string">
            <text:p>GCFKRNLUL3LEGEEQY6I7DTEGO3BGO36WYBCOKMJ4IM5YDLRXUMYS3PA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3</text:p>
          </table:table-cell>
          <table:table-cell office:value-type="string" calcext:value-type="string">
            <text:p>ECUCOPPER </text:p>
          </table:table-cell>
          <table:table-cell office:value-type="string" calcext:value-type="string">
            <text:p>GDXD5BKRNJWPMDGG3GM6AHQNVQJ2RRPOVBA3LEO3SVDG7ODDLS7QCD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3</text:p>
          </table:table-cell>
          <table:table-cell office:value-type="string" calcext:value-type="string">
            <text:p>IMMERSVE </text:p>
          </table:table-cell>
          <table:table-cell office:value-type="string" calcext:value-type="string">
            <text:p>GBHDQMQAWGGD7F2KMGUKMPZ6B7J22UNTI2N52JPMCPQZBQLAYDX3E43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3</text:p>
          </table:table-cell>
          <table:table-cell office:value-type="string" calcext:value-type="string">
            <text:p>GINBAUXITE </text:p>
          </table:table-cell>
          <table:table-cell office:value-type="string" calcext:value-type="string">
            <text:p>GCJOQGLTWYEKQUBUUVSAJOL4H6ZRTGVWRNAKK4WSCVCSP5PLCZPWZ7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3</text:p>
          </table:table-cell>
          <table:table-cell office:value-type="string" calcext:value-type="string">
            <text:p>PetroChina </text:p>
          </table:table-cell>
          <table:table-cell office:value-type="string" calcext:value-type="string">
            <text:p>GA74CSBGWMRTAINFZNDEREPTL42E3XMSZ52N4VNP56SDH4FINSNQZA6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3</text:p>
          </table:table-cell>
          <table:table-cell office:value-type="string" calcext:value-type="string">
            <text:p>ONGC </text:p>
          </table:table-cell>
          <table:table-cell office:value-type="string" calcext:value-type="string">
            <text:p>GCF66W46SRW7DKZSAS4GM3ZVDSJFXVNBBSIJFAB2UHFQ362CONYTDJX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3</text:p>
          </table:table-cell>
          <table:table-cell office:value-type="string" calcext:value-type="string">
            <text:p>NIO </text:p>
          </table:table-cell>
          <table:table-cell office:value-type="string" calcext:value-type="string">
            <text:p>GBXU5KVYLZPFOMED756RWI5CKWI7OB7OETBVFOZPL6PIKXAI57B55TG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5/2023</text:p>
          </table:table-cell>
          <table:table-cell office:value-type="string" calcext:value-type="string">
            <text:p>VATGOLD </text:p>
          </table:table-cell>
          <table:table-cell office:value-type="string" calcext:value-type="string">
            <text:p>GB2AHH4PLJIG6JHHXTZA2KDRRMNE67276DURMM46EMJ3EW4IUIEHIMW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3</text:p>
          </table:table-cell>
          <table:table-cell office:value-type="string" calcext:value-type="string">
            <text:p>RIL </text:p>
          </table:table-cell>
          <table:table-cell office:value-type="string" calcext:value-type="string">
            <text:p>GCNGBJPFYEAKTXCGQTU6R6KZDOP4JYONFK5V56EEALSNOI6AMVGHLU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3</text:p>
          </table:table-cell>
          <table:table-cell office:value-type="string" calcext:value-type="string">
            <text:p>WPEN </text:p>
          </table:table-cell>
          <table:table-cell office:value-type="string" calcext:value-type="string">
            <text:p>GANYL7PMM7UPE3V4WK5HKRII2D7MCYKFTUZ5ANKEPV6XNP47QMT2W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5/2023</text:p>
          </table:table-cell>
          <table:table-cell office:value-type="string" calcext:value-type="string">
            <text:p>CSCEC </text:p>
          </table:table-cell>
          <table:table-cell office:value-type="string" calcext:value-type="string">
            <text:p>GCXZXVX2PWZ5TOBIBIOYFTGRI2KTKVZWC6A7JGKFCHFLIM7BRWQQ3OH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5/2023</text:p>
          </table:table-cell>
          <table:table-cell office:value-type="string" calcext:value-type="string">
            <text:p>Rockefeller </text:p>
          </table:table-cell>
          <table:table-cell office:value-type="string" calcext:value-type="string">
            <text:p>GCNCGKD2LZKJM3ACZ74A6SAGAUKC6GMWH7VZ3VHOI4IN3WJFE7V3HGW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3</text:p>
          </table:table-cell>
          <table:table-cell office:value-type="string" calcext:value-type="string">
            <text:p>ChinaDesert </text:p>
          </table:table-cell>
          <table:table-cell office:value-type="string" calcext:value-type="string">
            <text:p>GDWF5LTDGYARLHZXLJBUVIH5Y4YGLRGSKLVMTFSD2H6CYNSN5YR4ETR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3</text:p>
          </table:table-cell>
          <table:table-cell office:value-type="string" calcext:value-type="string">
            <text:p>RILG </text:p>
          </table:table-cell>
          <table:table-cell office:value-type="string" calcext:value-type="string">
            <text:p>GDUPMV6NJJKNFETC75XBZA4HTL4M6JHBCLSDW2EROUYAWPCGTV447UF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5/2023</text:p>
          </table:table-cell>
          <table:table-cell office:value-type="string" calcext:value-type="string">
            <text:p>SCO </text:p>
          </table:table-cell>
          <table:table-cell office:value-type="string" calcext:value-type="string">
            <text:p>GBO5T3QELNUTYFTX7FVZUR2BLHTJJHDK4CA6SIFUIKRES6ZSBHVVACJ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5/2023</text:p>
          </table:table-cell>
          <table:table-cell office:value-type="string" calcext:value-type="string">
            <text:p>RedCross </text:p>
          </table:table-cell>
          <table:table-cell office:value-type="string" calcext:value-type="string">
            <text:p>GBFF3DWA2AOGWKLVQML2IVH7T4ICZCEDEY5N2YQCY5IWMZU424PR3J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5/2023</text:p>
          </table:table-cell>
          <table:table-cell office:value-type="string" calcext:value-type="string">
            <text:p>SCOE </text:p>
          </table:table-cell>
          <table:table-cell office:value-type="string" calcext:value-type="string">
            <text:p>GCPBCDTN6LLI56C6NQTNVKCKER75NZU422IPALY3XEWPUL4N7L2R3GX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5/2023</text:p>
          </table:table-cell>
          <table:table-cell office:value-type="string" calcext:value-type="string">
            <text:p>CARGO </text:p>
          </table:table-cell>
          <table:table-cell office:value-type="string" calcext:value-type="string">
            <text:p>GDTO4C67LWUXARRPZH5WFWZLT4GPLY4QZELJDXSRX3B2O62QDGDE2IT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5/2023</text:p>
          </table:table-cell>
          <table:table-cell office:value-type="string" calcext:value-type="string">
            <text:p>BALL </text:p>
          </table:table-cell>
          <table:table-cell office:value-type="string" calcext:value-type="string">
            <text:p>GBIXO7LKSMVKGGNOUMHNWPNDJCOZB5MIBUMLTTXN3O5TEDPAX6DFJWQ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3</text:p>
          </table:table-cell>
          <table:table-cell office:value-type="string" calcext:value-type="string">
            <text:p>AFRL </text:p>
          </table:table-cell>
          <table:table-cell office:value-type="string" calcext:value-type="string">
            <text:p>GDK57QZZ67WCZDCCYOPZJYLCAVBFZS2VBFH6I3VDGCRUWFOKVX4QCU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3</text:p>
          </table:table-cell>
          <table:table-cell office:value-type="string" calcext:value-type="string">
            <text:p>Clinton </text:p>
          </table:table-cell>
          <table:table-cell office:value-type="string" calcext:value-type="string">
            <text:p>GATG3GE2GYPQP3XHGHT22IRUU52V4PFNYFVADYMJBQ6G4KZYP3KWZJ3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5/2023</text:p>
          </table:table-cell>
          <table:table-cell office:value-type="string" calcext:value-type="string">
            <text:p>QSI </text:p>
          </table:table-cell>
          <table:table-cell office:value-type="string" calcext:value-type="string">
            <text:p>GBOALDZUOYIU2MP2DSKGIQ5ZSZXUXFJXTYZL2QMABIGCTRUH4QHJHW3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5/2023</text:p>
          </table:table-cell>
          <table:table-cell office:value-type="string" calcext:value-type="string">
            <text:p>VONOVIA </text:p>
          </table:table-cell>
          <table:table-cell office:value-type="string" calcext:value-type="string">
            <text:p>GDDMMHL7CL7QWND7XAZWKR6BLKRLSZCRQSXHYI2Q57QPIWKZLIYBHWW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5/2023</text:p>
          </table:table-cell>
          <table:table-cell office:value-type="string" calcext:value-type="string">
            <text:p>NOMURA </text:p>
          </table:table-cell>
          <table:table-cell office:value-type="string" calcext:value-type="string">
            <text:p>GBACBBSDS3KE5VFUOBQSZBBWHFKG5PESZAGIQOUKEHVHHACSUPNFUKZ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3</text:p>
          </table:table-cell>
          <table:table-cell office:value-type="string" calcext:value-type="string">
            <text:p>WALMART </text:p>
          </table:table-cell>
          <table:table-cell office:value-type="string" calcext:value-type="string">
            <text:p>GBH6HCPS435WEM3ZXN6ZX4CZWL5KOYSCPUGAV2AMF3YU33B24J26XDW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3</text:p>
          </table:table-cell>
          <table:table-cell office:value-type="string" calcext:value-type="string">
            <text:p>BankofChina </text:p>
          </table:table-cell>
          <table:table-cell office:value-type="string" calcext:value-type="string">
            <text:p>GD4MDB7BDRLFFXGGLRLSKAZUB7YKMAYXALRPJHO6W5J67VIBEV6GCUF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3</text:p>
          </table:table-cell>
          <table:table-cell office:value-type="string" calcext:value-type="string">
            <text:p>PERCOPPER </text:p>
          </table:table-cell>
          <table:table-cell office:value-type="string" calcext:value-type="string">
            <text:p>GCSGSQJWABV3NOAH4A2K2ILVZP37NAL7MKIU7R37ILIKJVRBGGYEGH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3</text:p>
          </table:table-cell>
          <table:table-cell office:value-type="string" calcext:value-type="string">
            <text:p>TZADIAMONDS </text:p>
          </table:table-cell>
          <table:table-cell office:value-type="string" calcext:value-type="string">
            <text:p>GBDXK3DZ5X7INUI7YDD7WMZSWUBKESNUXH2SNGN4KHBJJMBU4NNQGM7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3</text:p>
          </table:table-cell>
          <table:table-cell office:value-type="string" calcext:value-type="string">
            <text:p>CITIG </text:p>
          </table:table-cell>
          <table:table-cell office:value-type="string" calcext:value-type="string">
            <text:p>GBNJN27JMCBBARDW7GMCOIKK5FNTX5MBLJT4L2JJ4FXLS2O4ADI6AAB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3</text:p>
          </table:table-cell>
          <table:table-cell office:value-type="string" calcext:value-type="string">
            <text:p>Wagner </text:p>
          </table:table-cell>
          <table:table-cell office:value-type="string" calcext:value-type="string">
            <text:p>GDZ65KDNYE4Y6QQPHZKC5LJ43723Y7W4CFZXSV7PJRDIRWSUHJJPZ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3</text:p>
          </table:table-cell>
          <table:table-cell office:value-type="string" calcext:value-type="string">
            <text:p>POLESTAR </text:p>
          </table:table-cell>
          <table:table-cell office:value-type="string" calcext:value-type="string">
            <text:p>GDDAS7MUFAZE6IRVMVZ3ESNQZBESFM64HYL6OOUPVZ6WEKFRZDRA4L5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3</text:p>
          </table:table-cell>
          <table:table-cell office:value-type="string" calcext:value-type="string">
            <text:p>CnConstrBank </text:p>
          </table:table-cell>
          <table:table-cell office:value-type="string" calcext:value-type="string">
            <text:p>GDNTDYXOBL7KURTEOA27FTEZUWJPDLSM3A3J7AU2VSKAESSKMK6PTEU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6/2023</text:p>
          </table:table-cell>
          <table:table-cell office:value-type="string" calcext:value-type="string">
            <text:p>SURBAUXITE </text:p>
          </table:table-cell>
          <table:table-cell office:value-type="string" calcext:value-type="string">
            <text:p>GDKFQAEI627SFMACZ7GFFR5D3SVYE7VXBD4NVNZH4TLV4FJC63RXQL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6/2023</text:p>
          </table:table-cell>
          <table:table-cell office:value-type="string" calcext:value-type="string">
            <text:p>DEUTSCHEB </text:p>
          </table:table-cell>
          <table:table-cell office:value-type="string" calcext:value-type="string">
            <text:p>GABDJONZVQA5NBF7OQ62N3WUGNSLHNUFUDZSQAAQYEFWGQU5GDJKXF4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3</text:p>
          </table:table-cell>
          <table:table-cell office:value-type="string" calcext:value-type="string">
            <text:p>FIDELITY </text:p>
          </table:table-cell>
          <table:table-cell office:value-type="string" calcext:value-type="string">
            <text:p>GAEIRTSP5VVLLAZXWOY2WLTOMLICGBSHJ7I7EBIT74BL2GNMIUUXLZ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3</text:p>
          </table:table-cell>
          <table:table-cell office:value-type="string" calcext:value-type="string">
            <text:p>CATL </text:p>
          </table:table-cell>
          <table:table-cell office:value-type="string" calcext:value-type="string">
            <text:p>GBJMDBKZ3ZGNXZOJBPUQW5KBP4NLM5FAZ3UZCPB7AFX3QKSEAA6XDYA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3</text:p>
          </table:table-cell>
          <table:table-cell office:value-type="string" calcext:value-type="string">
            <text:p>PHLNICKEL </text:p>
          </table:table-cell>
          <table:table-cell office:value-type="string" calcext:value-type="string">
            <text:p>GCIBRI3DBNXVP2ZZUNHYWJD5BMHU2IE4LFD6WGRIDPOGKCVXGSZOAUL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3</text:p>
          </table:table-cell>
          <table:table-cell office:value-type="string" calcext:value-type="string">
            <text:p>Rosatom </text:p>
          </table:table-cell>
          <table:table-cell office:value-type="string" calcext:value-type="string">
            <text:p>GCSNLZPLNGUNDRWFDESGMI4IOTILYN7LSSIO7WERYPKFXXRWSVBZNOR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6/2023</text:p>
          </table:table-cell>
          <table:table-cell office:value-type="string" calcext:value-type="string">
            <text:p>RIVIAN </text:p>
          </table:table-cell>
          <table:table-cell office:value-type="string" calcext:value-type="string">
            <text:p>GC7BFTVV5C2VIUZPLR4IN2VV2XNJHX4XRFTWO7PGOGCJKFPQCEINRV5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3</text:p>
          </table:table-cell>
          <table:table-cell office:value-type="string" calcext:value-type="string">
            <text:p>NDB </text:p>
          </table:table-cell>
          <table:table-cell office:value-type="string" calcext:value-type="string">
            <text:p>GCAT3FBNDOLWMJ4SMXB6QQATSCK3DUWLSGFFPTWIMXIVIRCVWGDDILD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3</text:p>
          </table:table-cell>
          <table:table-cell office:value-type="string" calcext:value-type="string">
            <text:p>ECUOIL </text:p>
          </table:table-cell>
          <table:table-cell office:value-type="string" calcext:value-type="string">
            <text:p>GDY6U3HW2W75V3Y2JDHCSOSYTH3TTWUVMRD6G4L2XFKU3J4HFQBBWNG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3</text:p>
          </table:table-cell>
          <table:table-cell office:value-type="string" calcext:value-type="string">
            <text:p>PingAn </text:p>
          </table:table-cell>
          <table:table-cell office:value-type="string" calcext:value-type="string">
            <text:p>GDJBZKF74FFP7Y6J2XVWKX2TG6P6CI7GV327AVXKL3KTNL4OE5MB4AF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3</text:p>
          </table:table-cell>
          <table:table-cell office:value-type="string" calcext:value-type="string">
            <text:p>CDP </text:p>
          </table:table-cell>
          <table:table-cell office:value-type="string" calcext:value-type="string">
            <text:p>GDRNTMZDSBRUMEE243NBGFH6TAQZBFLJWMV6D2JDSW2BLFISTXYGBHB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3</text:p>
          </table:table-cell>
          <table:table-cell office:value-type="string" calcext:value-type="string">
            <text:p>BOLTIN </text:p>
          </table:table-cell>
          <table:table-cell office:value-type="string" calcext:value-type="string">
            <text:p>GAXMFHKJLOVZD635PU7DRZBISYOMREIMH2EORZ32QISJAWWZJPC6M2R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3</text:p>
          </table:table-cell>
          <table:table-cell office:value-type="string" calcext:value-type="string">
            <text:p>STATESTREET </text:p>
          </table:table-cell>
          <table:table-cell office:value-type="string" calcext:value-type="string">
            <text:p>GCLF6ARQ7WYOMA4IFZVCNBN75M5WGEMA75ALRE6ECAJ2GH37ALMKTYK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3</text:p>
          </table:table-cell>
          <table:table-cell office:value-type="string" calcext:value-type="string">
            <text:p>CHARLES </text:p>
          </table:table-cell>
          <table:table-cell office:value-type="string" calcext:value-type="string">
            <text:p>GCMHSXLSFVKPWXW2QFLG3LENFBWE6JZEFDLJLOJE5FNJS2CI5O73C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6/2023</text:p>
          </table:table-cell>
          <table:table-cell office:value-type="string" calcext:value-type="string">
            <text:p>TRUSTPAY </text:p>
          </table:table-cell>
          <table:table-cell office:value-type="string" calcext:value-type="string">
            <text:p>GABMK7AV2QOMOMZ4BSZNODTSGBPSQTMRGEMODZEQCNPXVIJBOW3QYUS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3</text:p>
          </table:table-cell>
          <table:table-cell office:value-type="string" calcext:value-type="string">
            <text:p>Rostec </text:p>
          </table:table-cell>
          <table:table-cell office:value-type="string" calcext:value-type="string">
            <text:p>GBK6PMP6DL3ISTITRYXQSIL5VGSJMOTKMKECSFXOKXSU3XYQSXQJKEL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3</text:p>
          </table:table-cell>
          <table:table-cell office:value-type="string" calcext:value-type="string">
            <text:p>NEXI </text:p>
          </table:table-cell>
          <table:table-cell office:value-type="string" calcext:value-type="string">
            <text:p>GBYBWP4XYKULMGOUCKXHYKJSRJF6YADAGA3COJ4ZR2TK4AECZ6VSTEN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3</text:p>
          </table:table-cell>
          <table:table-cell office:value-type="string" calcext:value-type="string">
            <text:p>ESPMERCURY </text:p>
          </table:table-cell>
          <table:table-cell office:value-type="string" calcext:value-type="string">
            <text:p>GDJ65EKVSHC5TZKNJNKEJDIZBNHYJMLWMMISGGE4PBDXOQ2MF2KOE3C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3</text:p>
          </table:table-cell>
          <table:table-cell office:value-type="string" calcext:value-type="string">
            <text:p>BLUEORIGIN </text:p>
          </table:table-cell>
          <table:table-cell office:value-type="string" calcext:value-type="string">
            <text:p>GBA2SBLBITMZ62D3XWVJIKFPG6CV7ZEELN5UC5PTZTT3GESKTLO772T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6/2023</text:p>
          </table:table-cell>
          <table:table-cell office:value-type="string" calcext:value-type="string">
            <text:p>PERSILVER </text:p>
          </table:table-cell>
          <table:table-cell office:value-type="string" calcext:value-type="string">
            <text:p>GBIYTFJFORXWRR6SHX6SXDMMMTKNQRUN6XY3PGJ2FZJKU37HW6PYNZQ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3</text:p>
          </table:table-cell>
          <table:table-cell office:value-type="string" calcext:value-type="string">
            <text:p>ChinaAMC </text:p>
          </table:table-cell>
          <table:table-cell office:value-type="string" calcext:value-type="string">
            <text:p>GBX2NEP6X6X67FULJXG33CCZCKI3IFHXK2RVULP4VFHG6EVLJYDXXA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3</text:p>
          </table:table-cell>
          <table:table-cell office:value-type="string" calcext:value-type="string">
            <text:p>JPMORGAN </text:p>
          </table:table-cell>
          <table:table-cell office:value-type="string" calcext:value-type="string">
            <text:p>GCHTWT2PCKXATHGLPQ7HMXLVXQEHE4O35EFJIGSW3NEO3FJM4NV33Q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3</text:p>
          </table:table-cell>
          <table:table-cell office:value-type="string" calcext:value-type="string">
            <text:p>CODDIAMOND </text:p>
          </table:table-cell>
          <table:table-cell office:value-type="string" calcext:value-type="string">
            <text:p>GCCQCMNQHJPDKMZC3GVSYQV2C6WYIVU5OSZYTLEP2W7N4JJXJGRHAD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3</text:p>
          </table:table-cell>
          <table:table-cell office:value-type="string" calcext:value-type="string">
            <text:p>E4FREE </text:p>
          </table:table-cell>
          <table:table-cell office:value-type="string" calcext:value-type="string">
            <text:p>GCDKT3OKQDP2QMJN6Z4UYP4FF4SXV2MJKS6QGW2GGB4I5UZYYVTDFXZ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3</text:p>
          </table:table-cell>
          <table:table-cell office:value-type="string" calcext:value-type="string">
            <text:p>FARADAY </text:p>
          </table:table-cell>
          <table:table-cell office:value-type="string" calcext:value-type="string">
            <text:p>GC5T57QKBOUXP67QCJN5WE4CZWZWNFY7NGQ2QJLIMMVLMBZLLPYU2ST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3</text:p>
          </table:table-cell>
          <table:table-cell office:value-type="string" calcext:value-type="string">
            <text:p>PRTURANIUM </text:p>
          </table:table-cell>
          <table:table-cell office:value-type="string" calcext:value-type="string">
            <text:p>GAQDHFFHPZPZZUPRVICSLOYZXYPS3ILZVLHE3MT3XSBLLMM7ATANPLR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3</text:p>
          </table:table-cell>
          <table:table-cell office:value-type="string" calcext:value-type="string">
            <text:p>IDNGAS </text:p>
          </table:table-cell>
          <table:table-cell office:value-type="string" calcext:value-type="string">
            <text:p>GBSKBCOJVRXSQQWR2XEP74KLETDQP6G572TU5JPRZ46IV5S25NTQCQ5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3</text:p>
          </table:table-cell>
          <table:table-cell office:value-type="string" calcext:value-type="string">
            <text:p>TEBD </text:p>
          </table:table-cell>
          <table:table-cell office:value-type="string" calcext:value-type="string">
            <text:p>GCEQOVT3A2DKRE2D3KCXB4ACWUADLNWD676CULYFTB2ZPRBGBIYCEKB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3</text:p>
          </table:table-cell>
          <table:table-cell office:value-type="string" calcext:value-type="string">
            <text:p>ORACLE </text:p>
          </table:table-cell>
          <table:table-cell office:value-type="string" calcext:value-type="string">
            <text:p>GBRTHSRDGNNNHISAOY4EKKCS7763I27CSH3DP2KYKBMPPFPYBKO6I7U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6/2023</text:p>
          </table:table-cell>
          <table:table-cell office:value-type="string" calcext:value-type="string">
            <text:p>INVESCO </text:p>
          </table:table-cell>
          <table:table-cell office:value-type="string" calcext:value-type="string">
            <text:p>GCMP6OFCTIKYKVYPCEQ6ZMGADW36PUP5AUEETGSCJ5P6YCX4J47QIZB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3</text:p>
          </table:table-cell>
          <table:table-cell office:value-type="string" calcext:value-type="string">
            <text:p>SiberiaPower </text:p>
          </table:table-cell>
          <table:table-cell office:value-type="string" calcext:value-type="string">
            <text:p>GBL2I7CJWIFYFJJRTZMBY5K4U2OYFUTRZKOH22MJ3X7BJWCGUBWRJ2W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3</text:p>
          </table:table-cell>
          <table:table-cell office:value-type="string" calcext:value-type="string">
            <text:p>NIKOLA </text:p>
          </table:table-cell>
          <table:table-cell office:value-type="string" calcext:value-type="string">
            <text:p>GCTHXZGCXQR43FMFKA4NZO2RQ2GPKOSUDZSF2B3XD4JCHFRQ6HT6QBQ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3</text:p>
          </table:table-cell>
          <table:table-cell office:value-type="string" calcext:value-type="string">
            <text:p>ROSC </text:p>
          </table:table-cell>
          <table:table-cell office:value-type="string" calcext:value-type="string">
            <text:p>GAAVEI35LOVAVXLSY3YYVV6N2ZHEE3L6BHTCJWDYNHU7C2JKAU4VWYM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3</text:p>
          </table:table-cell>
          <table:table-cell office:value-type="string" calcext:value-type="string">
            <text:p>GRCMARBLE </text:p>
          </table:table-cell>
          <table:table-cell office:value-type="string" calcext:value-type="string">
            <text:p>GB5ZETYW5TB2A5WGPMWCPECYMF5YXGQFIOV7ZRUABBGY2YIL2WQZLR2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6/2023</text:p>
          </table:table-cell>
          <table:table-cell office:value-type="string" calcext:value-type="string">
            <text:p>FTSER </text:p>
          </table:table-cell>
          <table:table-cell office:value-type="string" calcext:value-type="string">
            <text:p>GDSQRTHB6JMKZBCZAPIWM7IW6XVBXTH4NQCVBGLUPRR27WUI7ONCDO2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3</text:p>
          </table:table-cell>
          <table:table-cell office:value-type="string" calcext:value-type="string">
            <text:p>ZAFDIAMONDS </text:p>
          </table:table-cell>
          <table:table-cell office:value-type="string" calcext:value-type="string">
            <text:p>GBZA22PV3L6QITIHC4F55IOF4AFD2DXPKKX6OPVJBHX5RFDVK374GHF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3</text:p>
          </table:table-cell>
          <table:table-cell office:value-type="string" calcext:value-type="string">
            <text:p>CHLLITHIUM </text:p>
          </table:table-cell>
          <table:table-cell office:value-type="string" calcext:value-type="string">
            <text:p>GDRLPRBKNYIB6ZODRWEZV6NSTARJR4XB56Z2SGZ5ZJUQDE6CQJ3LRCR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3</text:p>
          </table:table-cell>
          <table:table-cell office:value-type="string" calcext:value-type="string">
            <text:p>MSCI </text:p>
          </table:table-cell>
          <table:table-cell office:value-type="string" calcext:value-type="string">
            <text:p>GDPU6Z5ZKXNEE6KCRAPPLIBGUGNY4IU6ZRIMNUELLBQCO5TQIGLG7X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3</text:p>
          </table:table-cell>
          <table:table-cell office:value-type="string" calcext:value-type="string">
            <text:p>BWADIAMONDS </text:p>
          </table:table-cell>
          <table:table-cell office:value-type="string" calcext:value-type="string">
            <text:p>GARY4SM6CIKJOCJSXX4ZRVSE6SEEKN2JCZVTH3CYKHDVJIWPBM5LHES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6/2023</text:p>
          </table:table-cell>
          <table:table-cell office:value-type="string" calcext:value-type="string">
            <text:p>Railway </text:p>
          </table:table-cell>
          <table:table-cell office:value-type="string" calcext:value-type="string">
            <text:p>GDHHG4VYHCC7YAJLKMGO6O5SXDC6FGXZACHTJHKPJEI35CDBDT6E3L5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6/2023</text:p>
          </table:table-cell>
          <table:table-cell office:value-type="string" calcext:value-type="string">
            <text:p>SteelWorks </text:p>
          </table:table-cell>
          <table:table-cell office:value-type="string" calcext:value-type="string">
            <text:p>GC3C7RF2DCUQ3UIRFB4GR5E6LG66PFPZKUJOPOWWVMA2P54HVFKKKPK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6/2023</text:p>
          </table:table-cell>
          <table:table-cell office:value-type="string" calcext:value-type="string">
            <text:p>MORNINGSTAR </text:p>
          </table:table-cell>
          <table:table-cell office:value-type="string" calcext:value-type="string">
            <text:p>GCMZHTAJGLJDQ3M7KFS7ZBUVTDHCQQWQM7CRA4FRDR267QPT3RAWELQ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3</text:p>
          </table:table-cell>
          <table:table-cell office:value-type="string" calcext:value-type="string">
            <text:p>XPENG </text:p>
          </table:table-cell>
          <table:table-cell office:value-type="string" calcext:value-type="string">
            <text:p>GAOJH7U2WAAPLCQITVC6K3KT722BBXKK25GFFHNOGCIZPKPQVWM2ZZX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3</text:p>
          </table:table-cell>
          <table:table-cell office:value-type="string" calcext:value-type="string">
            <text:p>MERCER </text:p>
          </table:table-cell>
          <table:table-cell office:value-type="string" calcext:value-type="string">
            <text:p>GCCG7OR6ZZL4HEBD5UAR2HMH35RT4A5GIT33EZNHN4QBPCICE6HC4HV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3</text:p>
          </table:table-cell>
          <table:table-cell office:value-type="string" calcext:value-type="string">
            <text:p>BLACKSTONE </text:p>
          </table:table-cell>
          <table:table-cell office:value-type="string" calcext:value-type="string">
            <text:p>GCRMVGCN7UGVGG3UBHHVLN54BHLVXI4Y5F4KT5237RJJYDOVWVHLHDG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3</text:p>
          </table:table-cell>
          <table:table-cell office:value-type="string" calcext:value-type="string">
            <text:p>TCDOIL </text:p>
          </table:table-cell>
          <table:table-cell office:value-type="string" calcext:value-type="string">
            <text:p>GCYBW5G5OGMMUS7FCIEVFL4VLOU7ZLRTQQHE6IXIA574CYNTPOS4FV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3</text:p>
          </table:table-cell>
          <table:table-cell office:value-type="string" calcext:value-type="string">
            <text:p>PROTERRA </text:p>
          </table:table-cell>
          <table:table-cell office:value-type="string" calcext:value-type="string">
            <text:p>GDM7VMKGW6PHLPKUKOMMXVM6L7GIJVAVZ4PB5ERIXN46DNP33RE7VU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6/2023</text:p>
          </table:table-cell>
          <table:table-cell office:value-type="string" calcext:value-type="string">
            <text:p>Vankor </text:p>
          </table:table-cell>
          <table:table-cell office:value-type="string" calcext:value-type="string">
            <text:p>GBZIJD72LYEWT7Y5POW3JYCAILIAEU7ESYNE2OGAHHJ5QX47OOCHIV4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3</text:p>
          </table:table-cell>
          <table:table-cell office:value-type="string" calcext:value-type="string">
            <text:p>GOLDMAN </text:p>
          </table:table-cell>
          <table:table-cell office:value-type="string" calcext:value-type="string">
            <text:p>GDNDQZXNELG3QRXGNEB4RXW37JINBIEAZ5FDEV442H4YHTYHZ6H24G3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3</text:p>
          </table:table-cell>
          <table:table-cell office:value-type="string" calcext:value-type="string">
            <text:p>3GD </text:p>
          </table:table-cell>
          <table:table-cell office:value-type="string" calcext:value-type="string">
            <text:p>GD3UWPOQRRG2VTRIY3AVBJ2ZY7VLSGW2DGLANU6P7KNIIANRNFWWMWX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3</text:p>
          </table:table-cell>
          <table:table-cell office:value-type="string" calcext:value-type="string">
            <text:p>GABPETROLEUM </text:p>
          </table:table-cell>
          <table:table-cell office:value-type="string" calcext:value-type="string">
            <text:p>GA2WELZQATLOJAC4VZLJQFK63DP2TV4SG2HWKO6OZ7TKRXEOXTMZOXC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3</text:p>
          </table:table-cell>
          <table:table-cell office:value-type="string" calcext:value-type="string">
            <text:p>REDHAT </text:p>
          </table:table-cell>
          <table:table-cell office:value-type="string" calcext:value-type="string">
            <text:p>GCC726RZPHOMDWHWNR4IQOTMTGZQYMFUVUILU55HMJ2FDZODC55PPDQ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3</text:p>
          </table:table-cell>
          <table:table-cell office:value-type="string" calcext:value-type="string">
            <text:p>FISKER </text:p>
          </table:table-cell>
          <table:table-cell office:value-type="string" calcext:value-type="string">
            <text:p>GDDIRMOAZQDFSWKRAEJH2QNQLO2TWOKQGOD7PLHWPWBRUN2APTUJBFJ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3</text:p>
          </table:table-cell>
          <table:table-cell office:value-type="string" calcext:value-type="string">
            <text:p>YandexDF </text:p>
          </table:table-cell>
          <table:table-cell office:value-type="string" calcext:value-type="string">
            <text:p>GAQZTSKA5BIDXYXQXYIMGRFANERKPPC6ZVIOY33VSOODO2NH6SJ4TZ7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3</text:p>
          </table:table-cell>
          <table:table-cell office:value-type="string" calcext:value-type="string">
            <text:p>CARLYLE </text:p>
          </table:table-cell>
          <table:table-cell office:value-type="string" calcext:value-type="string">
            <text:p>GBUPBCMHC263XDJOGX5MLXUHL2B26UTL4FMZ4MEIMPDSSWG7TDNHHQ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6/2023</text:p>
          </table:table-cell>
          <table:table-cell office:value-type="string" calcext:value-type="string">
            <text:p>BankofComm </text:p>
          </table:table-cell>
          <table:table-cell office:value-type="string" calcext:value-type="string">
            <text:p>GC4E7QQP352B6QU2KAUUYDW6DS2IWRV3ZJZXBNJJANHZ6ZDBFBXGB7H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7/2023</text:p>
          </table:table-cell>
          <table:table-cell office:value-type="string" calcext:value-type="string">
            <text:p>UntdCapital </text:p>
          </table:table-cell>
          <table:table-cell office:value-type="string" calcext:value-type="string">
            <text:p>GBCDYSK3YHQQG6NGZJVH6M5UEA7UGKOSJWPIAXLNFM3LPU4AEF6ASNQ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3</text:p>
          </table:table-cell>
          <table:table-cell office:value-type="string" calcext:value-type="string">
            <text:p>UHG </text:p>
          </table:table-cell>
          <table:table-cell office:value-type="string" calcext:value-type="string">
            <text:p>GAPMYSUVQTXHUPW4QBANZLBYFT22DNU4UHLS3X6X3UPAGEOIAI5O7UA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3</text:p>
          </table:table-cell>
          <table:table-cell office:value-type="string" calcext:value-type="string">
            <text:p>ETHCOFFEE </text:p>
          </table:table-cell>
          <table:table-cell office:value-type="string" calcext:value-type="string">
            <text:p>GCKJFU3OHO5HLFTB33EK6W6I7V3CXJNVOKYYR5TCZXHTWTZ5GDLXP5W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7/2023</text:p>
          </table:table-cell>
          <table:table-cell office:value-type="string" calcext:value-type="string">
            <text:p>Serco </text:p>
          </table:table-cell>
          <table:table-cell office:value-type="string" calcext:value-type="string">
            <text:p>GCFPW7462U634TF4VSTCLO2RENMDY7TAZGLMHSDSRJ2O2VR5XT6NGGP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7/2023</text:p>
          </table:table-cell>
          <table:table-cell office:value-type="string" calcext:value-type="string">
            <text:p>GNC </text:p>
          </table:table-cell>
          <table:table-cell office:value-type="string" calcext:value-type="string">
            <text:p>GBCVH7QMKYWK53QKHFWETW7SMXYXH56F5HYUWWIALKDQAYVQZPBPQYA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7/2023</text:p>
          </table:table-cell>
          <table:table-cell office:value-type="string" calcext:value-type="string">
            <text:p>CAPITAL </text:p>
          </table:table-cell>
          <table:table-cell office:value-type="string" calcext:value-type="string">
            <text:p>GDWUK2F5DKSKXOCVG2FNRZDPBJ7NEYKRHGKGBODMQVRHJYKDNBNVND5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7/2023</text:p>
          </table:table-cell>
          <table:table-cell office:value-type="string" calcext:value-type="string">
            <text:p>WPEN2 </text:p>
          </table:table-cell>
          <table:table-cell office:value-type="string" calcext:value-type="string">
            <text:p>GC52SQIYR42P5BKOP55KJO2GUXZCNECPQYYIDFUJX3TCBNNOCAAVTGT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7/2023</text:p>
          </table:table-cell>
          <table:table-cell office:value-type="string" calcext:value-type="string">
            <text:p>BERKSHIRE </text:p>
          </table:table-cell>
          <table:table-cell office:value-type="string" calcext:value-type="string">
            <text:p>GDZPPQCAJORMGBPXD3LQ5GIQRVRTENZHX4RFAIN2JOFPBYA76STTKQU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7/2023</text:p>
          </table:table-cell>
          <table:table-cell office:value-type="string" calcext:value-type="string">
            <text:p>Fosun </text:p>
          </table:table-cell>
          <table:table-cell office:value-type="string" calcext:value-type="string">
            <text:p>GCEU3SFXZ4XUAGL7XRUV5UIKZ5Z2CU55KDBUPKHF6A3PADPMJZQ7522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7/2023</text:p>
          </table:table-cell>
          <table:table-cell office:value-type="string" calcext:value-type="string">
            <text:p>Cemex </text:p>
          </table:table-cell>
          <table:table-cell office:value-type="string" calcext:value-type="string">
            <text:p>GBYWLQMN64XDMCQK7ZF4QHXHHFNV6UVZBIZU4XIPNWOD74RM6LVSEHX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7/2023</text:p>
          </table:table-cell>
          <table:table-cell office:value-type="string" calcext:value-type="string">
            <text:p>ITALIMESTONE </text:p>
          </table:table-cell>
          <table:table-cell office:value-type="string" calcext:value-type="string">
            <text:p>GBX5UMLWBU7VLL4DWX4QILL7KBBNLAFJ66SBOYJRV3GP3BPWLAW6UEI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7/2023</text:p>
          </table:table-cell>
          <table:table-cell office:value-type="string" calcext:value-type="string">
            <text:p>Soros </text:p>
          </table:table-cell>
          <table:table-cell office:value-type="string" calcext:value-type="string">
            <text:p>GAMNTPLFSF2X4YHJR6DMQUTA6UHZUAODANQHK7373STPVIW4NCZJFTY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7/2023</text:p>
          </table:table-cell>
          <table:table-cell office:value-type="string" calcext:value-type="string">
            <text:p>ROWEPRICE </text:p>
          </table:table-cell>
          <table:table-cell office:value-type="string" calcext:value-type="string">
            <text:p>GBJXGO2E3WIC2VOSHNFCKFOSSFUDYCYV6JZAGMCBZHOMWJYXBN6G6C4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7/2023</text:p>
          </table:table-cell>
          <table:table-cell office:value-type="string" calcext:value-type="string">
            <text:p>Disney </text:p>
          </table:table-cell>
          <table:table-cell office:value-type="string" calcext:value-type="string">
            <text:p>GAWKKCKXDQDP2CUGPPSVDJOHISYVWVO5IH3QU4FXNBYQ64LUMDZLYPW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7/2023</text:p>
          </table:table-cell>
          <table:table-cell office:value-type="string" calcext:value-type="string">
            <text:p>JOHNSON </text:p>
          </table:table-cell>
          <table:table-cell office:value-type="string" calcext:value-type="string">
            <text:p>GDORRRYKZWPBK6HOIN5Y2DU3XIVMCYXBGP7ZSWB7QBMDFKTZS4KC4KB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7/2023</text:p>
          </table:table-cell>
          <table:table-cell office:value-type="string" calcext:value-type="string">
            <text:p>LBYGAS </text:p>
          </table:table-cell>
          <table:table-cell office:value-type="string" calcext:value-type="string">
            <text:p>GCN7Q3VT3TVVW3G3Q2ODPOJWZWSBCERJT57IXKZG77Q7HM5OQISCM5X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7/2023</text:p>
          </table:table-cell>
          <table:table-cell office:value-type="string" calcext:value-type="string">
            <text:p>Ericsson </text:p>
          </table:table-cell>
          <table:table-cell office:value-type="string" calcext:value-type="string">
            <text:p>GDCFJH5HKLFPXOJWHDA65DLASS3UVCNMSE6LQY7B5R57VKU6TM6QF6F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7/2023</text:p>
          </table:table-cell>
          <table:table-cell office:value-type="string" calcext:value-type="string">
            <text:p>AVAX </text:p>
          </table:table-cell>
          <table:table-cell office:value-type="string" calcext:value-type="string">
            <text:p>GBYWAG4USDYOVAYYZ3FTUXNAYPLYDAME6SHSWFMNTINK2HWP4TR6ZUX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7/2023</text:p>
          </table:table-cell>
          <table:table-cell office:value-type="string" calcext:value-type="string">
            <text:p>CITIC </text:p>
          </table:table-cell>
          <table:table-cell office:value-type="string" calcext:value-type="string">
            <text:p>GATIMIOBPP6OMD6XDK7U5QVCG6EDX6X5HHT6DRRPAN2Y64MFYMDVYD7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7/2023</text:p>
          </table:table-cell>
          <table:table-cell office:value-type="string" calcext:value-type="string">
            <text:p>PIMCO </text:p>
          </table:table-cell>
          <table:table-cell office:value-type="string" calcext:value-type="string">
            <text:p>GAYBKJHKXJ7AAFKC7SIZL2PZVSGL7QRDS3DVZVGQ44JTQTU2YYG2OJO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7/2023</text:p>
          </table:table-cell>
          <table:table-cell office:value-type="string" calcext:value-type="string">
            <text:p>BOE </text:p>
          </table:table-cell>
          <table:table-cell office:value-type="string" calcext:value-type="string">
            <text:p>GANZMGSS5QXLM2ANKFMF43PI7TRHKEG42FVCZMPPBCZXT427PDZFGWD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7/2023</text:p>
          </table:table-cell>
          <table:table-cell office:value-type="string" calcext:value-type="string">
            <text:p>GENERAL </text:p>
          </table:table-cell>
          <table:table-cell office:value-type="string" calcext:value-type="string">
            <text:p>GAVPLRPNNUGFPZXGBISGDSRYYEIFDBR3FNE7CXSMN27MNJVO4E5YOIV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7/2023</text:p>
          </table:table-cell>
          <table:table-cell office:value-type="string" calcext:value-type="string">
            <text:p>MATIC </text:p>
          </table:table-cell>
          <table:table-cell office:value-type="string" calcext:value-type="string">
            <text:p>GDNBKSYI7YMTLSWOCS4K2IPJMEFUVV63B3TQVEPBDPC7VTRSK7VMD74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7/2023</text:p>
          </table:table-cell>
          <table:table-cell office:value-type="string" calcext:value-type="string">
            <text:p>MARCOBALT </text:p>
          </table:table-cell>
          <table:table-cell office:value-type="string" calcext:value-type="string">
            <text:p>GATI747ZM2RYXRAWTWYMT4ZHAM5TR54R4ZQTMTDNW5D7W5A6VO5O6OP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7/2023</text:p>
          </table:table-cell>
          <table:table-cell office:value-type="string" calcext:value-type="string">
            <text:p>REDA </text:p>
          </table:table-cell>
          <table:table-cell office:value-type="string" calcext:value-type="string">
            <text:p>GBFGSFXLGG4NYIQ4THM2RTXRJSW4ETQJLK6Z5Z6FB4GDDIPJYTC6KTZ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7/2023</text:p>
          </table:table-cell>
          <table:table-cell office:value-type="string" calcext:value-type="string">
            <text:p>STARBRIDGE </text:p>
          </table:table-cell>
          <table:table-cell office:value-type="string" calcext:value-type="string">
            <text:p>GBRFV5MGJSZEL5BPNPL3F4DE4RZ5KJT4V3ARMSRBUS5SGOMINIQ7OH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7/2023</text:p>
          </table:table-cell>
          <table:table-cell office:value-type="string" calcext:value-type="string">
            <text:p>WSB </text:p>
          </table:table-cell>
          <table:table-cell office:value-type="string" calcext:value-type="string">
            <text:p>GDDTDOX6UQPZOQ77NGU7WEIEESGX2762RT6UW5SZMJQ54Q2VFKXZWAV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7/2023</text:p>
          </table:table-cell>
          <table:table-cell office:value-type="string" calcext:value-type="string">
            <text:p>DEPOT </text:p>
          </table:table-cell>
          <table:table-cell office:value-type="string" calcext:value-type="string">
            <text:p>GA5CRAT3Y3MSFZZKVZ6RYSRQPL6VK3HPZA2HQGY52ZVTR5BUEW75GT5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7/2023</text:p>
          </table:table-cell>
          <table:table-cell office:value-type="string" calcext:value-type="string">
            <text:p>ARBRIDGE </text:p>
          </table:table-cell>
          <table:table-cell office:value-type="string" calcext:value-type="string">
            <text:p>GAN2PTLT4KX5TL4GZJ6YA7PA2J4R4N4LNYXIKCYXGLVR5QVSAVVDEVM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7/2023</text:p>
          </table:table-cell>
          <table:table-cell office:value-type="string" calcext:value-type="string">
            <text:p>PROCTER </text:p>
          </table:table-cell>
          <table:table-cell office:value-type="string" calcext:value-type="string">
            <text:p>GCM6IYJEGQCJ77ALZVCIKCAMQEZRVC4U5STMVI2OXMIF3T5GUBJ542W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7/2023</text:p>
          </table:table-cell>
          <table:table-cell office:value-type="string" calcext:value-type="string">
            <text:p>TSMC </text:p>
          </table:table-cell>
          <table:table-cell office:value-type="string" calcext:value-type="string">
            <text:p>GCLMOUIAX3R5OFP7WDR3QE3NBMW6SFG6KAJKTD23OE2CJ2UHQNZHXLT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7/2023</text:p>
          </table:table-cell>
          <table:table-cell office:value-type="string" calcext:value-type="string">
            <text:p>BRANIOBIUM </text:p>
          </table:table-cell>
          <table:table-cell office:value-type="string" calcext:value-type="string">
            <text:p>GA73GDRRKDMPLP44X4G2SNUIOCVBHCTSG32UPJOY7SPOJRVWKVL3QTW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7/2023</text:p>
          </table:table-cell>
          <table:table-cell office:value-type="string" calcext:value-type="string">
            <text:p>SPACEWALK </text:p>
          </table:table-cell>
          <table:table-cell office:value-type="string" calcext:value-type="string">
            <text:p>GDDECLJX47HASTZKDZTRA2HW7NMXJY3K62L7YAQPS6MMR6MNOSQOJLZ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7/2023</text:p>
          </table:table-cell>
          <table:table-cell office:value-type="string" calcext:value-type="string">
            <text:p>IBM </text:p>
          </table:table-cell>
          <table:table-cell office:value-type="string" calcext:value-type="string">
            <text:p>GAB6QORYETWLZWWL7CRTFOT2A6CHZQTEBHFINZNE3T3ZJHUOCJ7UBUF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7/2023</text:p>
          </table:table-cell>
          <table:table-cell office:value-type="string" calcext:value-type="string">
            <text:p>CELO </text:p>
          </table:table-cell>
          <table:table-cell office:value-type="string" calcext:value-type="string">
            <text:p>GA52BNH4XYKCW7ZL6LAC4SUSCTWTMI6QYD74XIHI5ZG4736ZG6UKEJ6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7/2023</text:p>
          </table:table-cell>
          <table:table-cell office:value-type="string" calcext:value-type="string">
            <text:p>ATNT </text:p>
          </table:table-cell>
          <table:table-cell office:value-type="string" calcext:value-type="string">
            <text:p>GC4WUB76FDOU6K2GNK5MGOCJPC3CTKSJDHLVHVYUXSYHYQ6BEMABIRL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7/2023</text:p>
          </table:table-cell>
          <table:table-cell office:value-type="string" calcext:value-type="string">
            <text:p>ETHP </text:p>
          </table:table-cell>
          <table:table-cell office:value-type="string" calcext:value-type="string">
            <text:p>GAYM7ZBOBIVATKBVUHFGDRZM6QT62C657HYQB2WJWOADQRGR45JOP5H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7/2023</text:p>
          </table:table-cell>
          <table:table-cell office:value-type="string" calcext:value-type="string">
            <text:p>CANPOTASH </text:p>
          </table:table-cell>
          <table:table-cell office:value-type="string" calcext:value-type="string">
            <text:p>GCMVU4CWADQISVTA5IJWU2UWSUNDEFALZYY24EWWAFA6WI327JTSNLL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7/2023</text:p>
          </table:table-cell>
          <table:table-cell office:value-type="string" calcext:value-type="string">
            <text:p>Rentec </text:p>
          </table:table-cell>
          <table:table-cell office:value-type="string" calcext:value-type="string">
            <text:p>GCXH4A3OPG6GJJUGP3WXFWIZNQ4AYX5OBMS6J2GRWC5C66ZDLL4BOG4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7/2023</text:p>
          </table:table-cell>
          <table:table-cell office:value-type="string" calcext:value-type="string">
            <text:p>VERIZON </text:p>
          </table:table-cell>
          <table:table-cell office:value-type="string" calcext:value-type="string">
            <text:p>GABD2TVDMSOHDZUVTVPWG4FEBD2EIRSVSMW2AHCGQPFVT2SSGAZ7HRU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7/2023</text:p>
          </table:table-cell>
          <table:table-cell office:value-type="string" calcext:value-type="string">
            <text:p>PROTOCOL40 </text:p>
          </table:table-cell>
          <table:table-cell office:value-type="string" calcext:value-type="string">
            <text:p>GD36J5DCDXVIIF2GVB2M6DTPHP6BJTQ7PJTDXE7DHRJMNNFBV6IHEHC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7/2023</text:p>
          </table:table-cell>
          <table:table-cell office:value-type="string" calcext:value-type="string">
            <text:p>Citadel </text:p>
          </table:table-cell>
          <table:table-cell office:value-type="string" calcext:value-type="string">
            <text:p>GCNLCCDWBDUWFTXEW7RQIDG5KFGJQOURUB7FZ66LHBGYFBDY4PSB4IV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7/2023</text:p>
          </table:table-cell>
          <table:table-cell office:value-type="string" calcext:value-type="string">
            <text:p>Gates </text:p>
          </table:table-cell>
          <table:table-cell office:value-type="string" calcext:value-type="string">
            <text:p>GBYVYDMVHV2GWNOQ2ECMUJ2GT5YZTYKN5732TJG45ETWVCEL5TKLOOW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7/2023</text:p>
          </table:table-cell>
          <table:table-cell office:value-type="string" calcext:value-type="string">
            <text:p>WINTERSHALL </text:p>
          </table:table-cell>
          <table:table-cell office:value-type="string" calcext:value-type="string">
            <text:p>GCKH4WPB73TAVGHD4G4CRQJ2SN6BNWI5ENT2QQLNHYPLGLY7GKC73OW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7/2023</text:p>
          </table:table-cell>
          <table:table-cell office:value-type="string" calcext:value-type="string">
            <text:p>SAP </text:p>
          </table:table-cell>
          <table:table-cell office:value-type="string" calcext:value-type="string">
            <text:p>GDFFODOCEEIOIVCQBXWNZ6GS4TJ64IQUDAORWY2U55RCMHXHJVJVQTV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8/2023</text:p>
          </table:table-cell>
          <table:table-cell office:value-type="string" calcext:value-type="string">
            <text:p>PLTR </text:p>
          </table:table-cell>
          <table:table-cell office:value-type="string" calcext:value-type="string">
            <text:p>GDZRAG76HGSMYEKVGFA53HIH4XVYQKROLZKIG5T7SW5FVLMRUXU3PLT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8/2023</text:p>
          </table:table-cell>
          <table:table-cell office:value-type="string" calcext:value-type="string">
            <text:p>NOVAZ </text:p>
          </table:table-cell>
          <table:table-cell office:value-type="string" calcext:value-type="string">
            <text:p>GDEQNZFALJAAOOMMEB45FCEBTNAZEJIUL26TCYJFGKCC7S3YSSRESEQ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8/2023</text:p>
          </table:table-cell>
          <table:table-cell office:value-type="string" calcext:value-type="string">
            <text:p>21SHARES </text:p>
          </table:table-cell>
          <table:table-cell office:value-type="string" calcext:value-type="string">
            <text:p>GDEMUJBSBJZHBQ2ZYHEJRMZXSQHP3IJLPSCLJRCCD46UQ4OMEIMGVOK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8/2023</text:p>
          </table:table-cell>
          <table:table-cell office:value-type="string" calcext:value-type="string">
            <text:p>MFS </text:p>
          </table:table-cell>
          <table:table-cell office:value-type="string" calcext:value-type="string">
            <text:p>GD6AUIGXE2IEWGQZZ32CNQIZX76SSBYF5FCWIFVUU2R3Q2RQN2HLPWF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8/2023</text:p>
          </table:table-cell>
          <table:table-cell office:value-type="string" calcext:value-type="string">
            <text:p>VANECK </text:p>
          </table:table-cell>
          <table:table-cell office:value-type="string" calcext:value-type="string">
            <text:p>GA4NGARMDE3WOUIAWHEEKY6QDCGQGYAOBHEXYRCCPUF6I63SKN5TCW3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8/2023</text:p>
          </table:table-cell>
          <table:table-cell office:value-type="string" calcext:value-type="string">
            <text:p>LEDGER </text:p>
          </table:table-cell>
          <table:table-cell office:value-type="string" calcext:value-type="string">
            <text:p>GDFXXVJMRLHQO7JWD5KXDB4KB3OQO2U75PKGE5726ZFQGZIVY3O7HHM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8/2023</text:p>
          </table:table-cell>
          <table:table-cell office:value-type="string" calcext:value-type="string">
            <text:p>Coke </text:p>
          </table:table-cell>
          <table:table-cell office:value-type="string" calcext:value-type="string">
            <text:p>GCYNEWCBDVCDCD2D6LVVLUWF7ZDITKS7FHJ3N3ZX5PGAN4Q3Q7TG2VG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8/2023</text:p>
          </table:table-cell>
          <table:table-cell office:value-type="string" calcext:value-type="string">
            <text:p>ARRINGTONC </text:p>
          </table:table-cell>
          <table:table-cell office:value-type="string" calcext:value-type="string">
            <text:p>GA5M3DQC3CRX4BHESH55IUIIWFU3EGUIRCHARMTPGEWUT6LCZLTPJHS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8/2023</text:p>
          </table:table-cell>
          <table:table-cell office:value-type="string" calcext:value-type="string">
            <text:p>Dinar </text:p>
          </table:table-cell>
          <table:table-cell office:value-type="string" calcext:value-type="string">
            <text:p>GB5RQMXNZB6PMPPGKMQNUCKPZYF5RGCZRD4DGCJBZGLOT6U6HLSRU5K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8/2023</text:p>
          </table:table-cell>
          <table:table-cell office:value-type="string" calcext:value-type="string">
            <text:p>BNYM </text:p>
          </table:table-cell>
          <table:table-cell office:value-type="string" calcext:value-type="string">
            <text:p>GAPUU26Z2FPFYNMB4Q3SLTKS3XCF6ELVSJIKZR4J6YV7UGJP3JJZAUK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8/2023</text:p>
          </table:table-cell>
          <table:table-cell office:value-type="string" calcext:value-type="string">
            <text:p>Fox </text:p>
          </table:table-cell>
          <table:table-cell office:value-type="string" calcext:value-type="string">
            <text:p>GCB2U66FK3S54OW7TN432WKXXS32RMN3RC4LQMYSRS4NCNCLTE6GINS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8/2023</text:p>
          </table:table-cell>
          <table:table-cell office:value-type="string" calcext:value-type="string">
            <text:p>DOCUSIGN </text:p>
          </table:table-cell>
          <table:table-cell office:value-type="string" calcext:value-type="string">
            <text:p>GBBO4Q4MWFWUKVDUUF2SBZBKYCQV2GW2BUEK3GBQ4AEET3YYFBY7V52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8/2023</text:p>
          </table:table-cell>
          <table:table-cell office:value-type="string" calcext:value-type="string">
            <text:p>SIEMENS </text:p>
          </table:table-cell>
          <table:table-cell office:value-type="string" calcext:value-type="string">
            <text:p>GCPB4RZERNG2DQNX3SEH6IREF2BO73HKRFGVJG3ZQSAQN6JZVRVYHC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8/2023</text:p>
          </table:table-cell>
          <table:table-cell office:value-type="string" calcext:value-type="string">
            <text:p>NOVARTIS </text:p>
          </table:table-cell>
          <table:table-cell office:value-type="string" calcext:value-type="string">
            <text:p>GCSIRZ5ESCC5BLMK6LHSJ2X2FSFQ4KOXJG56UTLH4REPJLA2MJY4EJJ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8/2023</text:p>
          </table:table-cell>
          <table:table-cell office:value-type="string" calcext:value-type="string">
            <text:p>Foxconn </text:p>
          </table:table-cell>
          <table:table-cell office:value-type="string" calcext:value-type="string">
            <text:p>GCJNE3RJVFZPQWTXYW323IDS46CDMW5US2RVEHHNS3HHKQG6JB7S72R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8/2023</text:p>
          </table:table-cell>
          <table:table-cell office:value-type="string" calcext:value-type="string">
            <text:p>WISDOM </text:p>
          </table:table-cell>
          <table:table-cell office:value-type="string" calcext:value-type="string">
            <text:p>GAPPSD73YWKB63SN3PMQ3FAEJWHX37PBTV3LGKIXZNPDFFYXH2ZO5O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8/2023</text:p>
          </table:table-cell>
          <table:table-cell office:value-type="string" calcext:value-type="string">
            <text:p>Huawei </text:p>
          </table:table-cell>
          <table:table-cell office:value-type="string" calcext:value-type="string">
            <text:p>GB52IRCKMWNE352FN2LG32OA2KAS6AX5BJCCP2HOS5QUFIQ3VWVHVU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8/2023</text:p>
          </table:table-cell>
          <table:table-cell office:value-type="string" calcext:value-type="string">
            <text:p>RTRE </text:p>
          </table:table-cell>
          <table:table-cell office:value-type="string" calcext:value-type="string">
            <text:p>GB4MLQLFM5NAJOK4ODDEVPOX5OZK7CGV4NL3XJEKHRF3EJLFYJSSRT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8/2023</text:p>
          </table:table-cell>
          <table:table-cell office:value-type="string" calcext:value-type="string">
            <text:p>Propy </text:p>
          </table:table-cell>
          <table:table-cell office:value-type="string" calcext:value-type="string">
            <text:p>GC5URYCQXV536K3DVBGRFRANZDQYQW34ZSPZJAOYSPU4LMFZT4MMFII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8/2023</text:p>
          </table:table-cell>
          <table:table-cell office:value-type="string" calcext:value-type="string">
            <text:p>LLOYDS </text:p>
          </table:table-cell>
          <table:table-cell office:value-type="string" calcext:value-type="string">
            <text:p>GBE4ER2UZQX5YRA7X6BDQVVZURTWIAMZ4QRC4MXR55EWRXZLJTSEHDS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8/2023</text:p>
          </table:table-cell>
          <table:table-cell office:value-type="string" calcext:value-type="string">
            <text:p>Intel </text:p>
          </table:table-cell>
          <table:table-cell office:value-type="string" calcext:value-type="string">
            <text:p>GDRAFJHM26J6GJLXW44ERCSEIIUJSMSM6555W3W353VOXOXY7AS2MUJ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8/2023</text:p>
          </table:table-cell>
          <table:table-cell office:value-type="string" calcext:value-type="string">
            <text:p>CRR </text:p>
          </table:table-cell>
          <table:table-cell office:value-type="string" calcext:value-type="string">
            <text:p>GAILSTAETVKSXR3VGWXNOEAFKBSPYFIMLLJXKWZSLOQOEOERFFKUG7S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8/2023</text:p>
          </table:table-cell>
          <table:table-cell office:value-type="string" calcext:value-type="string">
            <text:p>VND </text:p>
          </table:table-cell>
          <table:table-cell office:value-type="string" calcext:value-type="string">
            <text:p>GARJCEBOEEJOVFXKBPKKM7JMZ4D4WFJYW2IZIIM7CBGM2UEU6LPE3SK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8/2023</text:p>
          </table:table-cell>
          <table:table-cell office:value-type="string" calcext:value-type="string">
            <text:p>DCOAL </text:p>
          </table:table-cell>
          <table:table-cell office:value-type="string" calcext:value-type="string">
            <text:p>GBRY5PQDBE3OSDPLVDDA4NBTGXEGXOTASF3IXPVGVSNPZLVBV4MMJZ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8/2023</text:p>
          </table:table-cell>
          <table:table-cell office:value-type="string" calcext:value-type="string">
            <text:p>EBOND </text:p>
          </table:table-cell>
          <table:table-cell office:value-type="string" calcext:value-type="string">
            <text:p>GDHERI5F53HL5QDJVYCXMTGMBS3E2ZIAWL33EHABDLTWUZACYUEWGM7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8/2023</text:p>
          </table:table-cell>
          <table:table-cell office:value-type="string" calcext:value-type="string">
            <text:p>EWON </text:p>
          </table:table-cell>
          <table:table-cell office:value-type="string" calcext:value-type="string">
            <text:p>GCLWNNM3UGSDK5CCAZYGAUCYNG5OXY5FU456LBZA5KS4X2KU5OOQEW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8/2023</text:p>
          </table:table-cell>
          <table:table-cell office:value-type="string" calcext:value-type="string">
            <text:p>CHEESEQAKE </text:p>
          </table:table-cell>
          <table:table-cell office:value-type="string" calcext:value-type="string">
            <text:p>GCXXW4Z274LFFXR72Q7CTY4JNBGSZLP4DHQPGQAFM5GS2DB4HJURPVJ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8/2023</text:p>
          </table:table-cell>
          <table:table-cell office:value-type="string" calcext:value-type="string">
            <text:p>Lunar52 </text:p>
          </table:table-cell>
          <table:table-cell office:value-type="string" calcext:value-type="string">
            <text:p>GARZB5J6G32DHS5KEWFUGHOSNR3TQ3BGRV6JBRJ7Q35GA74FAZLCH7S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8/2023</text:p>
          </table:table-cell>
          <table:table-cell office:value-type="string" calcext:value-type="string">
            <text:p>LENOVO </text:p>
          </table:table-cell>
          <table:table-cell office:value-type="string" calcext:value-type="string">
            <text:p>GAGAA25E7EEKNRLLIIFURK6HZ3ODE6CSDYOXRZBJKASO6XXHHDLFO77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8/2023</text:p>
          </table:table-cell>
          <table:table-cell office:value-type="string" calcext:value-type="string">
            <text:p>USACORP </text:p>
          </table:table-cell>
          <table:table-cell office:value-type="string" calcext:value-type="string">
            <text:p>GCWUNTCFKJFD366HAHUDLMR6XI3DEETVRVWM37ELN2KBKZJIXNETHLB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8/2023</text:p>
          </table:table-cell>
          <table:table-cell office:value-type="string" calcext:value-type="string">
            <text:p>ACCENTURE </text:p>
          </table:table-cell>
          <table:table-cell office:value-type="string" calcext:value-type="string">
            <text:p>GAXH7K5HEIX7WAFLBSQTH524RDZCCIO4TN7MAT2BAIZYH5XWEQWE63Z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9/2023</text:p>
          </table:table-cell>
          <table:table-cell office:value-type="string" calcext:value-type="string">
            <text:p>ABB </text:p>
          </table:table-cell>
          <table:table-cell office:value-type="string" calcext:value-type="string">
            <text:p>GD553U5J32O22YMQVOJ67ENHH4UQP5FIAXHNOBKHBJXBKSA5OUA6X6Y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9/2023</text:p>
          </table:table-cell>
          <table:table-cell office:value-type="string" calcext:value-type="string">
            <text:p>WEBUILD </text:p>
          </table:table-cell>
          <table:table-cell office:value-type="string" calcext:value-type="string">
            <text:p>GAWV2MM4AFIFOTDNDULD7VUK4CSLHKOXALXZ5DHEPWXRTCLXAAABQ6W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9/2023</text:p>
          </table:table-cell>
          <table:table-cell office:value-type="string" calcext:value-type="string">
            <text:p>BRICSTM </text:p>
          </table:table-cell>
          <table:table-cell office:value-type="string" calcext:value-type="string">
            <text:p>GD7N5CM32RR7GNQT4QPR5LZ5TA6SNNGBWSSU3DTCRPCSBLTOXFA3LJ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9/2023</text:p>
          </table:table-cell>
          <table:table-cell office:value-type="string" calcext:value-type="string">
            <text:p>CUBIC </text:p>
          </table:table-cell>
          <table:table-cell office:value-type="string" calcext:value-type="string">
            <text:p>GBBTQDW7MXLZHL53A66P6AHO5ZKG4LVTQUEBYYJIXJ47DFND4PWRM3S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9/2023</text:p>
          </table:table-cell>
          <table:table-cell office:value-type="string" calcext:value-type="string">
            <text:p>CQVTrust </text:p>
          </table:table-cell>
          <table:table-cell office:value-type="string" calcext:value-type="string">
            <text:p>GBFJ7TNN2SX34SD46DCNBOYM4O45KRERDHQ2NCN6GWCHMSQ3VKIPAWJ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9/2023</text:p>
          </table:table-cell>
          <table:table-cell office:value-type="string" calcext:value-type="string">
            <text:p>BOEING </text:p>
          </table:table-cell>
          <table:table-cell office:value-type="string" calcext:value-type="string">
            <text:p>GD2RLQGFV6J76ME7VXETZY6V3STCQOYC2OWG7CFFKLSYPFFMBZ2UQSU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9/2023</text:p>
          </table:table-cell>
          <table:table-cell office:value-type="string" calcext:value-type="string">
            <text:p>VAST </text:p>
          </table:table-cell>
          <table:table-cell office:value-type="string" calcext:value-type="string">
            <text:p>GCQ34ST4KBXVJTLXFDSKYACWBOPDO3W6E4JNG6RG7W3JTPFQL4UXE3C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9/2023</text:p>
          </table:table-cell>
          <table:table-cell office:value-type="string" calcext:value-type="string">
            <text:p>TRINET </text:p>
          </table:table-cell>
          <table:table-cell office:value-type="string" calcext:value-type="string">
            <text:p>GBE7ZOTRLBICDLPWMECOOCIIQNAKXJJ2U5EUNZ2J27SAOE4RZELGOQY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9/2023</text:p>
          </table:table-cell>
          <table:table-cell office:value-type="string" calcext:value-type="string">
            <text:p>LMT </text:p>
          </table:table-cell>
          <table:table-cell office:value-type="string" calcext:value-type="string">
            <text:p>GACKZVBX4SB6VAXKAGTQVVLX6STJN5REN3NSHAOMN6OV4Z7ST4AUZFA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9/2023</text:p>
          </table:table-cell>
          <table:table-cell office:value-type="string" calcext:value-type="string">
            <text:p>BUSH </text:p>
          </table:table-cell>
          <table:table-cell office:value-type="string" calcext:value-type="string">
            <text:p>GA23SU3SJ6KYWMK2XODSTIRIUWSSNDJNYTIE7KTCDIV27EVJNPRH5RR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9/2023</text:p>
          </table:table-cell>
          <table:table-cell office:value-type="string" calcext:value-type="string">
            <text:p>PENGANA </text:p>
          </table:table-cell>
          <table:table-cell office:value-type="string" calcext:value-type="string">
            <text:p>GDGS3YGQ6VPOS3UJMHLNL5FHQAZNOAO5YZBPXP5TZPEPCRPNH7IPYPZ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9/2023</text:p>
          </table:table-cell>
          <table:table-cell office:value-type="string" calcext:value-type="string">
            <text:p>StGermain </text:p>
          </table:table-cell>
          <table:table-cell office:value-type="string" calcext:value-type="string">
            <text:p>GCSWSRT2EW4MAIPAKRQO5FLRA2APCXLRZYGFNT233VX5IQRM5TRPOKA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9/2023</text:p>
          </table:table-cell>
          <table:table-cell office:value-type="string" calcext:value-type="string">
            <text:p>FUNDLEF </text:p>
          </table:table-cell>
          <table:table-cell office:value-type="string" calcext:value-type="string">
            <text:p>GBJWSUXFKLCTWJDDUCGEAWQP24L4RR4EOZMYVALWFN65KWVJV7KY43W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9/2023</text:p>
          </table:table-cell>
          <table:table-cell office:value-type="string" calcext:value-type="string">
            <text:p>Ouster </text:p>
          </table:table-cell>
          <table:table-cell office:value-type="string" calcext:value-type="string">
            <text:p>GAZIQCC2F6MCTB7V24Q2TPECEE3NJ6YJWVXHNJ2BTVDXPVSZGQYYDPX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9/2023</text:p>
          </table:table-cell>
          <table:table-cell office:value-type="string" calcext:value-type="string">
            <text:p>VINFAST </text:p>
          </table:table-cell>
          <table:table-cell office:value-type="string" calcext:value-type="string">
            <text:p>GDNNWYRMUF6F6LCL7ZPYLPDM73IKLMUKH4M4WLEKTVLXLXMIKLW6XKW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9/2023</text:p>
          </table:table-cell>
          <table:table-cell office:value-type="string" calcext:value-type="string">
            <text:p>AFL </text:p>
          </table:table-cell>
          <table:table-cell office:value-type="string" calcext:value-type="string">
            <text:p>GDJ64QHJZDIAGNAILG7REGXJ4A3N6L2OLDYZMMRRHA47ZULBED7FUZN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9/2023</text:p>
          </table:table-cell>
          <table:table-cell office:value-type="string" calcext:value-type="string">
            <text:p>Grayscale </text:p>
          </table:table-cell>
          <table:table-cell office:value-type="string" calcext:value-type="string">
            <text:p>GCSPL3GL7MK6HPA3Y3S3QGGKD3C5PO3LRDZU6RNJCXAWY2JYM6QQNUS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9/2023</text:p>
          </table:table-cell>
          <table:table-cell office:value-type="string" calcext:value-type="string">
            <text:p>INR </text:p>
          </table:table-cell>
          <table:table-cell office:value-type="string" calcext:value-type="string">
            <text:p>GD4IL3RA7ZFPFIAHSNPSATKBCQ22R6FMOPTUYVSQFNSXEY4UWVHCHAG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9/2023</text:p>
          </table:table-cell>
          <table:table-cell office:value-type="string" calcext:value-type="string">
            <text:p>Alibaba </text:p>
          </table:table-cell>
          <table:table-cell office:value-type="string" calcext:value-type="string">
            <text:p>GB6AUXI634UPHPXB2WHQE2ZLMROSEOFGEAGV67JJJY7BUW7JNGDH5CO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9/2023</text:p>
          </table:table-cell>
          <table:table-cell office:value-type="string" calcext:value-type="string">
            <text:p>FEDEX </text:p>
          </table:table-cell>
          <table:table-cell office:value-type="string" calcext:value-type="string">
            <text:p>GBXB2XJSD4L4BW43ZAEQ5LSXKI6AMCLW5WW6AY6V2KK7KTACCHJ4NA3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9/2023</text:p>
          </table:table-cell>
          <table:table-cell office:value-type="string" calcext:value-type="string">
            <text:p>GRAIN2 </text:p>
          </table:table-cell>
          <table:table-cell office:value-type="string" calcext:value-type="string">
            <text:p>GAKDKLZBM3A477BPEW33HBVIPUGEC7GXFTTSGU7PKAXQLFEG2UMQJA5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9/2023</text:p>
          </table:table-cell>
          <table:table-cell office:value-type="string" calcext:value-type="string">
            <text:p>eZAR </text:p>
          </table:table-cell>
          <table:table-cell office:value-type="string" calcext:value-type="string">
            <text:p>GCP2GYCFL3C5SCSCFL3CIUF53KJQ2VKMG63HTPOS5GP5QG6U7NUQQF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0/2023</text:p>
          </table:table-cell>
          <table:table-cell office:value-type="string" calcext:value-type="string">
            <text:p>Solntse </text:p>
          </table:table-cell>
          <table:table-cell office:value-type="string" calcext:value-type="string">
            <text:p>GBNAX5EQLYJROYPHKJSQF644FSOIFQCOFX6OD23PBGKRFINV6BBVRL5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0/2023</text:p>
          </table:table-cell>
          <table:table-cell office:value-type="string" calcext:value-type="string">
            <text:p>NORILSKN </text:p>
          </table:table-cell>
          <table:table-cell office:value-type="string" calcext:value-type="string">
            <text:p>GAFAGIQGR4AUMHZ6IRZSCM7MUHFNWAKBXHTA5FJ4D6JILFXXY64YKHN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0/2023</text:p>
          </table:table-cell>
          <table:table-cell office:value-type="string" calcext:value-type="string">
            <text:p>Zvezda </text:p>
          </table:table-cell>
          <table:table-cell office:value-type="string" calcext:value-type="string">
            <text:p>GAXEEJUXW44S6U5OYLYLPYY5NU7VDHYQSHZQIVXRRVWBI7V4E2XNOHN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0/2023</text:p>
          </table:table-cell>
          <table:table-cell office:value-type="string" calcext:value-type="string">
            <text:p>OLYMPUSICON </text:p>
          </table:table-cell>
          <table:table-cell office:value-type="string" calcext:value-type="string">
            <text:p>GBFSO7RKUMSBLFH2HFC5DG76A5AI2UXWFESTYADSWBTYUW77ZFXBWGF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0/2023</text:p>
          </table:table-cell>
          <table:table-cell office:value-type="string" calcext:value-type="string">
            <text:p>Tencent </text:p>
          </table:table-cell>
          <table:table-cell office:value-type="string" calcext:value-type="string">
            <text:p>GBBRNSEXGLUDA5VGW3YJCF6UE2DNFDAWPN7J5TGXOMXTGTXOUWNN43L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0/2023</text:p>
          </table:table-cell>
          <table:table-cell office:value-type="string" calcext:value-type="string">
            <text:p>UCRUSAL </text:p>
          </table:table-cell>
          <table:table-cell office:value-type="string" calcext:value-type="string">
            <text:p>GAEWTELPEVNYBLVEHKBKETZ66AQZZJOFUNW3BLRKTHXBHNUJFRDD24Y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0/2023</text:p>
          </table:table-cell>
          <table:table-cell office:value-type="string" calcext:value-type="string">
            <text:p>CBridge </text:p>
          </table:table-cell>
          <table:table-cell office:value-type="string" calcext:value-type="string">
            <text:p>GDGPW7BLKQPUM5QQUM3F4AZCKZFT52B7PLDKWMO2FMRXTTHTEAOCE5Y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0/2023</text:p>
          </table:table-cell>
          <table:table-cell office:value-type="string" calcext:value-type="string">
            <text:p>Sony </text:p>
          </table:table-cell>
          <table:table-cell office:value-type="string" calcext:value-type="string">
            <text:p>GAWEYFLOO6L4KYML6IAMHZYWIKXDXQJWHLSTU5USX7KRIMPEUMAP47P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0/2023</text:p>
          </table:table-cell>
          <table:table-cell office:value-type="string" calcext:value-type="string">
            <text:p>CMEQUITY </text:p>
          </table:table-cell>
          <table:table-cell office:value-type="string" calcext:value-type="string">
            <text:p>GDALVZJKLNUTIPGDCGA6XOXTRPE2Z3YSLE3RDNDF4YBSQZQQOXCZNBG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0/2023</text:p>
          </table:table-cell>
          <table:table-cell office:value-type="string" calcext:value-type="string">
            <text:p>CHGL </text:p>
          </table:table-cell>
          <table:table-cell office:value-type="string" calcext:value-type="string">
            <text:p>GB7B6YJBO7KGZNDOATJFP5GR5JJL7Z737ZNGCVE5OSYKEHNBWBRQOT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0/2023</text:p>
          </table:table-cell>
          <table:table-cell office:value-type="string" calcext:value-type="string">
            <text:p>Nokia </text:p>
          </table:table-cell>
          <table:table-cell office:value-type="string" calcext:value-type="string">
            <text:p>GB43JGV3UFGZCWEIDJZ5F6IHSJ6XT7LNTSAWJ52MGQY2VLKZKLJDTF4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0/2023</text:p>
          </table:table-cell>
          <table:table-cell office:value-type="string" calcext:value-type="string">
            <text:p>NORDISK </text:p>
          </table:table-cell>
          <table:table-cell office:value-type="string" calcext:value-type="string">
            <text:p>GB7ZCXKH3NCLW4E47ZFH6HIOB4HCPO5X27WYPXTQUUI7MN6FJBDSPZN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0/2023</text:p>
          </table:table-cell>
          <table:table-cell office:value-type="string" calcext:value-type="string">
            <text:p>EA </text:p>
          </table:table-cell>
          <table:table-cell office:value-type="string" calcext:value-type="string">
            <text:p>GDXDWSWD42SNZAY242AORXYPBEJUPJY2A3HEM7HA7YHHXB5YSE5NL3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0/2023</text:p>
          </table:table-cell>
          <table:table-cell office:value-type="string" calcext:value-type="string">
            <text:p>LAMBO </text:p>
          </table:table-cell>
          <table:table-cell office:value-type="string" calcext:value-type="string">
            <text:p>GCTL6OISWJDFDRPJP7JORO6SAHC3XXHGUYSQMDUOCYI6M32PG5PTJ3M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0/2023</text:p>
          </table:table-cell>
          <table:table-cell office:value-type="string" calcext:value-type="string">
            <text:p>THEFED </text:p>
          </table:table-cell>
          <table:table-cell office:value-type="string" calcext:value-type="string">
            <text:p>GAYVEOFUL42BHPBEACGINJK4TZR6DZHCHWVZBW6DVMF2OTSDTJGGXLI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0/2023</text:p>
          </table:table-cell>
          <table:table-cell office:value-type="string" calcext:value-type="string">
            <text:p>HITACHI </text:p>
          </table:table-cell>
          <table:table-cell office:value-type="string" calcext:value-type="string">
            <text:p>GCRH743SLR36TCLC5F3QC4QQZ4SPEJ4L6VEYIERCT4VIDKMET3QZXGW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0/2023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GDIH6YV7JCALZGTESREYNEXXB2ZAHBITBQNTOWGIPDTL5JJIUZANPPG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0/2023</text:p>
          </table:table-cell>
          <table:table-cell office:value-type="string" calcext:value-type="string">
            <text:p>MOEX </text:p>
          </table:table-cell>
          <table:table-cell office:value-type="string" calcext:value-type="string">
            <text:p>GDQRGA25CR7DZMXDBINCC7YTSFLFVQSMHVOBIYWTMFBFAXTM5KVIEM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0/2023</text:p>
          </table:table-cell>
          <table:table-cell office:value-type="string" calcext:value-type="string">
            <text:p>BROADCOM </text:p>
          </table:table-cell>
          <table:table-cell office:value-type="string" calcext:value-type="string">
            <text:p>GARJB6NPCJBKHIA5EEEN6AGZ6L43VVLTS4SOHTDUVBNO34XCFXWYMWB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0/2023</text:p>
          </table:table-cell>
          <table:table-cell office:value-type="string" calcext:value-type="string">
            <text:p>NEMOS </text:p>
          </table:table-cell>
          <table:table-cell office:value-type="string" calcext:value-type="string">
            <text:p>GAP5IEWWNXPRHAKGHXNWPD5434G7NKECSAX5BDDVLUU5CLB7LFUX2EP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0/2023</text:p>
          </table:table-cell>
          <table:table-cell office:value-type="string" calcext:value-type="string">
            <text:p>KFH </text:p>
          </table:table-cell>
          <table:table-cell office:value-type="string" calcext:value-type="string">
            <text:p>GAFB72FATLSF24SKCPWMNRGDNXX7KNK5RGBCH63AAPYQ7RAGVQ5DDU4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0/2023</text:p>
          </table:table-cell>
          <table:table-cell office:value-type="string" calcext:value-type="string">
            <text:p>VitalBeat </text:p>
          </table:table-cell>
          <table:table-cell office:value-type="string" calcext:value-type="string">
            <text:p>GAWNGQVSZ2JBY2HJB3VOOUSJEWFHMD46I6WIFSYVFWGN52QYAHKLLFQ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0/2023</text:p>
          </table:table-cell>
          <table:table-cell office:value-type="string" calcext:value-type="string">
            <text:p>COI </text:p>
          </table:table-cell>
          <table:table-cell office:value-type="string" calcext:value-type="string">
            <text:p>GBQ3NAHKO7LFCFS3VQXHGDXLB43A62PAWKNZEMYGJC4QUYE7IQ536RX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0/2023</text:p>
          </table:table-cell>
          <table:table-cell office:value-type="string" calcext:value-type="string">
            <text:p>SIBUR </text:p>
          </table:table-cell>
          <table:table-cell office:value-type="string" calcext:value-type="string">
            <text:p>GDIQLZJKO7U6MED7TMZQVVWUSSVC3LXKK6JHNYHNBSENJOZ7LSE5DH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0/2023</text:p>
          </table:table-cell>
          <table:table-cell office:value-type="string" calcext:value-type="string">
            <text:p>CEL </text:p>
          </table:table-cell>
          <table:table-cell office:value-type="string" calcext:value-type="string">
            <text:p>GCDUGWUAALZWMN76SHEB4QWEJMPVEHVR2NVSTOMIT4HHZ52MWF5BLA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0/2023</text:p>
          </table:table-cell>
          <table:table-cell office:value-type="string" calcext:value-type="string">
            <text:p>Rodriguez </text:p>
          </table:table-cell>
          <table:table-cell office:value-type="string" calcext:value-type="string">
            <text:p>GCVFVMPMAOEJK5YLPMAPFZKQJRISHGKHE4UQI55PGVVAXM4CFIIZQDG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0/2023</text:p>
          </table:table-cell>
          <table:table-cell office:value-type="string" calcext:value-type="string">
            <text:p>PNC </text:p>
          </table:table-cell>
          <table:table-cell office:value-type="string" calcext:value-type="string">
            <text:p>GDLJO3H6I6GRDDA5NGNVJRU2ZGK2JQV7U5BRSQVRADBNX7IFERPPHP2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0/2023</text:p>
          </table:table-cell>
          <table:table-cell office:value-type="string" calcext:value-type="string">
            <text:p>TIAA </text:p>
          </table:table-cell>
          <table:table-cell office:value-type="string" calcext:value-type="string">
            <text:p>GARQKLPHRBWZP2ORKJYUIRGCNIISQQK6MEB5SNGEQEGIYPZ3J4CDFFP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0/2023</text:p>
          </table:table-cell>
          <table:table-cell office:value-type="string" calcext:value-type="string">
            <text:p>Sciastie </text:p>
          </table:table-cell>
          <table:table-cell office:value-type="string" calcext:value-type="string">
            <text:p>GDOHFVKLIT4JIA72X6O3WYR76L3OUIWFHKKF25DGPGJG5F4W37NMLJY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0/2023</text:p>
          </table:table-cell>
          <table:table-cell office:value-type="string" calcext:value-type="string">
            <text:p>NTC </text:p>
          </table:table-cell>
          <table:table-cell office:value-type="string" calcext:value-type="string">
            <text:p>GBLJATVMZV6CZME4HZ4C4DSQ2VJE6N6QRUY6QC5GSK6JEQUT2WAUN5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0/2023</text:p>
          </table:table-cell>
          <table:table-cell office:value-type="string" calcext:value-type="string">
            <text:p>eTenge </text:p>
          </table:table-cell>
          <table:table-cell office:value-type="string" calcext:value-type="string">
            <text:p>GC3F4NWJLHTGIXQWTUFHYKZIRIYHP4AOIUY2YSC5AEVZI3GSVD75FVU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0/2023</text:p>
          </table:table-cell>
          <table:table-cell office:value-type="string" calcext:value-type="string">
            <text:p>LEGG </text:p>
          </table:table-cell>
          <table:table-cell office:value-type="string" calcext:value-type="string">
            <text:p>GBKFB7T36CGQOPO35GB7A3TVODI2YG4PMYNWWTYW36ZJQP4BQM5VAIH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0/2023</text:p>
          </table:table-cell>
          <table:table-cell office:value-type="string" calcext:value-type="string">
            <text:p>SK </text:p>
          </table:table-cell>
          <table:table-cell office:value-type="string" calcext:value-type="string">
            <text:p>GBATWXWPVCLJUVACZ4LORGQEEGQTEBBBHWRYUAX6V4UDBH5G3ZPUXXF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0/2023</text:p>
          </table:table-cell>
          <table:table-cell office:value-type="string" calcext:value-type="string">
            <text:p>OPTIMISM </text:p>
          </table:table-cell>
          <table:table-cell office:value-type="string" calcext:value-type="string">
            <text:p>GAGKR7K4ZDJLWEKDU3YUS626OLXJUO4JJZDO72VDKE2JANSBXPNOWDV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0/2023</text:p>
          </table:table-cell>
          <table:table-cell office:value-type="string" calcext:value-type="string">
            <text:p>Trafigura </text:p>
          </table:table-cell>
          <table:table-cell office:value-type="string" calcext:value-type="string">
            <text:p>GBKQ4BN3ISZ6TRLJXGRDM2SFOFUB64K6NM7VVCZFMXLYZCOBB6C2TON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0/2023</text:p>
          </table:table-cell>
          <table:table-cell office:value-type="string" calcext:value-type="string">
            <text:p>RJF </text:p>
          </table:table-cell>
          <table:table-cell office:value-type="string" calcext:value-type="string">
            <text:p>GC4BKODQOOGNOPAESBGSFG2D4G5OEAER7PWV2C7QXKBIJBD4ZD3CDZT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0/2023</text:p>
          </table:table-cell>
          <table:table-cell office:value-type="string" calcext:value-type="string">
            <text:p>EV </text:p>
          </table:table-cell>
          <table:table-cell office:value-type="string" calcext:value-type="string">
            <text:p>GAQXD5SGPU4D6XWVBJZIMRQ2CXTDWWAJBUKTA2ICNY53A7BCYZNUO3T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0/2023</text:p>
          </table:table-cell>
          <table:table-cell office:value-type="string" calcext:value-type="string">
            <text:p>BCA </text:p>
          </table:table-cell>
          <table:table-cell office:value-type="string" calcext:value-type="string">
            <text:p>GDOEKTDS3PVPRZWY57UG3Y5DFER75DFAXFLHBIRFZ2GPEY6BA4CVXYS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0/2023</text:p>
          </table:table-cell>
          <table:table-cell office:value-type="string" calcext:value-type="string">
            <text:p>IRS </text:p>
          </table:table-cell>
          <table:table-cell office:value-type="string" calcext:value-type="string">
            <text:p>GDJUALXGRS76CGOX2X6ZCQGKKVWDRXLRHXSP2TRBCHESE6DTKJZVEWN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0/2023</text:p>
          </table:table-cell>
          <table:table-cell office:value-type="string" calcext:value-type="string">
            <text:p>ROBLOX </text:p>
          </table:table-cell>
          <table:table-cell office:value-type="string" calcext:value-type="string">
            <text:p>GCRFW4AR7QMBKEDUK637ZC6P6TW5AB64M743IXRTWYXYNJM52AGYP5D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0/2023</text:p>
          </table:table-cell>
          <table:table-cell office:value-type="string" calcext:value-type="string">
            <text:p>CLOUDFLARE </text:p>
          </table:table-cell>
          <table:table-cell office:value-type="string" calcext:value-type="string">
            <text:p>GBETUTAZDZKPI5F4YRAO3ZVOSZQCJMIRRAVCXP6KA2N53ZCUSOLE7AV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0/2023</text:p>
          </table:table-cell>
          <table:table-cell office:value-type="string" calcext:value-type="string">
            <text:p>Chainyard </text:p>
          </table:table-cell>
          <table:table-cell office:value-type="string" calcext:value-type="string">
            <text:p>GAHAHXXY7OEXSMJGRZAAHBZCZQBAI2WAR3MKYASASITBH7VDF7RTFUE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0/2023</text:p>
          </table:table-cell>
          <table:table-cell office:value-type="string" calcext:value-type="string">
            <text:p>DATADOG </text:p>
          </table:table-cell>
          <table:table-cell office:value-type="string" calcext:value-type="string">
            <text:p>GCFIEGJSBFXVATT3G5ONQUL6W2UBBML6THI3RUTCSRP52KY7QW6CNP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0/2023</text:p>
          </table:table-cell>
          <table:table-cell office:value-type="string" calcext:value-type="string">
            <text:p>SINOPEC </text:p>
          </table:table-cell>
          <table:table-cell office:value-type="string" calcext:value-type="string">
            <text:p>GCODLNIHZDJPDNWGYSB456SRBIJX72JWAPDAPTOUAYLTRLOMQTCPX7W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0/2023</text:p>
          </table:table-cell>
          <table:table-cell office:value-type="string" calcext:value-type="string">
            <text:p>BLOCK </text:p>
          </table:table-cell>
          <table:table-cell office:value-type="string" calcext:value-type="string">
            <text:p>GD6AQ6GS2X7PDW6QHUXZMY64HFZFPT7XCSL4BRXH3HJYM7K5OE7XLIG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0/2023</text:p>
          </table:table-cell>
          <table:table-cell office:value-type="string" calcext:value-type="string">
            <text:p>BOSCH </text:p>
          </table:table-cell>
          <table:table-cell office:value-type="string" calcext:value-type="string">
            <text:p>GAQY7ADXI5BSYZEGS6QDFKMMCL7Y4FMZJIQOBFGCB7CGDPEPRUXCNQM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3</text:p>
          </table:table-cell>
          <table:table-cell office:value-type="string" calcext:value-type="string">
            <text:p>UPST </text:p>
          </table:table-cell>
          <table:table-cell office:value-type="string" calcext:value-type="string">
            <text:p>GCMWKC4TLN4OA75PVGPRKWVSIGMMIJNQRVS2II5GVK4JQCAW5EPQOW7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3</text:p>
          </table:table-cell>
          <table:table-cell office:value-type="string" calcext:value-type="string">
            <text:p>VKUSNO </text:p>
          </table:table-cell>
          <table:table-cell office:value-type="string" calcext:value-type="string">
            <text:p>GCQQXBXOTPPST3EC3RRCPHPYVP6XGGMOLPDA3MJ4A3B2C2MKH56BJ6K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3</text:p>
          </table:table-cell>
          <table:table-cell office:value-type="string" calcext:value-type="string">
            <text:p>SOFI </text:p>
          </table:table-cell>
          <table:table-cell office:value-type="string" calcext:value-type="string">
            <text:p>GDX6NCBUTCAVCEGK2HHE4Y2AIASMRBLZLIBYKPRHIZTEZWVNN2M5KBM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3</text:p>
          </table:table-cell>
          <table:table-cell office:value-type="string" calcext:value-type="string">
            <text:p>SEQUOIA </text:p>
          </table:table-cell>
          <table:table-cell office:value-type="string" calcext:value-type="string">
            <text:p>GABPY7JCRN3KZPMZLXV2HI367KLR7TN6JVIOE5SBYLROCB4ZPMS2FA4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0/2023</text:p>
          </table:table-cell>
          <table:table-cell office:value-type="string" calcext:value-type="string">
            <text:p>KALBEFARMA </text:p>
          </table:table-cell>
          <table:table-cell office:value-type="string" calcext:value-type="string">
            <text:p>GDWNCEVHMWCO7V4MSHMWGGRE7PYU4KMYBROP2R7FEGIGC4MGKREBKHW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1/2023</text:p>
          </table:table-cell>
          <table:table-cell office:value-type="string" calcext:value-type="string">
            <text:p>BRICSTPay </text:p>
          </table:table-cell>
          <table:table-cell office:value-type="string" calcext:value-type="string">
            <text:p>GCGQR26WQTESEW4YM4ISJYWHTY6PZYUQA6Z6VEXLDQJUJ6CSMDDDER3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1/2023</text:p>
          </table:table-cell>
          <table:table-cell office:value-type="string" calcext:value-type="string">
            <text:p>A16Z </text:p>
          </table:table-cell>
          <table:table-cell office:value-type="string" calcext:value-type="string">
            <text:p>GACBZU7UNRBUTRXZ45XPND6PAGRNHDODHLGKDXJZKSM7DT7ZRVIHDRC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1/2023</text:p>
          </table:table-cell>
          <table:table-cell office:value-type="string" calcext:value-type="string">
            <text:p>AIRTM </text:p>
          </table:table-cell>
          <table:table-cell office:value-type="string" calcext:value-type="string">
            <text:p>GCFUPNIHHNN546XB3IYFEJ2ASKGSJELRW3CKGEFR7J54FIPNWBRCY33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1/2023</text:p>
          </table:table-cell>
          <table:table-cell office:value-type="string" calcext:value-type="string">
            <text:p>ASTABAI </text:p>
          </table:table-cell>
          <table:table-cell office:value-type="string" calcext:value-type="string">
            <text:p>GDFCQU5L7UMNT7XKW4Y4IRRDNPA33HQMJJ3W2VTLA5BLM7DFWCGER4L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1/2023</text:p>
          </table:table-cell>
          <table:table-cell office:value-type="string" calcext:value-type="string">
            <text:p>Binokoli </text:p>
          </table:table-cell>
          <table:table-cell office:value-type="string" calcext:value-type="string">
            <text:p>GDSPUMDRTO46C4NYWS55LP6RN3AYQW7QZW6A2CE4OWS5MUQCJOONKJN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1/2023</text:p>
          </table:table-cell>
          <table:table-cell office:value-type="string" calcext:value-type="string">
            <text:p>FINCLUSIVE </text:p>
          </table:table-cell>
          <table:table-cell office:value-type="string" calcext:value-type="string">
            <text:p>GCIQFCQVAPD2ZTE5QZIIX2ZWOVSVMX4NQIDGJ4XE7A7O57BV5YYUUIU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1/2023</text:p>
          </table:table-cell>
          <table:table-cell office:value-type="string" calcext:value-type="string">
            <text:p>BITSO </text:p>
          </table:table-cell>
          <table:table-cell office:value-type="string" calcext:value-type="string">
            <text:p>GBZYWZEFJ3D3P3W6FWCSX7VVIZQCEG56HZN6ULKXEBMRYGUWTJ4IAOF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1/2023</text:p>
          </table:table-cell>
          <table:table-cell office:value-type="string" calcext:value-type="string">
            <text:p>ADIC </text:p>
          </table:table-cell>
          <table:table-cell office:value-type="string" calcext:value-type="string">
            <text:p>GDTVB5W6BKCAW5NDXR763LASGC34UPVMAPLVF7O4OOEPXTY2Q6LKX4J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1/2023</text:p>
          </table:table-cell>
          <table:table-cell office:value-type="string" calcext:value-type="string">
            <text:p>ICBC </text:p>
          </table:table-cell>
          <table:table-cell office:value-type="string" calcext:value-type="string">
            <text:p>GACP7WN2CGAM334RST2MAIWF6KZEUDAHBCBJBPTRDLWQPPKTKIUYVC7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1/2023</text:p>
          </table:table-cell>
          <table:table-cell office:value-type="string" calcext:value-type="string">
            <text:p>KEYBASE </text:p>
          </table:table-cell>
          <table:table-cell office:value-type="string" calcext:value-type="string">
            <text:p>GASCLBUBVMPYENDWX352AI3AQCXMHULNVONTBP3J55UABWU5V77AO4K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1/2023</text:p>
          </table:table-cell>
          <table:table-cell office:value-type="string" calcext:value-type="string">
            <text:p>NeuroBalance </text:p>
          </table:table-cell>
          <table:table-cell office:value-type="string" calcext:value-type="string">
            <text:p>GAFCRHA7QRQMHAR4S4RUUPDUA6IGMT2KFLHHPFAKI3OV5JXFXCMXFTR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1/2023</text:p>
          </table:table-cell>
          <table:table-cell office:value-type="string" calcext:value-type="string">
            <text:p>Mubadala </text:p>
          </table:table-cell>
          <table:table-cell office:value-type="string" calcext:value-type="string">
            <text:p>GCJDEY4QKXQ6GXPMDOJ5N7BXKGWKWD6K6GVHBALNF2SNCCFLXXZA2Y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1/2023</text:p>
          </table:table-cell>
          <table:table-cell office:value-type="string" calcext:value-type="string">
            <text:p>Honeywell </text:p>
          </table:table-cell>
          <table:table-cell office:value-type="string" calcext:value-type="string">
            <text:p>GCBQYTVBLKPSB6D2WSIQQPO7PXH4S3M3BEF5J4Q5OR2QAH2246JSYZU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1/2023</text:p>
          </table:table-cell>
          <table:table-cell office:value-type="string" calcext:value-type="string">
            <text:p>CELESTIAL </text:p>
          </table:table-cell>
          <table:table-cell office:value-type="string" calcext:value-type="string">
            <text:p>GB6ENOR3C3IHDTFHYV7SJLIFXCK54HV3BSOMVPIUDMEBL5LDSUUDL34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1/2023</text:p>
          </table:table-cell>
          <table:table-cell office:value-type="string" calcext:value-type="string">
            <text:p>H2Energy </text:p>
          </table:table-cell>
          <table:table-cell office:value-type="string" calcext:value-type="string">
            <text:p>GDNJE3TRNOYYXGIDFOQ7VTT3653DSNEW54FD64JVJEBCPWDDLGJKZ5B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1/2023</text:p>
          </table:table-cell>
          <table:table-cell office:value-type="string" calcext:value-type="string">
            <text:p>WIREX </text:p>
          </table:table-cell>
          <table:table-cell office:value-type="string" calcext:value-type="string">
            <text:p>GDZT2M24ZSD2Y6GDCWOG3B2GT2WDLGDGQKPH2FQXJPGS7VZ3ZKESRU5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1/2023</text:p>
          </table:table-cell>
          <table:table-cell office:value-type="string" calcext:value-type="string">
            <text:p>MasdarUAE </text:p>
          </table:table-cell>
          <table:table-cell office:value-type="string" calcext:value-type="string">
            <text:p>GA2A3XPS6P5WUHZ6Y5BSO72YAEB3W2JXVTX533GCH3D47GHNEST6SA2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1/2023</text:p>
          </table:table-cell>
          <table:table-cell office:value-type="string" calcext:value-type="string">
            <text:p>TEMPO </text:p>
          </table:table-cell>
          <table:table-cell office:value-type="string" calcext:value-type="string">
            <text:p>GDZ5EMPEAATDRBFL77INXIZ3EJYO56Y2Z6R4ICLN7RPBON22AILTUYA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1/2023</text:p>
          </table:table-cell>
          <table:table-cell office:value-type="string" calcext:value-type="string">
            <text:p>EAGLE </text:p>
          </table:table-cell>
          <table:table-cell office:value-type="string" calcext:value-type="string">
            <text:p>GDZPPN3VEQGTFLJ7JOERZNNXSO4NWEBZC6O2CCYIDHCXMUOK526EYSB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1/2023</text:p>
          </table:table-cell>
          <table:table-cell office:value-type="string" calcext:value-type="string">
            <text:p>VENUS </text:p>
          </table:table-cell>
          <table:table-cell office:value-type="string" calcext:value-type="string">
            <text:p>GCBFIXPAMFNDF2MHGUCUPUSYD5G3P5WIWITEF7GLPOWZFURYOOCNY34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1/2023</text:p>
          </table:table-cell>
          <table:table-cell office:value-type="string" calcext:value-type="string">
            <text:p>Krasota </text:p>
          </table:table-cell>
          <table:table-cell office:value-type="string" calcext:value-type="string">
            <text:p>GBWI2YZVVZ5XWWCEZNAV2FTOYJRYLOQK7FIV5EV53YK5JMCUEY2SJVC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1/2023</text:p>
          </table:table-cell>
          <table:table-cell office:value-type="string" calcext:value-type="string">
            <text:p>OKTA </text:p>
          </table:table-cell>
          <table:table-cell office:value-type="string" calcext:value-type="string">
            <text:p>GDERTOR44MOXBY6SVIFYEJK55FEV4WXU7WJXHL65IB3B7FXNTPX2V4Z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1/2023</text:p>
          </table:table-cell>
          <table:table-cell office:value-type="string" calcext:value-type="string">
            <text:p>LUNA27 </text:p>
          </table:table-cell>
          <table:table-cell office:value-type="string" calcext:value-type="string">
            <text:p>GABMFKVMDCF46TKNYMYPKZ2BO3JQKNQA7EZXV2FEASCT4PMXFU4THPS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1/2023</text:p>
          </table:table-cell>
          <table:table-cell office:value-type="string" calcext:value-type="string">
            <text:p>TWILIO </text:p>
          </table:table-cell>
          <table:table-cell office:value-type="string" calcext:value-type="string">
            <text:p>GDFKGBLZQ75VC6GVL6GHGFJTU2U2R5S53UNIVDTK2XPT7WSXMGIROB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1/2023</text:p>
          </table:table-cell>
          <table:table-cell office:value-type="string" calcext:value-type="string">
            <text:p>ASML </text:p>
          </table:table-cell>
          <table:table-cell office:value-type="string" calcext:value-type="string">
            <text:p>GDM2TXG2IMRKH46GMBIOGLBUDP6CRS4457VCONVXTYGY4ZGZ33GLOYM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1/2023</text:p>
          </table:table-cell>
          <table:table-cell office:value-type="string" calcext:value-type="string">
            <text:p>StellarNexus </text:p>
          </table:table-cell>
          <table:table-cell office:value-type="string" calcext:value-type="string">
            <text:p>GCIGRS75U7ANFKT3NCUKYEUIUW74U5ZK4R6Z577FYDO42PZDBUJKGUQ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1/2023</text:p>
          </table:table-cell>
          <table:table-cell office:value-type="string" calcext:value-type="string">
            <text:p>ROKU </text:p>
          </table:table-cell>
          <table:table-cell office:value-type="string" calcext:value-type="string">
            <text:p>GBPQBWAIK7G6BYUFNBZ24MOCYE3Q276CCZ6FKKMMSJMGDSSJRFOGGN5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1/2023</text:p>
          </table:table-cell>
          <table:table-cell office:value-type="string" calcext:value-type="string">
            <text:p>eAed </text:p>
          </table:table-cell>
          <table:table-cell office:value-type="string" calcext:value-type="string">
            <text:p>GBXRTFRDVRJPILE2OEJB37MBJKP5SWSQJKFZD25DN3U6ACMJGGM55YL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1/2023</text:p>
          </table:table-cell>
          <table:table-cell office:value-type="string" calcext:value-type="string">
            <text:p>CROWD </text:p>
          </table:table-cell>
          <table:table-cell office:value-type="string" calcext:value-type="string">
            <text:p>GC5XK5U2MMCPVT4HSXIQYCEPNFWW4ZNSUNXXXWIYTYC4ZHWHLJEXGEQ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1/2023</text:p>
          </table:table-cell>
          <table:table-cell office:value-type="string" calcext:value-type="string">
            <text:p>Archer </text:p>
          </table:table-cell>
          <table:table-cell office:value-type="string" calcext:value-type="string">
            <text:p>GAK5SEJSVA4OP4XD7UV3QMZIGRYRBN6OPHQ2N5F2TNSYR5PQFUFMLDZ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1/2023</text:p>
          </table:table-cell>
          <table:table-cell office:value-type="string" calcext:value-type="string">
            <text:p>LAYERZERO </text:p>
          </table:table-cell>
          <table:table-cell office:value-type="string" calcext:value-type="string">
            <text:p>GDB3D3COJ2YOMMSHOHYBBCKHILR2ZHIGK7FQUPUXAE3CTNCB3CLGQVW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1/2023</text:p>
          </table:table-cell>
          <table:table-cell office:value-type="string" calcext:value-type="string">
            <text:p>UNFI </text:p>
          </table:table-cell>
          <table:table-cell office:value-type="string" calcext:value-type="string">
            <text:p>GCIRWHUOSUZCBCAT3J4B36BF6QU6KUJQ5CE4ZSGJE5H5CVEOLAIG6EA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1/2023</text:p>
          </table:table-cell>
          <table:table-cell office:value-type="string" calcext:value-type="string">
            <text:p>UIPATH </text:p>
          </table:table-cell>
          <table:table-cell office:value-type="string" calcext:value-type="string">
            <text:p>GDWKVUUGEBGMJBAJRXU4KAQDIKHKNKPH6QM6QQLVP5NJIUCVKQFSFMW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1/2023</text:p>
          </table:table-cell>
          <table:table-cell office:value-type="string" calcext:value-type="string">
            <text:p>MARS </text:p>
          </table:table-cell>
          <table:table-cell office:value-type="string" calcext:value-type="string">
            <text:p>GC327EN6ZT6ZKJT35COLSW443AJNR6KQABGV7B6E2FYKFA6QB5AF5W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3</text:p>
          </table:table-cell>
          <table:table-cell office:value-type="string" calcext:value-type="string">
            <text:p>ZKSYNC </text:p>
          </table:table-cell>
          <table:table-cell office:value-type="string" calcext:value-type="string">
            <text:p>GB4FG6IKT2IZB3HACOIK3PKSCBOGAHZRG4M3F3XGNBMXC7EQLPRWX5T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3</text:p>
          </table:table-cell>
          <table:table-cell office:value-type="string" calcext:value-type="string">
            <text:p>YOUTHFULPOD </text:p>
          </table:table-cell>
          <table:table-cell office:value-type="string" calcext:value-type="string">
            <text:p>GAVVZYIXEDTO4565MQOHRFCXIERNO5VAHT3T56A26FB5GO6SXDE4PZH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3</text:p>
          </table:table-cell>
          <table:table-cell office:value-type="string" calcext:value-type="string">
            <text:p>BNP </text:p>
          </table:table-cell>
          <table:table-cell office:value-type="string" calcext:value-type="string">
            <text:p>GCIYJQZW7JOED2YBVEWSI44HL3XAUZUP4LODN7BZUU5GJZXLMJRC37B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1/2023</text:p>
          </table:table-cell>
          <table:table-cell office:value-type="string" calcext:value-type="string">
            <text:p>HSBC </text:p>
          </table:table-cell>
          <table:table-cell office:value-type="string" calcext:value-type="string">
            <text:p>GDJPM73QTEPR5HFU2PHT4746RNQPA7BC3LFOL7XR33EZKFKZLVHYHFQ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1/2023</text:p>
          </table:table-cell>
          <table:table-cell office:value-type="string" calcext:value-type="string">
            <text:p>TERABITHIA </text:p>
          </table:table-cell>
          <table:table-cell office:value-type="string" calcext:value-type="string">
            <text:p>GARL4JOY35HUP2GIQCVPBEQI7FRZPUYZPXPWAPTJKPBQ5LN25IV6A6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1/2023</text:p>
          </table:table-cell>
          <table:table-cell office:value-type="string" calcext:value-type="string">
            <text:p>ING </text:p>
          </table:table-cell>
          <table:table-cell office:value-type="string" calcext:value-type="string">
            <text:p>GCF6NNWZABDNDTH4KEF7RZ5VOTUB4HRESZWN2U2PKVADMJZ52DMB3FX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1/2023</text:p>
          </table:table-cell>
          <table:table-cell office:value-type="string" calcext:value-type="string">
            <text:p>WEF </text:p>
          </table:table-cell>
          <table:table-cell office:value-type="string" calcext:value-type="string">
            <text:p>GAPZ6LMZ5KKXFVS2P5JZ4SDDF7NGQ7NZR7Y25R2RP5XXPPZLFFCVI4C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1/2023</text:p>
          </table:table-cell>
          <table:table-cell office:value-type="string" calcext:value-type="string">
            <text:p>NESN </text:p>
          </table:table-cell>
          <table:table-cell office:value-type="string" calcext:value-type="string">
            <text:p>GCXI5GLA4PKUUQA5DIRODPGIG2YYXSEDFXPD2KKBAI4YQEK3ZN2337S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1/2023</text:p>
          </table:table-cell>
          <table:table-cell office:value-type="string" calcext:value-type="string">
            <text:p>MASTODON </text:p>
          </table:table-cell>
          <table:table-cell office:value-type="string" calcext:value-type="string">
            <text:p>GBLBRBYRSA5YXY5O2GJMSKFCPD3WXRJ5VYYR7W2CEPRZSPZ7FPJFKJO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1/2023</text:p>
          </table:table-cell>
          <table:table-cell office:value-type="string" calcext:value-type="string">
            <text:p>QSTAR </text:p>
          </table:table-cell>
          <table:table-cell office:value-type="string" calcext:value-type="string">
            <text:p>GC6EAYPUCGNCHSFTHEAKZ5PTAQ3VMD4KHMOMRP52EDSXNXMFUQ5FDY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1/2023</text:p>
          </table:table-cell>
          <table:table-cell office:value-type="string" calcext:value-type="string">
            <text:p>MUFG </text:p>
          </table:table-cell>
          <table:table-cell office:value-type="string" calcext:value-type="string">
            <text:p>GDIQ2MJILWMMVPQMPV3HK47ASKKCY26XIWJTLYPRL6QP3NR5YOHCTPH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1/2023</text:p>
          </table:table-cell>
          <table:table-cell office:value-type="string" calcext:value-type="string">
            <text:p>MFG </text:p>
          </table:table-cell>
          <table:table-cell office:value-type="string" calcext:value-type="string">
            <text:p>GBHMZP6AWOPBKTARNV5BXY4TOOX5OKVL6MKNZWIILR6DVGHZPTVCO5W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1/2023</text:p>
          </table:table-cell>
          <table:table-cell office:value-type="string" calcext:value-type="string">
            <text:p>Lyubovi </text:p>
          </table:table-cell>
          <table:table-cell office:value-type="string" calcext:value-type="string">
            <text:p>GBA2275ILMDYS74PEPECIWJQWAXVCLDGRD5RWGXOMNGBA4MULB5PQOQ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1/2023</text:p>
          </table:table-cell>
          <table:table-cell office:value-type="string" calcext:value-type="string">
            <text:p>WEST </text:p>
          </table:table-cell>
          <table:table-cell office:value-type="string" calcext:value-type="string">
            <text:p>GB6NW7OYHZXGWAFIQBBHHMJ2ECZRIL6HMWFFHZE3DIK4YL3R23URRZ3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1/2023</text:p>
          </table:table-cell>
          <table:table-cell office:value-type="string" calcext:value-type="string">
            <text:p>SANTANDER </text:p>
          </table:table-cell>
          <table:table-cell office:value-type="string" calcext:value-type="string">
            <text:p>GCI4YJMQE5VORE6ZXFOCB7DHRH4GBFFAIDO6OTAFJ25WKXLOV5A7OKQ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1/2023</text:p>
          </table:table-cell>
          <table:table-cell office:value-type="string" calcext:value-type="string">
            <text:p>SCROLL </text:p>
          </table:table-cell>
          <table:table-cell office:value-type="string" calcext:value-type="string">
            <text:p>GDBICXJEQ4OWQCYDFLOBSU2BCZ5WP72SHL34ZXG2S2FW2MTTWAFTZKH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1/2023</text:p>
          </table:table-cell>
          <table:table-cell office:value-type="string" calcext:value-type="string">
            <text:p>BANKBRIDGE </text:p>
          </table:table-cell>
          <table:table-cell office:value-type="string" calcext:value-type="string">
            <text:p>GCZZSE3HYD4BVII5YE7ODCSDPHPCDHTQCNYN7J6CYU5RPBFNMSD42H7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1/2023</text:p>
          </table:table-cell>
          <table:table-cell office:value-type="string" calcext:value-type="string">
            <text:p>A24 </text:p>
          </table:table-cell>
          <table:table-cell office:value-type="string" calcext:value-type="string">
            <text:p>GBQ3DLQL2IWD2IQH4TL4B7NIGX7TW75J5JHA6ORMH7NJZREEQ6SD2FV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1/2023</text:p>
          </table:table-cell>
          <table:table-cell office:value-type="string" calcext:value-type="string">
            <text:p>BPetrol </text:p>
          </table:table-cell>
          <table:table-cell office:value-type="string" calcext:value-type="string">
            <text:p>GCAYV66PSIPXAISGEBAJ5VXHFWCVHCFL356UQ235JRD3EAR55PBZABF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1/2023</text:p>
          </table:table-cell>
          <table:table-cell office:value-type="string" calcext:value-type="string">
            <text:p>BAIKONUR </text:p>
          </table:table-cell>
          <table:table-cell office:value-type="string" calcext:value-type="string">
            <text:p>GD267VWG2HS62VWOJIIIJDOTKIUKXKSTB2GTHRJFZLSIHVAIAIFANXX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1/2023</text:p>
          </table:table-cell>
          <table:table-cell office:value-type="string" calcext:value-type="string">
            <text:p>COSMICENERGY </text:p>
          </table:table-cell>
          <table:table-cell office:value-type="string" calcext:value-type="string">
            <text:p>GDNIBENBAFVURCH3QRWOAC3O27CBLWIIYJWEMUUVMHHUKOKEBRJSM7O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3</text:p>
          </table:table-cell>
          <table:table-cell office:value-type="string" calcext:value-type="string">
            <text:p>AFFIRM </text:p>
          </table:table-cell>
          <table:table-cell office:value-type="string" calcext:value-type="string">
            <text:p>GAFCN2N6ELLWANBONKFJCTTHMOXGVKJP3ZC4VNABH5GCEDHEVT7UZI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3</text:p>
          </table:table-cell>
          <table:table-cell office:value-type="string" calcext:value-type="string">
            <text:p>ALLY </text:p>
          </table:table-cell>
          <table:table-cell office:value-type="string" calcext:value-type="string">
            <text:p>GAZGIYF4JIUH5N5XCJAG7FIMD7YNBEOUMMFBH3WM3LQ2GV7CBV3FT73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3</text:p>
          </table:table-cell>
          <table:table-cell office:value-type="string" calcext:value-type="string">
            <text:p>KARMA </text:p>
          </table:table-cell>
          <table:table-cell office:value-type="string" calcext:value-type="string">
            <text:p>GAI3Z5FIFGHEOCQ2OZJRMJFRVCFWTPDC6OQNIEAWA4FAXVAANTCTH7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3</text:p>
          </table:table-cell>
          <table:table-cell office:value-type="string" calcext:value-type="string">
            <text:p>MasdarUAE2 </text:p>
          </table:table-cell>
          <table:table-cell office:value-type="string" calcext:value-type="string">
            <text:p>GBPOJRGECN3C75K2ZAMXYPHTETE4IO2Y5ZQGSASTO2CN5R5VOB4KGF3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2/2023</text:p>
          </table:table-cell>
          <table:table-cell office:value-type="string" calcext:value-type="string">
            <text:p>KLONIROVANIE </text:p>
          </table:table-cell>
          <table:table-cell office:value-type="string" calcext:value-type="string">
            <text:p>GAELZ5LISBOM4C2GEPSXB7B3MYWJ32TLJEK7CADGEXB63PJAXKRGZWU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2/2023</text:p>
          </table:table-cell>
          <table:table-cell office:value-type="string" calcext:value-type="string">
            <text:p>ETSY </text:p>
          </table:table-cell>
          <table:table-cell office:value-type="string" calcext:value-type="string">
            <text:p>GAQOUZFYZ4HRWOCNT5EW7KFUHHR4ECYDAFTVVPCRI5O4DANPHGA2PT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2/2023</text:p>
          </table:table-cell>
          <table:table-cell office:value-type="string" calcext:value-type="string">
            <text:p>Zdorovie </text:p>
          </table:table-cell>
          <table:table-cell office:value-type="string" calcext:value-type="string">
            <text:p>GCAX4OQR7YHBODJN6L7JF6LV2YYEISD6X3OR5H6OAPV4K6FEAMW3ZEW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2/2023</text:p>
          </table:table-cell>
          <table:table-cell office:value-type="string" calcext:value-type="string">
            <text:p>LENDING </text:p>
          </table:table-cell>
          <table:table-cell office:value-type="string" calcext:value-type="string">
            <text:p>GAXKGQSN2NHNIYYITJ7HQEBCQ6ZXPP3WQMCRHIEAVYFJFUZITZ7347U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2/2023</text:p>
          </table:table-cell>
          <table:table-cell office:value-type="string" calcext:value-type="string">
            <text:p>ROBINHOOD </text:p>
          </table:table-cell>
          <table:table-cell office:value-type="string" calcext:value-type="string">
            <text:p>GAZBF6YGJG76OXPRHJEYODW26W2Y5RBZRZF6SXJCSIF7NTHEOC22GFM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2/2023</text:p>
          </table:table-cell>
          <table:table-cell office:value-type="string" calcext:value-type="string">
            <text:p>Linux </text:p>
          </table:table-cell>
          <table:table-cell office:value-type="string" calcext:value-type="string">
            <text:p>GA47OTQIOTTBA6ZDOVSKJIGF5O437AMCT53RY7MFPE2PTV4G3RFWJT2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2/2023</text:p>
          </table:table-cell>
          <table:table-cell office:value-type="string" calcext:value-type="string">
            <text:p>ACTIVITYPUB </text:p>
          </table:table-cell>
          <table:table-cell office:value-type="string" calcext:value-type="string">
            <text:p>GDAUFFMFD6BJNWOTX2CJGCIL6E63XMKHUFOJ3P2GZYDK26EJ7LAOSJF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2/2023</text:p>
          </table:table-cell>
          <table:table-cell office:value-type="string" calcext:value-type="string">
            <text:p>LINEA </text:p>
          </table:table-cell>
          <table:table-cell office:value-type="string" calcext:value-type="string">
            <text:p>GBYQZFBPFUYLDIYUN7YIUCPWYMN7OBDPWM3MKW3K45OZUXAKY2DUQSK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2/2023</text:p>
          </table:table-cell>
          <table:table-cell office:value-type="string" calcext:value-type="string">
            <text:p>MINDTRANSFER </text:p>
          </table:table-cell>
          <table:table-cell office:value-type="string" calcext:value-type="string">
            <text:p>GAYQR46GB27OSFESYZYJDHEZU7L65LDSJKKB2NCIRAWUFVGFBCBVMCQ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2/2023</text:p>
          </table:table-cell>
          <table:table-cell office:value-type="string" calcext:value-type="string">
            <text:p>ATAT </text:p>
          </table:table-cell>
          <table:table-cell office:value-type="string" calcext:value-type="string">
            <text:p>GDRRNXQXCIDZRNDE2WZ2Z3SDTJAFU4Q5H5OTPZA52UAAMEMYARKUHHA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2/2023</text:p>
          </table:table-cell>
          <table:table-cell office:value-type="string" calcext:value-type="string">
            <text:p>ARM </text:p>
          </table:table-cell>
          <table:table-cell office:value-type="string" calcext:value-type="string">
            <text:p>GBJK4ZFG6EV3O5V64RC3KAGA2XFA3M54EKVNE2P6AYW7EQLPOTP77I6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2/2023</text:p>
          </table:table-cell>
          <table:table-cell office:value-type="string" calcext:value-type="string">
            <text:p>Beta </text:p>
          </table:table-cell>
          <table:table-cell office:value-type="string" calcext:value-type="string">
            <text:p>GABG62LRVNFRQ6KXZLQUL2CZQILUT6V5MYOYWC2QMR54QWWWL7BWFLP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3</text:p>
          </table:table-cell>
          <table:table-cell office:value-type="string" calcext:value-type="string">
            <text:p>QTDA </text:p>
          </table:table-cell>
          <table:table-cell office:value-type="string" calcext:value-type="string">
            <text:p>GDT5I7SYJ7EMQMGXEBKXMPSRDAJGGQL7Z2NHUZDM3PQTHPQCA74NRD7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3</text:p>
          </table:table-cell>
          <table:table-cell office:value-type="string" calcext:value-type="string">
            <text:p>CAVA </text:p>
          </table:table-cell>
          <table:table-cell office:value-type="string" calcext:value-type="string">
            <text:p>GC2LBYM2YLEY4T2POUUK3TTMCV6VRLHDBMVUOES6URA63GIWDXTX2EU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2/2023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GBEE4WBEOCG4DUJA753DAH4L7KZP5VZDU5MHX2YDGHAXLTLBEVI3NXJ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2/2023</text:p>
          </table:table-cell>
          <table:table-cell office:value-type="string" calcext:value-type="string">
            <text:p>MBLY </text:p>
          </table:table-cell>
          <table:table-cell office:value-type="string" calcext:value-type="string">
            <text:p>GBKPRRPQLUFVNSKNJGHQPGIAJE6SNVR4EA63DYAZ4UEM5MEPAREZM77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2/2023</text:p>
          </table:table-cell>
          <table:table-cell office:value-type="string" calcext:value-type="string">
            <text:p>GNLX </text:p>
          </table:table-cell>
          <table:table-cell office:value-type="string" calcext:value-type="string">
            <text:p>GA4WCR7NLD4OJBAJODY75NVA65OITN2EGDZNPDQ6TXL3XLKA4BUVSYD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2/2023</text:p>
          </table:table-cell>
          <table:table-cell office:value-type="string" calcext:value-type="string">
            <text:p>ASTRAL </text:p>
          </table:table-cell>
          <table:table-cell office:value-type="string" calcext:value-type="string">
            <text:p>GAOLDZJ45XFXOJLI7NPONMQFGLQHK4CGJFM7SALJJLZKK3N5TGH7Q2L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2/2023</text:p>
          </table:table-cell>
          <table:table-cell office:value-type="string" calcext:value-type="string">
            <text:p>BLUESKY </text:p>
          </table:table-cell>
          <table:table-cell office:value-type="string" calcext:value-type="string">
            <text:p>GANHN4D4VX3KT3SJE2QZ7TOUV3JUCLZBEJ34LL5H6R5VKWB3V7BYPSZ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2/2023</text:p>
          </table:table-cell>
          <table:table-cell office:value-type="string" calcext:value-type="string">
            <text:p>COMETA </text:p>
          </table:table-cell>
          <table:table-cell office:value-type="string" calcext:value-type="string">
            <text:p>GAKAAI6MLHWFMH6FWZWNYBT5D3SBLLS4ELWLRUQQUPHUEZ4JYO4GDII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3</text:p>
          </table:table-cell>
          <table:table-cell office:value-type="string" calcext:value-type="string">
            <text:p>NXT </text:p>
          </table:table-cell>
          <table:table-cell office:value-type="string" calcext:value-type="string">
            <text:p>GAYUT2N5QXLKCEGDZ2FI25X2ZLN6ZTCYGN3OZFBLPXLSZ4GOIW2GII7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3</text:p>
          </table:table-cell>
          <table:table-cell office:value-type="string" calcext:value-type="string">
            <text:p>GalaxyTrust </text:p>
          </table:table-cell>
          <table:table-cell office:value-type="string" calcext:value-type="string">
            <text:p>GAEPSRRJC2Z7S22V6BIDF3BFEV7PBYV6EFD73PN4PXAQZ4Z76Q6ST74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3</text:p>
          </table:table-cell>
          <table:table-cell office:value-type="string" calcext:value-type="string">
            <text:p>SKWD </text:p>
          </table:table-cell>
          <table:table-cell office:value-type="string" calcext:value-type="string">
            <text:p>GDXEIZN7DL4RWDIYFOCJ3YKON6BIPG2LDUUBRI2ZA5EX552I4Y7OQMH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3</text:p>
          </table:table-cell>
          <table:table-cell office:value-type="string" calcext:value-type="string">
            <text:p>GPCR </text:p>
          </table:table-cell>
          <table:table-cell office:value-type="string" calcext:value-type="string">
            <text:p>GALSZ3MUYNEXT5JITPCO5Q2YSTAOXCKAPA4GCDE44ISUNDWRBJIDRZB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3</text:p>
          </table:table-cell>
          <table:table-cell office:value-type="string" calcext:value-type="string">
            <text:p>MARSTP </text:p>
          </table:table-cell>
          <table:table-cell office:value-type="string" calcext:value-type="string">
            <text:p>GBPQXRXP77SMCIAQSEKPBFGLMF5P3Y7QX7TUKOSASV7JT7ORK5DA6W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2/2023</text:p>
          </table:table-cell>
          <table:table-cell office:value-type="string" calcext:value-type="string">
            <text:p>Castrol </text:p>
          </table:table-cell>
          <table:table-cell office:value-type="string" calcext:value-type="string">
            <text:p>GDZAHPFEGBHOEKDVWS3FU2AN6D3GF4TPRBGLM5Z73LRXM3DHM26OATA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3</text:p>
          </table:table-cell>
          <table:table-cell office:value-type="string" calcext:value-type="string">
            <text:p>GDHG </text:p>
          </table:table-cell>
          <table:table-cell office:value-type="string" calcext:value-type="string">
            <text:p>GDMVYVNBKC3V3JAANUNZZSGGXDOVDQZ2LNX2GPKMG52HTP3N7ZJS2FK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3</text:p>
          </table:table-cell>
          <table:table-cell office:value-type="string" calcext:value-type="string">
            <text:p>BLAST </text:p>
          </table:table-cell>
          <table:table-cell office:value-type="string" calcext:value-type="string">
            <text:p>GCFYRRCTDS7PFUQBR53XBANURS3QZ2NDBGG5ZJ3D6K4744WXEYKFTXV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3</text:p>
          </table:table-cell>
          <table:table-cell office:value-type="string" calcext:value-type="string">
            <text:p>MindReach </text:p>
          </table:table-cell>
          <table:table-cell office:value-type="string" calcext:value-type="string">
            <text:p>GD7VBPEUPSEJ6HJL6F6OTLXGMFE7WL3L7CJIZH6P2ZF672AYFCNABM3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2/2023</text:p>
          </table:table-cell>
          <table:table-cell office:value-type="string" calcext:value-type="string">
            <text:p>HCA </text:p>
          </table:table-cell>
          <table:table-cell office:value-type="string" calcext:value-type="string">
            <text:p>GC2XZC2GEBBLDCUQFV35VKPG62UMGBVUU7GM73DJ4XIZNKBRL7ILJXU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2/2023</text:p>
          </table:table-cell>
          <table:table-cell office:value-type="string" calcext:value-type="string">
            <text:p>IZM </text:p>
          </table:table-cell>
          <table:table-cell office:value-type="string" calcext:value-type="string">
            <text:p>GDJYJM52F44H2DA7CSQUWY7NIOL2J2HEIZE7QWKDGYAONTCO2ZLYD56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2/2023</text:p>
          </table:table-cell>
          <table:table-cell office:value-type="string" calcext:value-type="string">
            <text:p>Chudo </text:p>
          </table:table-cell>
          <table:table-cell office:value-type="string" calcext:value-type="string">
            <text:p>GD2J7PJQJAFLBNQ7EZAYNG3FBKWXYQHZWXHUI64BZUJDZO223LKV3BC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2/2023</text:p>
          </table:table-cell>
          <table:table-cell office:value-type="string" calcext:value-type="string">
            <text:p>LEDGERBRIDGE </text:p>
          </table:table-cell>
          <table:table-cell office:value-type="string" calcext:value-type="string">
            <text:p>GBCA375KGHK7JQFXIK6EFGNTZIIUWSNGJE2XADK3CFX74LXQOSHYUTF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2/2023</text:p>
          </table:table-cell>
          <table:table-cell office:value-type="string" calcext:value-type="string">
            <text:p>Idemia </text:p>
          </table:table-cell>
          <table:table-cell office:value-type="string" calcext:value-type="string">
            <text:p>GABSRZN5HJG7GKJXPNXCUXTZ5O6R4LCUIKXRDV446EQGT3S546KZD6V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3</text:p>
          </table:table-cell>
          <table:table-cell office:value-type="string" calcext:value-type="string">
            <text:p>ZJYL </text:p>
          </table:table-cell>
          <table:table-cell office:value-type="string" calcext:value-type="string">
            <text:p>GDOGFBENJQGYBJTDZYXUO7HU6G4UUUJ7R5UGOPKZWRGOK22IFSMMNYX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3</text:p>
          </table:table-cell>
          <table:table-cell office:value-type="string" calcext:value-type="string">
            <text:p>SFWL </text:p>
          </table:table-cell>
          <table:table-cell office:value-type="string" calcext:value-type="string">
            <text:p>GDCVZNTZCF55FTW2KNYVQ3AYBRCMR3CM3IJQJOM24KVQBPR5ARRDJOX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3</text:p>
          </table:table-cell>
          <table:table-cell office:value-type="string" calcext:value-type="string">
            <text:p>SNAP </text:p>
          </table:table-cell>
          <table:table-cell office:value-type="string" calcext:value-type="string">
            <text:p>GAS3TRTN5GNPOXKVVK2IP456GLG7MRHZWYOXG7JOCMXFUXUZSDFYY6O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3</text:p>
          </table:table-cell>
          <table:table-cell office:value-type="string" calcext:value-type="string">
            <text:p>ZeroAvia </text:p>
          </table:table-cell>
          <table:table-cell office:value-type="string" calcext:value-type="string">
            <text:p>GB65K7W3OOTQIVYWKPCO56JNRN7UUZVZIAPKUGWQ53PB7DMQSAEGF2O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2/2023</text:p>
          </table:table-cell>
          <table:table-cell office:value-type="string" calcext:value-type="string">
            <text:p>QEVR </text:p>
          </table:table-cell>
          <table:table-cell office:value-type="string" calcext:value-type="string">
            <text:p>GDCRYUDIYECLUZ2N4HY4VCBXP6YTNMBCOZYDBQN5SGODP4CFEBEKSNT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2/2023</text:p>
          </table:table-cell>
          <table:table-cell office:value-type="string" calcext:value-type="string">
            <text:p>WORMHOLE </text:p>
          </table:table-cell>
          <table:table-cell office:value-type="string" calcext:value-type="string">
            <text:p>GAFIMAAJYMUPH7EWWJQQI25B3JYWT5DVWESIZRN3YRS7BKSXFIOG4X6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2/2023</text:p>
          </table:table-cell>
          <table:table-cell office:value-type="string" calcext:value-type="string">
            <text:p>BRETTONWOODS </text:p>
          </table:table-cell>
          <table:table-cell office:value-type="string" calcext:value-type="string">
            <text:p>GDB7NPG7QIPNVMJPBA44DFAYRT3QL7BSJ6WZW72EV6B3QOWD456VV2J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2/2023</text:p>
          </table:table-cell>
          <table:table-cell office:value-type="string" calcext:value-type="string">
            <text:p>AIRBNB </text:p>
          </table:table-cell>
          <table:table-cell office:value-type="string" calcext:value-type="string">
            <text:p>GADVLOCEJWNM3CPE5CRVOYACGHJAYWGPTUMD2Z2H2D67H6YNKR25FKM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2/2023</text:p>
          </table:table-cell>
          <table:table-cell office:value-type="string" calcext:value-type="string">
            <text:p>BGCI </text:p>
          </table:table-cell>
          <table:table-cell office:value-type="string" calcext:value-type="string">
            <text:p>GBQNBKHJKQSKNLOT6IVAVIRLZSV52WT4VUZ3376Y7252PQV36NFCD4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2/2023</text:p>
          </table:table-cell>
          <table:table-cell office:value-type="string" calcext:value-type="string">
            <text:p>Edinstvo </text:p>
          </table:table-cell>
          <table:table-cell office:value-type="string" calcext:value-type="string">
            <text:p>GAJYL57VETXUXL4NBPCY6N6VRAGPP2XSWXYKZGUQKJRH7W3QRM7EXU4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2/2023</text:p>
          </table:table-cell>
          <table:table-cell office:value-type="string" calcext:value-type="string">
            <text:p>BSMX </text:p>
          </table:table-cell>
          <table:table-cell office:value-type="string" calcext:value-type="string">
            <text:p>GDYJUEBY4MNCJNNVZGH6FPFHLNHPAEVYZI3AITQHUIPVIXUMN2L6EOY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2/2023</text:p>
          </table:table-cell>
          <table:table-cell office:value-type="string" calcext:value-type="string">
            <text:p>CFG </text:p>
          </table:table-cell>
          <table:table-cell office:value-type="string" calcext:value-type="string">
            <text:p>GDNOGMFMEAJZDBAZM7W3TTGX2NTZ2PYRQTC2ZTQZGQCFJ5A4QZGUYFF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2/2023</text:p>
          </table:table-cell>
          <table:table-cell office:value-type="string" calcext:value-type="string">
            <text:p>KMI </text:p>
          </table:table-cell>
          <table:table-cell office:value-type="string" calcext:value-type="string">
            <text:p>GAZYKPQUABTYVFN4UQGSYIYKD243M2UMNWSF3QVWVSZNZIYWCLH6TT5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2/2023</text:p>
          </table:table-cell>
          <table:table-cell office:value-type="string" calcext:value-type="string">
            <text:p>DYSONSPHERE </text:p>
          </table:table-cell>
          <table:table-cell office:value-type="string" calcext:value-type="string">
            <text:p>GBW5JLNZBSWPYB6N5GJ23SOZSRUV6FOAADX4Z2DVN7ZOYW5GKZ6D3EL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2/2023</text:p>
          </table:table-cell>
          <table:table-cell office:value-type="string" calcext:value-type="string">
            <text:p>MINDLINK </text:p>
          </table:table-cell>
          <table:table-cell office:value-type="string" calcext:value-type="string">
            <text:p>GD7USQ7VKODCTZ3MH55HEF5JRBCDTM6LZXETMB5IEMBMSTML3ACQPZP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2/2023</text:p>
          </table:table-cell>
          <table:table-cell office:value-type="string" calcext:value-type="string">
            <text:p>OCI </text:p>
          </table:table-cell>
          <table:table-cell office:value-type="string" calcext:value-type="string">
            <text:p>GCX3E4LDBMES3ODQLFY77OQ36TLJXZIU2VVZ6LAR3LW3FZ6O5X6UUR3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2/2023</text:p>
          </table:table-cell>
          <table:table-cell office:value-type="string" calcext:value-type="string">
            <text:p>Rotenberg </text:p>
          </table:table-cell>
          <table:table-cell office:value-type="string" calcext:value-type="string">
            <text:p>GA3NXS6EAFYAOHMOC6NQ6UAXE5G74CWL3TKRFM55B6RQRP2YRN24OC7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2/2023</text:p>
          </table:table-cell>
          <table:table-cell office:value-type="string" calcext:value-type="string">
            <text:p>SFTB </text:p>
          </table:table-cell>
          <table:table-cell office:value-type="string" calcext:value-type="string">
            <text:p>GDMEJJPWK6BAXDUDOWDEDK33LKPFLY7CQAFSL7PPKLOBFS2E3ZXKCEB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2/2023</text:p>
          </table:table-cell>
          <table:table-cell office:value-type="string" calcext:value-type="string">
            <text:p>MATRIOSHKA </text:p>
          </table:table-cell>
          <table:table-cell office:value-type="string" calcext:value-type="string">
            <text:p>GB5FCGE6MB6CCIJUFJD47RWECBEAKSCMOHBGQREJTXBJWMSD2MAOY26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2/2023</text:p>
          </table:table-cell>
          <table:table-cell office:value-type="string" calcext:value-type="string">
            <text:p>STRK </text:p>
          </table:table-cell>
          <table:table-cell office:value-type="string" calcext:value-type="string">
            <text:p>GDKPD6XDRSZYIVW6M2TNMUFZ4ML2UK627JESRJUCQDO2OJPMB2D53QB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2/2023</text:p>
          </table:table-cell>
          <table:table-cell office:value-type="string" calcext:value-type="string">
            <text:p>SKILLS </text:p>
          </table:table-cell>
          <table:table-cell office:value-type="string" calcext:value-type="string">
            <text:p>GCDSEIP7XVFVGTETPQEH7F35PZS6BG3UUG76MZW37KJSCDNFEJS4V3K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1/2024</text:p>
          </table:table-cell>
          <table:table-cell office:value-type="string" calcext:value-type="string">
            <text:p>Atic </text:p>
          </table:table-cell>
          <table:table-cell office:value-type="string" calcext:value-type="string">
            <text:p>GCKFP5TTR3JEGUSGAR5KM7RUP4KW73KWN7BK52VU5SKTA6UMYTAIXK2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1/2024</text:p>
          </table:table-cell>
          <table:table-cell office:value-type="string" calcext:value-type="string">
            <text:p>TGP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1/2024</text:p>
          </table:table-cell>
          <table:table-cell office:value-type="string" calcext:value-type="string">
            <text:p>HyperScale </text:p>
          </table:table-cell>
          <table:table-cell office:value-type="string" calcext:value-type="string">
            <text:p>GD4C3EBADI4226IZLP765AQFQWVQ6NTTOQYGU3272O3OD6CLZII65MR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1/2024</text:p>
          </table:table-cell>
          <table:table-cell office:value-type="string" calcext:value-type="string">
            <text:p>LEVIATHAN </text:p>
          </table:table-cell>
          <table:table-cell office:value-type="string" calcext:value-type="string">
            <text:p>GCGAPYQPPS5CM3M6YDI7MSYRMJC3IZ4FILNR3NRGNBP5GXLHL3YDZRU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1/2024</text:p>
          </table:table-cell>
          <table:table-cell office:value-type="string" calcext:value-type="string">
            <text:p>SYF </text:p>
          </table:table-cell>
          <table:table-cell office:value-type="string" calcext:value-type="string">
            <text:p>GA2WXHE6ECA4XSSMHGVU6DZR5NJHJ5ZUCP26EX4KXA5PS5X5IJPBXDF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1/2024</text:p>
          </table:table-cell>
          <table:table-cell office:value-type="string" calcext:value-type="string">
            <text:p>BlackStone </text:p>
          </table:table-cell>
          <table:table-cell office:value-type="string" calcext:value-type="string">
            <text:p>GDRQALSS36JGA3UWXT24UAM7VV5LRFD3OZHN5UXUUICALTYKGWXBNR7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1/2024</text:p>
          </table:table-cell>
          <table:table-cell office:value-type="string" calcext:value-type="string">
            <text:p>TSV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1/2024</text:p>
          </table:table-cell>
          <table:table-cell office:value-type="string" calcext:value-type="string">
            <text:p>MULTIVERSKEY </text:p>
          </table:table-cell>
          <table:table-cell office:value-type="string" calcext:value-type="string">
            <text:p>GBDI2UPU4WJTN5IYLOFRYJDB3MAKPRWOIYG5Q74GTVIMT5UFXE4HE7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1/2024</text:p>
          </table:table-cell>
          <table:table-cell office:value-type="string" calcext:value-type="string">
            <text:p>ALLFUNDS </text:p>
          </table:table-cell>
          <table:table-cell office:value-type="string" calcext:value-type="string">
            <text:p>GAEPR3RHDHXGZB72H24HVE7HPEFJHSFU3WVBPIY4QJUBEBJC2VI2PKC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1/2024</text:p>
          </table:table-cell>
          <table:table-cell office:value-type="string" calcext:value-type="string">
            <text:p>COSMOPOLIS </text:p>
          </table:table-cell>
          <table:table-cell office:value-type="string" calcext:value-type="string">
            <text:p>GA5KCQWHFMYKBDGAKV6NYOC3ML74TB5Z5CUDIBRC2HFI5DC6R3VO2JD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1/2024</text:p>
          </table:table-cell>
          <table:table-cell office:value-type="string" calcext:value-type="string">
            <text:p>AUTO1 </text:p>
          </table:table-cell>
          <table:table-cell office:value-type="string" calcext:value-type="string">
            <text:p>GBV5POJACKKILKJ5YH5P2FJ3VMS7ZMIN4S5GNKSX4CMIA2J5MRBKLEF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1/2024</text:p>
          </table:table-cell>
          <table:table-cell office:value-type="string" calcext:value-type="string">
            <text:p>DEL </text:p>
          </table:table-cell>
          <table:table-cell office:value-type="string" calcext:value-type="string">
            <text:p>GBCHH5NZZHEHYKKGHXCXL32RB6QAO5O7NBGIRUVWJIU4DGWFPSC4YSS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1/2024</text:p>
          </table:table-cell>
          <table:table-cell office:value-type="string" calcext:value-type="string">
            <text:p>DuPont </text:p>
          </table:table-cell>
          <table:table-cell office:value-type="string" calcext:value-type="string">
            <text:p>GCX247APQC62FKK72LQDS4ZFMH4YKMJBFEWZKUBXEWTOKQ5K5KLKL77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1/2024</text:p>
          </table:table-cell>
          <table:table-cell office:value-type="string" calcext:value-type="string">
            <text:p>TG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1/2024</text:p>
          </table:table-cell>
          <table:table-cell office:value-type="string" calcext:value-type="string">
            <text:p>SOLARWARDEN </text:p>
          </table:table-cell>
          <table:table-cell office:value-type="string" calcext:value-type="string">
            <text:p>GDBQ4BF66Z4KWBZ5QOH4JJD3GM6NFJF5PRL3P3CEZFPO4N2JIGN6IZC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1/2024</text:p>
          </table:table-cell>
          <table:table-cell office:value-type="string" calcext:value-type="string">
            <text:p>BrightEmily </text:p>
          </table:table-cell>
          <table:table-cell office:value-type="string" calcext:value-type="string">
            <text:p>GCNZ2BF5RLCJIZ2KCIMP6MQID3NNVOFMHOCHC53P3AXKAXMVZ6MSIN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1/2024</text:p>
          </table:table-cell>
          <table:table-cell office:value-type="string" calcext:value-type="string">
            <text:p>GIT </text:p>
          </table:table-cell>
          <table:table-cell office:value-type="string" calcext:value-type="string">
            <text:p>GDNPRW6DZBLVUQYFT2CO7V6VR3KFN7AM45CAPGYOC2ODZNDBJIA3MSE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1/2024</text:p>
          </table:table-cell>
          <table:table-cell office:value-type="string" calcext:value-type="string">
            <text:p>TGPET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1/2024</text:p>
          </table:table-cell>
          <table:table-cell office:value-type="string" calcext:value-type="string">
            <text:p>CRAT </text:p>
          </table:table-cell>
          <table:table-cell office:value-type="string" calcext:value-type="string">
            <text:p>GDAAESUHC6HBA5NO5OHJH3IE3RQMGTEZ37WKJCPBVXIN2LSRY3EQ4WU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1/2024</text:p>
          </table:table-cell>
          <table:table-cell office:value-type="string" calcext:value-type="string">
            <text:p>Wonder </text:p>
          </table:table-cell>
          <table:table-cell office:value-type="string" calcext:value-type="string">
            <text:p>GAQDW7M6BJMIRZSTLU3ST5UVR7X7K7FTS7LXYMTOZZ6VL6RVJQGV6RL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1/2024</text:p>
          </table:table-cell>
          <table:table-cell office:value-type="string" calcext:value-type="string">
            <text:p>HSB </text:p>
          </table:table-cell>
          <table:table-cell office:value-type="string" calcext:value-type="string">
            <text:p>GDQN5IYTCJZJBT3FLCTZIA4YE3JXZMRT6RAD5RFGBYQPBY4V4SHZWXV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1/2024</text:p>
          </table:table-cell>
          <table:table-cell office:value-type="string" calcext:value-type="string">
            <text:p>POST </text:p>
          </table:table-cell>
          <table:table-cell office:value-type="string" calcext:value-type="string">
            <text:p>GDSPUT4NEPK74NE4BEVKTLUI25F5VTCZVNZ6HIBYPK4K7NZEUP5H2Q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1/2024</text:p>
          </table:table-cell>
          <table:table-cell office:value-type="string" calcext:value-type="string">
            <text:p>Strata </text:p>
          </table:table-cell>
          <table:table-cell office:value-type="string" calcext:value-type="string">
            <text:p>GDRQEZ72FWQBAB2SMVY4IWXZU23XWJTMSFQ6VOW3VNH2MAHAYPMOFID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1/2024</text:p>
          </table:table-cell>
          <table:table-cell office:value-type="string" calcext:value-type="string">
            <text:p>eCOSMOS </text:p>
          </table:table-cell>
          <table:table-cell office:value-type="string" calcext:value-type="string">
            <text:p>GBWNQXSNKXXV5FKSNZBLZPY4MMIOZSQOW76S22AYDIOHKIQKJ3O4UPB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1/2024</text:p>
          </table:table-cell>
          <table:table-cell office:value-type="string" calcext:value-type="string">
            <text:p>TBM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1/2024</text:p>
          </table:table-cell>
          <table:table-cell office:value-type="string" calcext:value-type="string">
            <text:p>Rolex </text:p>
          </table:table-cell>
          <table:table-cell office:value-type="string" calcext:value-type="string">
            <text:p>GCRIFGYVTFOBYWJ5YL6SNMP3NZRALXOEP2XOI2HAC7GEBRRAYMG7ABB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1/2024</text:p>
          </table:table-cell>
          <table:table-cell office:value-type="string" calcext:value-type="string">
            <text:p>PARADIGM </text:p>
          </table:table-cell>
          <table:table-cell office:value-type="string" calcext:value-type="string">
            <text:p>GBYSBA3DYT7NZQY44RGAQ5VLEEM4LKV2U22K5GG26X7KYCPK7X5AYHA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1/2024</text:p>
          </table:table-cell>
          <table:table-cell office:value-type="string" calcext:value-type="string">
            <text:p>GREENWORLD </text:p>
          </table:table-cell>
          <table:table-cell office:value-type="string" calcext:value-type="string">
            <text:p>GCZXPBX6ZREQZM5T2O3SP5R34JGNDH5B4IIXIPREU4BIY3O6QOHZ2T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1/2024</text:p>
          </table:table-cell>
          <table:table-cell office:value-type="string" calcext:value-type="string">
            <text:p>ALLEGRO </text:p>
          </table:table-cell>
          <table:table-cell office:value-type="string" calcext:value-type="string">
            <text:p>GB7VMHHKNIW7EODAKLZZO4HB7FSQWUQRZEHYYRUDXUVQY4BEZKBA7J7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1/2024</text:p>
          </table:table-cell>
          <table:table-cell office:value-type="string" calcext:value-type="string">
            <text:p>TGD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1/2024</text:p>
          </table:table-cell>
          <table:table-cell office:value-type="string" calcext:value-type="string">
            <text:p>Maglev </text:p>
          </table:table-cell>
          <table:table-cell office:value-type="string" calcext:value-type="string">
            <text:p>GBNULBAGNNZQRD2DR2FLU5OMJ5SANIOJ4Q6BEWC5GWHU2NASQ7CPKC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1/2024</text:p>
          </table:table-cell>
          <table:table-cell office:value-type="string" calcext:value-type="string">
            <text:p>KLIUCI </text:p>
          </table:table-cell>
          <table:table-cell office:value-type="string" calcext:value-type="string">
            <text:p>GDKMBNUUJR6MF5J2MIMT6EA2KFWEHJOO6TDVXVI4IFWK4FMJJJKHF2H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1/2024</text:p>
          </table:table-cell>
          <table:table-cell office:value-type="string" calcext:value-type="string">
            <text:p>SkyIce </text:p>
          </table:table-cell>
          <table:table-cell office:value-type="string" calcext:value-type="string">
            <text:p>GD43WVHJ7PVQMEYIPEWVNWASW2DNBZHBKZ2FSSHTL3EGMBQYU477IDO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1/2024</text:p>
          </table:table-cell>
          <table:table-cell office:value-type="string" calcext:value-type="string">
            <text:p>DOOR </text:p>
          </table:table-cell>
          <table:table-cell office:value-type="string" calcext:value-type="string">
            <text:p>GDFTVW6I7LVIRJBVGQU6CYZTYI3RC766ZZGU7437BJ2NRK55O2SNWIP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1/2024</text:p>
          </table:table-cell>
          <table:table-cell office:value-type="string" calcext:value-type="string">
            <text:p>TGC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4</text:p>
          </table:table-cell>
          <table:table-cell office:value-type="string" calcext:value-type="string">
            <text:p>MOON </text:p>
          </table:table-cell>
          <table:table-cell office:value-type="string" calcext:value-type="string">
            <text:p>GA2C4T6TE4G3FFVEL6CKB4JZXC3VJJIGCUTPZEMWL47TKN33AAFURN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1/2024</text:p>
          </table:table-cell>
          <table:table-cell office:value-type="string" calcext:value-type="string">
            <text:p>SKYART </text:p>
          </table:table-cell>
          <table:table-cell office:value-type="string" calcext:value-type="string">
            <text:p>GD4WQ2CSE4H55TIAKJY4PQGNI3VL3ETZVUTKW4ZYEOXLZG6EY5Q5Q4Y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4</text:p>
          </table:table-cell>
          <table:table-cell office:value-type="string" calcext:value-type="string">
            <text:p>SNOWFLAKE </text:p>
          </table:table-cell>
          <table:table-cell office:value-type="string" calcext:value-type="string">
            <text:p>GCRHWH5S3WHHP5GSG5GSAFWE3PAQID4T53LUKYZETEQERXALQLM4PSL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4</text:p>
          </table:table-cell>
          <table:table-cell office:value-type="string" calcext:value-type="string">
            <text:p>Cartier </text:p>
          </table:table-cell>
          <table:table-cell office:value-type="string" calcext:value-type="string">
            <text:p>GABBG3UJ3UHWXPGHMRJAUUOF33WMB6XG3F3L6GTRD77PXL43BLRA5IG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4</text:p>
          </table:table-cell>
          <table:table-cell office:value-type="string" calcext:value-type="string">
            <text:p>TS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1/2024</text:p>
          </table:table-cell>
          <table:table-cell office:value-type="string" calcext:value-type="string">
            <text:p>THG </text:p>
          </table:table-cell>
          <table:table-cell office:value-type="string" calcext:value-type="string">
            <text:p>GB7JK5HGCLY3OA5MBESYT2LAFMMBDC4FHCFVGCMBNWKE3NCZRTYJTWO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1/2024</text:p>
          </table:table-cell>
          <table:table-cell office:value-type="string" calcext:value-type="string">
            <text:p>BioCurrent </text:p>
          </table:table-cell>
          <table:table-cell office:value-type="string" calcext:value-type="string">
            <text:p>GDYLN47Z6Q3JXAICCWHUEFLWLTTORRVMSPNQVS2C5WW52TMIGXAXKNL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1/2024</text:p>
          </table:table-cell>
          <table:table-cell office:value-type="string" calcext:value-type="string">
            <text:p>LINGU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1/2024</text:p>
          </table:table-cell>
          <table:table-cell office:value-type="string" calcext:value-type="string">
            <text:p>TIFFANY </text:p>
          </table:table-cell>
          <table:table-cell office:value-type="string" calcext:value-type="string">
            <text:p>GDRGOO6TOMSMCJDRS4JBF7ZS5G6DP5DIZO2RQ2QEPXRNBCTKDPTE74J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1/2024</text:p>
          </table:table-cell>
          <table:table-cell office:value-type="string" calcext:value-type="string">
            <text:p>TRUST </text:p>
          </table:table-cell>
          <table:table-cell office:value-type="string" calcext:value-type="string">
            <text:p>GAKWJFQDYEMQZPQMUDUGSD3LZXGGU3LRB7K222TFAS65YAOH3EP6FIO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1/2024</text:p>
          </table:table-cell>
          <table:table-cell office:value-type="string" calcext:value-type="string">
            <text:p>Vale </text:p>
          </table:table-cell>
          <table:table-cell office:value-type="string" calcext:value-type="string">
            <text:p>GDUHG2LWFFGUESJNH7RUES65XIG6K4FDGVOS6USG5IA4H4QKON7MGRS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4</text:p>
          </table:table-cell>
          <table:table-cell office:value-type="string" calcext:value-type="string">
            <text:p>VANTAGE </text:p>
          </table:table-cell>
          <table:table-cell office:value-type="string" calcext:value-type="string">
            <text:p>GDGX5QINRQRNCX6TCFCGAT3WQNWHQPIM6QX7FCEIFY5I7IDETPTFP7O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1/2024</text:p>
          </table:table-cell>
          <table:table-cell office:value-type="string" calcext:value-type="string">
            <text:p>BIOTECH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1/2024</text:p>
          </table:table-cell>
          <table:table-cell office:value-type="string" calcext:value-type="string">
            <text:p>GUCCI </text:p>
          </table:table-cell>
          <table:table-cell office:value-type="string" calcext:value-type="string">
            <text:p>GBLMKW6LKAQ62BLX4YXXLR4CKTUOHFYVZJGBTV7WXPVU4ZVX4PTXOZZ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4</text:p>
          </table:table-cell>
          <table:table-cell office:value-type="string" calcext:value-type="string">
            <text:p>VOLVO </text:p>
          </table:table-cell>
          <table:table-cell office:value-type="string" calcext:value-type="string">
            <text:p>GBTJGBG2RMW3LUDKBOIPIARM4FFMTQFXEREVBCJAPICCO53VLXROGCQ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4</text:p>
          </table:table-cell>
          <table:table-cell office:value-type="string" calcext:value-type="string">
            <text:p>TSB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4</text:p>
          </table:table-cell>
          <table:table-cell office:value-type="string" calcext:value-type="string">
            <text:p>MicroQSI </text:p>
          </table:table-cell>
          <table:table-cell office:value-type="string" calcext:value-type="string">
            <text:p>GBJHN3M7R26EN27CKV4RMMJIX2KPHZPXF4WC5OEF4UUOUCVUUWL55CV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1/2024</text:p>
          </table:table-cell>
          <table:table-cell office:value-type="string" calcext:value-type="string">
            <text:p>APL </text:p>
          </table:table-cell>
          <table:table-cell office:value-type="string" calcext:value-type="string">
            <text:p>GBLXVTZBRXX72HX76UX65EQLPFCNF5GJQK7B6KGO72XPWUFOXUHBJTI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1/2024</text:p>
          </table:table-cell>
          <table:table-cell office:value-type="string" calcext:value-type="string">
            <text:p>Haliburton </text:p>
          </table:table-cell>
          <table:table-cell office:value-type="string" calcext:value-type="string">
            <text:p>GASDGEIAQBABFCKOC4N546QNL7J5COYFUWM6H2GY334JGYZX22ZODJM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2/2024</text:p>
          </table:table-cell>
          <table:table-cell office:value-type="string" calcext:value-type="string">
            <text:p>BLUR </text:p>
          </table:table-cell>
          <table:table-cell office:value-type="string" calcext:value-type="string">
            <text:p>GDQML47OB5FR6AA6PT5UUGRXT4MKJ5C53BMNUY7TH624KLWWAXB6RZ3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2/2024</text:p>
          </table:table-cell>
          <table:table-cell office:value-type="string" calcext:value-type="string">
            <text:p>PEPSI </text:p>
          </table:table-cell>
          <table:table-cell office:value-type="string" calcext:value-type="string">
            <text:p>GDQU7GPUU5NTUXYHFPFFU5MPZAS2CZUOZNZLIEB44NAT7ZL44RDFC37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2/2024</text:p>
          </table:table-cell>
          <table:table-cell office:value-type="string" calcext:value-type="string">
            <text:p>CONCENTR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2/2024</text:p>
          </table:table-cell>
          <table:table-cell office:value-type="string" calcext:value-type="string">
            <text:p>BHG </text:p>
          </table:table-cell>
          <table:table-cell office:value-type="string" calcext:value-type="string">
            <text:p>GBDBSPC55MISY6IMSHGRMX6WSFV6FHWVQ7MIANQZOKY4RKKRCNH7QIC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2/2024</text:p>
          </table:table-cell>
          <table:table-cell office:value-type="string" calcext:value-type="string">
            <text:p>Bayer </text:p>
          </table:table-cell>
          <table:table-cell office:value-type="string" calcext:value-type="string">
            <text:p>GBST4HD7OH463LPIJ7OZHJIEVW5OBUTI2LG7KFZQNYTIDAFIZLDFSPR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2/2024</text:p>
          </table:table-cell>
          <table:table-cell office:value-type="string" calcext:value-type="string">
            <text:p>REVIV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2/2024</text:p>
          </table:table-cell>
          <table:table-cell office:value-type="string" calcext:value-type="string">
            <text:p>OSTROV </text:p>
          </table:table-cell>
          <table:table-cell office:value-type="string" calcext:value-type="string">
            <text:p>GDGLXGNTBBDC7LOC5Q7DB6MYTSU7ZOBUAHQEUL57LEDH2Y5NBDYBRGR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2/2024</text:p>
          </table:table-cell>
          <table:table-cell office:value-type="string" calcext:value-type="string">
            <text:p>BD </text:p>
          </table:table-cell>
          <table:table-cell office:value-type="string" calcext:value-type="string">
            <text:p>GC5ZJ5YFOBDUCNM57L6GTV4T743XRKURN3PUZF5D72LKYULPF6ERAW3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2/2024</text:p>
          </table:table-cell>
          <table:table-cell office:value-type="string" calcext:value-type="string">
            <text:p>MoonBots </text:p>
          </table:table-cell>
          <table:table-cell office:value-type="string" calcext:value-type="string">
            <text:p>GDDONKCRTY5XU3LE3B75F5KIWQRCZUMZEINWZQVOHPIANNORW72UCVV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2/2024</text:p>
          </table:table-cell>
          <table:table-cell office:value-type="string" calcext:value-type="string">
            <text:p>POLLINIX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2/2024</text:p>
          </table:table-cell>
          <table:table-cell office:value-type="string" calcext:value-type="string">
            <text:p>GRX </text:p>
          </table:table-cell>
          <table:table-cell office:value-type="string" calcext:value-type="string">
            <text:p>GDATEGSVRWZMZX7EN6CNIRPQEBD2MYULRVPD2R26NAVLPJ5PLVI5LRR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2/2024</text:p>
          </table:table-cell>
          <table:table-cell office:value-type="string" calcext:value-type="string">
            <text:p>Qualcomm </text:p>
          </table:table-cell>
          <table:table-cell office:value-type="string" calcext:value-type="string">
            <text:p>GBQJPIT63YQNYTZIGBLEG6BBA47IQ76KMEPLW7YZKASJHMITR77ZWR3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4</text:p>
          </table:table-cell>
          <table:table-cell office:value-type="string" calcext:value-type="string">
            <text:p>SUEZ </text:p>
          </table:table-cell>
          <table:table-cell office:value-type="string" calcext:value-type="string">
            <text:p>GDMEUVANA5L7PFBX5EGPC5GNRLF3FH6UU2RHQRWNSSFYIMKI256SJAV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2/2024</text:p>
          </table:table-cell>
          <table:table-cell office:value-type="string" calcext:value-type="string">
            <text:p>SHIELD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2/2024</text:p>
          </table:table-cell>
          <table:table-cell office:value-type="string" calcext:value-type="string">
            <text:p>SkyGas </text:p>
          </table:table-cell>
          <table:table-cell office:value-type="string" calcext:value-type="string">
            <text:p>GCRUPJMKQDUDOHFWDXRP23IACJE77VVCSV7KK3TZCOLGG653ZQP6AGB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2/2024</text:p>
          </table:table-cell>
          <table:table-cell office:value-type="string" calcext:value-type="string">
            <text:p>OPTRUST </text:p>
          </table:table-cell>
          <table:table-cell office:value-type="string" calcext:value-type="string">
            <text:p>GCFB6QVRXGCXSDKPZI4EW4EVOX2NGKNIDOH4LL7IMD563ARJHWTLCHC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2/2024</text:p>
          </table:table-cell>
          <table:table-cell office:value-type="string" calcext:value-type="string">
            <text:p>QAZBANK </text:p>
          </table:table-cell>
          <table:table-cell office:value-type="string" calcext:value-type="string">
            <text:p>GCPIZAJKVYPJQ2QG46ERGFR6WCPDUQKGYM3Q2XNUIG43FSFA3IVKFDU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2/2024</text:p>
          </table:table-cell>
          <table:table-cell office:value-type="string" calcext:value-type="string">
            <text:p>VOYAG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2/2024</text:p>
          </table:table-cell>
          <table:table-cell office:value-type="string" calcext:value-type="string">
            <text:p>CExpress </text:p>
          </table:table-cell>
          <table:table-cell office:value-type="string" calcext:value-type="string">
            <text:p>GCQIWOQ764K2E3CANFDAA2XCRYGQXJJFQFSLXLOZYYIUWXL7Y4ICADR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2/2024</text:p>
          </table:table-cell>
          <table:table-cell office:value-type="string" calcext:value-type="string">
            <text:p>eSGD </text:p>
          </table:table-cell>
          <table:table-cell office:value-type="string" calcext:value-type="string">
            <text:p>GCTI4P6JN46HQ2RTRUYPFJMJUCFKUC5LBQNPO52KX6ICVOQOPOIYFOW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2/2024</text:p>
          </table:table-cell>
          <table:table-cell office:value-type="string" calcext:value-type="string">
            <text:p>OSCURA </text:p>
          </table:table-cell>
          <table:table-cell office:value-type="string" calcext:value-type="string">
            <text:p>GDS4MHAIBI4BNYFISRUPAKOZZIVNLVQ3WSYLKJNFDC3DKDFLBENFBDF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2/2024</text:p>
          </table:table-cell>
          <table:table-cell office:value-type="string" calcext:value-type="string">
            <text:p>CLEANS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2/2024</text:p>
          </table:table-cell>
          <table:table-cell office:value-type="string" calcext:value-type="string">
            <text:p>FSBez </text:p>
          </table:table-cell>
          <table:table-cell office:value-type="string" calcext:value-type="string">
            <text:p>GBQRQHEBCMQCFKBU6PJD77QSTZFHVQ3SUTTE6MZG274CJWYZT3TM3IM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2/2024</text:p>
          </table:table-cell>
          <table:table-cell office:value-type="string" calcext:value-type="string">
            <text:p>VERD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2/2024</text:p>
          </table:table-cell>
          <table:table-cell office:value-type="string" calcext:value-type="string">
            <text:p>MoonBounty </text:p>
          </table:table-cell>
          <table:table-cell office:value-type="string" calcext:value-type="string">
            <text:p>GDSNBBKEKA4TZQ7YYWINPRMUQJJFNLQYWCPEYDRY3AWBVBYVPAS7OUJ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2/2024</text:p>
          </table:table-cell>
          <table:table-cell office:value-type="string" calcext:value-type="string">
            <text:p>HASHI </text:p>
          </table:table-cell>
          <table:table-cell office:value-type="string" calcext:value-type="string">
            <text:p>GC3KPOERLXF374Y2KFB5MEXLOGXH2Y4YGZQZYLQ224SJJ4JXOXTUDN4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2/2024</text:p>
          </table:table-cell>
          <table:table-cell office:value-type="string" calcext:value-type="string">
            <text:p>MicroFusion </text:p>
          </table:table-cell>
          <table:table-cell office:value-type="string" calcext:value-type="string">
            <text:p>GA63ROLED6HLZWP5YRQAYLA2LTFGLX4BA7BWTWJM4H7RDTLRPI27ZY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2/2024</text:p>
          </table:table-cell>
          <table:table-cell office:value-type="string" calcext:value-type="string">
            <text:p>BLIF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2/2024</text:p>
          </table:table-cell>
          <table:table-cell office:value-type="string" calcext:value-type="string">
            <text:p>PUGACHEV </text:p>
          </table:table-cell>
          <table:table-cell office:value-type="string" calcext:value-type="string">
            <text:p>GBLIYRD4UF7HGAJ44VLK5HVNUVYVHTDAFSJ5673RCHOLNZ7ZF5VZ7AG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2/2024</text:p>
          </table:table-cell>
          <table:table-cell office:value-type="string" calcext:value-type="string">
            <text:p>XCPlatform </text:p>
          </table:table-cell>
          <table:table-cell office:value-type="string" calcext:value-type="string">
            <text:p>GCXFLNT4HZPPXKN5N5ZSCKRNCMOXDNRAKQYPGSQMIIRSCAMC6IMQTCT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2/2024</text:p>
          </table:table-cell>
          <table:table-cell office:value-type="string" calcext:value-type="string">
            <text:p>LunarForge </text:p>
          </table:table-cell>
          <table:table-cell office:value-type="string" calcext:value-type="string">
            <text:p>GCFB75H5JXQFJ4VWX4TK5A5EAD33G45BGND45DACBXMVDSGJTV43FYU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2/2024</text:p>
          </table:table-cell>
          <table:table-cell office:value-type="string" calcext:value-type="string">
            <text:p>GeoNexus </text:p>
          </table:table-cell>
          <table:table-cell office:value-type="string" calcext:value-type="string">
            <text:p>GCWUIUKTRL3NOTXILAQ2526AQ2JDMB23ZBV2EXTKNIN67NWUFR67ZX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2/2024</text:p>
          </table:table-cell>
          <table:table-cell office:value-type="string" calcext:value-type="string">
            <text:p>AngelKey </text:p>
          </table:table-cell>
          <table:table-cell office:value-type="string" calcext:value-type="string">
            <text:p>GD6XJUQIGVIMDJXCNCZPB2HN7GD7AFOW6PGFS4WLQCSGE4V57V5AKKH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2/2024</text:p>
          </table:table-cell>
          <table:table-cell office:value-type="string" calcext:value-type="string">
            <text:p>GRAVITY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2/2024</text:p>
          </table:table-cell>
          <table:table-cell office:value-type="string" calcext:value-type="string">
            <text:p>AQUAVERV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2/2024</text:p>
          </table:table-cell>
          <table:table-cell office:value-type="string" calcext:value-type="string">
            <text:p>MoonFarms </text:p>
          </table:table-cell>
          <table:table-cell office:value-type="string" calcext:value-type="string">
            <text:p>GD7YIDR5DPPJBDRAQJF44E5K6PAK7MTHXSLFAP3EZ22FC5R2HDBVALP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2/2024</text:p>
          </table:table-cell>
          <table:table-cell office:value-type="string" calcext:value-type="string">
            <text:p>OPENDOOR </text:p>
          </table:table-cell>
          <table:table-cell office:value-type="string" calcext:value-type="string">
            <text:p>GD7BG44T5UVNJYK6N4NBYRRUUEMRZQWT4GOUJ26WHDECXRKOWALAOB4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2/2024</text:p>
          </table:table-cell>
          <table:table-cell office:value-type="string" calcext:value-type="string">
            <text:p>SFDS </text:p>
          </table:table-cell>
          <table:table-cell office:value-type="string" calcext:value-type="string">
            <text:p>GDZCGBTB2YULK2EA45ETEOFADZZKBISHDAQ5AI7EINRVBK526J5WC7C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2/2024</text:p>
          </table:table-cell>
          <table:table-cell office:value-type="string" calcext:value-type="string">
            <text:p>HEALTECH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2/2024</text:p>
          </table:table-cell>
          <table:table-cell office:value-type="string" calcext:value-type="string">
            <text:p>PROGUARDIAN </text:p>
          </table:table-cell>
          <table:table-cell office:value-type="string" calcext:value-type="string">
            <text:p>GAZLZKPXQUEBK7Q75HPXTXYDHOK56AL5ODLN2VK4PXP7SPSV65WIBOP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2/2024</text:p>
          </table:table-cell>
          <table:table-cell office:value-type="string" calcext:value-type="string">
            <text:p>ISHorizon </text:p>
          </table:table-cell>
          <table:table-cell office:value-type="string" calcext:value-type="string">
            <text:p>GAYD6ECFIY4ZPILSB77KAIIDFNSWCLWEPOO7ROTSVQ2HZ5D76MMJKSX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2/2024</text:p>
          </table:table-cell>
          <table:table-cell office:value-type="string" calcext:value-type="string">
            <text:p>Biome </text:p>
          </table:table-cell>
          <table:table-cell office:value-type="string" calcext:value-type="string">
            <text:p>GDHA577R4DTL7FDNYQ6Y63FUFP4GQS6CKS2GV3HV7PUT3LNTUYJYLKD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2/2024</text:p>
          </table:table-cell>
          <table:table-cell office:value-type="string" calcext:value-type="string">
            <text:p>PINTEREST </text:p>
          </table:table-cell>
          <table:table-cell office:value-type="string" calcext:value-type="string">
            <text:p>GDSHYRSUVQOIRW3IIV2I34PTSZY576WXUCSACF64MHRC4SWOQ6XERU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2/2024</text:p>
          </table:table-cell>
          <table:table-cell office:value-type="string" calcext:value-type="string">
            <text:p>SRCard </text:p>
          </table:table-cell>
          <table:table-cell office:value-type="string" calcext:value-type="string">
            <text:p>GCI5MT5KTVCSSA5OKHAXSKENL6THK77OBDWRPCGETWTLAU3PALCJXYQ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2/2024</text:p>
          </table:table-cell>
          <table:table-cell office:value-type="string" calcext:value-type="string">
            <text:p>SHADOW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2/2024</text:p>
          </table:table-cell>
          <table:table-cell office:value-type="string" calcext:value-type="string">
            <text:p>WHITEHATS2 </text:p>
          </table:table-cell>
          <table:table-cell office:value-type="string" calcext:value-type="string">
            <text:p>GDD5H54MPEU4DHYC4JYSZ552BCR6MPWPCIZW3AQA7V7QEKPX2K4PGSX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3/2024</text:p>
          </table:table-cell>
          <table:table-cell office:value-type="string" calcext:value-type="string">
            <text:p>DATABRICKS </text:p>
          </table:table-cell>
          <table:table-cell office:value-type="string" calcext:value-type="string">
            <text:p>GDR4Z4ITPOYCDQ22S7UZXTIMANS3DXR3D5WLY5KCKCZSGRYFDJJWJ4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4</text:p>
          </table:table-cell>
          <table:table-cell office:value-type="string" calcext:value-type="string">
            <text:p>REPLICAT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4</text:p>
          </table:table-cell>
          <table:table-cell office:value-type="string" calcext:value-type="string">
            <text:p>HydroPlane </text:p>
          </table:table-cell>
          <table:table-cell office:value-type="string" calcext:value-type="string">
            <text:p>GABACHABMKBAFNV2RZMQFOY7M7GWTHT6RHGRYNVMPSKPZAZ7KBZOE3Y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4</text:p>
          </table:table-cell>
          <table:table-cell office:value-type="string" calcext:value-type="string">
            <text:p>EPICGAMES </text:p>
          </table:table-cell>
          <table:table-cell office:value-type="string" calcext:value-type="string">
            <text:p>GBY65N7O7WSAEUIN2VCMACK2MGHCSGKVKWTHYKDTETJJBBAANHZXBIO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4</text:p>
          </table:table-cell>
          <table:table-cell office:value-type="string" calcext:value-type="string">
            <text:p>AMRP </text:p>
          </table:table-cell>
          <table:table-cell office:value-type="string" calcext:value-type="string">
            <text:p>GAOMW2UPUO3CTIWDJJR62IIBYWJCGN2P6XTKWK675HC6K4M7GWP62T6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3/2024</text:p>
          </table:table-cell>
          <table:table-cell office:value-type="string" calcext:value-type="string">
            <text:p>QsiYachtClub </text:p>
          </table:table-cell>
          <table:table-cell office:value-type="string" calcext:value-type="string">
            <text:p>GCA7WTO6YMWDHZKSLGK5ZC5NQMGDGXV3CQFEZ4XZP33TNFRNYRG5OV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3/2024</text:p>
          </table:table-cell>
          <table:table-cell office:value-type="string" calcext:value-type="string">
            <text:p>AQUASPRING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3/2024</text:p>
          </table:table-cell>
          <table:table-cell office:value-type="string" calcext:value-type="string">
            <text:p>ProOrchid </text:p>
          </table:table-cell>
          <table:table-cell office:value-type="string" calcext:value-type="string">
            <text:p>GB4EMCT4DEB2FPLUEWUIQZ63HG2SGKJS6JPNE4LV5MQMZ52CXRBXKKV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3/2024</text:p>
          </table:table-cell>
          <table:table-cell office:value-type="string" calcext:value-type="string">
            <text:p>QSIIsland </text:p>
          </table:table-cell>
          <table:table-cell office:value-type="string" calcext:value-type="string">
            <text:p>GC6RJ44SBAVNK6D4ZPVYAQTF2TEK2GNBC6UNSTHEEIEFBHWADDE5GGC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3/2024</text:p>
          </table:table-cell>
          <table:table-cell office:value-type="string" calcext:value-type="string">
            <text:p>CHIME </text:p>
          </table:table-cell>
          <table:table-cell office:value-type="string" calcext:value-type="string">
            <text:p>GBZVJQIA4W4GQXXUIFQ4HY6Z7DMPFH6JN7B7IMAH23V5PMMF7RTHUB6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3/2024</text:p>
          </table:table-cell>
          <table:table-cell office:value-type="string" calcext:value-type="string">
            <text:p>GDR </text:p>
          </table:table-cell>
          <table:table-cell office:value-type="string" calcext:value-type="string">
            <text:p>GDYEVXTEYQOZ6BVGVW2O4FB2STTAA4GBLTGVVXFEN7H4VQE6KVIJUK2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3/2024</text:p>
          </table:table-cell>
          <table:table-cell office:value-type="string" calcext:value-type="string">
            <text:p>QGEE </text:p>
          </table:table-cell>
          <table:table-cell office:value-type="string" calcext:value-type="string">
            <text:p>GDYBWMNUPIJ7O6OAFPZDJKRAU24Y33RLVZHVMU7E4XWA6LLLQYFKSCK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3/2024</text:p>
          </table:table-cell>
          <table:table-cell office:value-type="string" calcext:value-type="string">
            <text:p>TERRABOT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3/2024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GBWF4J4MRXJVC5IKZN674LGH73FFIU4Q23XID2DQUXPFWYBNRDQKIT3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3/2024</text:p>
          </table:table-cell>
          <table:table-cell office:value-type="string" calcext:value-type="string">
            <text:p>FANATICS1 </text:p>
          </table:table-cell>
          <table:table-cell office:value-type="string" calcext:value-type="string">
            <text:p>GAOK3SSHGXQRSIFJIJIYTZGE7QSECWKUPYHCADA6V35GUHPUTTFSRK4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3/2024</text:p>
          </table:table-cell>
          <table:table-cell office:value-type="string" calcext:value-type="string">
            <text:p>StorySync </text:p>
          </table:table-cell>
          <table:table-cell office:value-type="string" calcext:value-type="string">
            <text:p>GAB3PNVMP3EWN32ILT4PQDDXS3734M3R4MIEZFAN6M2NNCJPCGMPBPV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3/2024</text:p>
          </table:table-cell>
          <table:table-cell office:value-type="string" calcext:value-type="string">
            <text:p>JT </text:p>
          </table:table-cell>
          <table:table-cell office:value-type="string" calcext:value-type="string">
            <text:p>GBQBVUKJFXLXSBUGLNVDE4G3KSKQH7GYVMA7EITNMNJTYJCD3552Z4K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3/2024</text:p>
          </table:table-cell>
          <table:table-cell office:value-type="string" calcext:value-type="string">
            <text:p>CHSI </text:p>
          </table:table-cell>
          <table:table-cell office:value-type="string" calcext:value-type="string">
            <text:p>GC77EYX2CYHIZWC3O6U4NMHWRGEH5MPNT6J6B5DE54I6FQULLUQQW3N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3/2024</text:p>
          </table:table-cell>
          <table:table-cell office:value-type="string" calcext:value-type="string">
            <text:p>GENESI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3/2024</text:p>
          </table:table-cell>
          <table:table-cell office:value-type="string" calcext:value-type="string">
            <text:p>MIRO </text:p>
          </table:table-cell>
          <table:table-cell office:value-type="string" calcext:value-type="string">
            <text:p>GDHMYSCI6NEY5BX3GOGC2SPL43CQBQCII5M62KX4VFYAOKDTJMUM4K5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3/2024</text:p>
          </table:table-cell>
          <table:table-cell office:value-type="string" calcext:value-type="string">
            <text:p>eBNY </text:p>
          </table:table-cell>
          <table:table-cell office:value-type="string" calcext:value-type="string">
            <text:p>GBBFULDV2F5XMIZHMK4X33LEUOF5N74YK3TW47FMG3OQMQR2OD64FAD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3/2024</text:p>
          </table:table-cell>
          <table:table-cell office:value-type="string" calcext:value-type="string">
            <text:p>BBShield </text:p>
          </table:table-cell>
          <table:table-cell office:value-type="string" calcext:value-type="string">
            <text:p>GCUBSQN424TPHMTXKMKMERCWYE6YT2WSN7OXUJUUIO5UG7PEQPS7DDZ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3/2024</text:p>
          </table:table-cell>
          <table:table-cell office:value-type="string" calcext:value-type="string">
            <text:p>SmartCBDC </text:p>
          </table:table-cell>
          <table:table-cell office:value-type="string" calcext:value-type="string">
            <text:p>GDPPNIYEPCK23I5HB6XGPNY7YI7MUL6JRVGTL37K35FLO6PH6HFEIVX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3/2024</text:p>
          </table:table-cell>
          <table:table-cell office:value-type="string" calcext:value-type="string">
            <text:p>AquaWay </text:p>
          </table:table-cell>
          <table:table-cell office:value-type="string" calcext:value-type="string">
            <text:p>GBTVCPWCH3LHVZPAHQPVGW6TCPJOTKDCX5KQPVILPITDSVOX2T4LVUG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3/2024</text:p>
          </table:table-cell>
          <table:table-cell office:value-type="string" calcext:value-type="string">
            <text:p>WILDSAF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3/2024</text:p>
          </table:table-cell>
          <table:table-cell office:value-type="string" calcext:value-type="string">
            <text:p>InfinityX </text:p>
          </table:table-cell>
          <table:table-cell office:value-type="string" calcext:value-type="string">
            <text:p>GCA2HAM75LX6ERO3PHGSRH6QSSVZCEAECY5A55XADU3SQJKYAJJU5QC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3/2024</text:p>
          </table:table-cell>
          <table:table-cell office:value-type="string" calcext:value-type="string">
            <text:p>SHEIN </text:p>
          </table:table-cell>
          <table:table-cell office:value-type="string" calcext:value-type="string">
            <text:p>GDZEKGWUOLCX2NAQQGHIQFUKWXPY6SKUX4FLSLWKMG6RXSPBPJFOLI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3/2024</text:p>
          </table:table-cell>
          <table:table-cell office:value-type="string" calcext:value-type="string">
            <text:p>eRUB </text:p>
          </table:table-cell>
          <table:table-cell office:value-type="string" calcext:value-type="string">
            <text:p>GC45AB2TBDOZALFVR7JAVMUI63GFIXOKYHHMYHFPQELZG6OX4B3HVCS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3/2024</text:p>
          </table:table-cell>
          <table:table-cell office:value-type="string" calcext:value-type="string">
            <text:p>DivineGCLT </text:p>
          </table:table-cell>
          <table:table-cell office:value-type="string" calcext:value-type="string">
            <text:p>GDX5GXCOGKNYTK6KNFPLS6Z6ZK6G4MHLLKS5KQRDDJSHYDEFCA2LXZ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3/2024</text:p>
          </table:table-cell>
          <table:table-cell office:value-type="string" calcext:value-type="string">
            <text:p>AEROG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3/2024</text:p>
          </table:table-cell>
          <table:table-cell office:value-type="string" calcext:value-type="string">
            <text:p>AquaPolis </text:p>
          </table:table-cell>
          <table:table-cell office:value-type="string" calcext:value-type="string">
            <text:p>GBINB2WX75DROBUBK5ZU5DSURGLJD226JHXLVKGB7KMB4X2ICBW5TEJ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3/2024</text:p>
          </table:table-cell>
          <table:table-cell office:value-type="string" calcext:value-type="string">
            <text:p>LUMIN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3/2024</text:p>
          </table:table-cell>
          <table:table-cell office:value-type="string" calcext:value-type="string">
            <text:p>SPASITELI </text:p>
          </table:table-cell>
          <table:table-cell office:value-type="string" calcext:value-type="string">
            <text:p>GA6S7PRGD5CL6GKGFB7JUTRMRHYIJ5I5JCXLJEB5OHCGDKV6IZ6SXKZ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3/2024</text:p>
          </table:table-cell>
          <table:table-cell office:value-type="string" calcext:value-type="string">
            <text:p>DeFiGuard </text:p>
          </table:table-cell>
          <table:table-cell office:value-type="string" calcext:value-type="string">
            <text:p>GB54MOKWOU2XYNNK332CRDO6FHRQKGLFY4PBBKAPMETAGPLYZJTV2TV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3/2024</text:p>
          </table:table-cell>
          <table:table-cell office:value-type="string" calcext:value-type="string">
            <text:p>Aquakey </text:p>
          </table:table-cell>
          <table:table-cell office:value-type="string" calcext:value-type="string">
            <text:p>GAL7HNAWDC2ED4ATWXAKVJM6R2ZBBBVAQMETUUSLA37HWXLKXBEONQC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3/2024</text:p>
          </table:table-cell>
          <table:table-cell office:value-type="string" calcext:value-type="string">
            <text:p>XIA </text:p>
          </table:table-cell>
          <table:table-cell office:value-type="string" calcext:value-type="string">
            <text:p>GAY3NSDDB7O2S3FCLNKMZ3DJ46OSXNBGFSSXQGAQIYZBZRRJHUNZ72V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3/2024</text:p>
          </table:table-cell>
          <table:table-cell office:value-type="string" calcext:value-type="string">
            <text:p>VREMYA </text:p>
          </table:table-cell>
          <table:table-cell office:value-type="string" calcext:value-type="string">
            <text:p>GDANR5UHG4S2QUALJ3RXWPNT74GVUCNQC5RQS4QGRC3YYT5KFCCWABP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3/2024</text:p>
          </table:table-cell>
          <table:table-cell office:value-type="string" calcext:value-type="string">
            <text:p>ARBORI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3/2024</text:p>
          </table:table-cell>
          <table:table-cell office:value-type="string" calcext:value-type="string">
            <text:p>REDDIT </text:p>
          </table:table-cell>
          <table:table-cell office:value-type="string" calcext:value-type="string">
            <text:p>GCZD2RHT5Z3YOCR3LSTW5BDJ6B56UKRMRCSEDI622RIPFBE6HNG2LK2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3/2024</text:p>
          </table:table-cell>
          <table:table-cell office:value-type="string" calcext:value-type="string">
            <text:p>MentorNet </text:p>
          </table:table-cell>
          <table:table-cell office:value-type="string" calcext:value-type="string">
            <text:p>GBXQH7FSQOMT3RXWNFMZXFNMBEJW4D4OHU7ZGYCQ3CBKAZTHJHKXD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3/2024</text:p>
          </table:table-cell>
          <table:table-cell office:value-type="string" calcext:value-type="string">
            <text:p>FRUIT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3/2024</text:p>
          </table:table-cell>
          <table:table-cell office:value-type="string" calcext:value-type="string">
            <text:p>AquaLux </text:p>
          </table:table-cell>
          <table:table-cell office:value-type="string" calcext:value-type="string">
            <text:p>GCHXI4CN4AWXBFZFCLQYSXINAGMML3T72TZDBH5Y7GIUA7PJ2WTYZYP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3/2024</text:p>
          </table:table-cell>
          <table:table-cell office:value-type="string" calcext:value-type="string">
            <text:p>BILL </text:p>
          </table:table-cell>
          <table:table-cell office:value-type="string" calcext:value-type="string">
            <text:p>GDRI2RGIBDVBWIMMJNQS6IM3D3KDUXNWMR667Q2JWEYEPMUPSFRLBT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3/2024</text:p>
          </table:table-cell>
          <table:table-cell office:value-type="string" calcext:value-type="string">
            <text:p>SONISYNC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3/2024</text:p>
          </table:table-cell>
          <table:table-cell office:value-type="string" calcext:value-type="string">
            <text:p>Izbytok </text:p>
          </table:table-cell>
          <table:table-cell office:value-type="string" calcext:value-type="string">
            <text:p>GBEBLTITZGJAB6GEOLK7KCF3NVGJJQZVDTFHNKNPUDZOCCESKYCZJYP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3/2024</text:p>
          </table:table-cell>
          <table:table-cell office:value-type="string" calcext:value-type="string">
            <text:p>QSphere </text:p>
          </table:table-cell>
          <table:table-cell office:value-type="string" calcext:value-type="string">
            <text:p>GBPRLGOSNPJLNRT76QYN66EOMPTKCGWSZHC6MJKYZE6MBBWL433REH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3/2024</text:p>
          </table:table-cell>
          <table:table-cell office:value-type="string" calcext:value-type="string">
            <text:p>AquaGrid </text:p>
          </table:table-cell>
          <table:table-cell office:value-type="string" calcext:value-type="string">
            <text:p>GBFUXS7QSS2FAUBHB6ECZXNOYBVJBVYREMXYEAVHTX4CIFWEZG3LZDX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3/2024</text:p>
          </table:table-cell>
          <table:table-cell office:value-type="string" calcext:value-type="string">
            <text:p>DOCEBO </text:p>
          </table:table-cell>
          <table:table-cell office:value-type="string" calcext:value-type="string">
            <text:p>GAYCO56MLK5KPP4FRHR77U77PRS4BVNPI2IQKUGJLGRUCW5B6MRBZD3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3/2024</text:p>
          </table:table-cell>
          <table:table-cell office:value-type="string" calcext:value-type="string">
            <text:p>CosmoPort </text:p>
          </table:table-cell>
          <table:table-cell office:value-type="string" calcext:value-type="string">
            <text:p>GDTQJYVMTUAFXZWHNAA5W57FU4GHON2A33COQCBONYO27WPFVOGBU3Q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3/2024</text:p>
          </table:table-cell>
          <table:table-cell office:value-type="string" calcext:value-type="string">
            <text:p>EDEN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3/2024</text:p>
          </table:table-cell>
          <table:table-cell office:value-type="string" calcext:value-type="string">
            <text:p>MONGODB </text:p>
          </table:table-cell>
          <table:table-cell office:value-type="string" calcext:value-type="string">
            <text:p>GA3KP6R3TUB5YJMXLNSKLIRV5TVVJMJR5M77YW5HFAYVREZ7PMHT4QW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4</text:p>
          </table:table-cell>
          <table:table-cell office:value-type="string" calcext:value-type="string">
            <text:p>LucidDream </text:p>
          </table:table-cell>
          <table:table-cell office:value-type="string" calcext:value-type="string">
            <text:p>GATKTA7JI2ACUMZ66MTE4PG3GUD3GICHX2INLEPIC3ROQYXCTSL4BDT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4</text:p>
          </table:table-cell>
          <table:table-cell office:value-type="string" calcext:value-type="string">
            <text:p>BIOPOWERX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3/2024</text:p>
          </table:table-cell>
          <table:table-cell office:value-type="string" calcext:value-type="string">
            <text:p>AquaFarm </text:p>
          </table:table-cell>
          <table:table-cell office:value-type="string" calcext:value-type="string">
            <text:p>GB2CGAXCZOOCNAHD4O5YGCHEUFFBBEKSS2QYA7MUXW2GRGE6RAV3BVV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3/2024</text:p>
          </table:table-cell>
          <table:table-cell office:value-type="string" calcext:value-type="string">
            <text:p>LEMONADE </text:p>
          </table:table-cell>
          <table:table-cell office:value-type="string" calcext:value-type="string">
            <text:p>GCXCFJ2OOUHSRZRKKQKBZMJAQDP4SYMPRFNNLPKNGOVJB755YGA6D7V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3/2024</text:p>
          </table:table-cell>
          <table:table-cell office:value-type="string" calcext:value-type="string">
            <text:p>AQUATIC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4/2024</text:p>
          </table:table-cell>
          <table:table-cell office:value-type="string" calcext:value-type="string">
            <text:p>QuantumATM </text:p>
          </table:table-cell>
          <table:table-cell office:value-type="string" calcext:value-type="string">
            <text:p>GDXM6DMALTKL6F6AFVRQTEBXPFN2CA7WRAZZOTH6RVDLO6VTKTNEE3T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4/2024</text:p>
          </table:table-cell>
          <table:table-cell office:value-type="string" calcext:value-type="string">
            <text:p>SynthetixGen </text:p>
          </table:table-cell>
          <table:table-cell office:value-type="string" calcext:value-type="string">
            <text:p>GCNKZUSVXM5OTOMRUXTNWJP6IQJVZ35BJTNDAL4VJTUCQSQBD3H7CVH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4/2024</text:p>
          </table:table-cell>
          <table:table-cell office:value-type="string" calcext:value-type="string">
            <text:p>WATER </text:p>
          </table:table-cell>
          <table:table-cell office:value-type="string" calcext:value-type="string">
            <text:p>GCY6S3BZPWKKUX2VAZBQ54POA4XIEJULZAINBYJWMZURSY6O7GP4GMO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4/2024</text:p>
          </table:table-cell>
          <table:table-cell office:value-type="string" calcext:value-type="string">
            <text:p>NEWERABANK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4/2024</text:p>
          </table:table-cell>
          <table:table-cell office:value-type="string" calcext:value-type="string">
            <text:p>StellarArmor </text:p>
          </table:table-cell>
          <table:table-cell office:value-type="string" calcext:value-type="string">
            <text:p>GBWLSSMC32RLRBR7YRJLHMDI62IXSQ7JEUJPIZ2WZPPLOEHT7C4KJHV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4/2024</text:p>
          </table:table-cell>
          <table:table-cell office:value-type="string" calcext:value-type="string">
            <text:p>PUBMATIC </text:p>
          </table:table-cell>
          <table:table-cell office:value-type="string" calcext:value-type="string">
            <text:p>GDOWBSHD4EY2IMOB2LKKEOVQ2IX7CP27KMHIBUTVFOF35A5QAJBETUY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4/2024</text:p>
          </table:table-cell>
          <table:table-cell office:value-type="string" calcext:value-type="string">
            <text:p>SKYSCRAPER </text:p>
          </table:table-cell>
          <table:table-cell office:value-type="string" calcext:value-type="string">
            <text:p>GCNQVUSAD7VEKD3XEGKWVWBG3XTG5DTVDZU3V5EOZX23D2VRKJ5DYBX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4/2024</text:p>
          </table:table-cell>
          <table:table-cell office:value-type="string" calcext:value-type="string">
            <text:p>NEXUS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4</text:p>
          </table:table-cell>
          <table:table-cell office:value-type="string" calcext:value-type="string">
            <text:p>GCLTWhistle </text:p>
          </table:table-cell>
          <table:table-cell office:value-type="string" calcext:value-type="string">
            <text:p>GDHPNTI4VX7QMYNNV5MCPM6MROHCOXHTR25H4LU5BFCB4N23QKMKV4F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4</text:p>
          </table:table-cell>
          <table:table-cell office:value-type="string" calcext:value-type="string">
            <text:p>MEMOIR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4/2024</text:p>
          </table:table-cell>
          <table:table-cell office:value-type="string" calcext:value-type="string">
            <text:p>Molecular </text:p>
          </table:table-cell>
          <table:table-cell office:value-type="string" calcext:value-type="string">
            <text:p>GCLQLHHH4BT5BIG77YX7DGXVVV6UGITMANK77DR5W6ZIWESYYW6EDC7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4/2024</text:p>
          </table:table-cell>
          <table:table-cell office:value-type="string" calcext:value-type="string">
            <text:p>CALIFORNIUM </text:p>
          </table:table-cell>
          <table:table-cell office:value-type="string" calcext:value-type="string">
            <text:p>GDEEAN6VROUBI6WMIJ2MIK3VJQTUZ533XFPYEOO6D2HALQKLASOGHSI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4/2024</text:p>
          </table:table-cell>
          <table:table-cell office:value-type="string" calcext:value-type="string">
            <text:p>BIOREGEN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4/2024</text:p>
          </table:table-cell>
          <table:table-cell office:value-type="string" calcext:value-type="string">
            <text:p>MemeLand </text:p>
          </table:table-cell>
          <table:table-cell office:value-type="string" calcext:value-type="string">
            <text:p>GAND7LEAASBGQBPQJM5CFPOC5POY5DZK3HGLZZUY3BJUMWXY3TTGHJH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4/2024</text:p>
          </table:table-cell>
          <table:table-cell office:value-type="string" calcext:value-type="string">
            <text:p>NanoCleaners </text:p>
          </table:table-cell>
          <table:table-cell office:value-type="string" calcext:value-type="string">
            <text:p>GCUATJLYU57PAJ7KZE5Q7ACZCYC4ZYOZBQ3GDBQZTD2N7VJVRT6GLAZ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4/2024</text:p>
          </table:table-cell>
          <table:table-cell office:value-type="string" calcext:value-type="string">
            <text:p>AquaQuest </text:p>
          </table:table-cell>
          <table:table-cell office:value-type="string" calcext:value-type="string">
            <text:p>GCZSKI5AR2SZLHQ6KCLGSL3XEYVJIDUQ63PRKMXNZISNXKMDBFCXFEL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4/2024</text:p>
          </table:table-cell>
          <table:table-cell office:value-type="string" calcext:value-type="string">
            <text:p>GALAXIUM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4/2024</text:p>
          </table:table-cell>
          <table:table-cell office:value-type="string" calcext:value-type="string">
            <text:p>StellarVault </text:p>
          </table:table-cell>
          <table:table-cell office:value-type="string" calcext:value-type="string">
            <text:p>GC3F4Y6EW5XVNWVRDIJXKXJY2KX2TJJIJKTM34FJBJTNXDXH5A73I4C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4/2024</text:p>
          </table:table-cell>
          <table:table-cell office:value-type="string" calcext:value-type="string">
            <text:p>ENIGM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4/2024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GCJ6HWTOTZRVS6UWIB4G4P3YB3PPM6K3ZULS5QUJCJ6MTYT57HG4WNY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4/2024</text:p>
          </table:table-cell>
          <table:table-cell office:value-type="string" calcext:value-type="string">
            <text:p>HORIZON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4</text:p>
          </table:table-cell>
          <table:table-cell office:value-type="string" calcext:value-type="string">
            <text:p>TCH </text:p>
          </table:table-cell>
          <table:table-cell office:value-type="string" calcext:value-type="string">
            <text:p>GB2472E7C56UR6M6BM326QMMSBEDBQBCIN7SJUQ7GKQQGIEXUHSG765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4</text:p>
          </table:table-cell>
          <table:table-cell office:value-type="string" calcext:value-type="string">
            <text:p>TELADOC </text:p>
          </table:table-cell>
          <table:table-cell office:value-type="string" calcext:value-type="string">
            <text:p>GDGBLCMQBDH65V7TFMX3HEMFA6WKM7UTGDKKMPUH3P4AV7ETUVB7C2Y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4/2024</text:p>
          </table:table-cell>
          <table:table-cell office:value-type="string" calcext:value-type="string">
            <text:p>AURIFISH </text:p>
          </table:table-cell>
          <table:table-cell office:value-type="string" calcext:value-type="string">
            <text:p>GCIPQ2QOKDMBKAPOBTBTOVB6H2LWDHME3NYAJLBYVW23NQYCPNDU4MD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4/2024</text:p>
          </table:table-cell>
          <table:table-cell office:value-type="string" calcext:value-type="string">
            <text:p>FORG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4/2024</text:p>
          </table:table-cell>
          <table:table-cell office:value-type="string" calcext:value-type="string">
            <text:p>YUAN </text:p>
          </table:table-cell>
          <table:table-cell office:value-type="string" calcext:value-type="string">
            <text:p>GBLLOQ2J7HUZAXLFRF4E57D43KBBDY667L27YVQQP2XEJWFM3UVRV5Y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4/2024</text:p>
          </table:table-cell>
          <table:table-cell office:value-type="string" calcext:value-type="string">
            <text:p>MINDLINK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4/2024</text:p>
          </table:table-cell>
          <table:table-cell office:value-type="string" calcext:value-type="string">
            <text:p>Xelmo </text:p>
          </table:table-cell>
          <table:table-cell office:value-type="string" calcext:value-type="string">
            <text:p>GDBO6WV6STKLQ6HHB55OPGKUYI2E2DSSYS3FS5OY76GHV63UDDWB55L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4/2024</text:p>
          </table:table-cell>
          <table:table-cell office:value-type="string" calcext:value-type="string">
            <text:p>QSICitadel </text:p>
          </table:table-cell>
          <table:table-cell office:value-type="string" calcext:value-type="string">
            <text:p>GARDRTIGSZZV3XWXVNDPQJMDOUCMGNTWEXEZCPYLBAU5RFJ5GUDF2LT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4/2024</text:p>
          </table:table-cell>
          <table:table-cell office:value-type="string" calcext:value-type="string">
            <text:p>Starlight </text:p>
          </table:table-cell>
          <table:table-cell office:value-type="string" calcext:value-type="string">
            <text:p>GARGOLHOD2GENDPLMPUVECIIG5WEMLEY7YM7GYSYBQRXDBBBMDOKG4I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4/2024</text:p>
          </table:table-cell>
          <table:table-cell office:value-type="string" calcext:value-type="string">
            <text:p>RBT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4</text:p>
          </table:table-cell>
          <table:table-cell office:value-type="string" calcext:value-type="string">
            <text:p>SkyKeeper </text:p>
          </table:table-cell>
          <table:table-cell office:value-type="string" calcext:value-type="string">
            <text:p>GCR7VB73VDSQTZWGGVWBUQEF5JSANSNYOEEKDSKSMJ6B3BUBI5AQERU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4</text:p>
          </table:table-cell>
          <table:table-cell office:value-type="string" calcext:value-type="string">
            <text:p>MINDVIEW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4/2024</text:p>
          </table:table-cell>
          <table:table-cell office:value-type="string" calcext:value-type="string">
            <text:p>NOVASPAC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4/2024</text:p>
          </table:table-cell>
          <table:table-cell office:value-type="string" calcext:value-type="string">
            <text:p>BunBank </text:p>
          </table:table-cell>
          <table:table-cell office:value-type="string" calcext:value-type="string">
            <text:p>GBOUBISYI5RKGVSIN66HQ2GNC5YU3P4KK7HJ4US3NPVGY7MSGGXZQMY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4/2024</text:p>
          </table:table-cell>
          <table:table-cell office:value-type="string" calcext:value-type="string">
            <text:p>RSOL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4/2024</text:p>
          </table:table-cell>
          <table:table-cell office:value-type="string" calcext:value-type="string">
            <text:p>OMC </text:p>
          </table:table-cell>
          <table:table-cell office:value-type="string" calcext:value-type="string">
            <text:p>GB7IKFQQM3LP37WALNRBAQXEMLYWDRSKTYWNMLZLKOI2CBHCFYVRLUX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4/2024</text:p>
          </table:table-cell>
          <table:table-cell office:value-type="string" calcext:value-type="string">
            <text:p>GSPHER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4</text:p>
          </table:table-cell>
          <table:table-cell office:value-type="string" calcext:value-type="string">
            <text:p>ANTIMATTER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4/2024</text:p>
          </table:table-cell>
          <table:table-cell office:value-type="string" calcext:value-type="string">
            <text:p>QKey </text:p>
          </table:table-cell>
          <table:table-cell office:value-type="string" calcext:value-type="string">
            <text:p>GBDS6VVESMSHGVKG6NDELSCYSXP7WAWS5J4P7KDVNSOA2ZFUJTT6IHE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4/2024</text:p>
          </table:table-cell>
          <table:table-cell office:value-type="string" calcext:value-type="string">
            <text:p>NeuroNexa </text:p>
          </table:table-cell>
          <table:table-cell office:value-type="string" calcext:value-type="string">
            <text:p>GAM5C5NSPIMT2LXV7YDN3X7E6WWYS4TSZALHBPS2TTQF5WIQUWYRMVY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4/2024</text:p>
          </table:table-cell>
          <table:table-cell office:value-type="string" calcext:value-type="string">
            <text:p>REEF </text:p>
          </table:table-cell>
          <table:table-cell office:value-type="string" calcext:value-type="string">
            <text:p>GCPLOQS4H6D36DGAJJPZ7IRUDQXDCK6JDCE3O44JMEV57GNKD427PXL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4</text:p>
          </table:table-cell>
          <table:table-cell office:value-type="string" calcext:value-type="string">
            <text:p>RETH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4</text:p>
          </table:table-cell>
          <table:table-cell office:value-type="string" calcext:value-type="string">
            <text:p>GalaxMine </text:p>
          </table:table-cell>
          <table:table-cell office:value-type="string" calcext:value-type="string">
            <text:p>GCV7QVMHB5VACW5SE5JKQ2ADHP65KIATYMJTFDHLF2QS2CTE7GDBR6X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4</text:p>
          </table:table-cell>
          <table:table-cell office:value-type="string" calcext:value-type="string">
            <text:p>TSPHER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4</text:p>
          </table:table-cell>
          <table:table-cell office:value-type="string" calcext:value-type="string">
            <text:p>ASTER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4</text:p>
          </table:table-cell>
          <table:table-cell office:value-type="string" calcext:value-type="string">
            <text:p>StellarE </text:p>
          </table:table-cell>
          <table:table-cell office:value-type="string" calcext:value-type="string">
            <text:p>GCRN2NTT3QDQDAW44GU7XXAHNZQJNF7IQMPIHBXHY2STNU5UZUVVTNM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4</text:p>
          </table:table-cell>
          <table:table-cell office:value-type="string" calcext:value-type="string">
            <text:p>RLT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4/2024</text:p>
          </table:table-cell>
          <table:table-cell office:value-type="string" calcext:value-type="string">
            <text:p>BIOSYNTH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4/2024</text:p>
          </table:table-cell>
          <table:table-cell office:value-type="string" calcext:value-type="string">
            <text:p>PSYCH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4</text:p>
          </table:table-cell>
          <table:table-cell office:value-type="string" calcext:value-type="string">
            <text:p>OxyGrow </text:p>
          </table:table-cell>
          <table:table-cell office:value-type="string" calcext:value-type="string">
            <text:p>GBGQOB7Q53PVEZNL6SL6PVHO23JNJMOOHTSYOD7W6JUG7GWFN5WEBGI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4</text:p>
          </table:table-cell>
          <table:table-cell office:value-type="string" calcext:value-type="string">
            <text:p>Elysium </text:p>
          </table:table-cell>
          <table:table-cell office:value-type="string" calcext:value-type="string">
            <text:p>GDGKXLPSMBYQI56K4WBCJIV5MED37LRREMZOSTMZUNCCS2LHVOA3QGG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4/2024</text:p>
          </table:table-cell>
          <table:table-cell office:value-type="string" calcext:value-type="string">
            <text:p>TerraProbes </text:p>
          </table:table-cell>
          <table:table-cell office:value-type="string" calcext:value-type="string">
            <text:p>GBNH6SBWXBSEWVUEV52EGZONC4J3FMEDN4RVBKJVEFSGZSAW644RMKQ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4/2024</text:p>
          </table:table-cell>
          <table:table-cell office:value-type="string" calcext:value-type="string">
            <text:p>RBN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4</text:p>
          </table:table-cell>
          <table:table-cell office:value-type="string" calcext:value-type="string">
            <text:p>Pryatki </text:p>
          </table:table-cell>
          <table:table-cell office:value-type="string" calcext:value-type="string">
            <text:p>GABZYXMNZO4XPVMKKBB7JQOYDB3BAXOCAM2CYSC4WGCJBAEIFFSD256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4</text:p>
          </table:table-cell>
          <table:table-cell office:value-type="string" calcext:value-type="string">
            <text:p>VISIONX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5/2024</text:p>
          </table:table-cell>
          <table:table-cell office:value-type="string" calcext:value-type="string">
            <text:p>CAD </text:p>
          </table:table-cell>
          <table:table-cell office:value-type="string" calcext:value-type="string">
            <text:p>GBPTMNINVD3JP5KXSCYPK4Q4UWT7WOC4LN5R2AORXBL3DXFP4DISBZ7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5/2024</text:p>
          </table:table-cell>
          <table:table-cell office:value-type="string" calcext:value-type="string">
            <text:p>VISHNU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5/2024</text:p>
          </table:table-cell>
          <table:table-cell office:value-type="string" calcext:value-type="string">
            <text:p>CUSD </text:p>
          </table:table-cell>
          <table:table-cell office:value-type="string" calcext:value-type="string">
            <text:p>GD7IG4XUUCNKYMX5BBUOZZA7EFBLRL4VNFY4TKJVQQWAFULIVRM3HAJ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5/2024</text:p>
          </table:table-cell>
          <table:table-cell office:value-type="string" calcext:value-type="string">
            <text:p>RWA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4</text:p>
          </table:table-cell>
          <table:table-cell office:value-type="string" calcext:value-type="string">
            <text:p>MINDSYNC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4</text:p>
          </table:table-cell>
          <table:table-cell office:value-type="string" calcext:value-type="string">
            <text:p>GBP </text:p>
          </table:table-cell>
          <table:table-cell office:value-type="string" calcext:value-type="string">
            <text:p>GCLUV5KB7WIOFTFZU4JOR3YCAACMYAN6B653G4NDHE6KCSYLOBHJEB2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4</text:p>
          </table:table-cell>
          <table:table-cell office:value-type="string" calcext:value-type="string">
            <text:p>HERACLE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5/2024</text:p>
          </table:table-cell>
          <table:table-cell office:value-type="string" calcext:value-type="string">
            <text:p>USDX </text:p>
          </table:table-cell>
          <table:table-cell office:value-type="string" calcext:value-type="string">
            <text:p>GBUKVOLQH2ZL2K27T3VBB5GDJRTOCORCKDIVHRLBTL6E466DHDT2RAP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5/2024</text:p>
          </table:table-cell>
          <table:table-cell office:value-type="string" calcext:value-type="string">
            <text:p>SolarSynths </text:p>
          </table:table-cell>
          <table:table-cell office:value-type="string" calcext:value-type="string">
            <text:p>GDOUZK4L37U6SJLKO75LOIG73GHVC3IIJA5XYTDH7G57CZUI5GGI44V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4</text:p>
          </table:table-cell>
          <table:table-cell office:value-type="string" calcext:value-type="string">
            <text:p>SkyProbes </text:p>
          </table:table-cell>
          <table:table-cell office:value-type="string" calcext:value-type="string">
            <text:p>GA6TCJBWR4KK6255EQMRTSBNVNQ3GUZZTHUU5R7LQ326SYWFMBJQHEN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4</text:p>
          </table:table-cell>
          <table:table-cell office:value-type="string" calcext:value-type="string">
            <text:p>RDOG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4</text:p>
          </table:table-cell>
          <table:table-cell office:value-type="string" calcext:value-type="string">
            <text:p>PotatoLand </text:p>
          </table:table-cell>
          <table:table-cell office:value-type="string" calcext:value-type="string">
            <text:p>GAYPVNONOHFLJVGLDPHJBMBFWCL43OLQA6YJJNPJ5RW4S5UZHX35H7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4</text:p>
          </table:table-cell>
          <table:table-cell office:value-type="string" calcext:value-type="string">
            <text:p>AETHER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4</text:p>
          </table:table-cell>
          <table:table-cell office:value-type="string" calcext:value-type="string">
            <text:p>YEN </text:p>
          </table:table-cell>
          <table:table-cell office:value-type="string" calcext:value-type="string">
            <text:p>GCA22C2S2XUKJFWSDB3RI3T3CCNYGYOOIY2UCKQJDZUZ6LYOPRO25FQ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4</text:p>
          </table:table-cell>
          <table:table-cell office:value-type="string" calcext:value-type="string">
            <text:p>BM19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4</text:p>
          </table:table-cell>
          <table:table-cell office:value-type="string" calcext:value-type="string">
            <text:p>MoonPortal </text:p>
          </table:table-cell>
          <table:table-cell office:value-type="string" calcext:value-type="string">
            <text:p>GA6EIZR4DPXGHCNTA6SJRJYNBZLXLOLXVCG4JB3X4OMILDULCZAYHNR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4</text:p>
          </table:table-cell>
          <table:table-cell office:value-type="string" calcext:value-type="string">
            <text:p>RSHI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5/2024</text:p>
          </table:table-cell>
          <table:table-cell office:value-type="string" calcext:value-type="string">
            <text:p>LightFeed </text:p>
          </table:table-cell>
          <table:table-cell office:value-type="string" calcext:value-type="string">
            <text:p>GB3RH3Z5WXJKHZK4TPWFF7DYYYMKIPTF4JXTG36YIELPGDSPJVJ2UR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5/2024</text:p>
          </table:table-cell>
          <table:table-cell office:value-type="string" calcext:value-type="string">
            <text:p>HARMONY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4</text:p>
          </table:table-cell>
          <table:table-cell office:value-type="string" calcext:value-type="string">
            <text:p>PAXG </text:p>
          </table:table-cell>
          <table:table-cell office:value-type="string" calcext:value-type="string">
            <text:p>GB336QBSKEATVCTUEOVIE57S6EC5VQCR2HZ475MHPOQ33FDSHBIRIL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4</text:p>
          </table:table-cell>
          <table:table-cell office:value-type="string" calcext:value-type="string">
            <text:p>QSIASTEROID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5/2024</text:p>
          </table:table-cell>
          <table:table-cell office:value-type="string" calcext:value-type="string">
            <text:p>RUBX </text:p>
          </table:table-cell>
          <table:table-cell office:value-type="string" calcext:value-type="string">
            <text:p>GBOG4DATYTVOEYFMGVM2UOCY7XE5BOQKLJ4IKGHKEIKD2V2ZJYVYPMC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5/2024</text:p>
          </table:table-cell>
          <table:table-cell office:value-type="string" calcext:value-type="string">
            <text:p>Lesaka </text:p>
          </table:table-cell>
          <table:table-cell office:value-type="string" calcext:value-type="string">
            <text:p>GAR4WNZX3OPWEO3PFYXEVBVYYFCS4MCX7OYKMKBBERVMTJMZBQWT3QS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5/2024</text:p>
          </table:table-cell>
          <table:table-cell office:value-type="string" calcext:value-type="string">
            <text:p>MARINEFUEL </text:p>
          </table:table-cell>
          <table:table-cell office:value-type="string" calcext:value-type="string">
            <text:p>GB2QEFZXAUCP3JV47GA4ENLWKCLCT7DDV6EM64WY56INLO6UA5MWC2M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5/2024</text:p>
          </table:table-cell>
          <table:table-cell office:value-type="string" calcext:value-type="string">
            <text:p>RXAU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4</text:p>
          </table:table-cell>
          <table:table-cell office:value-type="string" calcext:value-type="string">
            <text:p>BacillusF </text:p>
          </table:table-cell>
          <table:table-cell office:value-type="string" calcext:value-type="string">
            <text:p>GCYESPXK7V2MHZFYY55RPL6KTDOMH6BIHDKDHEX7J7XTKRUDSNIQWTE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4</text:p>
          </table:table-cell>
          <table:table-cell office:value-type="string" calcext:value-type="string">
            <text:p>TGAFRIC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5/2024</text:p>
          </table:table-cell>
          <table:table-cell office:value-type="string" calcext:value-type="string">
            <text:p>BRL </text:p>
          </table:table-cell>
          <table:table-cell office:value-type="string" calcext:value-type="string">
            <text:p>GAJFYRRDLTCSRGAJXJEI2KOLXMBYXM7YYF3YK552CUWWBZBJ6CZZTJY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5/202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5/2024</text:p>
          </table:table-cell>
          <table:table-cell office:value-type="string" calcext:value-type="string">
            <text:p>AUDX </text:p>
          </table:table-cell>
          <table:table-cell office:value-type="string" calcext:value-type="string">
            <text:p>GCHIAITP6MHM2IUWIGURYZH5SWKRUWLGRIE62VOX37KPXFBTBGKWVPI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5/2024</text:p>
          </table:table-cell>
          <table:table-cell office:value-type="string" calcext:value-type="string">
            <text:p>RTON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5/2024</text:p>
          </table:table-cell>
          <table:table-cell office:value-type="string" calcext:value-type="string">
            <text:p>DivineEyes </text:p>
          </table:table-cell>
          <table:table-cell office:value-type="string" calcext:value-type="string">
            <text:p>GBUYAJCVPYUUTQ6LACZXOOLIH46HKV74U4OQYMWKZU36TKIGQM5AM75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5/2024</text:p>
          </table:table-cell>
          <table:table-cell office:value-type="string" calcext:value-type="string">
            <text:p>SPR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5/2024</text:p>
          </table:table-cell>
          <table:table-cell office:value-type="string" calcext:value-type="string">
            <text:p>SILVER </text:p>
          </table:table-cell>
          <table:table-cell office:value-type="string" calcext:value-type="string">
            <text:p>GBQVGOQBI43DJQBOYSNSXQRGSIDZ3AEE4WMHTUSQFCYWAYMMGHZSSGA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5/2024</text:p>
          </table:table-cell>
          <table:table-cell office:value-type="string" calcext:value-type="string">
            <text:p>ALAUD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5/2024</text:p>
          </table:table-cell>
          <table:table-cell office:value-type="string" calcext:value-type="string">
            <text:p>NETX </text:p>
          </table:table-cell>
          <table:table-cell office:value-type="string" calcext:value-type="string">
            <text:p>GBHOFNAEX2KJ4X3GUCMASQ4WVFGBVPZI3TOANWNF5ECAQAN3BJZKVL3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5/2024</text:p>
          </table:table-cell>
          <table:table-cell office:value-type="string" calcext:value-type="string">
            <text:p>Infinitum </text:p>
          </table:table-cell>
          <table:table-cell office:value-type="string" calcext:value-type="string">
            <text:p>GC3XQ2AADF5XGED4ZC62T6R5Y6VRYJVKCNC543HT5WOP3KP4ZATJWIO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5/2024</text:p>
          </table:table-cell>
          <table:table-cell office:value-type="string" calcext:value-type="string">
            <text:p>RIYAL </text:p>
          </table:table-cell>
          <table:table-cell office:value-type="string" calcext:value-type="string">
            <text:p>GAPD2VNZUFN4RBBO6AQQPCVFLJ4DCJK7STYCC4LIIZ32LCIQ32V47NB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5/2024</text:p>
          </table:table-cell>
          <table:table-cell office:value-type="string" calcext:value-type="string">
            <text:p>RXRP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5/2024</text:p>
          </table:table-cell>
          <table:table-cell office:value-type="string" calcext:value-type="string">
            <text:p>XLMETF </text:p>
          </table:table-cell>
          <table:table-cell office:value-type="string" calcext:value-type="string">
            <text:p>GAMRM7UVNQRVEO733PPYE7RLFLNRINEQCMBJHC6EKEZQ6VHPRQJWX5R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5/2024</text:p>
          </table:table-cell>
          <table:table-cell office:value-type="string" calcext:value-type="string">
            <text:p>TGALROS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4</text:p>
          </table:table-cell>
          <table:table-cell office:value-type="string" calcext:value-type="string">
            <text:p>TUCKER </text:p>
          </table:table-cell>
          <table:table-cell office:value-type="string" calcext:value-type="string">
            <text:p>GAQUS24WG2DA32MBVLNAYVPCIRIEXZVL5YOVX3CVYE2EKTELJH5ILM6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4</text:p>
          </table:table-cell>
          <table:table-cell office:value-type="string" calcext:value-type="string">
            <text:p>PALM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5/2024</text:p>
          </table:table-cell>
          <table:table-cell office:value-type="string" calcext:value-type="string">
            <text:p>INTEGRITY </text:p>
          </table:table-cell>
          <table:table-cell office:value-type="string" calcext:value-type="string">
            <text:p>GDCBLFM3HGDO7EAYMREMLVAPXVST743CX4WXZBHZUVZKCH4ZCPDMMZ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5/2024</text:p>
          </table:table-cell>
          <table:table-cell office:value-type="string" calcext:value-type="string">
            <text:p>TGUNI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5/2024</text:p>
          </table:table-cell>
          <table:table-cell office:value-type="string" calcext:value-type="string">
            <text:p>XRPETF </text:p>
          </table:table-cell>
          <table:table-cell office:value-type="string" calcext:value-type="string">
            <text:p>GAKNIAOAVUVDN4LDAJZBWFEOAC4FVDO6EFM2K324DEANCCYZH7ZKOWQ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5/2024</text:p>
          </table:table-cell>
          <table:table-cell office:value-type="string" calcext:value-type="string">
            <text:p>RAVAX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5/2024</text:p>
          </table:table-cell>
          <table:table-cell office:value-type="string" calcext:value-type="string">
            <text:p>TUCTUC </text:p>
          </table:table-cell>
          <table:table-cell office:value-type="string" calcext:value-type="string">
            <text:p>GCVYT4IKPQAYCHCBYIS23AITATXYR5GVJLHCD4OADPJ6MEIXLEMQU5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5/2024</text:p>
          </table:table-cell>
          <table:table-cell office:value-type="string" calcext:value-type="string">
            <text:p>LACHESI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4</text:p>
          </table:table-cell>
          <table:table-cell office:value-type="string" calcext:value-type="string">
            <text:p>eARS </text:p>
          </table:table-cell>
          <table:table-cell office:value-type="string" calcext:value-type="string">
            <text:p>GBAD5S2XHDDH5MRSZ4GU5OQIT72ZVFMZ25CPVL7JDJHWGRIG627X2DY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4</text:p>
          </table:table-cell>
          <table:table-cell office:value-type="string" calcext:value-type="string">
            <text:p>TGFRESNILL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4</text:p>
          </table:table-cell>
          <table:table-cell office:value-type="string" calcext:value-type="string">
            <text:p>QTap </text:p>
          </table:table-cell>
          <table:table-cell office:value-type="string" calcext:value-type="string">
            <text:p>GDSQ37PKDQGCGMDPELNAJSKBKMEY4UAV7BT26G5NVN56XRZFE2V46U2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4</text:p>
          </table:table-cell>
          <table:table-cell office:value-type="string" calcext:value-type="string">
            <text:p>RUSD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5/2024</text:p>
          </table:table-cell>
          <table:table-cell office:value-type="string" calcext:value-type="string">
            <text:p>PLATINUM </text:p>
          </table:table-cell>
          <table:table-cell office:value-type="string" calcext:value-type="string">
            <text:p>GABCH2WWIPKFNKPKSJHMNEJVMW22JCDR4IHITMV54ACHCQK3Z24HLRR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5/2024</text:p>
          </table:table-cell>
          <table:table-cell office:value-type="string" calcext:value-type="string">
            <text:p>WIN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4</text:p>
          </table:table-cell>
          <table:table-cell office:value-type="string" calcext:value-type="string">
            <text:p>NFTX </text:p>
          </table:table-cell>
          <table:table-cell office:value-type="string" calcext:value-type="string">
            <text:p>GASW6IS2VX4LHYFS7WDTBNRJVJ47AYYS34IDNCDVRW4BBVJ4A3R6FVU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4</text:p>
          </table:table-cell>
          <table:table-cell office:value-type="string" calcext:value-type="string">
            <text:p>SUN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6/2024</text:p>
          </table:table-cell>
          <table:table-cell office:value-type="string" calcext:value-type="string">
            <text:p>AquaAmazonia </text:p>
          </table:table-cell>
          <table:table-cell office:value-type="string" calcext:value-type="string">
            <text:p>GBQLN3S6RC4M4WJJYTX5MTR6ZQVDIXBWWXVGWUCZRQUPU5XIEUTHYC3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4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GCGB3HL2Y2ABDFPILOZ6UVHCV4SPSFY7O2ZCEIFSYK7NXXH5RDGQNHC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4</text:p>
          </table:table-cell>
          <table:table-cell office:value-type="string" calcext:value-type="string">
            <text:p>RTRX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4</text:p>
          </table:table-cell>
          <table:table-cell office:value-type="string" calcext:value-type="string">
            <text:p>MEXC </text:p>
          </table:table-cell>
          <table:table-cell office:value-type="string" calcext:value-type="string">
            <text:p>GBFX4ASXKUH3C25SIW7T6GHJ6GPYYZPOHFRI6MKVT3OEZ766JWUDWJH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4</text:p>
          </table:table-cell>
          <table:table-cell office:value-type="string" calcext:value-type="string">
            <text:p>UBIN </text:p>
          </table:table-cell>
          <table:table-cell office:value-type="string" calcext:value-type="string">
            <text:p>GADSVX7PQFI66OMTFUBN3CUWTE4UJPOYJLKIZRYASIFH2O5OVOMNIXQ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6/2024</text:p>
          </table:table-cell>
          <table:table-cell office:value-type="string" calcext:value-type="string">
            <text:p>Palladium </text:p>
          </table:table-cell>
          <table:table-cell office:value-type="string" calcext:value-type="string">
            <text:p>GDXUYJCIDFGWEONPAI5LA4NRQL4P5ESE47PA4EE3UVDNAS75LTQCSAV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6/2024</text:p>
          </table:table-cell>
          <table:table-cell office:value-type="string" calcext:value-type="string">
            <text:p>TGAH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4</text:p>
          </table:table-cell>
          <table:table-cell office:value-type="string" calcext:value-type="string">
            <text:p>XMRETF </text:p>
          </table:table-cell>
          <table:table-cell office:value-type="string" calcext:value-type="string">
            <text:p>GDJLU7ABNS4JI2FTJTDCRJLJBALWTVWOWHHLCMOJ7AK6IEA44ITIMSV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4</text:p>
          </table:table-cell>
          <table:table-cell office:value-type="string" calcext:value-type="string">
            <text:p>STEREO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4</text:p>
          </table:table-cell>
          <table:table-cell office:value-type="string" calcext:value-type="string">
            <text:p>ADAMANTIUM </text:p>
          </table:table-cell>
          <table:table-cell office:value-type="string" calcext:value-type="string">
            <text:p>GCXXYY4DIZYFKTSSOM4YE574NM6ZGFNEA6E3VJCQ2MODEHAGEKUWTS7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4</text:p>
          </table:table-cell>
          <table:table-cell office:value-type="string" calcext:value-type="string">
            <text:p>RET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4</text:p>
          </table:table-cell>
          <table:table-cell office:value-type="string" calcext:value-type="string">
            <text:p>RomanovTrust </text:p>
          </table:table-cell>
          <table:table-cell office:value-type="string" calcext:value-type="string">
            <text:p>GA3Z5MZGBBL3K4TDC6L3QO35DUJGDAXAQCNXDGDDSOSPO5ZAG4IMLZJ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4</text:p>
          </table:table-cell>
          <table:table-cell office:value-type="string" calcext:value-type="string">
            <text:p>ALB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6/2024</text:p>
          </table:table-cell>
          <table:table-cell office:value-type="string" calcext:value-type="string">
            <text:p>TGS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6/2024</text:p>
          </table:table-cell>
          <table:table-cell office:value-type="string" calcext:value-type="string">
            <text:p>OriginalMy </text:p>
          </table:table-cell>
          <table:table-cell office:value-type="string" calcext:value-type="string">
            <text:p>GCV7ITVOIPMK3DBXOYM7K3PCCI4GSHE5CYEUEBB43GIOKJZEHHUXMJB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4</text:p>
          </table:table-cell>
          <table:table-cell office:value-type="string" calcext:value-type="string">
            <text:p>Rhodium </text:p>
          </table:table-cell>
          <table:table-cell office:value-type="string" calcext:value-type="string">
            <text:p>GDXA7YOJOCHI5SCOMP5MW2B7V62MY5IN7OKY3EHUFDRAHF3W4ZET7KR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4</text:p>
          </table:table-cell>
          <table:table-cell office:value-type="string" calcext:value-type="string">
            <text:p>RXMR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6/2024</text:p>
          </table:table-cell>
          <table:table-cell office:value-type="string" calcext:value-type="string">
            <text:p>EURX </text:p>
          </table:table-cell>
          <table:table-cell office:value-type="string" calcext:value-type="string">
            <text:p>GDMB6IQFSHRLPND54GB4RGFHFFU7QJ4QD2WFMQSYUQ2YDSPLL4LXHM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6/2024</text:p>
          </table:table-cell>
          <table:table-cell office:value-type="string" calcext:value-type="string">
            <text:p>AiGov </text:p>
          </table:table-cell>
          <table:table-cell office:value-type="string" calcext:value-type="string">
            <text:p>GCRYDQC2JIGMB5CFVDVWAEWSXZ6CBCJNRXYWGNNTRKQZP574X2IE37N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4</text:p>
          </table:table-cell>
          <table:table-cell office:value-type="string" calcext:value-type="string">
            <text:p>AnovResort </text:p>
          </table:table-cell>
          <table:table-cell office:value-type="string" calcext:value-type="string">
            <text:p>GCT6SHOJ3AZUZMUH4BNEYRC3V72S3AU2V6HBFEVQYNCTUR6TKW76WQ6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4</text:p>
          </table:table-cell>
          <table:table-cell office:value-type="string" calcext:value-type="string">
            <text:p>DINKY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4</text:p>
          </table:table-cell>
          <table:table-cell office:value-type="string" calcext:value-type="string">
            <text:p>PYUSD </text:p>
          </table:table-cell>
          <table:table-cell office:value-type="string" calcext:value-type="string">
            <text:p>GCWNY7C67QF44H7JI7FBYUYBGZ6HSSANZPWN7SUK6BAKWDS3YHU4UI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4</text:p>
          </table:table-cell>
          <table:table-cell office:value-type="string" calcext:value-type="string">
            <text:p>RUSDD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4</text:p>
          </table:table-cell>
          <table:table-cell office:value-type="string" calcext:value-type="string">
            <text:p>HKD </text:p>
          </table:table-cell>
          <table:table-cell office:value-type="string" calcext:value-type="string">
            <text:p>GAIDOKXVVWAWPZUJGFQSJCZ4KZT26LOMOH7N2QUZHTLRNBRLI2M6EMK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4</text:p>
          </table:table-cell>
          <table:table-cell office:value-type="string" calcext:value-type="string">
            <text:p>EUPH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4</text:p>
          </table:table-cell>
          <table:table-cell office:value-type="string" calcext:value-type="string">
            <text:p>KUCOIN </text:p>
          </table:table-cell>
          <table:table-cell office:value-type="string" calcext:value-type="string">
            <text:p>GACQOSQSFTRSUNNBLC3RJOIPFMAKUIFL3KCKGQZF2QJ5BDVVU2PZDLU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4</text:p>
          </table:table-cell>
          <table:table-cell office:value-type="string" calcext:value-type="string">
            <text:p>DIOT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6/2024</text:p>
          </table:table-cell>
          <table:table-cell office:value-type="string" calcext:value-type="string">
            <text:p>TONETF </text:p>
          </table:table-cell>
          <table:table-cell office:value-type="string" calcext:value-type="string">
            <text:p>GDWW2JI5TX6IYR3AEE6BOB2S7O4IU4N5JWHT7M5SA2SSPM2MPGBYXRI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6/2024</text:p>
          </table:table-cell>
          <table:table-cell office:value-type="string" calcext:value-type="string">
            <text:p>ROK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4</text:p>
          </table:table-cell>
          <table:table-cell office:value-type="string" calcext:value-type="string">
            <text:p>KWD </text:p>
          </table:table-cell>
          <table:table-cell office:value-type="string" calcext:value-type="string">
            <text:p>GCIAROUM6WGTM374NULYY57ABUFN7M7OQCDTUB5PRPVHW4M4K7JLVGZ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4</text:p>
          </table:table-cell>
          <table:table-cell office:value-type="string" calcext:value-type="string">
            <text:p>TGR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6/2024</text:p>
          </table:table-cell>
          <table:table-cell office:value-type="string" calcext:value-type="string">
            <text:p>CNYX </text:p>
          </table:table-cell>
          <table:table-cell office:value-type="string" calcext:value-type="string">
            <text:p>GCR2GZGY6B2WT6BV26XDJY5XDY4OSII7WUE6UOZWFQT2YJ622IWP4DY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6/2024</text:p>
          </table:table-cell>
          <table:table-cell office:value-type="string" calcext:value-type="string">
            <text:p>Equalitec </text:p>
          </table:table-cell>
          <table:table-cell office:value-type="string" calcext:value-type="string">
            <text:p>GAEQ24UT7Q72P6BOVD4Y7HRD7SAKED4PTBPEB54PP4O6JBZVQA6IPJN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4</text:p>
          </table:table-cell>
          <table:table-cell office:value-type="string" calcext:value-type="string">
            <text:p>CHF </text:p>
          </table:table-cell>
          <table:table-cell office:value-type="string" calcext:value-type="string">
            <text:p>GCIWNZT2LOPPSSRYB2IJKMEW4TAIUAKULE7QZBNAAEE7WHYIY73ZSP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4</text:p>
          </table:table-cell>
          <table:table-cell office:value-type="string" calcext:value-type="string">
            <text:p>CHIRON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4</text:p>
          </table:table-cell>
          <table:table-cell office:value-type="string" calcext:value-type="string">
            <text:p>XAUT </text:p>
          </table:table-cell>
          <table:table-cell office:value-type="string" calcext:value-type="string">
            <text:p>GA4CCKSAAD5DUQSH4UROAV4MBXTIHOLV33DXEI4NFVEOH76NTEBE3TV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4</text:p>
          </table:table-cell>
          <table:table-cell office:value-type="string" calcext:value-type="string">
            <text:p>TTG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6/2024</text:p>
          </table:table-cell>
          <table:table-cell office:value-type="string" calcext:value-type="string">
            <text:p>DNA </text:p>
          </table:table-cell>
          <table:table-cell office:value-type="string" calcext:value-type="string">
            <text:p>GAPHY5YZD2KHIBZZ6Z53XMJ6U6P6ZCFH6UARQAVPMZUXREEZ4PURE3R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6/2024</text:p>
          </table:table-cell>
          <table:table-cell office:value-type="string" calcext:value-type="string">
            <text:p>RNOT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6/2024</text:p>
          </table:table-cell>
          <table:table-cell office:value-type="string" calcext:value-type="string">
            <text:p>17Kingdoms </text:p>
          </table:table-cell>
          <table:table-cell office:value-type="string" calcext:value-type="string">
            <text:p>GDKDJMNQWFT2IIVPA5PW5CHBF7W4BRVKLLGJQSW2YITAF77PCWQJZYY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6/2024</text:p>
          </table:table-cell>
          <table:table-cell office:value-type="string" calcext:value-type="string">
            <text:p>1986D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6/2024</text:p>
          </table:table-cell>
          <table:table-cell office:value-type="string" calcext:value-type="string">
            <text:p>Synergy </text:p>
          </table:table-cell>
          <table:table-cell office:value-type="string" calcext:value-type="string">
            <text:p>GCDMT6MMQ2GRTNECOEQCDA4Q6CNP2TRKMSCNOERAMT6W7BACW4Y7RZM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6/2024</text:p>
          </table:table-cell>
          <table:table-cell office:value-type="string" calcext:value-type="string">
            <text:p>AEGI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4</text:p>
          </table:table-cell>
          <table:table-cell office:value-type="string" calcext:value-type="string">
            <text:p>BHD </text:p>
          </table:table-cell>
          <table:table-cell office:value-type="string" calcext:value-type="string">
            <text:p>GBIRMVMOYRDETDTLOUR5C7MXJ6655S5RAKKPVLUIB33ZNBMXANDYPE6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4</text:p>
          </table:table-cell>
          <table:table-cell office:value-type="string" calcext:value-type="string">
            <text:p>RADA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6/2024</text:p>
          </table:table-cell>
          <table:table-cell office:value-type="string" calcext:value-type="string">
            <text:p>Binance </text:p>
          </table:table-cell>
          <table:table-cell office:value-type="string" calcext:value-type="string">
            <text:p>GA3OXDCJSI4XBE62OF3WWCZG6OFYJ3N7DRDSFX33Y622TWUFM43WX63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6/2024</text:p>
          </table:table-cell>
          <table:table-cell office:value-type="string" calcext:value-type="string">
            <text:p>ProDLT </text:p>
          </table:table-cell>
          <table:table-cell office:value-type="string" calcext:value-type="string">
            <text:p>GDWJ2JJFYMU5K3HNMH4MDNOF6BVVEHXT42HXK5UHENPDPEHNQWOCIVG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4</text:p>
          </table:table-cell>
          <table:table-cell office:value-type="string" calcext:value-type="string">
            <text:p>Chariots </text:p>
          </table:table-cell>
          <table:table-cell office:value-type="string" calcext:value-type="string">
            <text:p>GBHLN5QNTLVOQUSHFFZEGCOTKZPA5NMRHCMJPNQ2Y47Y44OAQFPAMSR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4</text:p>
          </table:table-cell>
          <table:table-cell office:value-type="string" calcext:value-type="string">
            <text:p>TDC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6/2024</text:p>
          </table:table-cell>
          <table:table-cell office:value-type="string" calcext:value-type="string">
            <text:p>SOLETF </text:p>
          </table:table-cell>
          <table:table-cell office:value-type="string" calcext:value-type="string">
            <text:p>GDN63E77LBG3G3V4A2NKW4WHVNMIATMFFPRH5TRC24SPKDXZT2T3NL7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6/2024</text:p>
          </table:table-cell>
          <table:table-cell office:value-type="string" calcext:value-type="string">
            <text:p>PSL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4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4</text:p>
          </table:table-cell>
          <table:table-cell office:value-type="string" calcext:value-type="string">
            <text:p>TheRing </text:p>
          </table:table-cell>
          <table:table-cell office:value-type="string" calcext:value-type="string">
            <text:p>GAYMWXO6E6KSIBSHHCQ5EMYMF2BQI6J7X3IJHXX5RXXQR7GFYAYSN73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4</text:p>
          </table:table-cell>
          <table:table-cell office:value-type="string" calcext:value-type="string">
            <text:p>TPC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4</text:p>
          </table:table-cell>
          <table:table-cell office:value-type="string" calcext:value-type="string">
            <text:p>VATICANSA </text:p>
          </table:table-cell>
          <table:table-cell office:value-type="string" calcext:value-type="string">
            <text:p>GBZJTYLNPSLUS5HA36ROKEVK4YFUXRCQ4WZ3FH4YQ7ABRBFCJBQVOZO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4</text:p>
          </table:table-cell>
          <table:table-cell office:value-type="string" calcext:value-type="string">
            <text:p>POLONIUM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6/2024</text:p>
          </table:table-cell>
          <table:table-cell office:value-type="string" calcext:value-type="string">
            <text:p>RPEP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7/2024</text:p>
          </table:table-cell>
          <table:table-cell office:value-type="string" calcext:value-type="string">
            <text:p>INRX </text:p>
          </table:table-cell>
          <table:table-cell office:value-type="string" calcext:value-type="string">
            <text:p>GA7D4GZGELEA4M2UAJGMRCJMKRWA77BADMQWMHDD423D7RJOZSCWQQ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7/2024</text:p>
          </table:table-cell>
          <table:table-cell office:value-type="string" calcext:value-type="string">
            <text:p>Vanguard </text:p>
          </table:table-cell>
          <table:table-cell office:value-type="string" calcext:value-type="string">
            <text:p>GATE2DBDPQFAHA3DM45EUWPNK5CVMZEIZNBV44BZI6J2RWTIOYNRIFD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4</text:p>
          </table:table-cell>
          <table:table-cell office:value-type="string" calcext:value-type="string">
            <text:p>PLN </text:p>
          </table:table-cell>
          <table:table-cell office:value-type="string" calcext:value-type="string">
            <text:p>GANRAZEHZZZOOTZWGPPEQMQM5S52FCP6YH7VSVUOYPC6CUG45RR6CSY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4</text:p>
          </table:table-cell>
          <table:table-cell office:value-type="string" calcext:value-type="string">
            <text:p>TCL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7/2024</text:p>
          </table:table-cell>
          <table:table-cell office:value-type="string" calcext:value-type="string">
            <text:p>BNBETF </text:p>
          </table:table-cell>
          <table:table-cell office:value-type="string" calcext:value-type="string">
            <text:p>GBYF363FPA4B6KPQCYSV6Q6CNSF2FXQTXFUWMJPPGTXYWEBWZJYXR2V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7/2024</text:p>
          </table:table-cell>
          <table:table-cell office:value-type="string" calcext:value-type="string">
            <text:p>MATHILD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7/2024</text:p>
          </table:table-cell>
          <table:table-cell office:value-type="string" calcext:value-type="string">
            <text:p>ProjectLight </text:p>
          </table:table-cell>
          <table:table-cell office:value-type="string" calcext:value-type="string">
            <text:p>GDQQFMDW5PZOKNSIT5AD7JGIY3A2DIJVIBQKIEORSU7C7HJKEOUTQS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7/2024</text:p>
          </table:table-cell>
          <table:table-cell office:value-type="string" calcext:value-type="string">
            <text:p>KIBALI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7/2024</text:p>
          </table:table-cell>
          <table:table-cell office:value-type="string" calcext:value-type="string">
            <text:p>Etheria </text:p>
          </table:table-cell>
          <table:table-cell office:value-type="string" calcext:value-type="string">
            <text:p>GCH3RSJCWSROOEUL4Y2WPFFN4MPRYLNT6CYXF3CDSBV6OA4M3DXCMW2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7/2024</text:p>
          </table:table-cell>
          <table:table-cell office:value-type="string" calcext:value-type="string">
            <text:p>TB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7/2024</text:p>
          </table:table-cell>
          <table:table-cell office:value-type="string" calcext:value-type="string">
            <text:p>NZD </text:p>
          </table:table-cell>
          <table:table-cell office:value-type="string" calcext:value-type="string">
            <text:p>GCA6BDWE7FJUZAZGJYLHQW2IQGINVR735UZ7XKBIYVAIDDUFO45JA4J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7/2024</text:p>
          </table:table-cell>
          <table:table-cell office:value-type="string" calcext:value-type="string">
            <text:p>ANTERO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7/2024</text:p>
          </table:table-cell>
          <table:table-cell office:value-type="string" calcext:value-type="string">
            <text:p>Kraken </text:p>
          </table:table-cell>
          <table:table-cell office:value-type="string" calcext:value-type="string">
            <text:p>GCSI46GK7SLBTZP64AKRPMZGOA6ZVTI3PSVOEBPRK77ZSOXGBNSTXVO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7/2024</text:p>
          </table:table-cell>
          <table:table-cell office:value-type="string" calcext:value-type="string">
            <text:p>StellarSim </text:p>
          </table:table-cell>
          <table:table-cell office:value-type="string" calcext:value-type="string">
            <text:p>GBMXH4CBQKGPOZKUKQ4AKO2NNYYQG2XY3BV7XAIVIONXR4RO5PKPQAL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7/2024</text:p>
          </table:table-cell>
          <table:table-cell office:value-type="string" calcext:value-type="string">
            <text:p>HolyHigh </text:p>
          </table:table-cell>
          <table:table-cell office:value-type="string" calcext:value-type="string">
            <text:p>GC4G73ZFUU3OFPE3TCSHBEL24TA75XMPITWIDBN7CBR5R7VB3TQ5JKD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7/2024</text:p>
          </table:table-cell>
          <table:table-cell office:value-type="string" calcext:value-type="string">
            <text:p>NICKEL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7/2024</text:p>
          </table:table-cell>
          <table:table-cell office:value-type="string" calcext:value-type="string">
            <text:p>XOIL </text:p>
          </table:table-cell>
          <table:table-cell office:value-type="string" calcext:value-type="string">
            <text:p>GBA3YI6ZP6X3RBCONZYMB6PDRFRQHYOTVDM7SPQRNF6HQOAPGCDYDQX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7/2024</text:p>
          </table:table-cell>
          <table:table-cell office:value-type="string" calcext:value-type="string">
            <text:p>TRR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7/2024</text:p>
          </table:table-cell>
          <table:table-cell office:value-type="string" calcext:value-type="string">
            <text:p>TRY </text:p>
          </table:table-cell>
          <table:table-cell office:value-type="string" calcext:value-type="string">
            <text:p>GBMDC5LCVBMMGUIOPDFS2ZCFZIMG34Y5PRDOO56CJPCNW27ADDOOOML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7/2024</text:p>
          </table:table-cell>
          <table:table-cell office:value-type="string" calcext:value-type="string">
            <text:p>RYUGU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7/2024</text:p>
          </table:table-cell>
          <table:table-cell office:value-type="string" calcext:value-type="string">
            <text:p>GBPX </text:p>
          </table:table-cell>
          <table:table-cell office:value-type="string" calcext:value-type="string">
            <text:p>GDADASLY4OSJQ7MXYKC5XA7GMYTTE7CZ2H2EM57A2UO7UPA3Q22FJAF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7/2024</text:p>
          </table:table-cell>
          <table:table-cell office:value-type="string" calcext:value-type="string">
            <text:p>PLATIN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7/2024</text:p>
          </table:table-cell>
          <table:table-cell office:value-type="string" calcext:value-type="string">
            <text:p>PEPEETF </text:p>
          </table:table-cell>
          <table:table-cell office:value-type="string" calcext:value-type="string">
            <text:p>GCDOVQYTYKAF4TI3Z7XASCQEXGBT5ORSNUM6PQSKGWRNJMKTTR5KLS5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7/2024</text:p>
          </table:table-cell>
          <table:table-cell office:value-type="string" calcext:value-type="string">
            <text:p>PFV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7/2024</text:p>
          </table:table-cell>
          <table:table-cell office:value-type="string" calcext:value-type="string">
            <text:p>COINBASE </text:p>
          </table:table-cell>
          <table:table-cell office:value-type="string" calcext:value-type="string">
            <text:p>GAQETK5LGBCHUVSRPAH3UDW6ETMC6C6G5SWEKHSKYSBO4S6CFF6I23L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7/2024</text:p>
          </table:table-cell>
          <table:table-cell office:value-type="string" calcext:value-type="string">
            <text:p>DIDYMO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7/2024</text:p>
          </table:table-cell>
          <table:table-cell office:value-type="string" calcext:value-type="string">
            <text:p>LOBSTR </text:p>
          </table:table-cell>
          <table:table-cell office:value-type="string" calcext:value-type="string">
            <text:p>GB24OYQYSI6SXH52RIHGMFEDA4DKZSEXQFR72WCNUNT2YXPLAI7D4MS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7/2024</text:p>
          </table:table-cell>
          <table:table-cell office:value-type="string" calcext:value-type="string">
            <text:p>Voyager </text:p>
          </table:table-cell>
          <table:table-cell office:value-type="string" calcext:value-type="string">
            <text:p>GBI4JFAD33JFODJYHVMDBLYTJLCXX6I7PNQEAI5N5XWTIWOJ3EDDH6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7/202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GATU6MJIUJF4L43UMJD3E37XK6GVUHUFSLDUIBRGO64U7NFALS2QVDE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7/2024</text:p>
          </table:table-cell>
          <table:table-cell office:value-type="string" calcext:value-type="string">
            <text:p>COAL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7/2024</text:p>
          </table:table-cell>
          <table:table-cell office:value-type="string" calcext:value-type="string">
            <text:p>NGAS </text:p>
          </table:table-cell>
          <table:table-cell office:value-type="string" calcext:value-type="string">
            <text:p>GASSSRL4FSA3MHPEWYP5ZYRBE3634CHEJFXIX3IFUVRIZYGJHBE665X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7/2024</text:p>
          </table:table-cell>
          <table:table-cell office:value-type="string" calcext:value-type="string">
            <text:p>XRAY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7/2024</text:p>
          </table:table-cell>
          <table:table-cell office:value-type="string" calcext:value-type="string">
            <text:p>CNN </text:p>
          </table:table-cell>
          <table:table-cell office:value-type="string" calcext:value-type="string">
            <text:p>GABCKJGB6LIZEE4HHATKGZDEFKMZDYM3PNRCTKVCKOC5EKXHGBYJNH3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7/2024</text:p>
          </table:table-cell>
          <table:table-cell office:value-type="string" calcext:value-type="string">
            <text:p>SGN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7/2024</text:p>
          </table:table-cell>
          <table:table-cell office:value-type="string" calcext:value-type="string">
            <text:p>BookofLife </text:p>
          </table:table-cell>
          <table:table-cell office:value-type="string" calcext:value-type="string">
            <text:p>GBTGFYMM2E5NJQRTTS5PXT5EGOXUJ4RC4YIZ6U6HA4P4FXYLMVGZONJ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7/2024</text:p>
          </table:table-cell>
          <table:table-cell office:value-type="string" calcext:value-type="string">
            <text:p>ZIN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7/2024</text:p>
          </table:table-cell>
          <table:table-cell office:value-type="string" calcext:value-type="string">
            <text:p>QMiner </text:p>
          </table:table-cell>
          <table:table-cell office:value-type="string" calcext:value-type="string">
            <text:p>GAWTPL6S6IKEL4YMS5KUZN4TBOKSEGFO5GYNH5ZTKI2YLIR7JHXKUDC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7/2024</text:p>
          </table:table-cell>
          <table:table-cell office:value-type="string" calcext:value-type="string">
            <text:p>PDF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7/2024</text:p>
          </table:table-cell>
          <table:table-cell office:value-type="string" calcext:value-type="string">
            <text:p>TITANIUM </text:p>
          </table:table-cell>
          <table:table-cell office:value-type="string" calcext:value-type="string">
            <text:p>GAXTBEELVTVKDLQKZTG2DTZKT7IB2GPWFCDVQ6GXSIV6FUXKG55JUWM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7/2024</text:p>
          </table:table-cell>
          <table:table-cell office:value-type="string" calcext:value-type="string">
            <text:p>GYPTI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7/2024</text:p>
          </table:table-cell>
          <table:table-cell office:value-type="string" calcext:value-type="string">
            <text:p>CHFX </text:p>
          </table:table-cell>
          <table:table-cell office:value-type="string" calcext:value-type="string">
            <text:p>GBR2I2WMMQGWDQNPR6WEFIK3SWQUBEUAKDLZHDQ5C3R7I2RPVHSJVOM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7/2024</text:p>
          </table:table-cell>
          <table:table-cell office:value-type="string" calcext:value-type="string">
            <text:p>Interfaith </text:p>
          </table:table-cell>
          <table:table-cell office:value-type="string" calcext:value-type="string">
            <text:p>GDTBTQ3Z2VBWTLJNBDD4VI5FFQMNKHUYM4J5UQTMJQAA4RZLO2Z64HU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7/2024</text:p>
          </table:table-cell>
          <table:table-cell office:value-type="string" calcext:value-type="string">
            <text:p>BookofDeath </text:p>
          </table:table-cell>
          <table:table-cell office:value-type="string" calcext:value-type="string">
            <text:p>GD5R7YKA2SHHDEWQF5B3F4FRTZAT3NLD2NXZOW3WINYHLFOS7GYRLZT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7/2024</text:p>
          </table:table-cell>
          <table:table-cell office:value-type="string" calcext:value-type="string">
            <text:p>IRON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7/2024</text:p>
          </table:table-cell>
          <table:table-cell office:value-type="string" calcext:value-type="string">
            <text:p>SIMPSONS </text:p>
          </table:table-cell>
          <table:table-cell office:value-type="string" calcext:value-type="string">
            <text:p>GCWZUUCAEM6XSBH7VJW7R4XOURR5A7FCTCGEW2QNC6AJMRA3MN4GTDI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7/2024</text:p>
          </table:table-cell>
          <table:table-cell office:value-type="string" calcext:value-type="string">
            <text:p>QUANTUM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7/2024</text:p>
          </table:table-cell>
          <table:table-cell office:value-type="string" calcext:value-type="string">
            <text:p>NGC </text:p>
          </table:table-cell>
          <table:table-cell office:value-type="string" calcext:value-type="string">
            <text:p>GCN6VJ4IDI75S4UY6ETFUE2GDJDT7D3NUBLSN4WIENV7UCNRR2PCNQT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7/2024</text:p>
          </table:table-cell>
          <table:table-cell office:value-type="string" calcext:value-type="string">
            <text:p>CHICAGO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7/2024</text:p>
          </table:table-cell>
          <table:table-cell office:value-type="string" calcext:value-type="string">
            <text:p>QuantumOrb </text:p>
          </table:table-cell>
          <table:table-cell office:value-type="string" calcext:value-type="string">
            <text:p>GBSONKZY5AE6SFTYP2IA6MS6GJV5PWFPP73NOXCIHZPFYEAL2LZHNHR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7/2024</text:p>
          </table:table-cell>
          <table:table-cell office:value-type="string" calcext:value-type="string">
            <text:p>URANIUM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7/2024</text:p>
          </table:table-cell>
          <table:table-cell office:value-type="string" calcext:value-type="string">
            <text:p>WIKILEAKS </text:p>
          </table:table-cell>
          <table:table-cell office:value-type="string" calcext:value-type="string">
            <text:p>GB3AVAU5OZEVMAF7B7L4LJZQQGMVLJLAVROHDFPXNFTWU7VHRXIKOWL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7/2024</text:p>
          </table:table-cell>
          <table:table-cell office:value-type="string" calcext:value-type="string">
            <text:p>GLOVEX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7/2024</text:p>
          </table:table-cell>
          <table:table-cell office:value-type="string" calcext:value-type="string">
            <text:p>ARCHANGEL </text:p>
          </table:table-cell>
          <table:table-cell office:value-type="string" calcext:value-type="string">
            <text:p>GDNO7KYJGQ374RMJ4KEI3PVMK23GCJYO5YG4TRDZQQ4MGAZTQVPBFJF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7/2024</text:p>
          </table:table-cell>
          <table:table-cell office:value-type="string" calcext:value-type="string">
            <text:p>HISPAN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7/2024</text:p>
          </table:table-cell>
          <table:table-cell office:value-type="string" calcext:value-type="string">
            <text:p>OKX </text:p>
          </table:table-cell>
          <table:table-cell office:value-type="string" calcext:value-type="string">
            <text:p>GCKP7XRPJTHMLZXYYGSN3NB6TBB73GP754LABRFPTXDZFTTHUSH2G3P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7/2024</text:p>
          </table:table-cell>
          <table:table-cell office:value-type="string" calcext:value-type="string">
            <text:p>ChronoOdys </text:p>
          </table:table-cell>
          <table:table-cell office:value-type="string" calcext:value-type="string">
            <text:p>GCPKBF4KU5WS4MXV5KJIZBEXZ3XABFQOKTLD5V3PXW6ZM6J23FA6PHZ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7/2024</text:p>
          </table:table-cell>
          <table:table-cell office:value-type="string" calcext:value-type="string">
            <text:p>Aetheria </text:p>
          </table:table-cell>
          <table:table-cell office:value-type="string" calcext:value-type="string">
            <text:p>GBS5UFGG4QGGSN7KSUHM6HTOXNVYU4TXS22UQQ6SOBYGO7VXHTJIDLT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7/2024</text:p>
          </table:table-cell>
          <table:table-cell office:value-type="string" calcext:value-type="string">
            <text:p>NE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7/2024</text:p>
          </table:table-cell>
          <table:table-cell office:value-type="string" calcext:value-type="string">
            <text:p>USGOV </text:p>
          </table:table-cell>
          <table:table-cell office:value-type="string" calcext:value-type="string">
            <text:p>GBDM4SEZHXHZTEQGSOLYWSJZQ7J2XBMPXM4JWBEARSB2XTXMXKZRNU5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7/2024</text:p>
          </table:table-cell>
          <table:table-cell office:value-type="string" calcext:value-type="string">
            <text:p>BER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8/2024</text:p>
          </table:table-cell>
          <table:table-cell office:value-type="string" calcext:value-type="string">
            <text:p>MPESO </text:p>
          </table:table-cell>
          <table:table-cell office:value-type="string" calcext:value-type="string">
            <text:p>GDXABUW2RMI6HBI2G2KGA7VOJDIXMF2RWSRDBALJAWU7QORYAEJQVRC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8/2024</text:p>
          </table:table-cell>
          <table:table-cell office:value-type="string" calcext:value-type="string">
            <text:p>BAUXIT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8/2024</text:p>
          </table:table-cell>
          <table:table-cell office:value-type="string" calcext:value-type="string">
            <text:p>1000Kingdoms </text:p>
          </table:table-cell>
          <table:table-cell office:value-type="string" calcext:value-type="string">
            <text:p>GBZ4XZUDVOV6USXL7L3UEKCRENYBI6PUZNK4KZZSV3UE6GYST2DO4TQ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8/2024</text:p>
          </table:table-cell>
          <table:table-cell office:value-type="string" calcext:value-type="string">
            <text:p>EO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8/2024</text:p>
          </table:table-cell>
          <table:table-cell office:value-type="string" calcext:value-type="string">
            <text:p>GaiaRevive </text:p>
          </table:table-cell>
          <table:table-cell office:value-type="string" calcext:value-type="string">
            <text:p>GDR7VFN5DTQ4FG7VTCW4R6BQNWW3LK6SGY5WSVVY7WN75GDZENM4L7Q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8/2024</text:p>
          </table:table-cell>
          <table:table-cell office:value-type="string" calcext:value-type="string">
            <text:p>KREUS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8/2024</text:p>
          </table:table-cell>
          <table:table-cell office:value-type="string" calcext:value-type="string">
            <text:p>CZK </text:p>
          </table:table-cell>
          <table:table-cell office:value-type="string" calcext:value-type="string">
            <text:p>GATRN5KEVAGY37LMP7ONV6HBTXHYOCKDNWFSSYDYYBF2HK7TNTZHUBO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8/2024</text:p>
          </table:table-cell>
          <table:table-cell office:value-type="string" calcext:value-type="string">
            <text:p>LITHIUM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8/2024</text:p>
          </table:table-cell>
          <table:table-cell office:value-type="string" calcext:value-type="string">
            <text:p>SGDX </text:p>
          </table:table-cell>
          <table:table-cell office:value-type="string" calcext:value-type="string">
            <text:p>GA23YZCUZWOOYPBGBSLW2ZBKQO4UF2FXCAOZESW2O22RD5YGBVX3YSI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8/2024</text:p>
          </table:table-cell>
          <table:table-cell office:value-type="string" calcext:value-type="string">
            <text:p>Arkofunity </text:p>
          </table:table-cell>
          <table:table-cell office:value-type="string" calcext:value-type="string">
            <text:p>GCPF2KIMSUSU5I4KTZSUG3MJD5BEFCLKMDK5A7DA5QPFOLEUD5XUBIN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8/2024</text:p>
          </table:table-cell>
          <table:table-cell office:value-type="string" calcext:value-type="string">
            <text:p>HUF </text:p>
          </table:table-cell>
          <table:table-cell office:value-type="string" calcext:value-type="string">
            <text:p>GDRKFYQHSCLS6J5EA4XIHXHZAOL2AU43IZOCZTJDZ7VEOYMHQDRKV7Y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8/2024</text:p>
          </table:table-cell>
          <table:table-cell office:value-type="string" calcext:value-type="string">
            <text:p>TP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8/2024</text:p>
          </table:table-cell>
          <table:table-cell office:value-type="string" calcext:value-type="string">
            <text:p>FEDRESERVE </text:p>
          </table:table-cell>
          <table:table-cell office:value-type="string" calcext:value-type="string">
            <text:p>GBNDI5MKMR5TCPQN67OAXU3JEXBYBMIQ4JVKMFGZPP2GVKKPMXQSUI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8/2024</text:p>
          </table:table-cell>
          <table:table-cell office:value-type="string" calcext:value-type="string">
            <text:p>NEMAUS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8/2024</text:p>
          </table:table-cell>
          <table:table-cell office:value-type="string" calcext:value-type="string">
            <text:p>SERAKIMTRUST </text:p>
          </table:table-cell>
          <table:table-cell office:value-type="string" calcext:value-type="string">
            <text:p>GBBZQICITKYQQNE4UKAJ4JUYKWZ6KIXQ2DELFALAEG3AAFBCS6HCYKS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8/2024</text:p>
          </table:table-cell>
          <table:table-cell office:value-type="string" calcext:value-type="string">
            <text:p>RSILVER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8/2024</text:p>
          </table:table-cell>
          <table:table-cell office:value-type="string" calcext:value-type="string">
            <text:p>BYBIT </text:p>
          </table:table-cell>
          <table:table-cell office:value-type="string" calcext:value-type="string">
            <text:p>GDI7S2WYJD66B6PTXMOOG4MNKSAR6UVHUGCKN7E5IU4MI5X7W5222MY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8/2024</text:p>
          </table:table-cell>
          <table:table-cell office:value-type="string" calcext:value-type="string">
            <text:p>SLEEP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8/2024</text:p>
          </table:table-cell>
          <table:table-cell office:value-type="string" calcext:value-type="string">
            <text:p>RUGOV </text:p>
          </table:table-cell>
          <table:table-cell office:value-type="string" calcext:value-type="string">
            <text:p>GDOF22FZB7HF7DGFM36AHTAG2DQJ2SZ2XOFIECWYHPTOSOZLGKNZQD2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8/2024</text:p>
          </table:table-cell>
          <table:table-cell office:value-type="string" calcext:value-type="string">
            <text:p>LUTET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8/2024</text:p>
          </table:table-cell>
          <table:table-cell office:value-type="string" calcext:value-type="string">
            <text:p>IRIDIUM </text:p>
          </table:table-cell>
          <table:table-cell office:value-type="string" calcext:value-type="string">
            <text:p>GDJ7RRFNS3KWX43TD6TYE2E7Y4HZSENOIIDI4TA5TUAQQHWE3OPLJZE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8/2024</text:p>
          </table:table-cell>
          <table:table-cell office:value-type="string" calcext:value-type="string">
            <text:p>CHROMIUM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8/2024</text:p>
          </table:table-cell>
          <table:table-cell office:value-type="string" calcext:value-type="string">
            <text:p>AEDX </text:p>
          </table:table-cell>
          <table:table-cell office:value-type="string" calcext:value-type="string">
            <text:p>GBYZEVI7MOXKFVASNCMNRGDL3QQCOADUZBQS7TY3EASFLWVYYODMKE5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8/2024</text:p>
          </table:table-cell>
          <table:table-cell office:value-type="string" calcext:value-type="string">
            <text:p>QPay </text:p>
          </table:table-cell>
          <table:table-cell office:value-type="string" calcext:value-type="string">
            <text:p>GA3S77HCPU3WQN3F6SL5EY7NKSZ4FQ2LYXRXKOEKUEDQQGCP3KXW3Y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8/2024</text:p>
          </table:table-cell>
          <table:table-cell office:value-type="string" calcext:value-type="string">
            <text:p>3Pillars </text:p>
          </table:table-cell>
          <table:table-cell office:value-type="string" calcext:value-type="string">
            <text:p>GB2TYQGHMIQ2MLGIUWX3FDZC252O7J5TL7FSQDNRYJ2DIGPCDIL6V6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8/2024</text:p>
          </table:table-cell>
          <table:table-cell office:value-type="string" calcext:value-type="string">
            <text:p>LEVIT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8/2024</text:p>
          </table:table-cell>
          <table:table-cell office:value-type="string" calcext:value-type="string">
            <text:p>RUCENTRALB </text:p>
          </table:table-cell>
          <table:table-cell office:value-type="string" calcext:value-type="string">
            <text:p>GCF4MUVJJT7XNKFW5T3ZAHF2NC3GCGMAKGUS4X4LWCYE4JSQKSGWYK2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8/2024</text:p>
          </table:table-cell>
          <table:table-cell office:value-type="string" calcext:value-type="string">
            <text:p>KALLIOP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8/2024</text:p>
          </table:table-cell>
          <table:table-cell office:value-type="string" calcext:value-type="string">
            <text:p>USS </text:p>
          </table:table-cell>
          <table:table-cell office:value-type="string" calcext:value-type="string">
            <text:p>GA76QK4O4SGKFF5TNKYRFJYJ7IXGM7KFGCPQY64OEBQBB6B3XTFZAWO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8/2024</text:p>
          </table:table-cell>
          <table:table-cell office:value-type="string" calcext:value-type="string">
            <text:p>RCOPPER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8/2024</text:p>
          </table:table-cell>
          <table:table-cell office:value-type="string" calcext:value-type="string">
            <text:p>TheVeil </text:p>
          </table:table-cell>
          <table:table-cell office:value-type="string" calcext:value-type="string">
            <text:p>GDQI6M77TAVVZMXQR5WX7OIMFB34AYSWOYYBNTN7USWDAOBXSGXBF2F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8/2024</text:p>
          </table:table-cell>
          <table:table-cell office:value-type="string" calcext:value-type="string">
            <text:p>PMV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8/2024</text:p>
          </table:table-cell>
          <table:table-cell office:value-type="string" calcext:value-type="string">
            <text:p>Luminaris </text:p>
          </table:table-cell>
          <table:table-cell office:value-type="string" calcext:value-type="string">
            <text:p>GBPB3PIXIKCURZWDQOOL377XFR6XLJAHVF2K6W4CKFBHWMDBG5IJBMN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8/2024</text:p>
          </table:table-cell>
          <table:table-cell office:value-type="string" calcext:value-type="string">
            <text:p>HESPER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8/2024</text:p>
          </table:table-cell>
          <table:table-cell office:value-type="string" calcext:value-type="string">
            <text:p>NIBIRU </text:p>
          </table:table-cell>
          <table:table-cell office:value-type="string" calcext:value-type="string">
            <text:p>GAFZWSUJIFMEEIAHMZAE53R3HUASPN3YFX2RUP677JOW7P2E6PENU2N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8/2024</text:p>
          </table:table-cell>
          <table:table-cell office:value-type="string" calcext:value-type="string">
            <text:p>RDIAMOND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8/2024</text:p>
          </table:table-cell>
          <table:table-cell office:value-type="string" calcext:value-type="string">
            <text:p>NYSEX </text:p>
          </table:table-cell>
          <table:table-cell office:value-type="string" calcext:value-type="string">
            <text:p>GCTFEFKDIIO6E6QLR7FXLCSELTZBWUSRYK7RK5NN4MRQ2QWN7RS2SRA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8/2024</text:p>
          </table:table-cell>
          <table:table-cell office:value-type="string" calcext:value-type="string">
            <text:p>Zenith </text:p>
          </table:table-cell>
          <table:table-cell office:value-type="string" calcext:value-type="string">
            <text:p>GDOKXHBCZLHBEMV62ONHB7E2VBYF2ISRQ25TLGOQGSDYGASFCA2LCTU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8/2024</text:p>
          </table:table-cell>
          <table:table-cell office:value-type="string" calcext:value-type="string">
            <text:p>SEC </text:p>
          </table:table-cell>
          <table:table-cell office:value-type="string" calcext:value-type="string">
            <text:p>GBGND3MVEHUYPTMDD2AVMSZUQ6V2WNTTF7XRSF4EROVKIEFCORNCR4H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8/2024</text:p>
          </table:table-cell>
          <table:table-cell office:value-type="string" calcext:value-type="string">
            <text:p>PFG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8/2024</text:p>
          </table:table-cell>
          <table:table-cell office:value-type="string" calcext:value-type="string">
            <text:p>CNGOV </text:p>
          </table:table-cell>
          <table:table-cell office:value-type="string" calcext:value-type="string">
            <text:p>GC6JTPD63TIV6LKV7SEUFBBYBYRBSQPPRM6F7UJ4XH6WRY72Y6MIN4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8/2024</text:p>
          </table:table-cell>
          <table:table-cell office:value-type="string" calcext:value-type="string">
            <text:p>NEXUS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8/2024</text:p>
          </table:table-cell>
          <table:table-cell office:value-type="string" calcext:value-type="string">
            <text:p>NASA </text:p>
          </table:table-cell>
          <table:table-cell office:value-type="string" calcext:value-type="string">
            <text:p>GDQHYGVZHUOF3A6QTDTOC6VHDJ6LQRBJESVPT6CABBH7YTNGMQZL2SB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8/2024</text:p>
          </table:table-cell>
          <table:table-cell office:value-type="string" calcext:value-type="string">
            <text:p>REC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8/2024</text:p>
          </table:table-cell>
          <table:table-cell office:value-type="string" calcext:value-type="string">
            <text:p>PPG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8/2024</text:p>
          </table:table-cell>
          <table:table-cell office:value-type="string" calcext:value-type="string">
            <text:p>PEOPLESBANK </text:p>
          </table:table-cell>
          <table:table-cell office:value-type="string" calcext:value-type="string">
            <text:p>GBXJH5B6UGJRTCETWHHCYTJ5JMQ6TMHWKYGGYHMJ3G4API2XEF5CCIT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8/2024</text:p>
          </table:table-cell>
          <table:table-cell office:value-type="string" calcext:value-type="string">
            <text:p>UNDIN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8/2024</text:p>
          </table:table-cell>
          <table:table-cell office:value-type="string" calcext:value-type="string">
            <text:p>PAVEL </text:p>
          </table:table-cell>
          <table:table-cell office:value-type="string" calcext:value-type="string">
            <text:p>GCYPRD5ZNJC7IV6GTOJHLIZZVWPCAYLCTAB4BBPVYOO2FCZLD6JS24Q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8/2024</text:p>
          </table:table-cell>
          <table:table-cell office:value-type="string" calcext:value-type="string">
            <text:p>RSN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8/2024</text:p>
          </table:table-cell>
          <table:table-cell office:value-type="string" calcext:value-type="string">
            <text:p>NOKX </text:p>
          </table:table-cell>
          <table:table-cell office:value-type="string" calcext:value-type="string">
            <text:p>GBYWTGGU43JEZGONVCMHQUORKDHOGQHJ7QYG3UMJSEZTF3MFQDF7ZL7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8/2024</text:p>
          </table:table-cell>
          <table:table-cell office:value-type="string" calcext:value-type="string">
            <text:p>Harmonia </text:p>
          </table:table-cell>
          <table:table-cell office:value-type="string" calcext:value-type="string">
            <text:p>GD4KBSK6M7DWMV54WKFOS7R7S4W5CBB2HYUVOSXD6T7GT7OCZGF2ZMX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8/2024</text:p>
          </table:table-cell>
          <table:table-cell office:value-type="string" calcext:value-type="string">
            <text:p>PandaYinYang </text:p>
          </table:table-cell>
          <table:table-cell office:value-type="string" calcext:value-type="string">
            <text:p>GBF3623O3DWCN46HSW6KZ443LPHJ3EGSAY4D3UEQBNJNZXHIFCVRYRC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8/2024</text:p>
          </table:table-cell>
          <table:table-cell office:value-type="string" calcext:value-type="string">
            <text:p>SYNQ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8/2024</text:p>
          </table:table-cell>
          <table:table-cell office:value-type="string" calcext:value-type="string">
            <text:p>UKGOV </text:p>
          </table:table-cell>
          <table:table-cell office:value-type="string" calcext:value-type="string">
            <text:p>GDOMMV2KQQR6PS36FFPAVE5KDE3DFBBM3XNWKLZ2L7BHPN5ZALSPLVH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8/2024</text:p>
          </table:table-cell>
          <table:table-cell office:value-type="string" calcext:value-type="string">
            <text:p>ANTIGON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8/2024</text:p>
          </table:table-cell>
          <table:table-cell office:value-type="string" calcext:value-type="string">
            <text:p>Stellar </text:p>
          </table:table-cell>
          <table:table-cell office:value-type="string" calcext:value-type="string">
            <text:p>GBIL4YLR62MPUZK4UD5PLVT64ZMVCTGZNXVZK6VALWOBXPRHV56ILHC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8/2024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8/2024</text:p>
          </table:table-cell>
          <table:table-cell office:value-type="string" calcext:value-type="string">
            <text:p>TheGuardian </text:p>
          </table:table-cell>
          <table:table-cell office:value-type="string" calcext:value-type="string">
            <text:p>GASPVK747VWZ3ESN3OVHFBRTLMHLYH67TMAAGBH66EFH4L4B6SQKHWJ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8/2024</text:p>
          </table:table-cell>
          <table:table-cell office:value-type="string" calcext:value-type="string">
            <text:p>CHROM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8/2024</text:p>
          </table:table-cell>
          <table:table-cell office:value-type="string" calcext:value-type="string">
            <text:p>KLEOPATR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9/2024</text:p>
          </table:table-cell>
          <table:table-cell office:value-type="string" calcext:value-type="string">
            <text:p>SDN </text:p>
          </table:table-cell>
          <table:table-cell office:value-type="string" calcext:value-type="string">
            <text:p>GA6MWFRMLKPWMNDRUNWI7DMMFIHYNOJK5NBRKP6COWAER7WLFRI2QCM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9/2024</text:p>
          </table:table-cell>
          <table:table-cell office:value-type="string" calcext:value-type="string">
            <text:p>GRAPHIT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9/2024</text:p>
          </table:table-cell>
          <table:table-cell office:value-type="string" calcext:value-type="string">
            <text:p>BRICSX </text:p>
          </table:table-cell>
          <table:table-cell office:value-type="string" calcext:value-type="string">
            <text:p>GCCEH4A5UHNKLNMF3TOHQR55UXYLYNX4FV2K337JL6FQJHDG2DHTNGM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9/2024</text:p>
          </table:table-cell>
          <table:table-cell office:value-type="string" calcext:value-type="string">
            <text:p>Eternity </text:p>
          </table:table-cell>
          <table:table-cell office:value-type="string" calcext:value-type="string">
            <text:p>GAOYUYJJR3GYIAYRTUOR7UWHVZIXUOJL4NH57D3MG7UEXMYMQA7R54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9/2024</text:p>
          </table:table-cell>
          <table:table-cell office:value-type="string" calcext:value-type="string">
            <text:p>AMPF </text:p>
          </table:table-cell>
          <table:table-cell office:value-type="string" calcext:value-type="string">
            <text:p>GCZCDCWFD4T5CNQF6BFQXXODTQQGCO6AZGIGN6BSZQBIDKFNYIQMQW4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9/2024</text:p>
          </table:table-cell>
          <table:table-cell office:value-type="string" calcext:value-type="string">
            <text:p>FUSION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9/2024</text:p>
          </table:table-cell>
          <table:table-cell office:value-type="string" calcext:value-type="string">
            <text:p>ENGLANDBANK </text:p>
          </table:table-cell>
          <table:table-cell office:value-type="string" calcext:value-type="string">
            <text:p>GDZM5JJN3N2VA3KAURMW5DBKD2LKL44K5DQ4EWFSPB4I7CE2XTYSBOY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9/2024</text:p>
          </table:table-cell>
          <table:table-cell office:value-type="string" calcext:value-type="string">
            <text:p>PANDOR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9/2024</text:p>
          </table:table-cell>
          <table:table-cell office:value-type="string" calcext:value-type="string">
            <text:p>PatriotQakes </text:p>
          </table:table-cell>
          <table:table-cell office:value-type="string" calcext:value-type="string">
            <text:p>GC2BMA3LVBHD52ST7NDF3QJELRUCT2SJIKN5KAPABE45C3GDPDWOJG4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9/2024</text:p>
          </table:table-cell>
          <table:table-cell office:value-type="string" calcext:value-type="string">
            <text:p>RQC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9/2024</text:p>
          </table:table-cell>
          <table:table-cell office:value-type="string" calcext:value-type="string">
            <text:p>Adam </text:p>
          </table:table-cell>
          <table:table-cell office:value-type="string" calcext:value-type="string">
            <text:p>GDSN2K5XE6BDPP2OGBPQT4SXB42NRGHRZGCY552LUPQNTLLPYBQ3ZTI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9/2024</text:p>
          </table:table-cell>
          <table:table-cell office:value-type="string" calcext:value-type="string">
            <text:p>ZodiacCodex </text:p>
          </table:table-cell>
          <table:table-cell office:value-type="string" calcext:value-type="string">
            <text:p>GAP7GLVKPEONTHRAGFMCT4R3TZ6RI7HMX7WS2NX47AYQB2UC4EDPR5B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9/2024</text:p>
          </table:table-cell>
          <table:table-cell office:value-type="string" calcext:value-type="string">
            <text:p>EURYDIK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9/2024</text:p>
          </table:table-cell>
          <table:table-cell office:value-type="string" calcext:value-type="string">
            <text:p>QBridge </text:p>
          </table:table-cell>
          <table:table-cell office:value-type="string" calcext:value-type="string">
            <text:p>GDGRJHR5D6A32EKJHMD7NAUBKHCZJ6NLG7CTWLONIUMDIRVLHW2XWAX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9/2024</text:p>
          </table:table-cell>
          <table:table-cell office:value-type="string" calcext:value-type="string">
            <text:p>KASHI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9/2024</text:p>
          </table:table-cell>
          <table:table-cell office:value-type="string" calcext:value-type="string">
            <text:p>XLMS </text:p>
          </table:table-cell>
          <table:table-cell office:value-type="string" calcext:value-type="string">
            <text:p>GA6OWOVP3S5KLSJUO25SJOOHUUA4MAKGEHROZI7XMS3MHI4FKB3IISH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9/2024</text:p>
          </table:table-cell>
          <table:table-cell office:value-type="string" calcext:value-type="string">
            <text:p>QCODE </text:p>
          </table:table-cell>
          <table:table-cell office:value-type="string" calcext:value-type="string">
            <text:p>GACCXJHKEOQGZLF3W3BFL37LXDISXRH2435HRJVSJWRIAAGZMTK4CKQ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9/2024</text:p>
          </table:table-cell>
          <table:table-cell office:value-type="string" calcext:value-type="string">
            <text:p>Eve </text:p>
          </table:table-cell>
          <table:table-cell office:value-type="string" calcext:value-type="string">
            <text:p>GD67FIBVMJ3FBBYALY3CNGSOGU2YV327VCT3XVYFE7B34CX3KLVGE3D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9/2024</text:p>
          </table:table-cell>
          <table:table-cell office:value-type="string" calcext:value-type="string">
            <text:p>PUR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9/2024</text:p>
          </table:table-cell>
          <table:table-cell office:value-type="string" calcext:value-type="string">
            <text:p>AUSGOV </text:p>
          </table:table-cell>
          <table:table-cell office:value-type="string" calcext:value-type="string">
            <text:p>GD76PULC6P6EQL3O4DB266BCRT4367KYSXR7LQPOI4JIZHDKWIFMP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9/2024</text:p>
          </table:table-cell>
          <table:table-cell office:value-type="string" calcext:value-type="string">
            <text:p>KLOTHO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9/2024</text:p>
          </table:table-cell>
          <table:table-cell office:value-type="string" calcext:value-type="string">
            <text:p>SITN </text:p>
          </table:table-cell>
          <table:table-cell office:value-type="string" calcext:value-type="string">
            <text:p>GB2HLJX323S2YMJBAHALPDUGEMNICO2X7MDMJXLGRN7QYAVTNPGUVON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9/2024</text:p>
          </table:table-cell>
          <table:table-cell office:value-type="string" calcext:value-type="string">
            <text:p>SGOLD </text:p>
          </table:table-cell>
          <table:table-cell office:value-type="string" calcext:value-type="string">
            <text:p>GDNPINFWO2TUZKKH3CYI4UKDXSHU527UJXLC5X6MREFU25CR44P2EOS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9/2024</text:p>
          </table:table-cell>
          <table:table-cell office:value-type="string" calcext:value-type="string">
            <text:p>RUSEX </text:p>
          </table:table-cell>
          <table:table-cell office:value-type="string" calcext:value-type="string">
            <text:p>GCOLJODFF4PGMD5C35D5L3YQA7S3UHVBXRTQG63GMYZZ6KVYNREJKY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9/2024</text:p>
          </table:table-cell>
          <table:table-cell office:value-type="string" calcext:value-type="string">
            <text:p>BRUC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9/2024</text:p>
          </table:table-cell>
          <table:table-cell office:value-type="string" calcext:value-type="string">
            <text:p>AUSRESERVE </text:p>
          </table:table-cell>
          <table:table-cell office:value-type="string" calcext:value-type="string">
            <text:p>GCHHFE76PUMFFHYQTUTVUJC4DSWJL3AKDVHJKE3B3E2FL3ANFSQM3QW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9/2024</text:p>
          </table:table-cell>
          <table:table-cell office:value-type="string" calcext:value-type="string">
            <text:p>ATHOR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9/2024</text:p>
          </table:table-cell>
          <table:table-cell office:value-type="string" calcext:value-type="string">
            <text:p>SDIAMOND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9/2024</text:p>
          </table:table-cell>
          <table:table-cell office:value-type="string" calcext:value-type="string">
            <text:p>XLMB </text:p>
          </table:table-cell>
          <table:table-cell office:value-type="string" calcext:value-type="string">
            <text:p>GDKYLTAR4AKHF7N5T5AYPTRTBUAVIXANAJZCJBNWOEM6OGHUXMPDWQA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9/2024</text:p>
          </table:table-cell>
          <table:table-cell office:value-type="string" calcext:value-type="string">
            <text:p>Revenant </text:p>
          </table:table-cell>
          <table:table-cell office:value-type="string" calcext:value-type="string">
            <text:p>GAS47H7VSZXGPNBTO73G3PGCPJI7CPPT4PDKCDADDUXFLTFVY2KY5PV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9/2024</text:p>
          </table:table-cell>
          <table:table-cell office:value-type="string" calcext:value-type="string">
            <text:p>GOD </text:p>
          </table:table-cell>
          <table:table-cell office:value-type="string" calcext:value-type="string">
            <text:p>GDQSSLAYGSR2OOO7JX4U6A4PZ3U62HMSEKVGSLVVY2ILZRTC7W7ARA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9/2024</text:p>
          </table:table-cell>
          <table:table-cell office:value-type="string" calcext:value-type="string">
            <text:p>XGLASSE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9/2024</text:p>
          </table:table-cell>
          <table:table-cell office:value-type="string" calcext:value-type="string">
            <text:p>INGOV </text:p>
          </table:table-cell>
          <table:table-cell office:value-type="string" calcext:value-type="string">
            <text:p>GBP6RXI7Z5XT3A6PWB5GYTYUXHG6GICQYWFKC2QXXT5PBT3PA5PDYFJ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9/2024</text:p>
          </table:table-cell>
          <table:table-cell office:value-type="string" calcext:value-type="string">
            <text:p>SOLAR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9/2024</text:p>
          </table:table-cell>
          <table:table-cell office:value-type="string" calcext:value-type="string">
            <text:p>FortKnox </text:p>
          </table:table-cell>
          <table:table-cell office:value-type="string" calcext:value-type="string">
            <text:p>GCE6YRTFQETAXUYLVJRK2MFTD6JBWTMCZP3CP4DK572YGIWB6BDO23Q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9/2024</text:p>
          </table:table-cell>
          <table:table-cell office:value-type="string" calcext:value-type="string">
            <text:p>LYD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9/2024</text:p>
          </table:table-cell>
          <table:table-cell office:value-type="string" calcext:value-type="string">
            <text:p>StellarAI </text:p>
          </table:table-cell>
          <table:table-cell office:value-type="string" calcext:value-type="string">
            <text:p>GCY2DE4EG7KBD7APWELMIQ333P4K34P2UFFFYAYUBLUB55TB3NQA4G5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9/2024</text:p>
          </table:table-cell>
          <table:table-cell office:value-type="string" calcext:value-type="string">
            <text:p>SPLATINUM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9/2024</text:p>
          </table:table-cell>
          <table:table-cell office:value-type="string" calcext:value-type="string">
            <text:p>ZEUS </text:p>
          </table:table-cell>
          <table:table-cell office:value-type="string" calcext:value-type="string">
            <text:p>GBTDZJQDV2JLJRHATZFUWJAKSAJMN6RKIVI4YNOAWFGHBJIR6LHFVDP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9/2024</text:p>
          </table:table-cell>
          <table:table-cell office:value-type="string" calcext:value-type="string">
            <text:p>SIGHT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9/2024</text:p>
          </table:table-cell>
          <table:table-cell office:value-type="string" calcext:value-type="string">
            <text:p>NISSAN </text:p>
          </table:table-cell>
          <table:table-cell office:value-type="string" calcext:value-type="string">
            <text:p>GBLRO3LZ3NQJDWS4TXOSJF6SG2A7MYM6U36ASG5M53PZAULZQLBNYR7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9/2024</text:p>
          </table:table-cell>
          <table:table-cell office:value-type="string" calcext:value-type="string">
            <text:p>SRHODIUM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9/2024</text:p>
          </table:table-cell>
          <table:table-cell office:value-type="string" calcext:value-type="string">
            <text:p>XLMI </text:p>
          </table:table-cell>
          <table:table-cell office:value-type="string" calcext:value-type="string">
            <text:p>GC7J2NQNUC3UHHU2KGUEMLMUSEZUJQ427V4KSLWIPXLOZ6JNE3BS3G4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9/2024</text:p>
          </table:table-cell>
          <table:table-cell office:value-type="string" calcext:value-type="string">
            <text:p>Catalyst </text:p>
          </table:table-cell>
          <table:table-cell office:value-type="string" calcext:value-type="string">
            <text:p>GCOX5EPJFMEN6T554BRBO35H23YV47T3JTYWBJXZJZJMJABQH7G5CW2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9/2024</text:p>
          </table:table-cell>
          <table:table-cell office:value-type="string" calcext:value-type="string">
            <text:p>AER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9/2024</text:p>
          </table:table-cell>
          <table:table-cell office:value-type="string" calcext:value-type="string">
            <text:p>INDRESERVEB </text:p>
          </table:table-cell>
          <table:table-cell office:value-type="string" calcext:value-type="string">
            <text:p>GAZ2LBZV73EAV5YSHASOBTQXGU4H64YILK3JBGDPFR4G2N2HEDIXPZD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9/2024</text:p>
          </table:table-cell>
          <table:table-cell office:value-type="string" calcext:value-type="string">
            <text:p>RDN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9/2024</text:p>
          </table:table-cell>
          <table:table-cell office:value-type="string" calcext:value-type="string">
            <text:p>QSFS </text:p>
          </table:table-cell>
          <table:table-cell office:value-type="string" calcext:value-type="string">
            <text:p>GBMGAOSNXS7FMSK6MSVPMCDKNOP7HX2KDBOQY7FX3BNDLIWLYLZIX3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9/2024</text:p>
          </table:table-cell>
          <table:table-cell office:value-type="string" calcext:value-type="string">
            <text:p>LIBERATRIX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9/2024</text:p>
          </table:table-cell>
          <table:table-cell office:value-type="string" calcext:value-type="string">
            <text:p>PureBlood </text:p>
          </table:table-cell>
          <table:table-cell office:value-type="string" calcext:value-type="string">
            <text:p>GD2HOAEYDPALRUEDVHRQQVPLFPUKD5VUWFQW6GIK5ZARV3VTHE2Z52N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9/2024</text:p>
          </table:table-cell>
          <table:table-cell office:value-type="string" calcext:value-type="string">
            <text:p>QSATELLIT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9/2024</text:p>
          </table:table-cell>
          <table:table-cell office:value-type="string" calcext:value-type="string">
            <text:p>ICC </text:p>
          </table:table-cell>
          <table:table-cell office:value-type="string" calcext:value-type="string">
            <text:p>GC7THIMHSEUQCLPZWLF7AOWRMTERPH4Z63ASA2CCXMTDKCPYDBVS65Q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9/2024</text:p>
          </table:table-cell>
          <table:table-cell office:value-type="string" calcext:value-type="string">
            <text:p>SWISSGOV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9/2024</text:p>
          </table:table-cell>
          <table:table-cell office:value-type="string" calcext:value-type="string">
            <text:p>MICHELIN </text:p>
          </table:table-cell>
          <table:table-cell office:value-type="string" calcext:value-type="string">
            <text:p>GCH7PU7622RU7OSXDMJIMUKRVJTQHRAAODVJP5TTXQLEKRMITYIJSOO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9/2024</text:p>
          </table:table-cell>
          <table:table-cell office:value-type="string" calcext:value-type="string">
            <text:p>MSAF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9/2024</text:p>
          </table:table-cell>
          <table:table-cell office:value-type="string" calcext:value-type="string">
            <text:p>XLMM </text:p>
          </table:table-cell>
          <table:table-cell office:value-type="string" calcext:value-type="string">
            <text:p>GC2YANJWCUFM4TBO44NTWQHICESTYLPQDLZ3IHP4B4AIA2DI4HET7W7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9/2024</text:p>
          </table:table-cell>
          <table:table-cell office:value-type="string" calcext:value-type="string">
            <text:p>wXLM </text:p>
          </table:table-cell>
          <table:table-cell office:value-type="string" calcext:value-type="string">
            <text:p>GA6PR44BOTMCRGRFRNHASD2FBIF67QEYPSBX5RQXG3XMDBONGC22DQS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0/2024</text:p>
          </table:table-cell>
          <table:table-cell office:value-type="string" calcext:value-type="string">
            <text:p>IOTA </text:p>
          </table:table-cell>
          <table:table-cell office:value-type="string" calcext:value-type="string">
            <text:p>GD6NU7EPU2KW5LUXBMO73O4ENXZ722SESM7LZK46ELUJP2QQUOIRNAD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0/2024</text:p>
          </table:table-cell>
          <table:table-cell office:value-type="string" calcext:value-type="string">
            <text:p>QUSD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0/2024</text:p>
          </table:table-cell>
          <table:table-cell office:value-type="string" calcext:value-type="string">
            <text:p>CBUAE </text:p>
          </table:table-cell>
          <table:table-cell office:value-type="string" calcext:value-type="string">
            <text:p>GCY3XVRNDIWRHMSRRL5UKLGX5SIDHX5W7FI5IPSMKQXNKFASDUOPAHV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0/2024</text:p>
          </table:table-cell>
          <table:table-cell office:value-type="string" calcext:value-type="string">
            <text:p>UNIONPAY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0/2024</text:p>
          </table:table-cell>
          <table:table-cell office:value-type="string" calcext:value-type="string">
            <text:p>NESARA </text:p>
          </table:table-cell>
          <table:table-cell office:value-type="string" calcext:value-type="string">
            <text:p>GDTBPPYZ2CZGVOTJTAC62I6YPBYVDCVWUFF6RTTHJPKNKWKPXF4KQI2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0/2024</text:p>
          </table:table-cell>
          <table:table-cell office:value-type="string" calcext:value-type="string">
            <text:p>HOLO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0/2024</text:p>
          </table:table-cell>
          <table:table-cell office:value-type="string" calcext:value-type="string">
            <text:p>HERTH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0/2024</text:p>
          </table:table-cell>
          <table:table-cell office:value-type="string" calcext:value-type="string">
            <text:p>TheCross </text:p>
          </table:table-cell>
          <table:table-cell office:value-type="string" calcext:value-type="string">
            <text:p>GCECTHX4ACTSMLEPF2KAAZIADP5WMYMEK5LWCIR6W5NISQXNTTK6OLD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0/2024</text:p>
          </table:table-cell>
          <table:table-cell office:value-type="string" calcext:value-type="string">
            <text:p>SURANIUM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0/2024</text:p>
          </table:table-cell>
          <table:table-cell office:value-type="string" calcext:value-type="string">
            <text:p>Volcano </text:p>
          </table:table-cell>
          <table:table-cell office:value-type="string" calcext:value-type="string">
            <text:p>GBWO3NOZGRK662GIRA3RZEFKZUZPNYPGK35V74CTGCILP2ZDRIG2QME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0/2024</text:p>
          </table:table-cell>
          <table:table-cell office:value-type="string" calcext:value-type="string">
            <text:p>GESARA </text:p>
          </table:table-cell>
          <table:table-cell office:value-type="string" calcext:value-type="string">
            <text:p>GDE55UIAZNY2MJMA65S6OZXXHD2ZH567GN5Y7JWRCEHB623PRCIHRP2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0/2024</text:p>
          </table:table-cell>
          <table:table-cell office:value-type="string" calcext:value-type="string">
            <text:p>AIRBUS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0/2024</text:p>
          </table:table-cell>
          <table:table-cell office:value-type="string" calcext:value-type="string">
            <text:p>MUSA </text:p>
          </table:table-cell>
          <table:table-cell office:value-type="string" calcext:value-type="string">
            <text:p>GCIXTX42RW25V6745K4RFYSKEYHYUMTQDXNHENLG4IANBKNAYTTEP7M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0/2024</text:p>
          </table:table-cell>
          <table:table-cell office:value-type="string" calcext:value-type="string">
            <text:p>STE </text:p>
          </table:table-cell>
          <table:table-cell office:value-type="string" calcext:value-type="string">
            <text:p>GCHIQX6XZP7KD6PRJ2TRHWQ7R25GEWIPFZ7V5DD7M3FJWS4K553YD5D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0/2024</text:p>
          </table:table-cell>
          <table:table-cell office:value-type="string" calcext:value-type="string">
            <text:p>TheLight </text:p>
          </table:table-cell>
          <table:table-cell office:value-type="string" calcext:value-type="string">
            <text:p>GAIGQKPQO6JUMAHMFDTFLWEVROIZN4D2AFFJBWGOP5X4CGFUMUU7IGO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0/2024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0/2024</text:p>
          </table:table-cell>
          <table:table-cell office:value-type="string" calcext:value-type="string">
            <text:p>XLMY </text:p>
          </table:table-cell>
          <table:table-cell office:value-type="string" calcext:value-type="string">
            <text:p>GBXLURRFCCFKXBUZWORDGGFKQQGI22AO7TXQKDQFS4XF5JIECSQGDLN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0/2024</text:p>
          </table:table-cell>
          <table:table-cell office:value-type="string" calcext:value-type="string">
            <text:p>RSIS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0/2024</text:p>
          </table:table-cell>
          <table:table-cell office:value-type="string" calcext:value-type="string">
            <text:p>BTCX </text:p>
          </table:table-cell>
          <table:table-cell office:value-type="string" calcext:value-type="string">
            <text:p>GBRSPW3NGQXR5AUTM5KYOZ5AYY2ZTCQ7VPML2MMOMKM3MUPNBY6J2D6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0/202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0/2024</text:p>
          </table:table-cell>
          <table:table-cell office:value-type="string" calcext:value-type="string">
            <text:p>HolySpirit </text:p>
          </table:table-cell>
          <table:table-cell office:value-type="string" calcext:value-type="string">
            <text:p>GARLJAMCFYW2PI5XA56FQUHTREVFEZ7LA64HJ2QVTV63CMNOXHFXZK6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0/2024</text:p>
          </table:table-cell>
          <table:table-cell office:value-type="string" calcext:value-type="string">
            <text:p>QPHON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0/2024</text:p>
          </table:table-cell>
          <table:table-cell office:value-type="string" calcext:value-type="string">
            <text:p>BRICSMF </text:p>
          </table:table-cell>
          <table:table-cell office:value-type="string" calcext:value-type="string">
            <text:p>GCI6RL5KUP2HNPPWE3C6BTIOZVVO7TUOAZSUV6NFLLC2MI6NTMPPQBM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0/2024</text:p>
          </table:table-cell>
          <table:table-cell office:value-type="string" calcext:value-type="string">
            <text:p>RMIT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0/2024</text:p>
          </table:table-cell>
          <table:table-cell office:value-type="string" calcext:value-type="string">
            <text:p>HAARP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0/2024</text:p>
          </table:table-cell>
          <table:table-cell office:value-type="string" calcext:value-type="string">
            <text:p>EUSEX </text:p>
          </table:table-cell>
          <table:table-cell office:value-type="string" calcext:value-type="string">
            <text:p>GA6X7657P7Y3PDFXHVBBXGW5DYXVYPWZ5QJUM3T2D2ZMDL3WWRGD2B4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0/2024</text:p>
          </table:table-cell>
          <table:table-cell office:value-type="string" calcext:value-type="string">
            <text:p>QUNI </text:p>
          </table:table-cell>
          <table:table-cell office:value-type="string" calcext:value-type="string">
            <text:p>GDFIEMCDYITENS2YNY2I6V2EAD5QW5DX2GHKDSWTUMPPV4DXTK6N6FG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0/2024</text:p>
          </table:table-cell>
          <table:table-cell office:value-type="string" calcext:value-type="string">
            <text:p>ETHX </text:p>
          </table:table-cell>
          <table:table-cell office:value-type="string" calcext:value-type="string">
            <text:p>GC74HNBA7NCWMYPDXDJ532CCVJPSL332IZ6ACG47KWL62QHSVMORF65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0/2024</text:p>
          </table:table-cell>
          <table:table-cell office:value-type="string" calcext:value-type="string">
            <text:p>FINRA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0/2024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GDR6VW6JBBWXG2NR2VYHXLCD5KTEBPXAK7XE6I3Q7EK24ZSTCKMJCZA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0/2024</text:p>
          </table:table-cell>
          <table:table-cell office:value-type="string" calcext:value-type="string">
            <text:p>SCP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0/2024</text:p>
          </table:table-cell>
          <table:table-cell office:value-type="string" calcext:value-type="string">
            <text:p>USDTX </text:p>
          </table:table-cell>
          <table:table-cell office:value-type="string" calcext:value-type="string">
            <text:p>GDVJVBKUDQAFJABWBGQZTVC6EUFKX5RKYE7AYQ2ZJOZISGCFRVHLGN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0/2024</text:p>
          </table:table-cell>
          <table:table-cell office:value-type="string" calcext:value-type="string">
            <text:p>FBRIDG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0/2024</text:p>
          </table:table-cell>
          <table:table-cell office:value-type="string" calcext:value-type="string">
            <text:p>STELLAREX </text:p>
          </table:table-cell>
          <table:table-cell office:value-type="string" calcext:value-type="string">
            <text:p>GCMI7CFIGVQKM3DGEAX375TR7UTFWCS4IAMP5RQCPNH2NLH5F47ZOJ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0/2024</text:p>
          </table:table-cell>
          <table:table-cell office:value-type="string" calcext:value-type="string">
            <text:p>PENELOPE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0/2024</text:p>
          </table:table-cell>
          <table:table-cell office:value-type="string" calcext:value-type="string">
            <text:p>BNBX </text:p>
          </table:table-cell>
          <table:table-cell office:value-type="string" calcext:value-type="string">
            <text:p>GC3ZADA2YQJMJO5Y6YIE67LS7E63657YDJQUFHGA2XATOKRE6AMYA6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0/2024</text:p>
          </table:table-cell>
          <table:table-cell office:value-type="string" calcext:value-type="string">
            <text:p>ALADDIN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0/2024</text:p>
          </table:table-cell>
          <table:table-cell office:value-type="string" calcext:value-type="string">
            <text:p>CNT </text:p>
          </table:table-cell>
          <table:table-cell office:value-type="string" calcext:value-type="string">
            <text:p>GBUH3F7LWIUJBV6Z7AXEODSW4QYV45MS7DS22I63ZB7X66TMONVLPID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0/2024</text:p>
          </table:table-cell>
          <table:table-cell office:value-type="string" calcext:value-type="string">
            <text:p>STRIPE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0/2024</text:p>
          </table:table-cell>
          <table:table-cell office:value-type="string" calcext:value-type="string">
            <text:p>BIOEX </text:p>
          </table:table-cell>
          <table:table-cell office:value-type="string" calcext:value-type="string">
            <text:p>GAVDLGSFNZOF6KZ22O4MGPBYJ7IEYDWXUE2QAPAEE2LEX2VY44DC7N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0/2024</text:p>
          </table:table-cell>
          <table:table-cell office:value-type="string" calcext:value-type="string">
            <text:p>ANZ </text:p>
          </table:table-cell>
          <table:table-cell office:value-type="string" calcext:value-type="string">
            <text:p>GB6XHA2SRJ76ELPIFIE4ZRY7YIB3YFXSJJHDQFMK2A22AWYCVWTXPY7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0/2024</text:p>
          </table:table-cell>
          <table:table-cell office:value-type="string" calcext:value-type="string">
            <text:p>The12 </text:p>
          </table:table-cell>
          <table:table-cell office:value-type="string" calcext:value-type="string">
            <text:p>GBO5WCFV3P4P5QZP2ELYPDNEVIO4IDOIC2NR7HG673KU4KOYJ7B6ENI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0/2024</text:p>
          </table:table-cell>
          <table:table-cell office:value-type="string" calcext:value-type="string">
            <text:p>RBND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0/2024</text:p>
          </table:table-cell>
          <table:table-cell office:value-type="string" calcext:value-type="string">
            <text:p>XLMH </text:p>
          </table:table-cell>
          <table:table-cell office:value-type="string" calcext:value-type="string">
            <text:p>GCY34APH3WH3YHWM7BV3TFJNXX4CRCRUIH3LWMCPSE35USPYU3E6RAU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0/2024</text:p>
          </table:table-cell>
          <table:table-cell office:value-type="string" calcext:value-type="string">
            <text:p>AETHR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0/2024</text:p>
          </table:table-cell>
          <table:table-cell office:value-type="string" calcext:value-type="string">
            <text:p>INDUS </text:p>
          </table:table-cell>
          <table:table-cell office:value-type="string" calcext:value-type="string">
            <text:p>GBHSIGNU5WMLZZ3WKC5LEI6XKKQSEDNRQXYOMBZ62UCWWZJQLZGUIET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0/2024</text:p>
          </table:table-cell>
          <table:table-cell office:value-type="string" calcext:value-type="string">
            <text:p>NEUROL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0/2024</text:p>
          </table:table-cell>
          <table:table-cell office:value-type="string" calcext:value-type="string">
            <text:p>JFQ </text:p>
          </table:table-cell>
          <table:table-cell office:value-type="string" calcext:value-type="string">
            <text:p>GD2VWAAAAE6XEHNKBLDRLCLK4XAZZIDZRUDEZFGGCK5D7E36BGCFE74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0/2024</text:p>
          </table:table-cell>
          <table:table-cell office:value-type="string" calcext:value-type="string">
            <text:p>RSUI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0/2024</text:p>
          </table:table-cell>
          <table:table-cell office:value-type="string" calcext:value-type="string">
            <text:p>DARPA </text:p>
          </table:table-cell>
          <table:table-cell office:value-type="string" calcext:value-type="string">
            <text:p>GCGWYHYEEI5PFVBXE6GSYNBS47UVKVBEL3RCFAEHSYVUS5D4VHB65LF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0/2024</text:p>
          </table:table-cell>
          <table:table-cell office:value-type="string" calcext:value-type="string">
            <text:p>PARIAN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0/2024</text:p>
          </table:table-cell>
          <table:table-cell office:value-type="string" calcext:value-type="string">
            <text:p>QPEN </text:p>
          </table:table-cell>
          <table:table-cell office:value-type="string" calcext:value-type="string">
            <text:p>GACY6Q6JO44HII3IW72YNZHHJHHYJWVEFEZHZUOCOZL6O4VILRP5LC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0/2024</text:p>
          </table:table-cell>
          <table:table-cell office:value-type="string" calcext:value-type="string">
            <text:p>IMOUNTAIN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0/2024</text:p>
          </table:table-cell>
          <table:table-cell office:value-type="string" calcext:value-type="string">
            <text:p>XRPB </text:p>
          </table:table-cell>
          <table:table-cell office:value-type="string" calcext:value-type="string">
            <text:p>GAKTJSVC6JRVHHMFABR777D3Q3T5I4YHY62JUVV3OYMZSYA2TQJ2MUX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0/2024</text:p>
          </table:table-cell>
          <table:table-cell office:value-type="string" calcext:value-type="string">
            <text:p>GXLM </text:p>
          </table:table-cell>
          <table:table-cell office:value-type="string" calcext:value-type="string">
            <text:p>GAIGVLB2W45E6XO7JSHBBKCUFU3T6LGSK2GARJAZHOAV3BPHRK4NHOA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0/2024</text:p>
          </table:table-cell>
          <table:table-cell office:value-type="string" calcext:value-type="string">
            <text:p>Crypta </text:p>
          </table:table-cell>
          <table:table-cell office:value-type="string" calcext:value-type="string">
            <text:p>GCA7SWDLQSCIXRIVAIOWLUH2ZYZLT2X45F4B3DILRQ3WRTSYIPWEJQF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0/2024</text:p>
          </table:table-cell>
          <table:table-cell office:value-type="string" calcext:value-type="string">
            <text:p>DSPAC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4</text:p>
          </table:table-cell>
          <table:table-cell office:value-type="string" calcext:value-type="string">
            <text:p>QCIPHER </text:p>
          </table:table-cell>
          <table:table-cell office:value-type="string" calcext:value-type="string">
            <text:p>GDO34LYUYV3BDZIKBW5R6GHAFRRJFNADBATGKVLOLCSVO2TFQ6PSNTH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0/2024</text:p>
          </table:table-cell>
          <table:table-cell office:value-type="string" calcext:value-type="string">
            <text:p>OCEAN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0/2024</text:p>
          </table:table-cell>
          <table:table-cell office:value-type="string" calcext:value-type="string">
            <text:p>SNEAKY </text:p>
          </table:table-cell>
          <table:table-cell office:value-type="string" calcext:value-type="string">
            <text:p>GBCWDJASP6S75Y4AZVVLV6E6H6X2SXELMPS73GQ3IZFCJ3AQ6VHU3JT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0/2024</text:p>
          </table:table-cell>
          <table:table-cell office:value-type="string" calcext:value-type="string">
            <text:p>RAW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1/2024</text:p>
          </table:table-cell>
          <table:table-cell office:value-type="string" calcext:value-type="string">
            <text:p>TheRapture </text:p>
          </table:table-cell>
          <table:table-cell office:value-type="string" calcext:value-type="string">
            <text:p>GAQXLLTW6NBQYNTRKTQN27D4EKSRWLMRJB2XE4V6T5Q3TAZM6W7ZKI4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1/2024</text:p>
          </table:table-cell>
          <table:table-cell office:value-type="string" calcext:value-type="string">
            <text:p>BILD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1/2024</text:p>
          </table:table-cell>
          <table:table-cell office:value-type="string" calcext:value-type="string">
            <text:p>uMINT </text:p>
          </table:table-cell>
          <table:table-cell office:value-type="string" calcext:value-type="string">
            <text:p>GAHPKRMSFAX6HDTWSPCYQZDTYWNT6E5ZALPTVY5XGR55X36DTSB4MDT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1/2024</text:p>
          </table:table-cell>
          <table:table-cell office:value-type="string" calcext:value-type="string">
            <text:p>RNFT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1/2024</text:p>
          </table:table-cell>
          <table:table-cell office:value-type="string" calcext:value-type="string">
            <text:p>EURT </text:p>
          </table:table-cell>
          <table:table-cell office:value-type="string" calcext:value-type="string">
            <text:p>GDELZTFHMYHU7EJV5XM7V72L4OO4JVCJJNSV5WYPA6JWTAEBNR5D4RI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1/2024</text:p>
          </table:table-cell>
          <table:table-cell office:value-type="string" calcext:value-type="string">
            <text:p>TLENS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1/2024</text:p>
          </table:table-cell>
          <table:table-cell office:value-type="string" calcext:value-type="string">
            <text:p>DEBT </text:p>
          </table:table-cell>
          <table:table-cell office:value-type="string" calcext:value-type="string">
            <text:p>GAY6EABWAAHSVPTHY2NFQIMZFQOF2XNYPWLURITY4QVQN5SOX7AVZGR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1/2024</text:p>
          </table:table-cell>
          <table:table-cell office:value-type="string" calcext:value-type="string">
            <text:p>QCharity </text:p>
          </table:table-cell>
          <table:table-cell office:value-type="string" calcext:value-type="string">
            <text:p>GB3XOICR255G35INU4OEMIC3B2JS4ESBQQ4HVIT5VYM3VELTBL7GV3C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1/2024</text:p>
          </table:table-cell>
          <table:table-cell office:value-type="string" calcext:value-type="string">
            <text:p>AIEF </text:p>
          </table:table-cell>
          <table:table-cell office:value-type="string" calcext:value-type="string">
            <text:p>GC4MFAK7VVH5HKFEIMHOCQWPYGIWETZPREFFXFJ7TH4VTXUWVQXX5FS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1/2024</text:p>
          </table:table-cell>
          <table:table-cell office:value-type="string" calcext:value-type="string">
            <text:p>BUDROS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1/2024</text:p>
          </table:table-cell>
          <table:table-cell office:value-type="string" calcext:value-type="string">
            <text:p>ISIGHT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1/2024</text:p>
          </table:table-cell>
          <table:table-cell office:value-type="string" calcext:value-type="string">
            <text:p>PRESIDENT </text:p>
          </table:table-cell>
          <table:table-cell office:value-type="string" calcext:value-type="string">
            <text:p>GCX3FNOLFLWMMHATTIA47BWMBJYMRREYQKUDH6NMH7DCELOHRH27EAZ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1/2024</text:p>
          </table:table-cell>
          <table:table-cell office:value-type="string" calcext:value-type="string">
            <text:p>RUT </text:p>
          </table:table-cell>
          <table:table-cell office:value-type="string" calcext:value-type="string">
            <text:p>GDE2N2XUJJ5U5G4X6GONGTTJOXWECUIXSRTFH6B2S5ZPB2E5TMVVHT7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1/2024</text:p>
          </table:table-cell>
          <table:table-cell office:value-type="string" calcext:value-type="string">
            <text:p>SCHF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1/2024</text:p>
          </table:table-cell>
          <table:table-cell office:value-type="string" calcext:value-type="string">
            <text:p>TheStellar </text:p>
          </table:table-cell>
          <table:table-cell office:value-type="string" calcext:value-type="string">
            <text:p>GA7SL3NJ2XG3H63I6TDRZ5UW3HCOCSH77LGXCZQX775L3S5AZNVNQDK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1/2024</text:p>
          </table:table-cell>
          <table:table-cell office:value-type="string" calcext:value-type="string">
            <text:p>BETTIN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1/2024</text:p>
          </table:table-cell>
          <table:table-cell office:value-type="string" calcext:value-type="string">
            <text:p>QSIMF </text:p>
          </table:table-cell>
          <table:table-cell office:value-type="string" calcext:value-type="string">
            <text:p>GDR4LBUC7CILLRC7M5MTEYAYYFESEW6NHHQLGSW57UZ5BZUBZO5OMDB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1/2024</text:p>
          </table:table-cell>
          <table:table-cell office:value-type="string" calcext:value-type="string">
            <text:p>RMOSS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1/2024</text:p>
          </table:table-cell>
          <table:table-cell office:value-type="string" calcext:value-type="string">
            <text:p>MET </text:p>
          </table:table-cell>
          <table:table-cell office:value-type="string" calcext:value-type="string">
            <text:p>GABZ77Y5GMGU7HL4VCNLMZZEE6YQZKKV4UCWCBEBXYBL3ED5UAV7RNI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1/2024</text:p>
          </table:table-cell>
          <table:table-cell office:value-type="string" calcext:value-type="string">
            <text:p>EPULS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1/2024</text:p>
          </table:table-cell>
          <table:table-cell office:value-type="string" calcext:value-type="string">
            <text:p>QISO </text:p>
          </table:table-cell>
          <table:table-cell office:value-type="string" calcext:value-type="string">
            <text:p>GA2EX27INRICRE2LFNAIFWHDMTOCGBDD3XEOUJT6SRPLNYXD3DM26BM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1/2024</text:p>
          </table:table-cell>
          <table:table-cell office:value-type="string" calcext:value-type="string">
            <text:p>SWV </text:p>
          </table:table-cell>
          <table:table-cell office:value-type="string" calcext:value-type="string">
            <text:p>GDU2MSZ63EHVDBNJUQT6FEHCVSI3KCNIOOL72PFX4IKZ4UQKQK6M4DT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1/2024</text:p>
          </table:table-cell>
          <table:table-cell office:value-type="string" calcext:value-type="string">
            <text:p>AFT </text:p>
          </table:table-cell>
          <table:table-cell office:value-type="string" calcext:value-type="string">
            <text:p>GASOPI7XIHJOIWW3CI4SMXPKTPQ5K274P2SQANH2E4N7TXY6TWLKP6S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1/2024</text:p>
          </table:table-cell>
          <table:table-cell office:value-type="string" calcext:value-type="string">
            <text:p>RESERV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1/2024</text:p>
          </table:table-cell>
          <table:table-cell office:value-type="string" calcext:value-type="string">
            <text:p>SOROBAN </text:p>
          </table:table-cell>
          <table:table-cell office:value-type="string" calcext:value-type="string">
            <text:p>GA5E5LU5BBIRELOTWLNMGSNSIALTXBJSC2P6BOH4HLWIUAQTV3PYW4M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1/2024</text:p>
          </table:table-cell>
          <table:table-cell office:value-type="string" calcext:value-type="string">
            <text:p>EDBURG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1/2024</text:p>
          </table:table-cell>
          <table:table-cell office:value-type="string" calcext:value-type="string">
            <text:p>PINT </text:p>
          </table:table-cell>
          <table:table-cell office:value-type="string" calcext:value-type="string">
            <text:p>GBR3AVUZ3KAPLHTTDYUESVK6A7V5Z7DRXQC7MLOTDUZWRH7YZ6YMWTS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1/2024</text:p>
          </table:table-cell>
          <table:table-cell office:value-type="string" calcext:value-type="string">
            <text:p>RBUIDL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1/2024</text:p>
          </table:table-cell>
          <table:table-cell office:value-type="string" calcext:value-type="string">
            <text:p>DOGE </text:p>
          </table:table-cell>
          <table:table-cell office:value-type="string" calcext:value-type="string">
            <text:p>GAEYE7DKTBMT5SI2KBOONM337VNOFDCHCZGNGD4IFRMGBRWCSIIIFNK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1/2024</text:p>
          </table:table-cell>
          <table:table-cell office:value-type="string" calcext:value-type="string">
            <text:p>SVERSE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1/2024</text:p>
          </table:table-cell>
          <table:table-cell office:value-type="string" calcext:value-type="string">
            <text:p>EURCV </text:p>
          </table:table-cell>
          <table:table-cell office:value-type="string" calcext:value-type="string">
            <text:p>GAUQKYP3GL5SCR6FIRMUJM3ETDM7RPTPSNC56X36WWSUAAEN3OSJ2VS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1/2024</text:p>
          </table:table-cell>
          <table:table-cell office:value-type="string" calcext:value-type="string">
            <text:p>BENJI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1/2024</text:p>
          </table:table-cell>
          <table:table-cell office:value-type="string" calcext:value-type="string">
            <text:p>XLM500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1/2024</text:p>
          </table:table-cell>
          <table:table-cell office:value-type="string" calcext:value-type="string">
            <text:p>XLMR </text:p>
          </table:table-cell>
          <table:table-cell office:value-type="string" calcext:value-type="string">
            <text:p>GDMNQNYBODSPJGNQW7IX76Z22AJUPRAYQ6Y5CVBF44L3FVGO6BBKCII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1/2024</text:p>
          </table:table-cell>
          <table:table-cell office:value-type="string" calcext:value-type="string">
            <text:p>SkyChain </text:p>
          </table:table-cell>
          <table:table-cell office:value-type="string" calcext:value-type="string">
            <text:p>GDYO3MWDGS3M2QXRTHXC3TIJUZCZJTNNI2KDUSHHUXHBNDR2NXCRYPJ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1/2024</text:p>
          </table:table-cell>
          <table:table-cell office:value-type="string" calcext:value-type="string">
            <text:p>Everest </text:p>
          </table:table-cell>
          <table:table-cell office:value-type="string" calcext:value-type="string">
            <text:p>GC2FYGAAEFT4Q26J7YF7YPKSC6LP7YDCEFVZC6MUIHUQY65ATDORVBT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1/2024</text:p>
          </table:table-cell>
          <table:table-cell office:value-type="string" calcext:value-type="string">
            <text:p>PROSPERA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4</text:p>
          </table:table-cell>
          <table:table-cell office:value-type="string" calcext:value-type="string">
            <text:p>AQUAMINE </text:p>
          </table:table-cell>
          <table:table-cell office:value-type="string" calcext:value-type="string">
            <text:p>GDYLU3HVNIJ6VVTXGFI2DKLXPRZZP3ICH4IKXYG2P4CGROGD6OJPYDD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1/2024</text:p>
          </table:table-cell>
          <table:table-cell office:value-type="string" calcext:value-type="string">
            <text:p>XLMNIK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1/2024</text:p>
          </table:table-cell>
          <table:table-cell office:value-type="string" calcext:value-type="string">
            <text:p>POLES </text:p>
          </table:table-cell>
          <table:table-cell office:value-type="string" calcext:value-type="string">
            <text:p>GADZFQSWGKWII2VHD6CVBD3HA5ELA46MDWMXPX4YW5FPU6JNJPB7LIK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1/2024</text:p>
          </table:table-cell>
          <table:table-cell office:value-type="string" calcext:value-type="string">
            <text:p>BLEGACY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1/2024</text:p>
          </table:table-cell>
          <table:table-cell office:value-type="string" calcext:value-type="string">
            <text:p>Romanov </text:p>
          </table:table-cell>
          <table:table-cell office:value-type="string" calcext:value-type="string">
            <text:p>GBAO2QRRYJ6GLVTJMMIYB2E5XDIWXMM2Y47GMFB7W3SFEGMXPJNCLN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11/2024</text:p>
          </table:table-cell>
          <table:table-cell office:value-type="string" calcext:value-type="string">
            <text:p>SYNAPSEX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1/2024</text:p>
          </table:table-cell>
          <table:table-cell office:value-type="string" calcext:value-type="string">
            <text:p>XPAY </text:p>
          </table:table-cell>
          <table:table-cell office:value-type="string" calcext:value-type="string">
            <text:p>GCNHTYK5OA5BYYVIBZMYX46HQ53GD3GEVNIAYBOMACVXSP346DTXRI2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1/2024</text:p>
          </table:table-cell>
          <table:table-cell office:value-type="string" calcext:value-type="string">
            <text:p>BTCDE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1/2024</text:p>
          </table:table-cell>
          <table:table-cell office:value-type="string" calcext:value-type="string">
            <text:p>ELBRUS </text:p>
          </table:table-cell>
          <table:table-cell office:value-type="string" calcext:value-type="string">
            <text:p>GAW4GB5S3EHUFZTNSCQUZIX2I2GTK5YCLRDD4W7GHKBWFACCCPGJVJ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1/2024</text:p>
          </table:table-cell>
          <table:table-cell office:value-type="string" calcext:value-type="string">
            <text:p>MSNBC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1/2024</text:p>
          </table:table-cell>
          <table:table-cell office:value-type="string" calcext:value-type="string">
            <text:p>MEMEX </text:p>
          </table:table-cell>
          <table:table-cell office:value-type="string" calcext:value-type="string">
            <text:p>GBXSMFDZVMWEU2YSMEIHE4XCNEZKIN676KRODLW6KTHT6A543GQX5MT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11/2024</text:p>
          </table:table-cell>
          <table:table-cell office:value-type="string" calcext:value-type="string">
            <text:p>BlockNet </text:p>
          </table:table-cell>
          <table:table-cell office:value-type="string" calcext:value-type="string">
            <text:p>GA7G2ZIVUPL7ER6OQOJKL4KABY4XMJFSQHNFCLBVHHS6SYEMGOTJG2Q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1/2024</text:p>
          </table:table-cell>
          <table:table-cell office:value-type="string" calcext:value-type="string">
            <text:p>TITAN </text:p>
          </table:table-cell>
          <table:table-cell office:value-type="string" calcext:value-type="string">
            <text:p>GBZ3IZ3YOEQDJ6I7XYBYNFU3KQYGCSS3HF2LAZHVBF7LZQOHNCPZCAY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11/2024</text:p>
          </table:table-cell>
          <table:table-cell office:value-type="string" calcext:value-type="string">
            <text:p>ELXLM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1/2024</text:p>
          </table:table-cell>
          <table:table-cell office:value-type="string" calcext:value-type="string">
            <text:p>ANCHOR </text:p>
          </table:table-cell>
          <table:table-cell office:value-type="string" calcext:value-type="string">
            <text:p>GDITJYJQL23DNFII6W3KIO7HY6LHZC36R5UFXWOEIA7BBNUNVPQQHSU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11/2024</text:p>
          </table:table-cell>
          <table:table-cell office:value-type="string" calcext:value-type="string">
            <text:p>MIB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1/2024</text:p>
          </table:table-cell>
          <table:table-cell office:value-type="string" calcext:value-type="string">
            <text:p>USXLMR </text:p>
          </table:table-cell>
          <table:table-cell office:value-type="string" calcext:value-type="string">
            <text:p>GDUQOTO75DSVWBP42QRNUWWD5ZTJS2UKNVMP3KKHIQHDC55JPGLE2QT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1/2024</text:p>
          </table:table-cell>
          <table:table-cell office:value-type="string" calcext:value-type="string">
            <text:p>ZWETAN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1/2024</text:p>
          </table:table-cell>
          <table:table-cell office:value-type="string" calcext:value-type="string">
            <text:p>ECHL </text:p>
          </table:table-cell>
          <table:table-cell office:value-type="string" calcext:value-type="string">
            <text:p>GCPYUO4CGHFZ5ANXYNFN7YL5QLGMYCI7TQGWRJRNSVTWMB2RZIMYAF7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1/2024</text:p>
          </table:table-cell>
          <table:table-cell office:value-type="string" calcext:value-type="string">
            <text:p>USBTC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4</text:p>
          </table:table-cell>
          <table:table-cell office:value-type="string" calcext:value-type="string">
            <text:p>LANTIS </text:p>
          </table:table-cell>
          <table:table-cell office:value-type="string" calcext:value-type="string">
            <text:p>GAV7QBNOZTQEZZKGOTR2SKGRE7AN73JNEGBBPOKGIUDL2HRBHX2R3CA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12/2024</text:p>
          </table:table-cell>
          <table:table-cell office:value-type="string" calcext:value-type="string">
            <text:p>HSENG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2/2024</text:p>
          </table:table-cell>
          <table:table-cell office:value-type="string" calcext:value-type="string">
            <text:p>HUNANGOLD </text:p>
          </table:table-cell>
          <table:table-cell office:value-type="string" calcext:value-type="string">
            <text:p>GAY652RXIXUJOECE367454CRFF2YLDM55ADCBURRWS4V6LNZN7FSTJE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12/2024</text:p>
          </table:table-cell>
          <table:table-cell office:value-type="string" calcext:value-type="string">
            <text:p>XSOS </text:p>
          </table:table-cell>
          <table:table-cell office:value-type="string" calcext:value-type="string">
            <text:p>GBOSFG2SWHKCKKGHXAXBENZN54DXVJHIEEFE5ULZRECBW4HT7U7PEZC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2/2024</text:p>
          </table:table-cell>
          <table:table-cell office:value-type="string" calcext:value-type="string">
            <text:p>XRPXLM </text:p>
          </table:table-cell>
          <table:table-cell office:value-type="string" calcext:value-type="string">
            <text:p>GDXT34PRZI4JCVD243IKAIFFQYJELNYCHTSB4Z3PYLW7WEAL6CXP4KQ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12/2024</text:p>
          </table:table-cell>
          <table:table-cell office:value-type="string" calcext:value-type="string">
            <text:p>MSTR </text:p>
          </table:table-cell>
          <table:table-cell office:value-type="string" calcext:value-type="string">
            <text:p>GDD4AFDP3WNCCJTOEXANVDPJOFJPVN3DO3E33GIDACGMMWHWBXYQBRD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2/2024</text:p>
          </table:table-cell>
          <table:table-cell office:value-type="string" calcext:value-type="string">
            <text:p>APPLEPAY </text:p>
          </table:table-cell>
          <table:table-cell office:value-type="string" calcext:value-type="string">
            <text:p>GBS52BRFYWDIMCXIPXFJNM6AUTWJ3HD74OWVT4PV2C4U4RP6KKVG3IM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12/2024</text:p>
          </table:table-cell>
          <table:table-cell office:value-type="string" calcext:value-type="string">
            <text:p>QCABLE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2/2024</text:p>
          </table:table-cell>
          <table:table-cell office:value-type="string" calcext:value-type="string">
            <text:p>SOLXLM </text:p>
          </table:table-cell>
          <table:table-cell office:value-type="string" calcext:value-type="string">
            <text:p>GD7SFUR62VMTFVOHWEJVNF3CDW7T2VGZ6GOUNOZD44YRITRYQVV45V5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12/2024</text:p>
          </table:table-cell>
          <table:table-cell office:value-type="string" calcext:value-type="string">
            <text:p>HVAULT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2/2024</text:p>
          </table:table-cell>
          <table:table-cell office:value-type="string" calcext:value-type="string">
            <text:p>PRCXLMR </text:p>
          </table:table-cell>
          <table:table-cell office:value-type="string" calcext:value-type="string">
            <text:p>GD27VUV2JJFHPV2DZV2OZHHU6DVSUL6EEQEITESH5XM7FOXK6LJY3K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12/2024</text:p>
          </table:table-cell>
          <table:table-cell office:value-type="string" calcext:value-type="string">
            <text:p>SSEXLM </text:p>
          </table:table-cell>
          <table:table-cell office:value-type="string" calcext:value-type="string">
            <text:p>GDR5B7D77YRNMZUYFC6GPGSR4OKAKL66ML43FG6C4QXEJRNMQSYG6N2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2/2024</text:p>
          </table:table-cell>
          <table:table-cell office:value-type="string" calcext:value-type="string">
            <text:p>ROTHSCHILD </text:p>
          </table:table-cell>
          <table:table-cell office:value-type="string" calcext:value-type="string">
            <text:p>GC5SJUGWX273FSVGXH6TVDYI7WSPZZ2K7VYSXUM573WRXHZHQUKDPP3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12/2024</text:p>
          </table:table-cell>
          <table:table-cell office:value-type="string" calcext:value-type="string">
            <text:p>AERIA </text:p>
          </table:table-cell>
          <table:table-cell office:value-type="string" calcext:value-type="string">
            <text:p>GCQNP74LWNI2EKRYLPM4XAAFYJY6MVSD3RQIEQGHVULVGXDO35ZBKVF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2/2024</text:p>
          </table:table-cell>
          <table:table-cell office:value-type="string" calcext:value-type="string">
            <text:p>QSPEAK </text:p>
          </table:table-cell>
          <table:table-cell office:value-type="string" calcext:value-type="string">
            <text:p>GCHAC5UTJ3FAUOUQXM6AAI4E2F6N6JKH4Y2P445NWGJYHQUYUT75MHK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12/2024</text:p>
          </table:table-cell>
          <table:table-cell office:value-type="string" calcext:value-type="string">
            <text:p>WALLENBERG </text:p>
          </table:table-cell>
          <table:table-cell office:value-type="string" calcext:value-type="string">
            <text:p>GAUZ3FU44D7R3EWD3UW6KLPTEHCLLQ3FAUJ2QZEGZX4O7DC6BL3WYC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4</text:p>
          </table:table-cell>
          <table:table-cell office:value-type="string" calcext:value-type="string">
            <text:p>EUXLMR </text:p>
          </table:table-cell>
          <table:table-cell office:value-type="string" calcext:value-type="string">
            <text:p>GBMXYLNPDAEAOW5UPBRYLSUUAUYUZKUYNJXNBR5SX7JGCIK3YE5RHCJ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12/2024</text:p>
          </table:table-cell>
          <table:table-cell office:value-type="string" calcext:value-type="string">
            <text:p>USBONDS </text:p>
          </table:table-cell>
          <table:table-cell office:value-type="string" calcext:value-type="string">
            <text:p>GA2IW4A22ZEYO6VP4YGH2GBSVBCRJDCSJHB5NZBC6KAVF5P4YNI7FQ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12/2024</text:p>
          </table:table-cell>
          <table:table-cell office:value-type="string" calcext:value-type="string">
            <text:p>TGold </text:p>
          </table:table-cell>
          <table:table-cell office:value-type="string" calcext:value-type="string">
            <text:p>GBXD2VZXTOYYU236N7VRG4WFUCQ3SWTHQDKLNNOSTZU5ESDDZL6RA7R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12/2024</text:p>
          </table:table-cell>
          <table:table-cell office:value-type="string" calcext:value-type="string">
            <text:p>Metapay </text:p>
          </table:table-cell>
          <table:table-cell office:value-type="string" calcext:value-type="string">
            <text:p>GAJVNWY6UOWLSFE25L4MJGXOCTLN67Y56ILO3EJJKMDYV27MWHG6VV3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12/2024</text:p>
          </table:table-cell>
          <table:table-cell office:value-type="string" calcext:value-type="string">
            <text:p>WALTON </text:p>
          </table:table-cell>
          <table:table-cell office:value-type="string" calcext:value-type="string">
            <text:p>GC4RVFSOSA6XMYQEWC5MGJOSAVEYTXLKA4EGA2HLDFTLNODELXICXQU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12/2024</text:p>
          </table:table-cell>
          <table:table-cell office:value-type="string" calcext:value-type="string">
            <text:p>USHOUSEM </text:p>
          </table:table-cell>
          <table:table-cell office:value-type="string" calcext:value-type="string">
            <text:p>GALAM2HC3STCRWA6VLPFRECLAO5O2U7P7CP3B54WRJFEDHP4SWXSMU2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12/2024</text:p>
          </table:table-cell>
          <table:table-cell office:value-type="string" calcext:value-type="string">
            <text:p>GPAY </text:p>
          </table:table-cell>
          <table:table-cell office:value-type="string" calcext:value-type="string">
            <text:p>GBEBEDU3QL2S3EBJZEUUVLWMIR6PNN77VEZTJ7Y27H2LMEVZALIA3FK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12/2024</text:p>
          </table:table-cell>
          <table:table-cell office:value-type="string" calcext:value-type="string">
            <text:p>KOCH </text:p>
          </table:table-cell>
          <table:table-cell office:value-type="string" calcext:value-type="string">
            <text:p>GDEWIMOMVL5FHNULES26765HUK647DZ4BVJMZ5P2XT57PK52EUQQFFZ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4</text:p>
          </table:table-cell>
          <table:table-cell office:value-type="string" calcext:value-type="string">
            <text:p>AFRICAXLMR </text:p>
          </table:table-cell>
          <table:table-cell office:value-type="string" calcext:value-type="string">
            <text:p>GAIUHWQQ6XB56TCP7YXHX7U6DBAV4VJ2IBVBRSWOSN7AU2CAKCGAHNE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12/2024</text:p>
          </table:table-cell>
          <table:table-cell office:value-type="string" calcext:value-type="string">
            <text:p>LUMINOVA </text:p>
          </table:table-cell>
          <table:table-cell office:value-type="string" calcext:value-type="string">
            <text:p>GDY3NXYH5W3LPX2MKMNSOX6WU6JKFABKYFUHHVP42I77QRBJXJZJMRL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12/2024</text:p>
          </table:table-cell>
          <table:table-cell office:value-type="string" calcext:value-type="string">
            <text:p>TDIAMOND </text:p>
          </table:table-cell>
          <table:table-cell office:value-type="string" calcext:value-type="string">
            <text:p>GDFYFTE76HQOG336UKQVCHHUJOO3GH7EGBLKH5ZC6UUUCTFBTTMN4XI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12/2024</text:p>
          </table:table-cell>
          <table:table-cell office:value-type="string" calcext:value-type="string">
            <text:p>WECHATPAY </text:p>
          </table:table-cell>
          <table:table-cell office:value-type="string" calcext:value-type="string">
            <text:p>GBBNEFBCOXCN4CGFW4CD5FPZNIZWHHFNVMEIV6UO74QW5ZFWSPUJ3LO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12/2024</text:p>
          </table:table-cell>
          <table:table-cell office:value-type="string" calcext:value-type="string">
            <text:p>OBAMA </text:p>
          </table:table-cell>
          <table:table-cell office:value-type="string" calcext:value-type="string">
            <text:p>GDTTCSP2LXRG6DTEZWSCH5CY5HREZFALBEHMV24CJWFGM7HPHX2HAGL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12/2024</text:p>
          </table:table-cell>
          <table:table-cell office:value-type="string" calcext:value-type="string">
            <text:p>TRUTH </text:p>
          </table:table-cell>
          <table:table-cell office:value-type="string" calcext:value-type="string">
            <text:p>GAVCZREVZOKVF3TZD4G7F6HKTEZB2WZOL2JX2F3KKX6UPCJDEE6WSFT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12/2024</text:p>
          </table:table-cell>
          <table:table-cell office:value-type="string" calcext:value-type="string">
            <text:p>YANDEXPAY </text:p>
          </table:table-cell>
          <table:table-cell office:value-type="string" calcext:value-type="string">
            <text:p>GAGLN5B6WZEGYG2JRWW42E56YAJLVBPBXRDFSNKU3AR4DC4ZXXNECOT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2/2024</text:p>
          </table:table-cell>
          <table:table-cell office:value-type="string" calcext:value-type="string">
            <text:p>RUHOUSEM </text:p>
          </table:table-cell>
          <table:table-cell office:value-type="string" calcext:value-type="string">
            <text:p>GDPYSWMT2VX4HWCJR6HRV5OWGSPR6C7ZYKMGEFFOIRCPQC7A457GBFM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12/2024</text:p>
          </table:table-cell>
          <table:table-cell office:value-type="string" calcext:value-type="string">
            <text:p>GHOST </text:p>
          </table:table-cell>
          <table:table-cell office:value-type="string" calcext:value-type="string">
            <text:p>GDDKVB7ZX3Z7Y6FN2D34262OFZEFQ5COYXKJ465GEDP4FYTFSMRQM5P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12/2024</text:p>
          </table:table-cell>
          <table:table-cell office:value-type="string" calcext:value-type="string">
            <text:p>TheProphet </text:p>
          </table:table-cell>
          <table:table-cell office:value-type="string" calcext:value-type="string">
            <text:p>GAIGXX2AXOUQLXNUHKHVKC7O656XDOFKNP67JKMA4KYR2U6QCMVF6OH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12/2024</text:p>
          </table:table-cell>
          <table:table-cell office:value-type="string" calcext:value-type="string">
            <text:p>TGF </text:p>
          </table:table-cell>
          <table:table-cell office:value-type="string" calcext:value-type="string">
            <text:p>GAJK5BGI2NSMIKBZ24AR2BYPERMTJS2YC3JW47IWOS5CVSC6VAXQSVL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12/2024</text:p>
          </table:table-cell>
          <table:table-cell office:value-type="string" calcext:value-type="string">
            <text:p>BAIKAL </text:p>
          </table:table-cell>
          <table:table-cell office:value-type="string" calcext:value-type="string">
            <text:p>GDMUUI2RF3UNONNT36LKLSHY25SX7TPKQ3434HX5I6W3YESGNJYPBXZ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2/2024</text:p>
          </table:table-cell>
          <table:table-cell office:value-type="string" calcext:value-type="string">
            <text:p>SOLARA </text:p>
          </table:table-cell>
          <table:table-cell office:value-type="string" calcext:value-type="string">
            <text:p>GB45JTHURKJDIYH4NEISYXKACRGYNYJIYHEBUQRFPWUQAPPPZOLMTDQ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12/2024</text:p>
          </table:table-cell>
          <table:table-cell office:value-type="string" calcext:value-type="string">
            <text:p>PatternMaker </text:p>
          </table:table-cell>
          <table:table-cell office:value-type="string" calcext:value-type="string">
            <text:p>GBPJIBJWA2LG2HRRYQKJS56QOAOSZFBYZEE5BHK7YLKGLBMPSRBFEGR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12/2024</text:p>
          </table:table-cell>
          <table:table-cell office:value-type="string" calcext:value-type="string">
            <text:p>SALVADORG </text:p>
          </table:table-cell>
          <table:table-cell office:value-type="string" calcext:value-type="string">
            <text:p>GDJVWNDRSU3I6IE465BREXT4TLVOORVMFNVSXCEMM52W4I5XFLCFIDD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1/2025</text:p>
          </table:table-cell>
          <table:table-cell office:value-type="string" calcext:value-type="string">
            <text:p>VANDERBILT </text:p>
          </table:table-cell>
          <table:table-cell office:value-type="string" calcext:value-type="string">
            <text:p>GCTFSPHM5MTEO34GRI56TG4HCHY4KOORR3W5EO4XIRUCHN7N7CEJONX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1/2025</text:p>
          </table:table-cell>
          <table:table-cell office:value-type="string" calcext:value-type="string">
            <text:p>Anunnaki </text:p>
          </table:table-cell>
          <table:table-cell office:value-type="string" calcext:value-type="string">
            <text:p>GAQFJLBCBNKLQY5U5PZRCD6HHNN3E3AVTAJTDG5UXXKHWMX6S5FOTJF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1/2025</text:p>
          </table:table-cell>
          <table:table-cell office:value-type="string" calcext:value-type="string">
            <text:p>TOIL </text:p>
          </table:table-cell>
          <table:table-cell office:value-type="string" calcext:value-type="string">
            <text:p>GD3ME3HVJHG4TSX2HX4XBIRLW2G27T4IH2MUACU7Y5JPZPBUK5SP3IB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1/2025</text:p>
          </table:table-cell>
          <table:table-cell office:value-type="string" calcext:value-type="string">
            <text:p>HABSBURG </text:p>
          </table:table-cell>
          <table:table-cell office:value-type="string" calcext:value-type="string">
            <text:p>GANRZRY6GZYS22JD3N2CFSIWUVSKQMNFGWZFGZMSNAP3UGBK4UUBBWX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1/2025</text:p>
          </table:table-cell>
          <table:table-cell office:value-type="string" calcext:value-type="string">
            <text:p>UKXLMR </text:p>
          </table:table-cell>
          <table:table-cell office:value-type="string" calcext:value-type="string">
            <text:p>GDDIYHMS6AXNSNERTWERWKU7PJNFM2ADQYQQ2C3RYXQZV7ENUN3SZV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1/2025</text:p>
          </table:table-cell>
          <table:table-cell office:value-type="string" calcext:value-type="string">
            <text:p>QSIFIN </text:p>
          </table:table-cell>
          <table:table-cell office:value-type="string" calcext:value-type="string">
            <text:p>GDZLUM57R3DZ7HWRCT3EP67R3PGOX3HGLZXKPOKHGTJTBBSIURPVIOV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1/2025</text:p>
          </table:table-cell>
          <table:table-cell office:value-type="string" calcext:value-type="string">
            <text:p>USD </text:p>
          </table:table-cell>
          <table:table-cell office:value-type="string" calcext:value-type="string">
            <text:p>GANAI2UEYKLAVSIPN4QEUXCX7E65HILKS6RBVAZRQTACANPNO4A6PAH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1/2025</text:p>
          </table:table-cell>
          <table:table-cell office:value-type="string" calcext:value-type="string">
            <text:p>AFRICAPAY </text:p>
          </table:table-cell>
          <table:table-cell office:value-type="string" calcext:value-type="string">
            <text:p>GCEKLUAAVCZGOLQWDHUD3JUICGPEAFKPROZPBRZ2BTAZUZRN5NHI6I6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1/2025</text:p>
          </table:table-cell>
          <table:table-cell office:value-type="string" calcext:value-type="string">
            <text:p>RINEHART </text:p>
          </table:table-cell>
          <table:table-cell office:value-type="string" calcext:value-type="string">
            <text:p>GCURSJAFOFM7HZCSM3TUJINKJTQ7R7IIA7JYFBAE64YEANCWYSNSRTC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1/2025</text:p>
          </table:table-cell>
          <table:table-cell office:value-type="string" calcext:value-type="string">
            <text:p>UGS </text:p>
          </table:table-cell>
          <table:table-cell office:value-type="string" calcext:value-type="string">
            <text:p>GCJII7NJ6SGJUXESD7YJSRFD6WLDI7QQMI3EB2RA3U2EOBYT7Y24YR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1/2025</text:p>
          </table:table-cell>
          <table:table-cell office:value-type="string" calcext:value-type="string">
            <text:p>XLMCORE </text:p>
          </table:table-cell>
          <table:table-cell office:value-type="string" calcext:value-type="string">
            <text:p>GDTC5JPI6MZZGASD6L6OQEX4GYRUCVEMKVPD3ZHEV66ZEJUX64BCVEQ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1/2025</text:p>
          </table:table-cell>
          <table:table-cell office:value-type="string" calcext:value-type="string">
            <text:p>BIDEN </text:p>
          </table:table-cell>
          <table:table-cell office:value-type="string" calcext:value-type="string">
            <text:p>GCU3462YBYS3CM323PL4UV2O5ELPDLG6OUPXAZYFYYBOWRVGOHGSMPQ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1/2025</text:p>
          </table:table-cell>
          <table:table-cell office:value-type="string" calcext:value-type="string">
            <text:p>EUHOUSEM </text:p>
          </table:table-cell>
          <table:table-cell office:value-type="string" calcext:value-type="string">
            <text:p>GCXDOE547QPGGXXHBIWJM2YWTRCQKIIHCFURNGZGAQDCMLADHMVNUMF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1/2025</text:p>
          </table:table-cell>
          <table:table-cell office:value-type="string" calcext:value-type="string">
            <text:p>FIRENOVA </text:p>
          </table:table-cell>
          <table:table-cell office:value-type="string" calcext:value-type="string">
            <text:p>GDMJT4R5XDXFZSHYQRNBEOAPLHQ2OUCQXUSAP5LMQBD2YWUXHFWB2GB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1/2025</text:p>
          </table:table-cell>
          <table:table-cell office:value-type="string" calcext:value-type="string">
            <text:p>UnseenColors </text:p>
          </table:table-cell>
          <table:table-cell office:value-type="string" calcext:value-type="string">
            <text:p>GBO5JZFUBDXXK54ARNWJYPZEYJCVYRH7GWZPH2QTOEW2FMRXQ544ZUV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1/2025</text:p>
          </table:table-cell>
          <table:table-cell office:value-type="string" calcext:value-type="string">
            <text:p>QSIVALIDATOR </text:p>
          </table:table-cell>
          <table:table-cell office:value-type="string" calcext:value-type="string">
            <text:p>GBTA6NWBXVYRE42TZYTBDXERFDHQAUTDTQN6OZXQMFH5S2K3C3JFZJX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1/2025</text:p>
          </table:table-cell>
          <table:table-cell office:value-type="string" calcext:value-type="string">
            <text:p>KENNEDY </text:p>
          </table:table-cell>
          <table:table-cell office:value-type="string" calcext:value-type="string">
            <text:p>GCYU2ZQLFOBKE6R5GGMVUWRFHRZMDJXDQYEAIV5BR24SJD7GB53F5KT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1/2025</text:p>
          </table:table-cell>
          <table:table-cell office:value-type="string" calcext:value-type="string">
            <text:p>USPENSION </text:p>
          </table:table-cell>
          <table:table-cell office:value-type="string" calcext:value-type="string">
            <text:p>GB2PUYOV6XY4IHWV7H7CCRJANT2XM4GKSY6R23OAVDMLGON54VRVG7J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1/2025</text:p>
          </table:table-cell>
          <table:table-cell office:value-type="string" calcext:value-type="string">
            <text:p>QSITOWER </text:p>
          </table:table-cell>
          <table:table-cell office:value-type="string" calcext:value-type="string">
            <text:p>GCWBOJ6E4ZDD4KXOJGTJOFP6WXXJ5QAT7TEQ344KBLXPTZVV3QTQMXC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1/2025</text:p>
          </table:table-cell>
          <table:table-cell office:value-type="string" calcext:value-type="string">
            <text:p>TheRiver </text:p>
          </table:table-cell>
          <table:table-cell office:value-type="string" calcext:value-type="string">
            <text:p>GDTJTZA6B6NY35QQXOLO7JZIV5YI2WG7VCYKZMHM6JY2YTELUO7C42N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1/2025</text:p>
          </table:table-cell>
          <table:table-cell office:value-type="string" calcext:value-type="string">
            <text:p>TRUMP </text:p>
          </table:table-cell>
          <table:table-cell office:value-type="string" calcext:value-type="string">
            <text:p>GBU2UHFZ3AWWAZV7WNCAZTCCGNI7KV3FGRDEVLXS6YOZ2UFTJ2IYJXM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5</text:p>
          </table:table-cell>
          <table:table-cell office:value-type="string" calcext:value-type="string">
            <text:p>CNHOUSEM </text:p>
          </table:table-cell>
          <table:table-cell office:value-type="string" calcext:value-type="string">
            <text:p>GAT2KP47W7UCA4QYMZB5PU6FS4GZQSQ4OYUJ6C27W7YWY57BYXLE74I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1/2025</text:p>
          </table:table-cell>
          <table:table-cell office:value-type="string" calcext:value-type="string">
            <text:p>ADSTELLAR </text:p>
          </table:table-cell>
          <table:table-cell office:value-type="string" calcext:value-type="string">
            <text:p>GBJONDRXGO7HQPFIQFIGKXDQHS4YRSCUCCMAQCXPCCRB6A3425VHAS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1/2025</text:p>
          </table:table-cell>
          <table:table-cell office:value-type="string" calcext:value-type="string">
            <text:p>GENFLYNN </text:p>
          </table:table-cell>
          <table:table-cell office:value-type="string" calcext:value-type="string">
            <text:p>GCWV3QWB5C5M3424QM2EW7XBE24DQYBOAWSWJPNSWGGVI22BMTRGSPF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1/2025</text:p>
          </table:table-cell>
          <table:table-cell office:value-type="string" calcext:value-type="string">
            <text:p>XLMLAB </text:p>
          </table:table-cell>
          <table:table-cell office:value-type="string" calcext:value-type="string">
            <text:p>GCLZA67DA6OPMHW3YU6KWMSKZZM6DIPHCDGBAJCTG7QXVXVYXGB44KL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1/2025</text:p>
          </table:table-cell>
          <table:table-cell office:value-type="string" calcext:value-type="string">
            <text:p>CARGILL </text:p>
          </table:table-cell>
          <table:table-cell office:value-type="string" calcext:value-type="string">
            <text:p>GBUGM76AGPFJFCF53LGPBA2WYT4SW6PIX6O6XRAS6D45WHMQ5TI4MPH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1/2025</text:p>
          </table:table-cell>
          <table:table-cell office:value-type="string" calcext:value-type="string">
            <text:p>CAPENSION </text:p>
          </table:table-cell>
          <table:table-cell office:value-type="string" calcext:value-type="string">
            <text:p>GCIXI3GAVZZQYO7PUV4LHUOWPKJAB5VVMQFK3WNTHNYLAGREE4KRFOH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1/2025</text:p>
          </table:table-cell>
          <table:table-cell office:value-type="string" calcext:value-type="string">
            <text:p>STARGATE </text:p>
          </table:table-cell>
          <table:table-cell office:value-type="string" calcext:value-type="string">
            <text:p>GDP6V3X6KGSETIIPAZMPUCEF2O4IOHUSKZ3UH2DSKA72OSSZI5VMNTC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1/2025</text:p>
          </table:table-cell>
          <table:table-cell office:value-type="string" calcext:value-type="string">
            <text:p>VOLTRON </text:p>
          </table:table-cell>
          <table:table-cell office:value-type="string" calcext:value-type="string">
            <text:p>GDVGLIN7KLZDP7HKNKL2S3UMMTRBB6GGT4IG4D5XVUEKVXTTJ5B2JWF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5</text:p>
          </table:table-cell>
          <table:table-cell office:value-type="string" calcext:value-type="string">
            <text:p>NORDICHOUSEM </text:p>
          </table:table-cell>
          <table:table-cell office:value-type="string" calcext:value-type="string">
            <text:p>GB7QHBFQIQOZU2DWTACXI2727O24XSIQEJ7KPJ5WELBSTIF4A7F5NY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1/2025</text:p>
          </table:table-cell>
          <table:table-cell office:value-type="string" calcext:value-type="string">
            <text:p>SEEKCHAIN </text:p>
          </table:table-cell>
          <table:table-cell office:value-type="string" calcext:value-type="string">
            <text:p>GDSJBU74W574N7YCWESD4QZ2FNI62WVSSUHK2SAD32ZYUNEZ3545EYU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1/2025</text:p>
          </table:table-cell>
          <table:table-cell office:value-type="string" calcext:value-type="string">
            <text:p>DEEPSEEK </text:p>
          </table:table-cell>
          <table:table-cell office:value-type="string" calcext:value-type="string">
            <text:p>GDL5FEYKXAABQSRI3WU7ORALP24SIZVIADZPHSYIF6545EPXZ6PZSNH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1/2025</text:p>
          </table:table-cell>
          <table:table-cell office:value-type="string" calcext:value-type="string">
            <text:p>CONSTITUTION </text:p>
          </table:table-cell>
          <table:table-cell office:value-type="string" calcext:value-type="string">
            <text:p>GCCFKEIJPMKVQICAUXIJYQHARHFBLVNUSWWOSD36I3LTHE3QY6V47VC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1/2025</text:p>
          </table:table-cell>
          <table:table-cell office:value-type="string" calcext:value-type="string">
            <text:p>Parasites </text:p>
          </table:table-cell>
          <table:table-cell office:value-type="string" calcext:value-type="string">
            <text:p>GC3PPJA3CJY5TDG6YDQBECRCVJBFLB23WTESCW6GGWTGHTZQU6OXHHP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2/2025</text:p>
          </table:table-cell>
          <table:table-cell office:value-type="string" calcext:value-type="string">
            <text:p>PUTIN </text:p>
          </table:table-cell>
          <table:table-cell office:value-type="string" calcext:value-type="string">
            <text:p>GC7FFVHDE6MMRM2XUNX2PVYITPCNDGP6BVQJNMCNRMZ6BTO6D5M7W23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2/2025</text:p>
          </table:table-cell>
          <table:table-cell office:value-type="string" calcext:value-type="string">
            <text:p>LUCID </text:p>
          </table:table-cell>
          <table:table-cell office:value-type="string" calcext:value-type="string">
            <text:p>GDHX7BGUB7UZWHS6N4FH62ATZWDMQTMNYT7DMNRCJMJXJCLC5VAFY7W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2/2025</text:p>
          </table:table-cell>
          <table:table-cell office:value-type="string" calcext:value-type="string">
            <text:p>XIJINPING </text:p>
          </table:table-cell>
          <table:table-cell office:value-type="string" calcext:value-type="string">
            <text:p>GBADS3ELSS3THGYT7AQEJV3M7Q2PPFCJ2XEXJ6WS4GPCKS7S6H2MYGX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2/2025</text:p>
          </table:table-cell>
          <table:table-cell office:value-type="string" calcext:value-type="string">
            <text:p>RUPENSION </text:p>
          </table:table-cell>
          <table:table-cell office:value-type="string" calcext:value-type="string">
            <text:p>GDKLSX4N6LN6Y7GH3R4VBV444OLHCZKD4XCZSSRQLU27UL3NLSOMBFS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2/2025</text:p>
          </table:table-cell>
          <table:table-cell office:value-type="string" calcext:value-type="string">
            <text:p>QSIINS </text:p>
          </table:table-cell>
          <table:table-cell office:value-type="string" calcext:value-type="string">
            <text:p>GA37WNBUXBZZGLAKWN46RHNMJF6NCTVEIALNJ5KDZUILV7VU3GMSSJO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2/2025</text:p>
          </table:table-cell>
          <table:table-cell office:value-type="string" calcext:value-type="string">
            <text:p>OPEC </text:p>
          </table:table-cell>
          <table:table-cell office:value-type="string" calcext:value-type="string">
            <text:p>GDKCQJFY5VFOPZPUWDTE6H5HNPUYMPQ4D5VOCG74QYRGSPHV25CLQTV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2/2025</text:p>
          </table:table-cell>
          <table:table-cell office:value-type="string" calcext:value-type="string">
            <text:p>AETHERCODE </text:p>
          </table:table-cell>
          <table:table-cell office:value-type="string" calcext:value-type="string">
            <text:p>GC5S5TROLSVPC7MNFIEFJWJLZCJUIFJPI2VL24UTM7KJ5HFYBG7YUWG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2/2025</text:p>
          </table:table-cell>
          <table:table-cell office:value-type="string" calcext:value-type="string">
            <text:p>AIIDAP </text:p>
          </table:table-cell>
          <table:table-cell office:value-type="string" calcext:value-type="string">
            <text:p>GC6YHR6CI3DIPR5EUHYMCPHWCJAU2GO2E5D5LJLDTFV3X5ZBHVIE2MJ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2/2025</text:p>
          </table:table-cell>
          <table:table-cell office:value-type="string" calcext:value-type="string">
            <text:p>AMERICANSWF </text:p>
          </table:table-cell>
          <table:table-cell office:value-type="string" calcext:value-type="string">
            <text:p>GB7K4TAMWR7WLHNGDHFHEG4GW27DLK6SWPLVLB53QUQ5HCAGCJ32LB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2/2025</text:p>
          </table:table-cell>
          <table:table-cell office:value-type="string" calcext:value-type="string">
            <text:p>BINSALMAN </text:p>
          </table:table-cell>
          <table:table-cell office:value-type="string" calcext:value-type="string">
            <text:p>GADYMZQEOLE64WRI56DQLKXLOTR7NVRY5UFACRZJHHFLHGRHAPYQ64T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2/2025</text:p>
          </table:table-cell>
          <table:table-cell office:value-type="string" calcext:value-type="string">
            <text:p>INVIS </text:p>
          </table:table-cell>
          <table:table-cell office:value-type="string" calcext:value-type="string">
            <text:p>GBNJPOAZFHUTGO5XTYEOJBD6MK7DZ3QQJ2UT2SQISKNBSGCOZXM4VFB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2/2025</text:p>
          </table:table-cell>
          <table:table-cell office:value-type="string" calcext:value-type="string">
            <text:p>USBONDSM </text:p>
          </table:table-cell>
          <table:table-cell office:value-type="string" calcext:value-type="string">
            <text:p>GADTEU6ZXVJAWZFP7O4WGIZJ5SNERITCVUTIRKNSVW5UUQJLA6B77KS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2/2025</text:p>
          </table:table-cell>
          <table:table-cell office:value-type="string" calcext:value-type="string">
            <text:p>RUSSIANSWF </text:p>
          </table:table-cell>
          <table:table-cell office:value-type="string" calcext:value-type="string">
            <text:p>GDDNJH56SBI4E5FQQCRUL66UCKLQGAYHVG5OZ46XWDPOWS2VOXIISHC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5</text:p>
          </table:table-cell>
          <table:table-cell office:value-type="string" calcext:value-type="string">
            <text:p>RAZUM </text:p>
          </table:table-cell>
          <table:table-cell office:value-type="string" calcext:value-type="string">
            <text:p>GD3MOJM5MNCG3QPCR3W4LF2AYRJ2QQW7NU6GTN4JJY4ZSE55IFBBSII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2/2025</text:p>
          </table:table-cell>
          <table:table-cell office:value-type="string" calcext:value-type="string">
            <text:p>GREENLAND </text:p>
          </table:table-cell>
          <table:table-cell office:value-type="string" calcext:value-type="string">
            <text:p>GD7Y3WSCKZIZJERJ5UAD744QBAV3OGIT47OJ3JMXABH3JKEKST3IBNB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2/2025</text:p>
          </table:table-cell>
          <table:table-cell office:value-type="string" calcext:value-type="string">
            <text:p>AMBANI </text:p>
          </table:table-cell>
          <table:table-cell office:value-type="string" calcext:value-type="string">
            <text:p>GDRIR7XXWQH74UBTDAHEXTYPFC4JCIOG6BRJH5YXL5MYGEEWKZAQWWX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2/2025</text:p>
          </table:table-cell>
          <table:table-cell office:value-type="string" calcext:value-type="string">
            <text:p>EUPENSION </text:p>
          </table:table-cell>
          <table:table-cell office:value-type="string" calcext:value-type="string">
            <text:p>GCN2AOMFHVDONAYSJGOUJTHQSR4ZHLKIOBQMALHFXTZDEP7RI2LYLAG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2/2025</text:p>
          </table:table-cell>
          <table:table-cell office:value-type="string" calcext:value-type="string">
            <text:p>FORTRESS </text:p>
          </table:table-cell>
          <table:table-cell office:value-type="string" calcext:value-type="string">
            <text:p>GDCNVZJBBLW6KAAX5YHO4C7L2P4EKEQL7KZPFZD2QVUSDNYITVWU2R3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2/2025</text:p>
          </table:table-cell>
          <table:table-cell office:value-type="string" calcext:value-type="string">
            <text:p>ARCHITECT </text:p>
          </table:table-cell>
          <table:table-cell office:value-type="string" calcext:value-type="string">
            <text:p>GCH4NNRALK6OLXQ2RQV4HPBTMOOJVINPKQ3NFMWYFHDZI6VPD4ODLSJ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2/2025</text:p>
          </table:table-cell>
          <table:table-cell office:value-type="string" calcext:value-type="string">
            <text:p>AETHERPR </text:p>
          </table:table-cell>
          <table:table-cell office:value-type="string" calcext:value-type="string">
            <text:p>GCYOHNRUUBTJUZMV4WK67KAYJZQ2ZPVMRITVHIBYDUHBVQ4HHEOSLTX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2/2025</text:p>
          </table:table-cell>
          <table:table-cell office:value-type="string" calcext:value-type="string">
            <text:p>NASDAQ </text:p>
          </table:table-cell>
          <table:table-cell office:value-type="string" calcext:value-type="string">
            <text:p>GC2YB6ZQGJ6C6J5TR2DWB5AT5YG5G5MDF6CHTMHOR5FIKPIL7CGKW57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2/2025</text:p>
          </table:table-cell>
          <table:table-cell office:value-type="string" calcext:value-type="string">
            <text:p>QSIPAY </text:p>
          </table:table-cell>
          <table:table-cell office:value-type="string" calcext:value-type="string">
            <text:p>GCIHNWKZZXNAQNTYXGRHW5SXSSIMKVA3LRE3IZM3JJUWA77NPXILH7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2/2025</text:p>
          </table:table-cell>
          <table:table-cell office:value-type="string" calcext:value-type="string">
            <text:p>ELON </text:p>
          </table:table-cell>
          <table:table-cell office:value-type="string" calcext:value-type="string">
            <text:p>GDKIU6NUGNATJNVB2PJUMP5QNJZ5QEEBPOPDF53BULWNOXQ4YQA7ZTK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2/2025</text:p>
          </table:table-cell>
          <table:table-cell office:value-type="string" calcext:value-type="string">
            <text:p>DOT </text:p>
          </table:table-cell>
          <table:table-cell office:value-type="string" calcext:value-type="string">
            <text:p>GDCOK7VY6YAPND7Z2ET2MYJPHNGJ5QWW6BBXCJXF36ZZGYUH3JAIW52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2/2025</text:p>
          </table:table-cell>
          <table:table-cell office:value-type="string" calcext:value-type="string">
            <text:p>PQEra </text:p>
          </table:table-cell>
          <table:table-cell office:value-type="string" calcext:value-type="string">
            <text:p>GBWJPUMZ4CYQFMIEOGZSASJTSTUTNOYGX3NKDHB63IJELBM4PMNVCZ7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2/2025</text:p>
          </table:table-cell>
          <table:table-cell office:value-type="string" calcext:value-type="string">
            <text:p>ALIGNMENT </text:p>
          </table:table-cell>
          <table:table-cell office:value-type="string" calcext:value-type="string">
            <text:p>GDQJICQFHAS54N2VFFTSZNA4EBTTEIMBQ6IW7JB4CZXPDZLWKDVLZWX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2/2025</text:p>
          </table:table-cell>
          <table:table-cell office:value-type="string" calcext:value-type="string">
            <text:p>MODI </text:p>
          </table:table-cell>
          <table:table-cell office:value-type="string" calcext:value-type="string">
            <text:p>GCHDROWLY2OI5NCDRBFP66TKSCUFDGV25W5R7ROZUQW2DT7NCHEUYCR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2/2025</text:p>
          </table:table-cell>
          <table:table-cell office:value-type="string" calcext:value-type="string">
            <text:p>OPAQ </text:p>
          </table:table-cell>
          <table:table-cell office:value-type="string" calcext:value-type="string">
            <text:p>GC7RKT52NSTPULHCA4CMMPWUE5JU35NGUXNINDXWMNA4BDNJ75G2JDM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2/2025</text:p>
          </table:table-cell>
          <table:table-cell office:value-type="string" calcext:value-type="string">
            <text:p>USDEUR </text:p>
          </table:table-cell>
          <table:table-cell office:value-type="string" calcext:value-type="string">
            <text:p>GCDPK4VB5IFWJBJ356R5TZK5SF333LFRDLL7LZ2UYIVAZYWQJZL34EB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2/2025</text:p>
          </table:table-cell>
          <table:table-cell office:value-type="string" calcext:value-type="string">
            <text:p>RUBONDSM </text:p>
          </table:table-cell>
          <table:table-cell office:value-type="string" calcext:value-type="string">
            <text:p>GCAZZSCVVRK5FKVJHRITMZIEWR6SNQHRETYAT2ZODDAJ7E4JN5MOOMR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2/2025</text:p>
          </table:table-cell>
          <table:table-cell office:value-type="string" calcext:value-type="string">
            <text:p>STELLARTAX </text:p>
          </table:table-cell>
          <table:table-cell office:value-type="string" calcext:value-type="string">
            <text:p>GCKCZEQMDWSSP4RNRC7GB5NVBARK2B6I66WXH3KE7HUQRGMUYX5L3K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2/2025</text:p>
          </table:table-cell>
          <table:table-cell office:value-type="string" calcext:value-type="string">
            <text:p>FIGURE </text:p>
          </table:table-cell>
          <table:table-cell office:value-type="string" calcext:value-type="string">
            <text:p>GBNWNMDK6WY2XQ3OQNWUSNT53BSPPDNZG2XPVU7ZIRQWWKB6AP22VM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2/2025</text:p>
          </table:table-cell>
          <table:table-cell office:value-type="string" calcext:value-type="string">
            <text:p>THEAWAKENED </text:p>
          </table:table-cell>
          <table:table-cell office:value-type="string" calcext:value-type="string">
            <text:p>GC3SDS3HPD4NHKA4TTUBJ7NFZBELFESJ2LZVYKUGW5PQKSFKX474OT6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2/2025</text:p>
          </table:table-cell>
          <table:table-cell office:value-type="string" calcext:value-type="string">
            <text:p>XAI </text:p>
          </table:table-cell>
          <table:table-cell office:value-type="string" calcext:value-type="string">
            <text:p>GAUWCSQ3KX6EXHUBQBIFQ6YOY3KDPINEBVKG4KIALAZG5JYK2XJYQII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2/2025</text:p>
          </table:table-cell>
          <table:table-cell office:value-type="string" calcext:value-type="string">
            <text:p>EUROPEANSWF </text:p>
          </table:table-cell>
          <table:table-cell office:value-type="string" calcext:value-type="string">
            <text:p>GCYIWYMSC3EWWXHP2H5WAG2HXJ4A4HKGXRGNXQ56NFF7UMYO4AVV4AN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2/2025</text:p>
          </table:table-cell>
          <table:table-cell office:value-type="string" calcext:value-type="string">
            <text:p>USDGOLD </text:p>
          </table:table-cell>
          <table:table-cell office:value-type="string" calcext:value-type="string">
            <text:p>GCFAV6QAIEKCSAED4OL3NJG5MSGJOYFFL4CHRKYILGQXLKV3D3FPH6B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2/2025</text:p>
          </table:table-cell>
          <table:table-cell office:value-type="string" calcext:value-type="string">
            <text:p>VEIL </text:p>
          </table:table-cell>
          <table:table-cell office:value-type="string" calcext:value-type="string">
            <text:p>GBTAWZPLRSA6AHEPDLIHQO73R5WKTRFF7FAQILCDM7M7ORRNHQBPWIX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2/2025</text:p>
          </table:table-cell>
          <table:table-cell office:value-type="string" calcext:value-type="string">
            <text:p>AUDITUA </text:p>
          </table:table-cell>
          <table:table-cell office:value-type="string" calcext:value-type="string">
            <text:p>GBK7IQ4CRP3KSZB7KWYZCAOYBLZ2TNJ4DJCE26M6GDE6I56TDJJ3HQV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2/2025</text:p>
          </table:table-cell>
          <table:table-cell office:value-type="string" calcext:value-type="string">
            <text:p>CHINESESWF </text:p>
          </table:table-cell>
          <table:table-cell office:value-type="string" calcext:value-type="string">
            <text:p>GB7TD7MNBZVWBU4MDDAAPQ4ZKPGUAJP4ZGVDLR2VRNHUIJO5X22YCPH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2/2025</text:p>
          </table:table-cell>
          <table:table-cell office:value-type="string" calcext:value-type="string">
            <text:p>USSENATE </text:p>
          </table:table-cell>
          <table:table-cell office:value-type="string" calcext:value-type="string">
            <text:p>GCAR6KEUVQW67KB7EXXFCI3ZGJLXCNDQHCFKRWOQDBRHK5IXFBU6X5S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2/2025</text:p>
          </table:table-cell>
          <table:table-cell office:value-type="string" calcext:value-type="string">
            <text:p>PENTAGON </text:p>
          </table:table-cell>
          <table:table-cell office:value-type="string" calcext:value-type="string">
            <text:p>GCEZS37M67CPXPYPMPXPVHHP4NCYL2G6PQK3GQKSM7JB64CRIJ33R5W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2/2025</text:p>
          </table:table-cell>
          <table:table-cell office:value-type="string" calcext:value-type="string">
            <text:p>SING </text:p>
          </table:table-cell>
          <table:table-cell office:value-type="string" calcext:value-type="string">
            <text:p>GB4ZH4JCU3LJYZC4SGMOMIBOUI2KWMBRAMHVKPGAYWMMLESFRSWEIF4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2/2025</text:p>
          </table:table-cell>
          <table:table-cell office:value-type="string" calcext:value-type="string">
            <text:p>CNPENSION </text:p>
          </table:table-cell>
          <table:table-cell office:value-type="string" calcext:value-type="string">
            <text:p>GC4JJ3FMOHLCVSTPZLSG7QHN2Q6NPQWWBIRWOGUXYVOJYLXZOSWZKC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2/2025</text:p>
          </table:table-cell>
          <table:table-cell office:value-type="string" calcext:value-type="string">
            <text:p>COMPLICHAIN </text:p>
          </table:table-cell>
          <table:table-cell office:value-type="string" calcext:value-type="string">
            <text:p>GAUAPBK37EXXZ6JYSFR6ROMX476BSQZZPDKUBK43ALZTV4HXDJVF24C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2/2025</text:p>
          </table:table-cell>
          <table:table-cell office:value-type="string" calcext:value-type="string">
            <text:p>NEWHORIZON </text:p>
          </table:table-cell>
          <table:table-cell office:value-type="string" calcext:value-type="string">
            <text:p>GBKQ2DTVYICI4SWLNYOGCDQHN2QOOBLEI5A5AWBQ5YOUFJBRAHOEMNL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2/2025</text:p>
          </table:table-cell>
          <table:table-cell office:value-type="string" calcext:value-type="string">
            <text:p>OBSCURA </text:p>
          </table:table-cell>
          <table:table-cell office:value-type="string" calcext:value-type="string">
            <text:p>GCQP6S3F3O4F7K555L6GJBQPFL62RW3SIM4JFBSBEFTYDSRPC4AVM2H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2/2025</text:p>
          </table:table-cell>
          <table:table-cell office:value-type="string" calcext:value-type="string">
            <text:p>USCONGRESS </text:p>
          </table:table-cell>
          <table:table-cell office:value-type="string" calcext:value-type="string">
            <text:p>GACRFCUQBMDX2J7XZDB7UZMNA7J7LMMYTEZZINWATXPYBJMYZTRP37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2/2025</text:p>
          </table:table-cell>
          <table:table-cell office:value-type="string" calcext:value-type="string">
            <text:p>EUPARLIAMENT </text:p>
          </table:table-cell>
          <table:table-cell office:value-type="string" calcext:value-type="string">
            <text:p>GCAA5RVKWM3BY3DUVQN2VAWIVVDWMMI3MCTGADMRZM4P7V6EEADOBDA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2/2025</text:p>
          </table:table-cell>
          <table:table-cell office:value-type="string" calcext:value-type="string">
            <text:p>SILK </text:p>
          </table:table-cell>
          <table:table-cell office:value-type="string" calcext:value-type="string">
            <text:p>GC5QPGOGYJKYODSK3ACISLQZYUWP4BSR7YN5O4TOFPPJW24CFCKA55Q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2/2025</text:p>
          </table:table-cell>
          <table:table-cell office:value-type="string" calcext:value-type="string">
            <text:p>AETHERION </text:p>
          </table:table-cell>
          <table:table-cell office:value-type="string" calcext:value-type="string">
            <text:p>GDD3MMABCJW3TREL75NQ7METVQJXAFUDH5YRFKJOMGCTZZ43UCOS4FB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2/2025</text:p>
          </table:table-cell>
          <table:table-cell office:value-type="string" calcext:value-type="string">
            <text:p>RHEINMETALL </text:p>
          </table:table-cell>
          <table:table-cell office:value-type="string" calcext:value-type="string">
            <text:p>GAASPM33GGJT3KR6LUK4DFDJVPB3PCCFRUDVVCA5BD2HDGSVJXEHLT4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3/2025</text:p>
          </table:table-cell>
          <table:table-cell office:value-type="string" calcext:value-type="string">
            <text:p>USDBRICST </text:p>
          </table:table-cell>
          <table:table-cell office:value-type="string" calcext:value-type="string">
            <text:p>GBD4K6EX2VIQIZR6M4XTLGILIRAPB7I6QHL2Z7M2U5V4XZEVBEGI4KJ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3/2025</text:p>
          </table:table-cell>
          <table:table-cell office:value-type="string" calcext:value-type="string">
            <text:p>ARCHIVUM </text:p>
          </table:table-cell>
          <table:table-cell office:value-type="string" calcext:value-type="string">
            <text:p>GASRYCAXHZPBVIKSZNAEO4QDASKGWA2TNX3J6M2O6EETKITIN3A2HNK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3/2025</text:p>
          </table:table-cell>
          <table:table-cell office:value-type="string" calcext:value-type="string">
            <text:p>USDCNY </text:p>
          </table:table-cell>
          <table:table-cell office:value-type="string" calcext:value-type="string">
            <text:p>GDMZCASBNGNBA3D4XJDEV46MAV65B62VYPBM5WBDGTY4HMJNZ2I2KYN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3/2025</text:p>
          </table:table-cell>
          <table:table-cell office:value-type="string" calcext:value-type="string">
            <text:p>EUBONDSM </text:p>
          </table:table-cell>
          <table:table-cell office:value-type="string" calcext:value-type="string">
            <text:p>GACBXJUU32NF6MYJZAXAQZO7NYL6PJ34LXHENONCH2YYVZMTI642J3Y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3/2025</text:p>
          </table:table-cell>
          <table:table-cell office:value-type="string" calcext:value-type="string">
            <text:p>LMT </text:p>
          </table:table-cell>
          <table:table-cell office:value-type="string" calcext:value-type="string">
            <text:p>GBMRSIXBGM22ZZWO6DRKJMSDAPYJBNIPO6R6GPFXLFQ3KSNG4554YSS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3/2025</text:p>
          </table:table-cell>
          <table:table-cell office:value-type="string" calcext:value-type="string">
            <text:p>THORIUM </text:p>
          </table:table-cell>
          <table:table-cell office:value-type="string" calcext:value-type="string">
            <text:p>GDTD5P4T4NF2MURZUWH3B6QWEVWJLPGWR66TS736G5XAGG5PFFQLGP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3/2025</text:p>
          </table:table-cell>
          <table:table-cell office:value-type="string" calcext:value-type="string">
            <text:p>THECELESTIAL </text:p>
          </table:table-cell>
          <table:table-cell office:value-type="string" calcext:value-type="string">
            <text:p>GDTEGG6GU2CQQDIS4DUOIS3YY2DQGQUIYHOQPOCDDOCSAYPMLLBNHFZ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3/2025</text:p>
          </table:table-cell>
          <table:table-cell office:value-type="string" calcext:value-type="string">
            <text:p>SCOTUS </text:p>
          </table:table-cell>
          <table:table-cell office:value-type="string" calcext:value-type="string">
            <text:p>GCD64BWDNMFBNWUC7CO2ZVF65Z2PLCKGLWTEMK5X57E2SIERAO3EGOV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3/2025</text:p>
          </table:table-cell>
          <table:table-cell office:value-type="string" calcext:value-type="string">
            <text:p>KUWAITSWF </text:p>
          </table:table-cell>
          <table:table-cell office:value-type="string" calcext:value-type="string">
            <text:p>GCIHXFQ3TABP2ONJPLDVPC6EASENB6ZFF6SDH36JRN2OY5546RRWD2W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3/2025</text:p>
          </table:table-cell>
          <table:table-cell office:value-type="string" calcext:value-type="string">
            <text:p>FOREX </text:p>
          </table:table-cell>
          <table:table-cell office:value-type="string" calcext:value-type="string">
            <text:p>GAZYEHGO265AUSCZL2TGZ5FYPRZHFWUVPFGO3YFRF2KSYD7W4TTFOIT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3/2025</text:p>
          </table:table-cell>
          <table:table-cell office:value-type="string" calcext:value-type="string">
            <text:p>OBSIDIAN </text:p>
          </table:table-cell>
          <table:table-cell office:value-type="string" calcext:value-type="string">
            <text:p>GA3TWAHU4AURNNNE3AW73A22UBYCDH56L6GKICFWL62WZIPQWHMWCR5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3/2025</text:p>
          </table:table-cell>
          <table:table-cell office:value-type="string" calcext:value-type="string">
            <text:p>SANCTUM </text:p>
          </table:table-cell>
          <table:table-cell office:value-type="string" calcext:value-type="string">
            <text:p>GDXDPI3ABMARLUEHMURV3DYHQKQPOHE2W45PHNK5CTGHMYQBPX2RB7X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3/2025</text:p>
          </table:table-cell>
          <table:table-cell office:value-type="string" calcext:value-type="string">
            <text:p>EDUCATIONUS </text:p>
          </table:table-cell>
          <table:table-cell office:value-type="string" calcext:value-type="string">
            <text:p>GB4SV5R3YEVRTNGPMPPGUIBTZJXNJ2K2IZQW2IPUYQFCGCIG2FROKC7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3/2025</text:p>
          </table:table-cell>
          <table:table-cell office:value-type="string" calcext:value-type="string">
            <text:p>XLMAI </text:p>
          </table:table-cell>
          <table:table-cell office:value-type="string" calcext:value-type="string">
            <text:p>GCXH7OZQOBUS2PQPDPB32ICMAK76SMJDGZM4DZWVQTQQKJ5R54BOPAM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3/2025</text:p>
          </table:table-cell>
          <table:table-cell office:value-type="string" calcext:value-type="string">
            <text:p>NPCONGRESS </text:p>
          </table:table-cell>
          <table:table-cell office:value-type="string" calcext:value-type="string">
            <text:p>GDEYFLGUHWAKO7SVCDZNGFW3L2IBXG2L7APOYZJKMTDSDL74YL6QOVS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3/2025</text:p>
          </table:table-cell>
          <table:table-cell office:value-type="string" calcext:value-type="string">
            <text:p>XGOV </text:p>
          </table:table-cell>
          <table:table-cell office:value-type="string" calcext:value-type="string">
            <text:p>GDFGBXOVR62MFOIQ6HZYZ4WORLQ37UULY4OO5HJQ7ELX2BL7H7DW3LO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3/2025</text:p>
          </table:table-cell>
          <table:table-cell office:value-type="string" calcext:value-type="string">
            <text:p>INTERCEPT </text:p>
          </table:table-cell>
          <table:table-cell office:value-type="string" calcext:value-type="string">
            <text:p>GCTYIWPRQ3BGKJSZMQIFX4MNZUQAMV236HCNIPKMUWJDLGIJGIQ73OM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3/2025</text:p>
          </table:table-cell>
          <table:table-cell office:value-type="string" calcext:value-type="string">
            <text:p>CNBONDSM </text:p>
          </table:table-cell>
          <table:table-cell office:value-type="string" calcext:value-type="string">
            <text:p>GCSFJ6PCDS32LS5KOG3QEFEDADVMAESMF7WIVK53YTUJCJEJPY5CGA3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3/2025</text:p>
          </table:table-cell>
          <table:table-cell office:value-type="string" calcext:value-type="string">
            <text:p>BOEING </text:p>
          </table:table-cell>
          <table:table-cell office:value-type="string" calcext:value-type="string">
            <text:p>GB2FFJZCUHLA5JRITB6TI3F6MNRPC6MGMVPZNVM4FUUE3Z5VFYQXACX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3/2025</text:p>
          </table:table-cell>
          <table:table-cell office:value-type="string" calcext:value-type="string">
            <text:p>AETHERIS </text:p>
          </table:table-cell>
          <table:table-cell office:value-type="string" calcext:value-type="string">
            <text:p>GAZ6RFWW4NWE2VOJ3DRVUIFWW56NX2OJAXQVMRA7M2OIPT4PMMJCFL6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3/2025</text:p>
          </table:table-cell>
          <table:table-cell office:value-type="string" calcext:value-type="string">
            <text:p>GRAIL </text:p>
          </table:table-cell>
          <table:table-cell office:value-type="string" calcext:value-type="string">
            <text:p>GBYTHD5WRJGVBUW2SH5P5ZHXK2PB7NNTUX77JPC3C3RADXZZJSJAXUQ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3/2025</text:p>
          </table:table-cell>
          <table:table-cell office:value-type="string" calcext:value-type="string">
            <text:p>XLMADS </text:p>
          </table:table-cell>
          <table:table-cell office:value-type="string" calcext:value-type="string">
            <text:p>GASEKLHAWDSUASJF6BUSB7RWBNING4PMFIZTHSYMWNZ2QBXDBDNF6OK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3/2025</text:p>
          </table:table-cell>
          <table:table-cell office:value-type="string" calcext:value-type="string">
            <text:p>FEDASSEMBLY </text:p>
          </table:table-cell>
          <table:table-cell office:value-type="string" calcext:value-type="string">
            <text:p>GB3TTS6PS3WCZHQGDTX4KCBNSCT7YMGJYMYLJGGAGLMF4C4HRNFS66Y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3/2025</text:p>
          </table:table-cell>
          <table:table-cell office:value-type="string" calcext:value-type="string">
            <text:p>XINDEX </text:p>
          </table:table-cell>
          <table:table-cell office:value-type="string" calcext:value-type="string">
            <text:p>GDNLNY6O2RVJ4EMOUHUS7VN6RLC3AXU3ACFJ5BJRQUEX6HYHTPWKX2J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3/2025</text:p>
          </table:table-cell>
          <table:table-cell office:value-type="string" calcext:value-type="string">
            <text:p>OVERWATCH </text:p>
          </table:table-cell>
          <table:table-cell office:value-type="string" calcext:value-type="string">
            <text:p>GAGW6JTGLE4HKGJN6S7AWV5CXGZ5GMZ6BGXESXEQXHWCLM7CQILDCY4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3/2025</text:p>
          </table:table-cell>
          <table:table-cell office:value-type="string" calcext:value-type="string">
            <text:p>CHRONOVEIL </text:p>
          </table:table-cell>
          <table:table-cell office:value-type="string" calcext:value-type="string">
            <text:p>GAA5TUDG3KMZJLFDABZOX7X4EZGBTZGV2IZG45QPSWRMJPWUKMWE5TZ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3/2025</text:p>
          </table:table-cell>
          <table:table-cell office:value-type="string" calcext:value-type="string">
            <text:p>MULTIVERSAL </text:p>
          </table:table-cell>
          <table:table-cell office:value-type="string" calcext:value-type="string">
            <text:p>GD4XM6SYKNLUSD2DGRTJLVOJEQF2K5ZYTWXSWDDLBBODHWHSU3HGD35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3/2025</text:p>
          </table:table-cell>
          <table:table-cell office:value-type="string" calcext:value-type="string">
            <text:p>XREAL </text:p>
          </table:table-cell>
          <table:table-cell office:value-type="string" calcext:value-type="string">
            <text:p>GAZ73Y5RYT7LRXAUWMTTZ47A5YPAWTKKOBQL2P42WDEHA3JH2LKPYGQ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3/2025</text:p>
          </table:table-cell>
          <table:table-cell office:value-type="string" calcext:value-type="string">
            <text:p>PROGENY </text:p>
          </table:table-cell>
          <table:table-cell office:value-type="string" calcext:value-type="string">
            <text:p>GCRAEKMGSZFXBUYDACUE5ZHYS3OAICLCPYK4K46CNWFL6SYZK2ORT4M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3/2025</text:p>
          </table:table-cell>
          <table:table-cell office:value-type="string" calcext:value-type="string">
            <text:p>XDERIV </text:p>
          </table:table-cell>
          <table:table-cell office:value-type="string" calcext:value-type="string">
            <text:p>GCDFPVSI7NV5KJVMSOJRYCGBGEVQ6MCGNSXC7YT6MHT734YVRBZCKPB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3/2025</text:p>
          </table:table-cell>
          <table:table-cell office:value-type="string" calcext:value-type="string">
            <text:p>UKPARLIAMENT </text:p>
          </table:table-cell>
          <table:table-cell office:value-type="string" calcext:value-type="string">
            <text:p>GDPWK45RZSVUO2EHHAXEBUE2TQ244YU5XSXZHBTKRSINMV3QQ5M2T3Y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3/2025</text:p>
          </table:table-cell>
          <table:table-cell office:value-type="string" calcext:value-type="string">
            <text:p>IRAQWAR </text:p>
          </table:table-cell>
          <table:table-cell office:value-type="string" calcext:value-type="string">
            <text:p>GC4RQANQJBRZZD4PLOPKCYS4RCVEA6WPVYA7JSZMDERFKG65GL7UON7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3/2025</text:p>
          </table:table-cell>
          <table:table-cell office:value-type="string" calcext:value-type="string">
            <text:p>DOMINION </text:p>
          </table:table-cell>
          <table:table-cell office:value-type="string" calcext:value-type="string">
            <text:p>GDS5UHN3VKSUNGXKLRR4XL3ZB2A67TW7BTSZIKVH3KTKKUPUBO6II7P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3/2025</text:p>
          </table:table-cell>
          <table:table-cell office:value-type="string" calcext:value-type="string">
            <text:p>EUTELSAT </text:p>
          </table:table-cell>
          <table:table-cell office:value-type="string" calcext:value-type="string">
            <text:p>GDPKJON4E5BIJFL7RMXPV5VP3MS3FSE6ZY5TK774Y3HDT43NHNB46HV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3/2025</text:p>
          </table:table-cell>
          <table:table-cell office:value-type="string" calcext:value-type="string">
            <text:p>ASTRALGATE </text:p>
          </table:table-cell>
          <table:table-cell office:value-type="string" calcext:value-type="string">
            <text:p>GCL3IIYLU2S7LBDQQAKV3Q2XR234VPZBZZMZUQLMGK7MX4LKCDT2T7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3/2025</text:p>
          </table:table-cell>
          <table:table-cell office:value-type="string" calcext:value-type="string">
            <text:p>PANAMAX </text:p>
          </table:table-cell>
          <table:table-cell office:value-type="string" calcext:value-type="string">
            <text:p>GA2EQJA26GSITIRIVWE6FOQ32SLNBTAR55XMOS6TCXVL3OMAU7J4IRM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3/2025</text:p>
          </table:table-cell>
          <table:table-cell office:value-type="string" calcext:value-type="string">
            <text:p>EDUCATIONRU </text:p>
          </table:table-cell>
          <table:table-cell office:value-type="string" calcext:value-type="string">
            <text:p>GBVBTLRUW24K44ZGAANIL7GIKDC67Q4ZCG5RGG6ISAFSL4CRXCOSLPL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3/2025</text:p>
          </table:table-cell>
          <table:table-cell office:value-type="string" calcext:value-type="string">
            <text:p>NETANYAHU </text:p>
          </table:table-cell>
          <table:table-cell office:value-type="string" calcext:value-type="string">
            <text:p>GDR4TS6L3OLXUEHY2M7E62D4EYZVAXCJZQB6B5TMVIQBFKEBIFTWJC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3/2025</text:p>
          </table:table-cell>
          <table:table-cell office:value-type="string" calcext:value-type="string">
            <text:p>LEGATUM </text:p>
          </table:table-cell>
          <table:table-cell office:value-type="string" calcext:value-type="string">
            <text:p>GCR6QOAXPTRKQ77BVJTMJVXIAXYQK5HOS6P5KO6PD2B2JTDWRSYPEIO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3/2025</text:p>
          </table:table-cell>
          <table:table-cell office:value-type="string" calcext:value-type="string">
            <text:p>USECONOMY </text:p>
          </table:table-cell>
          <table:table-cell office:value-type="string" calcext:value-type="string">
            <text:p>GCO4I7WBRS7KSTUTETFW35YM2T3KMR35MLZMRQXCJJ7PSZJ6FHGUW7R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3/2025</text:p>
          </table:table-cell>
          <table:table-cell office:value-type="string" calcext:value-type="string">
            <text:p>EDUCATIONEU </text:p>
          </table:table-cell>
          <table:table-cell office:value-type="string" calcext:value-type="string">
            <text:p>GA3FTUGNLMY5K2U7YG3SFNWEGM33K57IW4HAKJL2SZPPIA4UPRI4DIT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3/2025</text:p>
          </table:table-cell>
          <table:table-cell office:value-type="string" calcext:value-type="string">
            <text:p>DELOITTE </text:p>
          </table:table-cell>
          <table:table-cell office:value-type="string" calcext:value-type="string">
            <text:p>GCRDLZ2WZHHJCKQCXGUEQGX2ZUVW7M6UAAMTU2SPRP5KESQOCR3VK6I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3/2025</text:p>
          </table:table-cell>
          <table:table-cell office:value-type="string" calcext:value-type="string">
            <text:p>JPDIET </text:p>
          </table:table-cell>
          <table:table-cell office:value-type="string" calcext:value-type="string">
            <text:p>GBCPKFPXQ3OMFMURKFKZLTAPFKSH5GCBKDJIHXSWGADEEXFSYJJ3QQ7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3/2025</text:p>
          </table:table-cell>
          <table:table-cell office:value-type="string" calcext:value-type="string">
            <text:p>ZELENSKY </text:p>
          </table:table-cell>
          <table:table-cell office:value-type="string" calcext:value-type="string">
            <text:p>GBF3O2NGR3YVFISX4WF57L3CYFQTCOL65Q7WYLZ4WYERXJ6ONKII7ZR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3/2025</text:p>
          </table:table-cell>
          <table:table-cell office:value-type="string" calcext:value-type="string">
            <text:p>ECHO </text:p>
          </table:table-cell>
          <table:table-cell office:value-type="string" calcext:value-type="string">
            <text:p>GCQ67MMXVEJWZPNURJOCOPDJ7JJFN5V26TTRL36FLGNBOVBOPXSZODU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3/2025</text:p>
          </table:table-cell>
          <table:table-cell office:value-type="string" calcext:value-type="string">
            <text:p>DARKPOOLS </text:p>
          </table:table-cell>
          <table:table-cell office:value-type="string" calcext:value-type="string">
            <text:p>GC6ZWGQOK6FKKOAJUPISGMGSUY7O3FAWSREALCSCZHNDFEEFMYBTJFU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3/2025</text:p>
          </table:table-cell>
          <table:table-cell office:value-type="string" calcext:value-type="string">
            <text:p>CEMX </text:p>
          </table:table-cell>
          <table:table-cell office:value-type="string" calcext:value-type="string">
            <text:p>GDEWW37GP67PZXTWCZNTQOWRROF4TA6ZPNIUC4TFL6QIJPNJVSTIGO2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3/2025</text:p>
          </table:table-cell>
          <table:table-cell office:value-type="string" calcext:value-type="string">
            <text:p>HarmoniaVox </text:p>
          </table:table-cell>
          <table:table-cell office:value-type="string" calcext:value-type="string">
            <text:p>GBOQDSZVDJ6TLQOHR4DDXGGWHYNY4CY2ZFQSGHCTNBMDVTJHYT6QVY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3/2025</text:p>
          </table:table-cell>
          <table:table-cell office:value-type="string" calcext:value-type="string">
            <text:p>OBLIVION </text:p>
          </table:table-cell>
          <table:table-cell office:value-type="string" calcext:value-type="string">
            <text:p>GCQBRXBKXS2JUY6EWKRPBQJEDFYGGBNV26JHNS4RIDZYSKH35VHAV37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3/2025</text:p>
          </table:table-cell>
          <table:table-cell office:value-type="string" calcext:value-type="string">
            <text:p>USD1 </text:p>
          </table:table-cell>
          <table:table-cell office:value-type="string" calcext:value-type="string">
            <text:p>GDZPJA6ULG4NVBF3JAZ4CLK2EL357BJNFOU4BIWGTPSOVIR2DD6HEZW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3/2025</text:p>
          </table:table-cell>
          <table:table-cell office:value-type="string" calcext:value-type="string">
            <text:p>BUNDESTAG </text:p>
          </table:table-cell>
          <table:table-cell office:value-type="string" calcext:value-type="string">
            <text:p>GA5B4RIE6KSCXKCEFVMRRC5WA73GEF7CCGXT3C53JNTJ4YRHTH4CV66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3/2025</text:p>
          </table:table-cell>
          <table:table-cell office:value-type="string" calcext:value-type="string">
            <text:p>ZEEKR </text:p>
          </table:table-cell>
          <table:table-cell office:value-type="string" calcext:value-type="string">
            <text:p>GBYZPPYZZV4R3MJZNP7W4M4RZBTTS5SHRY3QUVH7INELC2ZOJPEZPI7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3/2025</text:p>
          </table:table-cell>
          <table:table-cell office:value-type="string" calcext:value-type="string">
            <text:p>SEPHIR </text:p>
          </table:table-cell>
          <table:table-cell office:value-type="string" calcext:value-type="string">
            <text:p>GDRSIRM2RX3H5ZWVPLAPAC6RLL6WDEVJ7ZQZLYCAVII7PCNGM6QZYSL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3/2025</text:p>
          </table:table-cell>
          <table:table-cell office:value-type="string" calcext:value-type="string">
            <text:p>Celestial </text:p>
          </table:table-cell>
          <table:table-cell office:value-type="string" calcext:value-type="string">
            <text:p>GCFAIWE5JFNAN3LY4TD37XM5PKN3SHYVTUMYB2NSZWHEAAN6PJ5BB6X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3/2025</text:p>
          </table:table-cell>
          <table:table-cell office:value-type="string" calcext:value-type="string">
            <text:p>EDUCATIONCN </text:p>
          </table:table-cell>
          <table:table-cell office:value-type="string" calcext:value-type="string">
            <text:p>GDBRKMBA5MQDRLAIBQHX4CSBNT2QY6VQHDJG7GA26MC3WIE5S42XBYL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5</text:p>
          </table:table-cell>
          <table:table-cell office:value-type="string" calcext:value-type="string">
            <text:p>XTOKENOMICS </text:p>
          </table:table-cell>
          <table:table-cell office:value-type="string" calcext:value-type="string">
            <text:p>GAPUTE2KCMS2LUECX4Y6PRDYMAWDDTEJXVCNNEMNTZ4BYBTIDNVTFG6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3/2025</text:p>
          </table:table-cell>
          <table:table-cell office:value-type="string" calcext:value-type="string">
            <text:p>BIOFORGE </text:p>
          </table:table-cell>
          <table:table-cell office:value-type="string" calcext:value-type="string">
            <text:p>GBCVWIV7ZO2DRPUUMHBIXMNJW3HGRG77QI6XIT2JWNVRNJBU2ZRMTYC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3/2025</text:p>
          </table:table-cell>
          <table:table-cell office:value-type="string" calcext:value-type="string">
            <text:p>SKYROOT </text:p>
          </table:table-cell>
          <table:table-cell office:value-type="string" calcext:value-type="string">
            <text:p>GAD3CFQ4RUAZHROUTFTILHLBS5P5A6TQW7GEKWTEE56HUFGWA6RHUZX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3/2025</text:p>
          </table:table-cell>
          <table:table-cell office:value-type="string" calcext:value-type="string">
            <text:p>USAID </text:p>
          </table:table-cell>
          <table:table-cell office:value-type="string" calcext:value-type="string">
            <text:p>GBLX5YQPHODYMKW44MYNRNN6QFMBSIL7CZVCFTYYL5WYXDBLPIXGEAG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3/2025</text:p>
          </table:table-cell>
          <table:table-cell office:value-type="string" calcext:value-type="string">
            <text:p>AFGANIWAR </text:p>
          </table:table-cell>
          <table:table-cell office:value-type="string" calcext:value-type="string">
            <text:p>GC27Y4EAAGRKQE3DKPRMGP7JXQSRLZBSGEFCIFZV5G4TFQUHQ3OLI55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3/2025</text:p>
          </table:table-cell>
          <table:table-cell office:value-type="string" calcext:value-type="string">
            <text:p>NANOCORE </text:p>
          </table:table-cell>
          <table:table-cell office:value-type="string" calcext:value-type="string">
            <text:p>GCH3OF4CNZUNUPPNMQ7B2W5P4APGCH47FM6QXIWDRKY2KMXS7HR6OCR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4/2025</text:p>
          </table:table-cell>
          <table:table-cell office:value-type="string" calcext:value-type="string">
            <text:p>STRONGHOLD </text:p>
          </table:table-cell>
          <table:table-cell office:value-type="string" calcext:value-type="string">
            <text:p>GCG345CX4OOTJS26YJTFQDMSWULV2TZIN32UNQFW6VAMJLBTC6TJWOF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4/2025</text:p>
          </table:table-cell>
          <table:table-cell office:value-type="string" calcext:value-type="string">
            <text:p>SHARD </text:p>
          </table:table-cell>
          <table:table-cell office:value-type="string" calcext:value-type="string">
            <text:p>GBZQHJ7XH4DU5O4G7VGWV2RKMS5YEGM3JA5N2UTVFVHMSRQZZBSJDI3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4/2025</text:p>
          </table:table-cell>
          <table:table-cell office:value-type="string" calcext:value-type="string">
            <text:p>GOLD1 </text:p>
          </table:table-cell>
          <table:table-cell office:value-type="string" calcext:value-type="string">
            <text:p>GDKKKFGISMCHQIOR2VXLVJ2UMNPKHR7BDVDY4NHNWHOFWLPPOI425V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4/2025</text:p>
          </table:table-cell>
          <table:table-cell office:value-type="string" calcext:value-type="string">
            <text:p>IDFREEUS </text:p>
          </table:table-cell>
          <table:table-cell office:value-type="string" calcext:value-type="string">
            <text:p>GBCQSUUHUXQ75IE5SAEHP4FWQPVT2IRBACNFMUTYN6TNQSBJ7VLZN5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4/2025</text:p>
          </table:table-cell>
          <table:table-cell office:value-type="string" calcext:value-type="string">
            <text:p>TARIAX </text:p>
          </table:table-cell>
          <table:table-cell office:value-type="string" calcext:value-type="string">
            <text:p>GCZDK2RS4MJXBHAUS2MI63KRUPEGB63U3UH7T6XPAMXHI7I3AW3SVXQ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4/2025</text:p>
          </table:table-cell>
          <table:table-cell office:value-type="string" calcext:value-type="string">
            <text:p>KARST </text:p>
          </table:table-cell>
          <table:table-cell office:value-type="string" calcext:value-type="string">
            <text:p>GAXYL5VN7MCIDJ45KXUBFXECI2CEVPB46TJZKUICA3555YOOLFZKZ75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4/2025</text:p>
          </table:table-cell>
          <table:table-cell office:value-type="string" calcext:value-type="string">
            <text:p>BIGPHARMA </text:p>
          </table:table-cell>
          <table:table-cell office:value-type="string" calcext:value-type="string">
            <text:p>GDYBE7EOQPAYXAI2EPILREZZVRH55UPQHSIEIQR6M6KITB47HCJD4BK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4/2025</text:p>
          </table:table-cell>
          <table:table-cell office:value-type="string" calcext:value-type="string">
            <text:p>ETERNITHREAD </text:p>
          </table:table-cell>
          <table:table-cell office:value-type="string" calcext:value-type="string">
            <text:p>GDM5I4AJJFMPRB6SE5AE647JY6KWM5EAMLIGWCASFS3XRNOP7DTMD2L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5</text:p>
          </table:table-cell>
          <table:table-cell office:value-type="string" calcext:value-type="string">
            <text:p>XDEBT </text:p>
          </table:table-cell>
          <table:table-cell office:value-type="string" calcext:value-type="string">
            <text:p>GBW7G33WNOSB67DSPVXVJIYIOVOGE6CLC3MJGHPZQ3Z6PI7YD7X7E5M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4/2025</text:p>
          </table:table-cell>
          <table:table-cell office:value-type="string" calcext:value-type="string">
            <text:p>PANGEA </text:p>
          </table:table-cell>
          <table:table-cell office:value-type="string" calcext:value-type="string">
            <text:p>GCDH5ZANOEBXQJP6WF5SMMA2EWJ3KR7GBEALLLY3CC5WEI7OHBNJ3QL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4/2025</text:p>
          </table:table-cell>
          <table:table-cell office:value-type="string" calcext:value-type="string">
            <text:p>GLYPH </text:p>
          </table:table-cell>
          <table:table-cell office:value-type="string" calcext:value-type="string">
            <text:p>GDENMBO44DJ5FPTMC7GNA6AOCWXVVPM4IHCDXLKYBTUZNA4URMQUREQ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4/2025</text:p>
          </table:table-cell>
          <table:table-cell office:value-type="string" calcext:value-type="string">
            <text:p>XUSD </text:p>
          </table:table-cell>
          <table:table-cell office:value-type="string" calcext:value-type="string">
            <text:p>GDCIVJEVXKUXJ3WMZQ3XXULLMCTVSUFUKYQTT4AURXRHYOTR5DRPDWC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4/2025</text:p>
          </table:table-cell>
          <table:table-cell office:value-type="string" calcext:value-type="string">
            <text:p>RUECONOMY </text:p>
          </table:table-cell>
          <table:table-cell office:value-type="string" calcext:value-type="string">
            <text:p>GCTFYDNO6XIQRSE74HSRJJAR3XFOQ2EFTIJYHKSTAAEVI7UFHR3ZHRJ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4/2025</text:p>
          </table:table-cell>
          <table:table-cell office:value-type="string" calcext:value-type="string">
            <text:p>OSIRIS </text:p>
          </table:table-cell>
          <table:table-cell office:value-type="string" calcext:value-type="string">
            <text:p>GADSHM6WNTRNAAEMMTM5AVHNMO2YFWIP3VMT2WZSMMULFUSMWQOL3EV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4/2025</text:p>
          </table:table-cell>
          <table:table-cell office:value-type="string" calcext:value-type="string">
            <text:p>SPINE </text:p>
          </table:table-cell>
          <table:table-cell office:value-type="string" calcext:value-type="string">
            <text:p>GB5MMQCCAJRFSJEGLJ6KNZ7JXILDY4YO4NKCNRTGJCRQSYN7NHBOWD5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4/2025</text:p>
          </table:table-cell>
          <table:table-cell office:value-type="string" calcext:value-type="string">
            <text:p>REFLECTION </text:p>
          </table:table-cell>
          <table:table-cell office:value-type="string" calcext:value-type="string">
            <text:p>GDS6TKOXRDYENEF4ON53WEI62B6VNOZDH4B42Z7H4KQKDSJTAIZH2YV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4/2025</text:p>
          </table:table-cell>
          <table:table-cell office:value-type="string" calcext:value-type="string">
            <text:p>RUB1 </text:p>
          </table:table-cell>
          <table:table-cell office:value-type="string" calcext:value-type="string">
            <text:p>GCMLSKJDHLKYNQK4D4PIPNPOR3RSUIX3SVRVTTYEDJV3GUB5QFDH4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4/2025</text:p>
          </table:table-cell>
          <table:table-cell office:value-type="string" calcext:value-type="string">
            <text:p>DEA </text:p>
          </table:table-cell>
          <table:table-cell office:value-type="string" calcext:value-type="string">
            <text:p>GAEPLUDZUIVCI7DLBRERRQXTHLH4W7HZHYH3IFXMQL3BVEPIOS35H7X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4/2025</text:p>
          </table:table-cell>
          <table:table-cell office:value-type="string" calcext:value-type="string">
            <text:p>XLM </text:p>
          </table:table-cell>
          <table:table-cell office:value-type="string" calcext:value-type="string">
            <text:p>GCROMJA35BRZSLOEGOH64OCMHJ3WG5LZBREOBP67M3EB2EINCR5TZYA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4/2025</text:p>
          </table:table-cell>
          <table:table-cell office:value-type="string" calcext:value-type="string">
            <text:p>MINDLOCK </text:p>
          </table:table-cell>
          <table:table-cell office:value-type="string" calcext:value-type="string">
            <text:p>GCFEVWNV45CWAH4D3UUOOZ27PHPUROVV43R67ZMYNZBYVTNZRFHDOCJ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4/2025</text:p>
          </table:table-cell>
          <table:table-cell office:value-type="string" calcext:value-type="string">
            <text:p>PRISONUS </text:p>
          </table:table-cell>
          <table:table-cell office:value-type="string" calcext:value-type="string">
            <text:p>GDY7VL7GXTTFDH2XCFW2RJQLVD5LW4BQAH3XBLJFWQWSOB5GABJEVNU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4/2025</text:p>
          </table:table-cell>
          <table:table-cell office:value-type="string" calcext:value-type="string">
            <text:p>ORRERY </text:p>
          </table:table-cell>
          <table:table-cell office:value-type="string" calcext:value-type="string">
            <text:p>GBS4CRJWN6QFSYDD4KYK2NMTKKMLA2SFBXPPGV5J4XCKIZ5P7A3F6ZA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5</text:p>
          </table:table-cell>
          <table:table-cell office:value-type="string" calcext:value-type="string">
            <text:p>XRP0 </text:p>
          </table:table-cell>
          <table:table-cell office:value-type="string" calcext:value-type="string">
            <text:p>GDR6EDWVVGQ4YBU7DWDLXVUYIYJJKN4A46C4UORHTVQVJD236E2Z3NT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4/2025</text:p>
          </table:table-cell>
          <table:table-cell office:value-type="string" calcext:value-type="string">
            <text:p>DOD </text:p>
          </table:table-cell>
          <table:table-cell office:value-type="string" calcext:value-type="string">
            <text:p>GDUVS7HE66K5TRDT6IUBYT6QIPU3KJVC62DYEJWMFARZE26END76HFZ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4/2025</text:p>
          </table:table-cell>
          <table:table-cell office:value-type="string" calcext:value-type="string">
            <text:p>XMINT </text:p>
          </table:table-cell>
          <table:table-cell office:value-type="string" calcext:value-type="string">
            <text:p>GA4SQ4JQFVL4L37RQENJCACDBZLWK6TXD37WBXLLJJI7OVVX6DJQ4U4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4/2025</text:p>
          </table:table-cell>
          <table:table-cell office:value-type="string" calcext:value-type="string">
            <text:p>EXACTOR </text:p>
          </table:table-cell>
          <table:table-cell office:value-type="string" calcext:value-type="string">
            <text:p>GDFI2TTX6UTIR5OVBOYKV7QZ4GSLWGDBWOLIB7TUX3DLZXQS5FFBMOG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4/2025</text:p>
          </table:table-cell>
          <table:table-cell office:value-type="string" calcext:value-type="string">
            <text:p>LIBYAWAR </text:p>
          </table:table-cell>
          <table:table-cell office:value-type="string" calcext:value-type="string">
            <text:p>GC3OIGYPBBSFPTWAB46GHQC4UK5AYZWDEHDWMDQIF75QFLMA3KK6HG7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4/2025</text:p>
          </table:table-cell>
          <table:table-cell office:value-type="string" calcext:value-type="string">
            <text:p>VANTABLUME </text:p>
          </table:table-cell>
          <table:table-cell office:value-type="string" calcext:value-type="string">
            <text:p>GC2NLCYGB3HAWAUKVQ7474PXV4Q2OIHLINZ6RK3DT6A2OSIOFKKY7FL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4/2025</text:p>
          </table:table-cell>
          <table:table-cell office:value-type="string" calcext:value-type="string">
            <text:p>CRUCIBLE </text:p>
          </table:table-cell>
          <table:table-cell office:value-type="string" calcext:value-type="string">
            <text:p>GDIIRPTDQ53H4Y2ZHRZCPJKVRE4ZN4OBE2D6XRFP3NQF6FEXTPINMHM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4/2025</text:p>
          </table:table-cell>
          <table:table-cell office:value-type="string" calcext:value-type="string">
            <text:p>CLERON </text:p>
          </table:table-cell>
          <table:table-cell office:value-type="string" calcext:value-type="string">
            <text:p>GA6CMU3L5EDQVDRANU55YYJQK4LUCMBTS4L2GHWDAAKZJ3DH4Y2GOIS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4/2025</text:p>
          </table:table-cell>
          <table:table-cell office:value-type="string" calcext:value-type="string">
            <text:p>EURONE </text:p>
          </table:table-cell>
          <table:table-cell office:value-type="string" calcext:value-type="string">
            <text:p>GA2BRM5HRHDF4X5KRHHKT4V3SONCZNBH2Z3CIQOLC6WHR6RWLAWSCH3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4/2025</text:p>
          </table:table-cell>
          <table:table-cell office:value-type="string" calcext:value-type="string">
            <text:p>USGRANTS </text:p>
          </table:table-cell>
          <table:table-cell office:value-type="string" calcext:value-type="string">
            <text:p>GDK7NRSQLRFYQM6EJL5HJ3HRHJSM3HC3CPUAVJAMFZZTBSU6KJC7GCL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5</text:p>
          </table:table-cell>
          <table:table-cell office:value-type="string" calcext:value-type="string">
            <text:p>XVAULT </text:p>
          </table:table-cell>
          <table:table-cell office:value-type="string" calcext:value-type="string">
            <text:p>GDYIWIHK7ZGZY6RIYZ54E65FQ4GZIBEHXOMFQPZQWH7ETCWV2RVOA26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4/2025</text:p>
          </table:table-cell>
          <table:table-cell office:value-type="string" calcext:value-type="string">
            <text:p>GENARCH </text:p>
          </table:table-cell>
          <table:table-cell office:value-type="string" calcext:value-type="string">
            <text:p>GAVLJ5Z3RZV3UUYAISHYEA4S6CR7FYGYTUOV66Q3IIR525JEX3MZODA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4/2025</text:p>
          </table:table-cell>
          <table:table-cell office:value-type="string" calcext:value-type="string">
            <text:p>DENDRIFORM </text:p>
          </table:table-cell>
          <table:table-cell office:value-type="string" calcext:value-type="string">
            <text:p>GDJ4FF767D23F7PCNCJCVZUJFAHLFWLZZH4XPABL2SPODNOVKMJRDK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4/2025</text:p>
          </table:table-cell>
          <table:table-cell office:value-type="string" calcext:value-type="string">
            <text:p>ASTRASEED </text:p>
          </table:table-cell>
          <table:table-cell office:value-type="string" calcext:value-type="string">
            <text:p>GCUM64AZWRTGL2IJNX6NXC5AUBVUUSQZBL6HH7TFIFIWK3LNGBIVANG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4/2025</text:p>
          </table:table-cell>
          <table:table-cell office:value-type="string" calcext:value-type="string">
            <text:p>XREPO </text:p>
          </table:table-cell>
          <table:table-cell office:value-type="string" calcext:value-type="string">
            <text:p>GAILYCUQTTHNCEZBG44SJUEMXIRBLVRU73YCSCMSCE7IZEABLBOD2DB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4/2025</text:p>
          </table:table-cell>
          <table:table-cell office:value-type="string" calcext:value-type="string">
            <text:p>TIMELESS </text:p>
          </table:table-cell>
          <table:table-cell office:value-type="string" calcext:value-type="string">
            <text:p>GB7F4GBRZ5UUDNLLSHFMGYMQG65ZDPLIDWHNCO5VU6PZVA3JJYXT24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4/2025</text:p>
          </table:table-cell>
          <table:table-cell office:value-type="string" calcext:value-type="string">
            <text:p>StellarExp </text:p>
          </table:table-cell>
          <table:table-cell office:value-type="string" calcext:value-type="string">
            <text:p>GCPYG3GOVTWYKSQUE44FTMFKDH4VUUGPSE677CBJ254DJJULW2G6PJ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4/2025</text:p>
          </table:table-cell>
          <table:table-cell office:value-type="string" calcext:value-type="string">
            <text:p>KYNARA </text:p>
          </table:table-cell>
          <table:table-cell office:value-type="string" calcext:value-type="string">
            <text:p>GBART5Q2VZHJSUH6JJBEHLBSJ5ELE5MKRT3IPWKHCCJ5L7MRZLEXQ2H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5</text:p>
          </table:table-cell>
          <table:table-cell office:value-type="string" calcext:value-type="string">
            <text:p>EUECONOMY </text:p>
          </table:table-cell>
          <table:table-cell office:value-type="string" calcext:value-type="string">
            <text:p>GAOATFJOCXTDP2I4XYWQSNBFIB4AQ4SJ2IUFIIJCUPSBJRMBS7CQOKE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4/2025</text:p>
          </table:table-cell>
          <table:table-cell office:value-type="string" calcext:value-type="string">
            <text:p>AUTOMAX </text:p>
          </table:table-cell>
          <table:table-cell office:value-type="string" calcext:value-type="string">
            <text:p>GB2BU7XYZJPET7TBV7PBBVR5KYSDFASKKHAFSV2SYLEXBXMXM2G4GXJ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4/2025</text:p>
          </table:table-cell>
          <table:table-cell office:value-type="string" calcext:value-type="string">
            <text:p>MURKROWL </text:p>
          </table:table-cell>
          <table:table-cell office:value-type="string" calcext:value-type="string">
            <text:p>GAWQ4TDUDILOFKSCDD72DBUNEYX5FSHFAKGPGEH47YF4Y42XB722HOX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4/2025</text:p>
          </table:table-cell>
          <table:table-cell office:value-type="string" calcext:value-type="string">
            <text:p>VEIN </text:p>
          </table:table-cell>
          <table:table-cell office:value-type="string" calcext:value-type="string">
            <text:p>GBIZJALVLAHWPKHZQ2TNVVNZ242T4XKNBFZNOC42AESDQQIQG6IOGNT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4/2025</text:p>
          </table:table-cell>
          <table:table-cell office:value-type="string" calcext:value-type="string">
            <text:p>YUANONE </text:p>
          </table:table-cell>
          <table:table-cell office:value-type="string" calcext:value-type="string">
            <text:p>GBKPP4O3BV25TVHENBCX55WW65XJCFG6M5ZSBJ5G5PUOG57CCRVP4AZ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4/2025</text:p>
          </table:table-cell>
          <table:table-cell office:value-type="string" calcext:value-type="string">
            <text:p>USLOBBY </text:p>
          </table:table-cell>
          <table:table-cell office:value-type="string" calcext:value-type="string">
            <text:p>GA4ZIAKKPHVXKM3MREVINYDZL62ZT7CZAHTP4IZKHOOFSBYNJBTGXW6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5</text:p>
          </table:table-cell>
          <table:table-cell office:value-type="string" calcext:value-type="string">
            <text:p>CRYPTO </text:p>
          </table:table-cell>
          <table:table-cell office:value-type="string" calcext:value-type="string">
            <text:p>GC6MYGJMPVZ4Y2GSRZD5YQCSHU27P5OQ6GM2QDGIAP4KDHNZC5ETBWZ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4/2025</text:p>
          </table:table-cell>
          <table:table-cell office:value-type="string" calcext:value-type="string">
            <text:p>FISCURA </text:p>
          </table:table-cell>
          <table:table-cell office:value-type="string" calcext:value-type="string">
            <text:p>GAOY4XJWJ2CVSUXJTRNXRYU3XP3KVAPAYOBKYUIJ3NWGY5AVRQKXDN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5</text:p>
          </table:table-cell>
          <table:table-cell office:value-type="string" calcext:value-type="string">
            <text:p>SYRIAWAR </text:p>
          </table:table-cell>
          <table:table-cell office:value-type="string" calcext:value-type="string">
            <text:p>GBGSGG5CAYU3PA74ES62ECR7P2GQRMKP2XNG6KRRS26Y5DZEHFYKBT6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4/2025</text:p>
          </table:table-cell>
          <table:table-cell office:value-type="string" calcext:value-type="string">
            <text:p>TAXUS </text:p>
          </table:table-cell>
          <table:table-cell office:value-type="string" calcext:value-type="string">
            <text:p>GAIEGXDYPL4SEDKSJSDPZZXAOTM3VDRKYG2SVGYPYZLKLOKEWXSYVBQ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5</text:p>
          </table:table-cell>
          <table:table-cell office:value-type="string" calcext:value-type="string">
            <text:p>GBPONE </text:p>
          </table:table-cell>
          <table:table-cell office:value-type="string" calcext:value-type="string">
            <text:p>GDODUJBXRM7R6NLCR5ILXXNJAKZ6IUE7CFAKOVKXSN4OSZIKLXZTC2D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4/2025</text:p>
          </table:table-cell>
          <table:table-cell office:value-type="string" calcext:value-type="string">
            <text:p>RUGRANTS </text:p>
          </table:table-cell>
          <table:table-cell office:value-type="string" calcext:value-type="string">
            <text:p>GDIGPVDMHMWZU262SRU74JMLMTDDLPJMYA7Z7S6KJ2J3JHMKVPDKSIR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4/2025</text:p>
          </table:table-cell>
          <table:table-cell office:value-type="string" calcext:value-type="string">
            <text:p>LUMENARCH </text:p>
          </table:table-cell>
          <table:table-cell office:value-type="string" calcext:value-type="string">
            <text:p>GBRKBZQ552N4SFRBXESUYQSHB2YVXLEUYXXASM5KDIOWDIPRAT7U45Q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4/2025</text:p>
          </table:table-cell>
          <table:table-cell office:value-type="string" calcext:value-type="string">
            <text:p>CNECONOMY </text:p>
          </table:table-cell>
          <table:table-cell office:value-type="string" calcext:value-type="string">
            <text:p>GAGVZLW2CBBK7LC7WA3NG5SZEHQYZLHO4WVNJNMGCKZSTW4RJ45PP62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4/2025</text:p>
          </table:table-cell>
          <table:table-cell office:value-type="string" calcext:value-type="string">
            <text:p>ASTRAVORE </text:p>
          </table:table-cell>
          <table:table-cell office:value-type="string" calcext:value-type="string">
            <text:p>GB4VS6QTU5RVSZOVDGC7BLB5EWVM43FPHOWUJUJANDICQM4PWXDSOC5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5</text:p>
          </table:table-cell>
          <table:table-cell office:value-type="string" calcext:value-type="string">
            <text:p>AEONPRISM </text:p>
          </table:table-cell>
          <table:table-cell office:value-type="string" calcext:value-type="string">
            <text:p>GDXGMC2K2C4F4IXPJ2NWZ64QB2W54AY6TEJBACK25QB6TQWB7VPYRGM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4/2025</text:p>
          </table:table-cell>
          <table:table-cell office:value-type="string" calcext:value-type="string">
            <text:p>AEONBR </text:p>
          </table:table-cell>
          <table:table-cell office:value-type="string" calcext:value-type="string">
            <text:p>GBF2I2CUVOZWOZNE2PSTYB4HLCAEFBPPGI2WCUB4HWG22EVW56MWRBF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4/2025</text:p>
          </table:table-cell>
          <table:table-cell office:value-type="string" calcext:value-type="string">
            <text:p>CHFONE </text:p>
          </table:table-cell>
          <table:table-cell office:value-type="string" calcext:value-type="string">
            <text:p>GDKUKU4AGB7LMJXIEGEMY5J6B46FL665JKU4R65WLTZBLXEH25IYGNJ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4/2025</text:p>
          </table:table-cell>
          <table:table-cell office:value-type="string" calcext:value-type="string">
            <text:p>DOJ </text:p>
          </table:table-cell>
          <table:table-cell office:value-type="string" calcext:value-type="string">
            <text:p>GAZEPDDOYKDHMPPRRAJU55PPC5PYXNZ2PXYXSDAZMKB2OC3GBJYYLAO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5</text:p>
          </table:table-cell>
          <table:table-cell office:value-type="string" calcext:value-type="string">
            <text:p>XSWIFT </text:p>
          </table:table-cell>
          <table:table-cell office:value-type="string" calcext:value-type="string">
            <text:p>GACLJGL6V6X5WD72OFRY3273DQWU26IAPUOJGQOOLYWXTR37ORTYPX7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5/2025</text:p>
          </table:table-cell>
          <table:table-cell office:value-type="string" calcext:value-type="string">
            <text:p>PALISEN </text:p>
          </table:table-cell>
          <table:table-cell office:value-type="string" calcext:value-type="string">
            <text:p>GCUUMIU33RN6ZSTEV3YUOZ6KKCXX2AH2NTGJ233O2F46FZQO4S4OPJC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5/2025</text:p>
          </table:table-cell>
          <table:table-cell office:value-type="string" calcext:value-type="string">
            <text:p>ETHERIONAXIS </text:p>
          </table:table-cell>
          <table:table-cell office:value-type="string" calcext:value-type="string">
            <text:p>GDD5S4W6YVEJZMT56SRZBERY7NFEY75GFPOSVJQNGYENGPC6CCC4BY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5/2025</text:p>
          </table:table-cell>
          <table:table-cell office:value-type="string" calcext:value-type="string">
            <text:p>NULLHEDRO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03/05/2025</text:p>
          </table:table-cell>
          <table:table-cell office:value-type="string" calcext:value-type="string">
            <text:p>XSETTLE </text:p>
          </table:table-cell>
          <table:table-cell office:value-type="string" calcext:value-type="string">
            <text:p>GCY4U6NMKK7R2ZUTFP3Y2NSQRBNFP5CVPOQ62EYYWSOI7B77OT5RUAB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5</text:p>
          </table:table-cell>
          <table:table-cell office:value-type="string" calcext:value-type="string">
            <text:p>TAX </text:p>
          </table:table-cell>
          <table:table-cell office:value-type="string" calcext:value-type="string">
            <text:p>GDGT6NAMTOHJ33OK3M63IVIJZ2LRTEJBXT26Q37NFA3XWWFDCIOCAGT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5/2025</text:p>
          </table:table-cell>
          <table:table-cell office:value-type="string" calcext:value-type="string">
            <text:p>COVALIS </text:p>
          </table:table-cell>
          <table:table-cell office:value-type="string" calcext:value-type="string">
            <text:p>GDXIGM2WGCCYY7B56YSV55CHX7YNDYLMYCVVZVL3I24NR5H3JPAW7XT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5</text:p>
          </table:table-cell>
          <table:table-cell office:value-type="string" calcext:value-type="string">
            <text:p>UAMINERALS </text:p>
          </table:table-cell>
          <table:table-cell office:value-type="string" calcext:value-type="string">
            <text:p>GAXSW4QP2N2322FAARXULQD4NJGWC5LC34PQI4GXRJZXBIJIMHCJUAR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5/2025</text:p>
          </table:table-cell>
          <table:table-cell office:value-type="string" calcext:value-type="string">
            <text:p>VEILCORE </text:p>
          </table:table-cell>
          <table:table-cell office:value-type="string" calcext:value-type="string">
            <text:p>GBHW3MRFVI7HNKFPLFGPMOMECC7KIZFNWDY7SUQ2A5CXARQSRLTKSFJ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5/2025</text:p>
          </table:table-cell>
          <table:table-cell office:value-type="string" calcext:value-type="string">
            <text:p>DARKFORCE </text:p>
          </table:table-cell>
          <table:table-cell office:value-type="string" calcext:value-type="string">
            <text:p>GAQKOZHA2SLSY3K3PKVTW72FJTUVV3TVQT2AMXZXSZTO2J4OPYPV63M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5/2025</text:p>
          </table:table-cell>
          <table:table-cell office:value-type="string" calcext:value-type="string">
            <text:p>KRANION </text:p>
          </table:table-cell>
          <table:table-cell office:value-type="string" calcext:value-type="string">
            <text:p>GCITY2ZVZHUFS4Q2A2CI4MZO7QLKV35S7QXAFLUS5IYHI2USPETJ4A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5</text:p>
          </table:table-cell>
          <table:table-cell office:value-type="string" calcext:value-type="string">
            <text:p>PLATINUMONE </text:p>
          </table:table-cell>
          <table:table-cell office:value-type="string" calcext:value-type="string">
            <text:p>GCS6LHOBBHLI6GB5B4FYLL47C6GVL5MUGPHKFG75ZRXY5CKJYYBFTLM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5/2025</text:p>
          </table:table-cell>
          <table:table-cell office:value-type="string" calcext:value-type="string">
            <text:p>EUGRANTS </text:p>
          </table:table-cell>
          <table:table-cell office:value-type="string" calcext:value-type="string">
            <text:p>GB4ZBQEDOFTLYWR2AGLERZR63WIPMB3Z5GALZBV3UVHX4LJWCLWRDPZ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5</text:p>
          </table:table-cell>
          <table:table-cell office:value-type="string" calcext:value-type="string">
            <text:p>XREG </text:p>
          </table:table-cell>
          <table:table-cell office:value-type="string" calcext:value-type="string">
            <text:p>GAOMQ7WUJTGL3H5JEPFVX7ABRIHWOD4Q2GKO7KFHL4KZMV7MIN5LOTS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5/2025</text:p>
          </table:table-cell>
          <table:table-cell office:value-type="string" calcext:value-type="string">
            <text:p>G10AXIS </text:p>
          </table:table-cell>
          <table:table-cell office:value-type="string" calcext:value-type="string">
            <text:p>GDZMSZ4AWJ6ZNVYYT2HKTTJARK6IUQFFJF7MR5HETMOODM2U6ZRBXQM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5</text:p>
          </table:table-cell>
          <table:table-cell office:value-type="string" calcext:value-type="string">
            <text:p>AFRICAWARS </text:p>
          </table:table-cell>
          <table:table-cell office:value-type="string" calcext:value-type="string">
            <text:p>GAFHC6PEY4MGJAQM5NJ5IFH7ZXD4X2KFRXUMWZ3CB2ME6X4Q723J6YP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5/2025</text:p>
          </table:table-cell>
          <table:table-cell office:value-type="string" calcext:value-type="string">
            <text:p>MICUS </text:p>
          </table:table-cell>
          <table:table-cell office:value-type="string" calcext:value-type="string">
            <text:p>GCXB3RDW7RPCW6YTYCZOL7TG6PORYXTMZI2XOGILOFLIU56IMCNGMPQ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5</text:p>
          </table:table-cell>
          <table:table-cell office:value-type="string" calcext:value-type="string">
            <text:p>SILVERONE </text:p>
          </table:table-cell>
          <table:table-cell office:value-type="string" calcext:value-type="string">
            <text:p>GCCKAQTWDNDD6EGGNBRGXGCSAQBQ5OXGPNF6HCHOFE2CSZOJUISRFID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5/2025</text:p>
          </table:table-cell>
          <table:table-cell office:value-type="string" calcext:value-type="string">
            <text:p>CNGRANTS </text:p>
          </table:table-cell>
          <table:table-cell office:value-type="string" calcext:value-type="string">
            <text:p>GARETT7MW55XZO6QJ6HIVZQMHOHGSLGASEUUJ5SW6JS3EILAXC6OFGD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5/2025</text:p>
          </table:table-cell>
          <table:table-cell office:value-type="string" calcext:value-type="string">
            <text:p>PAKINDGOLD </text:p>
          </table:table-cell>
          <table:table-cell office:value-type="string" calcext:value-type="string">
            <text:p>GC7KI4NPTJFH53U7GJIFGQZC2MKF3M5YLGNBVUG6TEZ6HC6TFZUZ7R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5/2025</text:p>
          </table:table-cell>
          <table:table-cell office:value-type="string" calcext:value-type="string">
            <text:p>CHRONODE </text:p>
          </table:table-cell>
          <table:table-cell office:value-type="string" calcext:value-type="string">
            <text:p>GBSEVTKRWPXOTY263EB5H5LCX2AKC6SBYJUQ5I2N3YHZ753RN6QG45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5</text:p>
          </table:table-cell>
          <table:table-cell office:value-type="string" calcext:value-type="string">
            <text:p>AFECONOMY </text:p>
          </table:table-cell>
          <table:table-cell office:value-type="string" calcext:value-type="string">
            <text:p>GB74WPPRPV3PPVVYT7NCVIX46N7LYA3GO4EXIK7BZVYSKRMN6ZX4RQG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5/2025</text:p>
          </table:table-cell>
          <table:table-cell office:value-type="string" calcext:value-type="string">
            <text:p>LUCENT </text:p>
          </table:table-cell>
          <table:table-cell office:value-type="string" calcext:value-type="string">
            <text:p>GC6STN3OMSWH2U6FNEG4A7H5IGYXKWFDP2QPNULR7UT325I56OFDJAB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5/2025</text:p>
          </table:table-cell>
          <table:table-cell office:value-type="string" calcext:value-type="string">
            <text:p>Cryptolith </text:p>
          </table:table-cell>
          <table:table-cell office:value-type="string" calcext:value-type="string">
            <text:p>GCUQ3QI47KXRTQI74NH3PZBVOR4SFWWX4GCQF7QVN345IB3YDZ3AJMV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5/2025</text:p>
          </table:table-cell>
          <table:table-cell office:value-type="string" calcext:value-type="string">
            <text:p>SHIFT </text:p>
          </table:table-cell>
          <table:table-cell office:value-type="string" calcext:value-type="string">
            <text:p>GAX7GOVRE3SXU322XH4XKELSZTFJ2WWZEROIUJH2XYPY6KYLOVLQY4G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5/2025</text:p>
          </table:table-cell>
          <table:table-cell office:value-type="string" calcext:value-type="string">
            <text:p>BTCBRIDGE </text:p>
          </table:table-cell>
          <table:table-cell office:value-type="string" calcext:value-type="string">
            <text:p>GA7G7MPIKIT76I6HCT2RT465AJJ76I3CL3O7W6LQTIDCJH5QRTY2DGM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5/2025</text:p>
          </table:table-cell>
          <table:table-cell office:value-type="string" calcext:value-type="string">
            <text:p>RECLAIM </text:p>
          </table:table-cell>
          <table:table-cell office:value-type="string" calcext:value-type="string">
            <text:p>GCKLRJHANYTIFX35MV7CU7O4H7BJVGLIZLRGMII2E43YAJTYQCDSHRP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5</text:p>
          </table:table-cell>
          <table:table-cell office:value-type="string" calcext:value-type="string">
            <text:p>XCODE </text:p>
          </table:table-cell>
          <table:table-cell office:value-type="string" calcext:value-type="string">
            <text:p>GAK5K5JTZTLJEOF3YHQFLBBE3VVLAXUIZ7BYNSYCZH45BVCEF4XF2BN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5/2025</text:p>
          </table:table-cell>
          <table:table-cell office:value-type="string" calcext:value-type="string">
            <text:p>VIRELUX </text:p>
          </table:table-cell>
          <table:table-cell office:value-type="string" calcext:value-type="string">
            <text:p>GAOWBGK4Q2ODFICEVPG53CD257AZFNTOOV4J7FKRI6RBHCC6C4DPB3G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5/2025</text:p>
          </table:table-cell>
          <table:table-cell office:value-type="string" calcext:value-type="string">
            <text:p>USBANKS </text:p>
          </table:table-cell>
          <table:table-cell office:value-type="string" calcext:value-type="string">
            <text:p>GCG3RTZ6YFDYCX5SFVVWVABZRWE75K2CZ4VEJI7JWFPYJHG253PCNZH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5/2025</text:p>
          </table:table-cell>
          <table:table-cell office:value-type="string" calcext:value-type="string">
            <text:p>MEDIAUS </text:p>
          </table:table-cell>
          <table:table-cell office:value-type="string" calcext:value-type="string">
            <text:p>GBYN2W4AA3ZBDBIIJMC7LOOACNG3YCTAE5LW3LXEKC2YCSJDPK7Y3ZF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5/2025</text:p>
          </table:table-cell>
          <table:table-cell office:value-type="string" calcext:value-type="string">
            <text:p>XWAGE </text:p>
          </table:table-cell>
          <table:table-cell office:value-type="string" calcext:value-type="string">
            <text:p>GBSVKWWZMNJPIUXYIIUZX3ZOM2DZ7JIMOONPBWKJFMHO6CI72LK3V2O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5/2025</text:p>
          </table:table-cell>
          <table:table-cell office:value-type="string" calcext:value-type="string">
            <text:p>DHS </text:p>
          </table:table-cell>
          <table:table-cell office:value-type="string" calcext:value-type="string">
            <text:p>GCO7NYLG3BLJMXVJLDIFQAFJDO5RSGBQN7SQVNCPKLIZAIUGHGQQFJO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5/2025</text:p>
          </table:table-cell>
          <table:table-cell office:value-type="string" calcext:value-type="string">
            <text:p>JUDICIA </text:p>
          </table:table-cell>
          <table:table-cell office:value-type="string" calcext:value-type="string">
            <text:p>GBQTSBOL7UH2CKIJSXWKNVMEHJ6Y7EUPBBIR3MU3PXP44VVJWR55CV4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5/2025</text:p>
          </table:table-cell>
          <table:table-cell office:value-type="string" calcext:value-type="string">
            <text:p>TERRACODE </text:p>
          </table:table-cell>
          <table:table-cell office:value-type="string" calcext:value-type="string">
            <text:p>GCJMLFV76FA4XODQPAFB3VFVB37ZDJRR5PBS436HOXSGKRMSIOXXJWL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5/2025</text:p>
          </table:table-cell>
          <table:table-cell office:value-type="string" calcext:value-type="string">
            <text:p>AFRX </text:p>
          </table:table-cell>
          <table:table-cell office:value-type="string" calcext:value-type="string">
            <text:p>GA4YEBNKHE3QKG5WN6A4UOAU7NU6J3BGBATOY4LFKDDDEPRYGX73I3W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5/2025</text:p>
          </table:table-cell>
          <table:table-cell office:value-type="string" calcext:value-type="string">
            <text:p>OCEANOS </text:p>
          </table:table-cell>
          <table:table-cell office:value-type="string" calcext:value-type="string">
            <text:p>GB2OZI5KQFDRLYTIHL47GOFZKIDRJYI2JCX3NE3LOVFL7ENGTIHMR36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5/2025</text:p>
          </table:table-cell>
          <table:table-cell office:value-type="string" calcext:value-type="string">
            <text:p>DEEPGAS </text:p>
          </table:table-cell>
          <table:table-cell office:value-type="string" calcext:value-type="string">
            <text:p>GARMR5RK36NR6TWN255P2UQNPPMVKFULR5BK3QSWYXW2HRHY6K46BSS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5/2025</text:p>
          </table:table-cell>
          <table:table-cell office:value-type="string" calcext:value-type="string">
            <text:p>LYTHOS </text:p>
          </table:table-cell>
          <table:table-cell office:value-type="string" calcext:value-type="string">
            <text:p>GBZOLTJPFSEQVCK65Q6VYIB2EHUANCHYSXBNRASB2Z2W2UY4XKPK5ER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5/2025</text:p>
          </table:table-cell>
          <table:table-cell office:value-type="string" calcext:value-type="string">
            <text:p>ETHXLMBRIDGE </text:p>
          </table:table-cell>
          <table:table-cell office:value-type="string" calcext:value-type="string">
            <text:p>GBZRRCIZYXPS25H4MQKRRQLHLEKW6F2O3PALD5EZGFDGCI4BYBBEWL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5/2025</text:p>
          </table:table-cell>
          <table:table-cell office:value-type="string" calcext:value-type="string">
            <text:p>GOLDENDOME </text:p>
          </table:table-cell>
          <table:table-cell office:value-type="string" calcext:value-type="string">
            <text:p>GAQWWJGJX5MVCRQLD2FLZY7Z4Z7SY7FNXWRCCQGKSKJT6PRPZNFQKY4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5/2025</text:p>
          </table:table-cell>
          <table:table-cell office:value-type="string" calcext:value-type="string">
            <text:p>XSHARE </text:p>
          </table:table-cell>
          <table:table-cell office:value-type="string" calcext:value-type="string">
            <text:p>GCPHR5SHOZ3GCKAMDN2LHIGNWL5MTMUOJRJHSSMJUQ5EIPMI7QC3U5W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5/2025</text:p>
          </table:table-cell>
          <table:table-cell office:value-type="string" calcext:value-type="string">
            <text:p>ZERODUST </text:p>
          </table:table-cell>
          <table:table-cell office:value-type="string" calcext:value-type="string">
            <text:p>GCZVUWT6SP2CYLQEX74H6EXDMJSSXOXVLB3QKO6FRX5ZOZ2OB27JSU3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5</text:p>
          </table:table-cell>
          <table:table-cell office:value-type="string" calcext:value-type="string">
            <text:p>SyncMatter </text:p>
          </table:table-cell>
          <table:table-cell office:value-type="string" calcext:value-type="string">
            <text:p>GC5FITWV6AVR5UJJHR563CZFVUNTMLJDD6PPCVDBKYQEOAGKA3ZKBIK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5/2025</text:p>
          </table:table-cell>
          <table:table-cell office:value-type="string" calcext:value-type="string">
            <text:p>EMBODIMENT </text:p>
          </table:table-cell>
          <table:table-cell office:value-type="string" calcext:value-type="string">
            <text:p>GBXEGSU3QDUKI5CYLLXPQ7BJLS3H2QGE3YBQVBNMTLC4OXE2REO7IGA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5/2025</text:p>
          </table:table-cell>
          <table:table-cell office:value-type="string" calcext:value-type="string">
            <text:p>SOLBRIDGE </text:p>
          </table:table-cell>
          <table:table-cell office:value-type="string" calcext:value-type="string">
            <text:p>GATHI4LUZR46ZNBDK6LVY4IAFCABI6X5HKEDNAPAEGBNITMSOMVNOV5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5/2025</text:p>
          </table:table-cell>
          <table:table-cell office:value-type="string" calcext:value-type="string">
            <text:p>USDIGI </text:p>
          </table:table-cell>
          <table:table-cell office:value-type="string" calcext:value-type="string">
            <text:p>GCCVXUTR6SDUTDM7FTRBLGU3VUTLYG35ERUOXYIBPU5ZCC5HHR7N6A2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5/2025</text:p>
          </table:table-cell>
          <table:table-cell office:value-type="string" calcext:value-type="string">
            <text:p>OBELISK </text:p>
          </table:table-cell>
          <table:table-cell office:value-type="string" calcext:value-type="string">
            <text:p>GAQG7XISLOHIBTB3Z5XQPBI6WK4IR3NE5XLZQ7ES7JXI2S742P5SCCC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5/2025</text:p>
          </table:table-cell>
          <table:table-cell office:value-type="string" calcext:value-type="string">
            <text:p>MIRADOR </text:p>
          </table:table-cell>
          <table:table-cell office:value-type="string" calcext:value-type="string">
            <text:p>GAOOLKVN3ZNWWJOWBSW4SUMJ5RJYKXI2DEEJ64NSHL3VAX5Z2FJOBY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5/2025</text:p>
          </table:table-cell>
          <table:table-cell office:value-type="string" calcext:value-type="string">
            <text:p>AEONTHREAD </text:p>
          </table:table-cell>
          <table:table-cell office:value-type="string" calcext:value-type="string">
            <text:p>GBE63H2XNVFUNTERDBJK7A4HMXZ3W5MIIZAP4QNPZLOECRASRABDTI3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5/2025</text:p>
          </table:table-cell>
          <table:table-cell office:value-type="string" calcext:value-type="string">
            <text:p>SPIRAL </text:p>
          </table:table-cell>
          <table:table-cell office:value-type="string" calcext:value-type="string">
            <text:p>GDPO2RMW3X22XXWFZQ4PMA2PTEMQRUHX6IY672W5EJBE75M5B4UOUY7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5</text:p>
          </table:table-cell>
          <table:table-cell office:value-type="string" calcext:value-type="string">
            <text:p>ADABRIDGE </text:p>
          </table:table-cell>
          <table:table-cell office:value-type="string" calcext:value-type="string">
            <text:p>GD5YYRXNRL5KWFM2KWIQ23GPQ4AZHQ3EF5D22EKBZYNY7DP2CWOKNO6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5/2025</text:p>
          </table:table-cell>
          <table:table-cell office:value-type="string" calcext:value-type="string">
            <text:p>INFLATION </text:p>
          </table:table-cell>
          <table:table-cell office:value-type="string" calcext:value-type="string">
            <text:p>GC75JH6QL6NTJTWP5S4SG6CLKCENBFK2TJMJXTD2PXRXNU64QX75AFB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5</text:p>
          </table:table-cell>
          <table:table-cell office:value-type="string" calcext:value-type="string">
            <text:p>HOMECODE </text:p>
          </table:table-cell>
          <table:table-cell office:value-type="string" calcext:value-type="string">
            <text:p>GAQUGZPTLW2DOVSFNOXBVYFAGPBQKEDMOH4DLHJ2RSXOYFUIVYNNWGJ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5/2025</text:p>
          </table:table-cell>
          <table:table-cell office:value-type="string" calcext:value-type="string">
            <text:p>ALTARIS </text:p>
          </table:table-cell>
          <table:table-cell office:value-type="string" calcext:value-type="string">
            <text:p>GA7MR47Y2L7IRJPDKWVDXQIWNL56O3Z2FJVNFAXJAU25TJKDOONIXUG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5/2025</text:p>
          </table:table-cell>
          <table:table-cell office:value-type="string" calcext:value-type="string">
            <text:p>STILLBORN </text:p>
          </table:table-cell>
          <table:table-cell office:value-type="string" calcext:value-type="string">
            <text:p>GCODYE3B37N6RHXFVVJWGLAXFRX7YJ3QOWZYQTRIVITJ2MEDQVL5LUV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5/2025</text:p>
          </table:table-cell>
          <table:table-cell office:value-type="string" calcext:value-type="string">
            <text:p>COLLAPSE </text:p>
          </table:table-cell>
          <table:table-cell office:value-type="string" calcext:value-type="string">
            <text:p>GDWQ45QXETPEIEKSCJKUENM4XVDLOEIANIAE4BHDTVYNNVS3SBLZXCG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5</text:p>
          </table:table-cell>
          <table:table-cell office:value-type="string" calcext:value-type="string">
            <text:p>YEMENWAR </text:p>
          </table:table-cell>
          <table:table-cell office:value-type="string" calcext:value-type="string">
            <text:p>GCYQVDYTDG3PSYNU3DS6U7NUDGAAD4GCW6B6C5OR6KFUPNAG6RZSOSI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1/05/2025</text:p>
          </table:table-cell>
          <table:table-cell office:value-type="string" calcext:value-type="string">
            <text:p>SWAPFREE </text:p>
          </table:table-cell>
          <table:table-cell office:value-type="string" calcext:value-type="string">
            <text:p>GDZJD53FB3BIFE2ZSYMJMJYRXKER6SY2X4HYCZW32ZSDVCVAS4FD733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6/2025</text:p>
          </table:table-cell>
          <table:table-cell office:value-type="string" calcext:value-type="string">
            <text:p>SINGULUM </text:p>
          </table:table-cell>
          <table:table-cell office:value-type="string" calcext:value-type="string">
            <text:p>GB3YNF3QKPDUFDN5FFZLHJSDITRMBAAKPKPOFJLTP77MVMLECYGLBEJ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6/2025</text:p>
          </table:table-cell>
          <table:table-cell office:value-type="string" calcext:value-type="string">
            <text:p>ZENITHRA </text:p>
          </table:table-cell>
          <table:table-cell office:value-type="string" calcext:value-type="string">
            <text:p>GAWLKTLO27CDLUOE5BD2SPXYDTNO34WPGHBDTPJPHEY65EIZLJYAS44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5</text:p>
          </table:table-cell>
          <table:table-cell office:value-type="string" calcext:value-type="string">
            <text:p>RUBANKS </text:p>
          </table:table-cell>
          <table:table-cell office:value-type="string" calcext:value-type="string">
            <text:p>GAS5SAD4P372JUXOJYHWHOP44PYPPT6JGX2FALOFPZLG4CLC6CXIQC7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6/2025</text:p>
          </table:table-cell>
          <table:table-cell office:value-type="string" calcext:value-type="string">
            <text:p>LUXGOLD </text:p>
          </table:table-cell>
          <table:table-cell office:value-type="string" calcext:value-type="string">
            <text:p>GBFQAHVZ7QF2JAU3B2QYX37CMZQGYN2UNTLUVH2A7PVLRTBEPOTNILW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5</text:p>
          </table:table-cell>
          <table:table-cell office:value-type="string" calcext:value-type="string">
            <text:p>REPU </text:p>
          </table:table-cell>
          <table:table-cell office:value-type="string" calcext:value-type="string">
            <text:p>GDMK5GZYIYHDLSYPVDHK4FJ5X7VOXEJAOLK7QJ3AOYA6GV2KMUBOLX5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3/06/2025</text:p>
          </table:table-cell>
          <table:table-cell office:value-type="string" calcext:value-type="string">
            <text:p>COVENANT </text:p>
          </table:table-cell>
          <table:table-cell office:value-type="string" calcext:value-type="string">
            <text:p>GBIKYS6S4HGVTQSL3TSAHCYVEIHO6ILMIFQSGBF4262UBXCFL7HGUWG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6/2025</text:p>
          </table:table-cell>
          <table:table-cell office:value-type="string" calcext:value-type="string">
            <text:p>KPMG </text:p>
          </table:table-cell>
          <table:table-cell office:value-type="string" calcext:value-type="string">
            <text:p>GDXCHSEU3QNMHHMTNJBFVSDT6V223UKCH3E23AUDM2WKE6SOHGXH5B6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4/06/2025</text:p>
          </table:table-cell>
          <table:table-cell office:value-type="string" calcext:value-type="string">
            <text:p>RUDIGI </text:p>
          </table:table-cell>
          <table:table-cell office:value-type="string" calcext:value-type="string">
            <text:p>GCYVYON7B22AHRTZRT5FUSTYVUJUDN7MN5CPNJ6TYZCLJT2UJ6ICZGY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5</text:p>
          </table:table-cell>
          <table:table-cell office:value-type="string" calcext:value-type="string">
            <text:p>OBVERSUM </text:p>
          </table:table-cell>
          <table:table-cell office:value-type="string" calcext:value-type="string">
            <text:p>GBMIU23LZTIVIZ6E536YCHX5UUW4SRD6K3Y2C7FOT3RXX4LQ3URMITL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/06/2025</text:p>
          </table:table-cell>
          <table:table-cell office:value-type="string" calcext:value-type="string">
            <text:p>ETHIRA </text:p>
          </table:table-cell>
          <table:table-cell office:value-type="string" calcext:value-type="string">
            <text:p>GAUZCL4RIHYNDGXEB6LX2UB4SNCWBFVOQE6QQIGSM25HSRMKVEXXI3V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5</text:p>
          </table:table-cell>
          <table:table-cell office:value-type="string" calcext:value-type="string">
            <text:p>USCASHBLACK </text:p>
          </table:table-cell>
          <table:table-cell office:value-type="string" calcext:value-type="string">
            <text:p>GCT7S7EJ32WZGBK5BTZQKCM7RCHIHLZMFQWZERABCAAC4K3I2BYXJKC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6/06/2025</text:p>
          </table:table-cell>
          <table:table-cell office:value-type="string" calcext:value-type="string">
            <text:p>QSIBANK </text:p>
          </table:table-cell>
          <table:table-cell office:value-type="string" calcext:value-type="string">
            <text:p>GDJBMIEA7EHLJ5EI2MSTPQL2CEYG4KKHJTL7AEXYIP3D5WCJAONRDAQ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5</text:p>
          </table:table-cell>
          <table:table-cell office:value-type="string" calcext:value-type="string">
            <text:p>PWC </text:p>
          </table:table-cell>
          <table:table-cell office:value-type="string" calcext:value-type="string">
            <text:p>GBAYNTLEM6YGIM7CG6PPKHH5LRJHOPAI3V6RL2PN7335AXOUWVDHKTP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7/06/2025</text:p>
          </table:table-cell>
          <table:table-cell office:value-type="string" calcext:value-type="string">
            <text:p>USDCIPO </text:p>
          </table:table-cell>
          <table:table-cell office:value-type="string" calcext:value-type="string">
            <text:p>GBFIFZ7XPDNPZSJ523F23XINA7MTDR3WXL6XO3G4MY33GKH6IIQYHA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6/2025</text:p>
          </table:table-cell>
          <table:table-cell office:value-type="string" calcext:value-type="string">
            <text:p>INTERLUNAR </text:p>
          </table:table-cell>
          <table:table-cell office:value-type="string" calcext:value-type="string">
            <text:p>GDCZLHBK26A5MO722AOMV5NCPQJJGRSXZVGY2PNAPJWLRYTNM2SUFVF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8/06/2025</text:p>
          </table:table-cell>
          <table:table-cell office:value-type="string" calcext:value-type="string">
            <text:p>VEXARA </text:p>
          </table:table-cell>
          <table:table-cell office:value-type="string" calcext:value-type="string">
            <text:p>GCDH2TXO4ZGS2MDRSJMQUHNRZGHPNYBLUVGDBEP64WE4IHOHDREY5IT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5</text:p>
          </table:table-cell>
          <table:table-cell office:value-type="string" calcext:value-type="string">
            <text:p>THETRINARY </text:p>
          </table:table-cell>
          <table:table-cell office:value-type="string" calcext:value-type="string">
            <text:p>GBJ7RT55MCJ3HXXPBTGUA6C4LSTKIAUVORNMHSEQA5IOKA52BQIW7ZY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9/06/2025</text:p>
          </table:table-cell>
          <table:table-cell office:value-type="string" calcext:value-type="string">
            <text:p>EIDOLITE </text:p>
          </table:table-cell>
          <table:table-cell office:value-type="string" calcext:value-type="string">
            <text:p>GBQ2J3GTMJWG47AAE6R5NKFG3CTF7UFZQGVKFFXBRGGPUJ7YSDFK4K3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6/2025</text:p>
          </table:table-cell>
          <table:table-cell office:value-type="string" calcext:value-type="string">
            <text:p>AEONLOOM </text:p>
          </table:table-cell>
          <table:table-cell office:value-type="string" calcext:value-type="string">
            <text:p>GB4JIWOYELBZ4S5WGU3CI2M5PZYELINVFHXP3S3YJLY2ENSB46NIYU3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0/06/2025</text:p>
          </table:table-cell>
          <table:table-cell office:value-type="string" calcext:value-type="string">
            <text:p>EMPATHIC </text:p>
          </table:table-cell>
          <table:table-cell office:value-type="string" calcext:value-type="string">
            <text:p>GBU5QNUJHTX5ZTRV3QGEBXKBS7HAZ4NMZJIL2X7NGFGQ2ITNNWH2MKI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5</text:p>
          </table:table-cell>
          <table:table-cell office:value-type="string" calcext:value-type="string">
            <text:p>EY </text:p>
          </table:table-cell>
          <table:table-cell office:value-type="string" calcext:value-type="string">
            <text:p>GBNZ6FLSAGDMLCHCWATSLGEGC52LVLVHZRPIFXZTR565TXFYU7PQ5O7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1/06/2025</text:p>
          </table:table-cell>
          <table:table-cell office:value-type="string" calcext:value-type="string">
            <text:p>FIFA </text:p>
          </table:table-cell>
          <table:table-cell office:value-type="string" calcext:value-type="string">
            <text:p>GC3LFIQ5UD54SNBPDYMTFKCZPQPHNVPQJI732Z233QTNYXYXURR7DBL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5</text:p>
          </table:table-cell>
          <table:table-cell office:value-type="string" calcext:value-type="string">
            <text:p>LEASE </text:p>
          </table:table-cell>
          <table:table-cell office:value-type="string" calcext:value-type="string">
            <text:p>GAHGQKPY4R7RRYQNJAZQKNERTPP4UID4O4LEMERJ5ZBIVY5R6R53PJJ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/06/2025</text:p>
          </table:table-cell>
          <table:table-cell office:value-type="string" calcext:value-type="string">
            <text:p>CRYPHERA </text:p>
          </table:table-cell>
          <table:table-cell office:value-type="string" calcext:value-type="string">
            <text:p>GD2MHCXWMUNVI6ZSMWOXRUBAPWCJBUNVQTMBTVWUSK52FR2YUQBLSF2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5</text:p>
          </table:table-cell>
          <table:table-cell office:value-type="string" calcext:value-type="string">
            <text:p>EUBANKS </text:p>
          </table:table-cell>
          <table:table-cell office:value-type="string" calcext:value-type="string">
            <text:p>GA7LXYSMJBHC5AA2BYUT6G5AX7NFQYAADCVGL32GIWVLDQCRXHBSXGG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3/06/2025</text:p>
          </table:table-cell>
          <table:table-cell office:value-type="string" calcext:value-type="string">
            <text:p>USTRADE </text:p>
          </table:table-cell>
          <table:table-cell office:value-type="string" calcext:value-type="string">
            <text:p>GBFXTRFCPASZUE2TKKTE6TWZJDJMQWKVCBRZMEYZPDFSRXNCGCWOADH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5</text:p>
          </table:table-cell>
          <table:table-cell office:value-type="string" calcext:value-type="string">
            <text:p>HELIX </text:p>
          </table:table-cell>
          <table:table-cell office:value-type="string" calcext:value-type="string">
            <text:p>GCU335AGHI5P5IP4GV5TCG33WUJIGRIDUBTX67R54BYGRUCYKESVS5G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4/06/2025</text:p>
          </table:table-cell>
          <table:table-cell office:value-type="string" calcext:value-type="string">
            <text:p>TETHERIPO </text:p>
          </table:table-cell>
          <table:table-cell office:value-type="string" calcext:value-type="string">
            <text:p>GBWWNGUTYSVJXHQPACKGEQGPJZC42KD7SZAM3DZ7BTTNC47GF3G3HP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6/2025</text:p>
          </table:table-cell>
          <table:table-cell office:value-type="string" calcext:value-type="string">
            <text:p>LIEN </text:p>
          </table:table-cell>
          <table:table-cell office:value-type="string" calcext:value-type="string">
            <text:p>GA3YYYCMWBMOXFHDJ22N3NN5OCBEFIIEOKTIWNA6444MFO73Q237UQJ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5/06/2025</text:p>
          </table:table-cell>
          <table:table-cell office:value-type="string" calcext:value-type="string">
            <text:p>NEXUVIA </text:p>
          </table:table-cell>
          <table:table-cell office:value-type="string" calcext:value-type="string">
            <text:p>GB3RBXBCLUV3OUCII6TPDYXHC5CO5YSS2R5IALBQHYCPGFWWJSNCDRG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5</text:p>
          </table:table-cell>
          <table:table-cell office:value-type="string" calcext:value-type="string">
            <text:p>OILMIRROR </text:p>
          </table:table-cell>
          <table:table-cell office:value-type="string" calcext:value-type="string">
            <text:p>GCCC7IVBTWQUBVFDGEWYCUR3LC2M5RJQHJHXTF7QC36IZWEKYPZRNEA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/06/2025</text:p>
          </table:table-cell>
          <table:table-cell office:value-type="string" calcext:value-type="string">
            <text:p>FIA1 </text:p>
          </table:table-cell>
          <table:table-cell office:value-type="string" calcext:value-type="string">
            <text:p>GBINL3OHVCHNMUHZHO346U6AT4ZO7XSNQPXTZ5QGASW42PX2D5PR3KO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6/2025</text:p>
          </table:table-cell>
          <table:table-cell office:value-type="string" calcext:value-type="string">
            <text:p>CARE </text:p>
          </table:table-cell>
          <table:table-cell office:value-type="string" calcext:value-type="string">
            <text:p>GD6PBQZGESGH3LWPBBLNZ3WX6WGSTGAUPZE5PBQR4XTULB7IXL6QQP2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7/06/2025</text:p>
          </table:table-cell>
          <table:table-cell office:value-type="string" calcext:value-type="string">
            <text:p>LOVE </text:p>
          </table:table-cell>
          <table:table-cell office:value-type="string" calcext:value-type="string">
            <text:p>GB4464ZXMOTHSIKUCIVCHXWT6UJARJBCHW5CSM2AEHCTQFF433BJ6HB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5</text:p>
          </table:table-cell>
          <table:table-cell office:value-type="string" calcext:value-type="string">
            <text:p>POLYMARKET </text:p>
          </table:table-cell>
          <table:table-cell office:value-type="string" calcext:value-type="string">
            <text:p>GBW5PPNHLEESVB3BVUSTYPMKVIOU5RLGJD7H5VXEFCKSP5J56HTWB6X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8/06/2025</text:p>
          </table:table-cell>
          <table:table-cell office:value-type="string" calcext:value-type="string">
            <text:p>RUTRADE </text:p>
          </table:table-cell>
          <table:table-cell office:value-type="string" calcext:value-type="string">
            <text:p>GA63OI36633KQPR7FVKSFIY4KDSBZUVHMU3WI4CQJPR7HTVUZDASDVJ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5</text:p>
          </table:table-cell>
          <table:table-cell office:value-type="string" calcext:value-type="string">
            <text:p>CREDIT </text:p>
          </table:table-cell>
          <table:table-cell office:value-type="string" calcext:value-type="string">
            <text:p>GCUAC2IOSB3S3NJES6STA5IQWNKMEOSHPGPWNND5QERXKSMAB5HEXLR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9/06/2025</text:p>
          </table:table-cell>
          <table:table-cell office:value-type="string" calcext:value-type="string">
            <text:p>SYNTALUX </text:p>
          </table:table-cell>
          <table:table-cell office:value-type="string" calcext:value-type="string">
            <text:p>GC7AWA5DGIZUIJVGPFX3ZSHLUGQ4JOU57OXAZWGPJQS5CRUM7OULI2I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6/2025</text:p>
          </table:table-cell>
          <table:table-cell office:value-type="string" calcext:value-type="string">
            <text:p>NonBeing </text:p>
          </table:table-cell>
          <table:table-cell office:value-type="string" calcext:value-type="string">
            <text:p>GBJT76IMF5ZUML37ITMTHAAI2UJMJEJG6ZJ2QEWV7F55PG3YKCEZU5E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0/06/2025</text:p>
          </table:table-cell>
          <table:table-cell office:value-type="string" calcext:value-type="string">
            <text:p>STELLARIPO </text:p>
          </table:table-cell>
          <table:table-cell office:value-type="string" calcext:value-type="string">
            <text:p>GCU6Q3JJ7H75MF7PK6LS2PKGOZOU7ATQMZMVAIFMQ6KOCDUZO6R2LS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6/2025</text:p>
          </table:table-cell>
          <table:table-cell office:value-type="string" calcext:value-type="string">
            <text:p>TRUTHSEEK </text:p>
          </table:table-cell>
          <table:table-cell office:value-type="string" calcext:value-type="string">
            <text:p>GAYU55V2D72NKLL23Y4UGUBROUZBAWEVYDRUMLBE6PKHPEE2YGGI37F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/06/2025</text:p>
          </table:table-cell>
          <table:table-cell office:value-type="string" calcext:value-type="string">
            <text:p>WOUNDS </text:p>
          </table:table-cell>
          <table:table-cell office:value-type="string" calcext:value-type="string">
            <text:p>GASPUONRJSR6N4K6N7Y3WWC5PUK6ZKLQ2BNZSFNE3TTBKUDRLDGKQHP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6/2025</text:p>
          </table:table-cell>
          <table:table-cell office:value-type="string" calcext:value-type="string">
            <text:p>AUREON </text:p>
          </table:table-cell>
          <table:table-cell office:value-type="string" calcext:value-type="string">
            <text:p>GDB5SGLVV242ETGWKOWZ3YP75CTT7FVPYXE5IRFFQ6J3EIL55XPISZO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2/06/2025</text:p>
          </table:table-cell>
          <table:table-cell office:value-type="string" calcext:value-type="string">
            <text:p>INFRANET </text:p>
          </table:table-cell>
          <table:table-cell office:value-type="string" calcext:value-type="string">
            <text:p>GDIKYVQAYGYJADY5EZUELJLAVO7XMYFRJA5CLOJ4TKJWH2M353EJVIV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5</text:p>
          </table:table-cell>
          <table:table-cell office:value-type="string" calcext:value-type="string">
            <text:p>CNBANKS </text:p>
          </table:table-cell>
          <table:table-cell office:value-type="string" calcext:value-type="string">
            <text:p>GAVK3T3Q4A5LG6V2DCJCVCUP3UENMV3SYOFDIZCTAKND6QFBNVH2FPG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3/06/2025</text:p>
          </table:table-cell>
          <table:table-cell office:value-type="string" calcext:value-type="string">
            <text:p>HELIOSPAN </text:p>
          </table:table-cell>
          <table:table-cell office:value-type="string" calcext:value-type="string">
            <text:p>GB2QQURF4QEHLAREZRWJZDUHAEGBSN2HT7COSSVSJCRX7XANQVEMEYM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6/2025</text:p>
          </table:table-cell>
          <table:table-cell office:value-type="string" calcext:value-type="string">
            <text:p>EARTH </text:p>
          </table:table-cell>
          <table:table-cell office:value-type="string" calcext:value-type="string">
            <text:p>GDLPWNY2SOBAKBCE267PNBJT6FYNTLGZAY5NSQFROQHM7JEW4WKD7IWI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/06/2025</text:p>
          </table:table-cell>
          <table:table-cell office:value-type="string" calcext:value-type="string">
            <text:p>TOUCH </text:p>
          </table:table-cell>
          <table:table-cell office:value-type="string" calcext:value-type="string">
            <text:p>GDC3GF4GNWDYQSX55HUPZPHRG7GIGUA7JFMKROUWMOPZCELBPK7S4GH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5</text:p>
          </table:table-cell>
          <table:table-cell office:value-type="string" calcext:value-type="string">
            <text:p>USSOLAR </text:p>
          </table:table-cell>
          <table:table-cell office:value-type="string" calcext:value-type="string">
            <text:p>GA4SSMZGL5CF6CAJCXWZYUAUL3FQPIJRPDCLG4YBVQKZAYG2B7ROMIG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5/06/2025</text:p>
          </table:table-cell>
          <table:table-cell office:value-type="string" calcext:value-type="string">
            <text:p>XRPIPO </text:p>
          </table:table-cell>
          <table:table-cell office:value-type="string" calcext:value-type="string">
            <text:p>GBQVBWLPIRGB4OHHKWNEEJMPHYDCVM5YBPXBUB5WDSRELKHQBRVL7AE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6/2025</text:p>
          </table:table-cell>
          <table:table-cell office:value-type="string" calcext:value-type="string">
            <text:p>ORIGINUM </text:p>
          </table:table-cell>
          <table:table-cell office:value-type="string" calcext:value-type="string">
            <text:p>GAQGAQ7RGAX232J6FAQWEY2O4ACEJ664BKCEHSCPP3OI3ONWHJEFUM3J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6/06/2025</text:p>
          </table:table-cell>
          <table:table-cell office:value-type="string" calcext:value-type="string">
            <text:p>VERMILLION </text:p>
          </table:table-cell>
          <table:table-cell office:value-type="string" calcext:value-type="string">
            <text:p>GAC5GJES5J5OMUFX6NI7EG27RJ557CY7XEJTZSTABE4TZ63Y46ILDSS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5</text:p>
          </table:table-cell>
          <table:table-cell office:value-type="string" calcext:value-type="string">
            <text:p>ZeroTongue </text:p>
          </table:table-cell>
          <table:table-cell office:value-type="string" calcext:value-type="string">
            <text:p>GCQWJG4I57DXGNOUSTJV3SRBJHX6UYWMZT2OND275PJRGDJMJNZSCNY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7/06/2025</text:p>
          </table:table-cell>
          <table:table-cell office:value-type="string" calcext:value-type="string">
            <text:p>EUDIGI </text:p>
          </table:table-cell>
          <table:table-cell office:value-type="string" calcext:value-type="string">
            <text:p>GAFVJEPK7DJXHIBWB7OPDZCSMBYOCWIZFZGCKRC5B4DJIWPSJGDWMU2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5</text:p>
          </table:table-cell>
          <table:table-cell office:value-type="string" calcext:value-type="string">
            <text:p>INSURA </text:p>
          </table:table-cell>
          <table:table-cell office:value-type="string" calcext:value-type="string">
            <text:p>GBT5UPFISSRKJ3HLNURISPGEXSA2PQTLDW5L6LJNKU553NHM3ITDMLS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8/06/2025</text:p>
          </table:table-cell>
          <table:table-cell office:value-type="string" calcext:value-type="string">
            <text:p>ETHIPO </text:p>
          </table:table-cell>
          <table:table-cell office:value-type="string" calcext:value-type="string">
            <text:p>GD2GDI4VYFSQWXUAD5AISWD6E2IHMHQGVCSYYJOMA6UAAFNCDLOWWPJQ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5</text:p>
          </table:table-cell>
          <table:table-cell office:value-type="string" calcext:value-type="string">
            <text:p>GHOSTVAULT </text:p>
          </table:table-cell>
          <table:table-cell office:value-type="string" calcext:value-type="string">
            <text:p>GDDVN4YGHFQNUFXLQTY3AG7OIFFV64464XFXUNV4KCZBJWRUQIXELI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9/06/2025</text:p>
          </table:table-cell>
          <table:table-cell office:value-type="string" calcext:value-type="string">
            <text:p>PRAEDOX </text:p>
          </table:table-cell>
          <table:table-cell office:value-type="string" calcext:value-type="string">
            <text:p>GDPPSVYRKIF7IVNZKTO6WRI3J23ZO7EZHFX3LY3XI5ELQ7SZ5I5246L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6/2025</text:p>
          </table:table-cell>
          <table:table-cell office:value-type="string" calcext:value-type="string">
            <text:p>USINFRA </text:p>
          </table:table-cell>
          <table:table-cell office:value-type="string" calcext:value-type="string">
            <text:p>GAN437OENEPD4OVAUSVALAO5F5TDVZ4NC2XREIUJTAKJKSCVMIWTCU2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/06/2025</text:p>
          </table:table-cell>
          <table:table-cell office:value-type="string" calcext:value-type="string">
            <text:p>REALOS </text:p>
          </table:table-cell>
          <table:table-cell office:value-type="string" calcext:value-type="string">
            <text:p>GDSJNGGJIF2X56HKAS3CQKLDRDKRCI7KIQSXO5UZSN5HW275SDMO3S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7/2025</text:p>
          </table:table-cell>
          <table:table-cell office:value-type="string" calcext:value-type="string">
            <text:p>XLMCORE </text:p>
          </table:table-cell>
          <table:table-cell office:value-type="string" calcext:value-type="string">
            <text:p>GDDFDWE27FCIN6NJOMERQVAQUFXVS5HACSGOEIJR7473FHCSI4E6L7Z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1/07/2025</text:p>
          </table:table-cell>
          <table:table-cell office:value-type="string" calcext:value-type="string">
            <text:p>EUTRADE </text:p>
          </table:table-cell>
          <table:table-cell office:value-type="string" calcext:value-type="string">
            <text:p>GA7PBKQJ4LHP7DAVMSMV24YPH5U6Q3PHPDY6NPMQRHTEBCRVEEDGXKJ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5</text:p>
          </table:table-cell>
          <table:table-cell office:value-type="string" calcext:value-type="string">
            <text:p>GROKAI </text:p>
          </table:table-cell>
          <table:table-cell office:value-type="string" calcext:value-type="string">
            <text:p>GDIDAYCKVRERECLXTBLES4VLIB3JEKBTLLE2BU45RTBJ5CJ66AURBA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2/07/2025</text:p>
          </table:table-cell>
          <table:table-cell office:value-type="string" calcext:value-type="string">
            <text:p>IPOSOL </text:p>
          </table:table-cell>
          <table:table-cell office:value-type="string" calcext:value-type="string">
            <text:p>GBHROZXXJHRPNRC6XQWF3ICTKSPMYKYEISA7JBW3U3CGP2YIGVGYDJ6W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3T09:50:10.941744486</dc:date>
    <meta:editing-duration>PT2M19S</meta:editing-duration>
    <meta:editing-cycles>1</meta:editing-cycles>
    <meta:document-statistic meta:table-count="1" meta:cell-count="4388" meta:object-count="0"/>
    <meta:generator>LibreOffice/25.2.3.2$Linux_X86_64 LibreOffice_project/520$Build-2</meta:generator>
  </office:meta>
</office:document-meta>
</file>